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Default_5f_1">
      <style:graphic-properties draw:stroke="none" svg:stroke-width="0.044cm" draw:stroke-linejoin="miter" draw:fill="solid" draw:fill-color="#ffffff"/>
    </style:style>
    <style:style style:name="gr5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1.436cm"/>
    </style:style>
    <style:style style:name="pr7" style:family="presentation" style:parent-style-name="Default-subtitle">
      <style:graphic-properties draw:fill-color="#ffffff" draw:textarea-vertical-align="top" fo:min-height="13.2cm"/>
    </style:style>
    <style:style style:name="pr8" style:family="presentation" style:parent-style-name="Default-title">
      <style:graphic-properties fo:min-height="1.406cm"/>
    </style:style>
    <style:style style:name="pr9" style:family="presentation" style:parent-style-name="Default-subtitle">
      <style:graphic-properties draw:fill-color="#ffffff" draw:textarea-vertical-align="top" fo:min-height="13cm"/>
    </style:style>
    <style:style style:name="pr10" style:family="presentation" style:parent-style-name="Default-title">
      <style:graphic-properties fo:min-height="1.836cm"/>
    </style:style>
    <style:style style:name="pr11" style:family="presentation" style:parent-style-name="Default-subtitle">
      <style:graphic-properties draw:fill-color="#ffffff" draw:textarea-vertical-align="top" fo:min-height="14.6cm"/>
    </style:style>
    <style:style style:name="pr12" style:family="presentation" style:parent-style-name="Default-title">
      <style:graphic-properties draw:textarea-vertical-align="top" fo:min-height="14.574cm"/>
    </style:style>
    <style:style style:name="pr13" style:family="presentation" style:parent-style-name="Default-notes">
      <style:graphic-properties draw:fill-color="#ffffff" draw:auto-grow-height="true" fo:min-height="13.364cm"/>
    </style:style>
    <style:style style:name="pr14" style:family="presentation" style:parent-style-name="Default-title">
      <style:graphic-properties fo:min-height="1.738cm"/>
    </style:style>
    <style:style style:name="pr15" style:family="presentation" style:parent-style-name="Default-subtitle">
      <style:graphic-properties draw:fill-color="#ffffff" draw:textarea-vertical-align="top" fo:min-height="12.592cm"/>
    </style:style>
    <style:style style:name="pr16" style:family="presentation" style:parent-style-name="Default-subtitle">
      <style:graphic-properties draw:fill-color="#ffffff" draw:textarea-vertical-align="top" fo:min-height="14.482cm"/>
    </style:style>
    <style:style style:name="pr17" style:family="presentation" style:parent-style-name="Default-title">
      <style:graphic-properties fo:min-height="2.629cm"/>
    </style:style>
    <style:style style:name="pr18" style:family="presentation" style:parent-style-name="Default-title">
      <style:graphic-properties fo:min-height="9.99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beration Serif1"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1" fo:font-size="36pt"/>
    </style:style>
    <style:style style:name="T14" style:family="text">
      <style:text-properties fo:color="#cf3834" style:font-name="Liberation Serif1" fo:font-size="36pt"/>
    </style:style>
    <style:style style:name="T15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DEFINITE INTEGRATION</text:span><text:span text:style-name="T1"><text:line-break/></text:span><text:span text:style-name="T1"><text:line-break/></text:span><text:span text:style-name="T1">Part – 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4" draw:layer="layout" svg:width="25.199cm" svg:height="1.6cm" svg:x="1.4cm" svg:y="0.337cm" presentation:class="title" presentation:user-transformed="true">
          <draw:text-box>
            <text:p xml:id="id2" text:id="id2"><text:span text:style-name="T2">Fundamental theorem of Integral Calculus</text:span></text:p>
          </draw:text-box>
        </draw:frame>
        <draw:frame presentation:style-name="pr5" draw:text-style-name="P6" draw:layer="layout" svg:width="25.8cm" svg:height="13cm" svg:x="1.4cm" svg:y="2.2cm" presentation:class="outline" presentation:user-transformed="true">
          <draw:text-box>
            <text:list text:style-name="L2">
              <text:list-header>
                <text:p text:style-name="P5"><text:span text:style-name="T3"><text:s text:c="30"/></text:span></text:p>
                <text:p text:style-name="P5"><text:span text:style-name="T4"><text:s text:c="2"/></text:span></text:p>
              </text:list-header>
            </text:list>
          </draw:text-box>
        </draw:frame>
        <draw:g xml:id="id3" draw:id="id3">
          <svg:title>TexMaths</svg:title>
          <svg:desc>28§display§\text {If }f \text { is a continuous function on the closed interval } [a, b]§svg§600§FALSE§</svg:desc>
          <draw:polygon draw:style-name="gr2" draw:text-style-name="P7" draw:layer="layout" svg:width="23.721cm" svg:height="0.886cm" svg:x="2.703cm" svg:y="2.655cm" svg:viewBox="0 0 23722 887" draw:points="11862,887 0,887 0,0 23722,0 23722,887">
            <text:p/>
          </draw:polygon>
          <draw:path draw:style-name="gr3" draw:text-style-name="P8" draw:layer="layout" svg:width="0.301cm" svg:height="0.674cm" svg:x="2.681cm" svg:y="2.671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9cm" svg:height="0.696cm" svg:x="3.042cm" svg:y="2.6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3.691cm" svg:y="2.65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12cm" svg:height="0.66cm" svg:x="4.587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4.86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5.584cm" svg:y="2.90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6.397cm" svg:y="2.9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6.829cm" svg:y="2.9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324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7.83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8.227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5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9.02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9.562cm" svg:y="2.9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0.057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24cm" svg:height="0.454cm" svg:x="10.606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9cm" svg:height="0.696cm" svg:x="11.322cm" svg:y="2.65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11.62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96cm" svg:height="0.436cm" svg:x="12.167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12.716cm" svg:y="2.9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13.139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535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13.804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36cm" svg:x="14.299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15.17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36cm" svg:x="15.665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6.528cm" svg:y="2.7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6.924cm" svg:y="2.662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466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8.239cm" svg:y="2.9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221cm" svg:height="0.685cm" svg:x="18.674cm" svg:y="2.6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8.942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9.44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9.823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0.266cm" svg:y="2.662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12cm" svg:height="0.66cm" svg:x="21.14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1.413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21.919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22.311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2.748cm" svg:y="2.9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3.124cm" svg:y="2.9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3.612cm" svg:y="2.9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4.094cm" svg:y="2.662cm" svg:viewBox="0 0 222 686" svg:d="M143 0l-143 11v32c69 0 78 6 78 53v514c0 44-11 44-78 44v32c34-3 85-3 110-3 24 0 74 0 112 3v-32c-67 0-79 0-79-44z">
            <text:p/>
          </draw:path>
          <draw:polygon draw:style-name="gr3" draw:text-style-name="P8" draw:layer="layout" svg:width="0.136cm" svg:height="0.985cm" svg:x="24.779cm" svg:y="2.606cm" svg:viewBox="0 0 137 986" draw:points="137,986 137,948 40,948 40,40 137,40 137,0 0,0 0,986">
            <text:p/>
          </draw:polygon>
          <draw:path draw:style-name="gr3" draw:text-style-name="P8" draw:layer="layout" svg:width="0.451cm" svg:height="0.447cm" svg:x="24.977cm" svg:y="2.909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115cm" svg:height="0.295cm" svg:x="25.541cm" svg:y="3.2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64cm" svg:height="0.696cm" svg:x="25.94cm" svg:y="2.662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olygon draw:style-name="gr3" draw:text-style-name="P8" draw:layer="layout" svg:width="0.136cm" svg:height="0.985cm" svg:x="26.338cm" svg:y="2.606cm" svg:viewBox="0 0 137 986" draw:points="137,0 0,0 0,40 96,40 96,948 0,948 0,986 137,986">
            <text:p/>
          </draw:polygon>
        </draw:g>
        <draw:g xml:id="id4" draw:id="id4">
          <svg:title>TexMaths</svg:title>
          <svg:desc>28§display§\text {and } \int f(x)\ dx = F(x) + c  \text { then }§svg§600§FALSE§</svg:desc>
          <draw:polygon draw:style-name="gr2" draw:text-style-name="P7" draw:layer="layout" svg:width="13.706cm" svg:height="2.09cm" svg:x="2.795cm" svg:y="4.156cm" svg:viewBox="0 0 13707 2091" draw:points="6854,2091 0,2091 0,0 13707,0 13707,2091">
            <text:p/>
          </draw:polygon>
          <draw:path draw:style-name="gr3" draw:text-style-name="P8" draw:layer="layout" svg:width="0.445cm" svg:height="0.454cm" svg:x="2.786cm" svg:y="5.0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3.27cm" svg:y="5.01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3.819cm" svg:y="4.764cm" svg:viewBox="0 0 488 697" svg:d="M343 632v65l145-11v-31c-69 0-78-7-78-54v-601l-141 11v32c69 0 76 6 76 53v213c-29-33-72-60-125-60-117 0-220 96-220 224 0 125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8" draw:layer="layout" svg:width="0.875cm" svg:height="2.189cm" svg:x="4.878cm" svg:y="4.10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92cm" svg:height="0.898cm" svg:x="6.023cm" svg:y="4.75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7 47-3 56-39 56-54 0-23-18-34-38-34-25 0-54 23-54 58 0 45 43 70 83 70 56 0 94-58 112-97 31-62 56-181 56-188z">
            <text:p/>
          </draw:path>
          <draw:path draw:style-name="gr3" draw:text-style-name="P8" draw:layer="layout" svg:width="0.23cm" svg:height="0.985cm" svg:x="6.657cm" svg:y="4.70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6.97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8" draw:layer="layout" svg:width="0.23cm" svg:height="0.985cm" svg:x="7.56cm" svg:y="4.70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8.254cm" svg:y="4.764cm" svg:viewBox="0 0 470 697" svg:d="M470 11c0-2 0-11-13-11s-108 9-125 11c-7 0-14 5-14 18 0 14 9 14 25 14 47 0 49 6 49 15l-4 20-59 234c-18-36-47-63-92-63-114 0-237 146-237 289 0 94 54 159 132 159 20 0 70-4 128-74 9 41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8.756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655cm" svg:height="0.232cm" svg:x="9.618cm" svg:y="5.0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671cm" svg:x="10.64cm" svg:y="4.777cm" svg:viewBox="0 0 701 672" svg:d="M262 350h96c74 0 81 18 81 45 0 6 0 20-7 49-2 4-2 9-2 11 0 7 5 11 11 11 9 0 9-2 16-20l54-215c2-11 2-14 2-16s-2-11-11-11-11 4-16 20c-20 79-42 97-128 97h-89l65-252c9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6-7-9-7-9-2-2-5-2-27-2s-27 0-52-2c-29-2-31-7-31-20 0-3 0-7 2-23z">
            <text:p/>
          </draw:path>
          <draw:path draw:style-name="gr3" draw:text-style-name="P8" draw:layer="layout" svg:width="0.23cm" svg:height="0.985cm" svg:x="11.468cm" svg:y="4.70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11.782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23cm" svg:height="0.985cm" svg:x="12.373cm" svg:y="4.70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658cm" svg:x="12.974cm" svg:y="4.87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3.941cm" svg:y="5.01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308cm" svg:height="0.618cm" svg:x="14.674cm" svg:y="4.842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15.07cm" svg:y="4.764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5.612cm" svg:y="5.00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96cm" svg:height="0.436cm" svg:x="16.054cm" svg:y="5.01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</draw:g>
        <draw:g xml:id="id6" draw:id="id6">
          <svg:title>TexMaths</svg:title>
          <svg:desc>28§display§\text {where }a \text { is called the lower limit and } b  \text { is called the} §svg§600§FALSE§</svg:desc>
          <draw:polygon draw:style-name="gr2" draw:text-style-name="P7" draw:layer="layout" svg:width="21.772cm" svg:height="0.597cm" svg:x="2.924cm" svg:y="9.456cm" svg:viewBox="0 0 21773 598" draw:points="10887,598 0,598 0,0 21773,0 21773,598">
            <text:p/>
          </draw:polygon>
          <draw:path draw:style-name="gr3" draw:text-style-name="P8" draw:layer="layout" svg:width="0.675cm" svg:height="0.436cm" svg:x="2.893cm" svg:y="9.66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8" draw:layer="layout" svg:width="0.496cm" svg:height="0.685cm" svg:x="3.617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161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598cm" svg:y="9.65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4.983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447cm" svg:x="5.76cm" svg:y="9.656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4-173 56-217 30-59 74-95 115-95 65 0 78 81 78 88 0 4-2 11-4 16z">
            <text:p/>
          </draw:path>
          <draw:path draw:style-name="gr3" draw:text-style-name="P8" draw:layer="layout" svg:width="0.212cm" svg:height="0.66cm" svg:x="6.603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876cm" svg:y="9.649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7.593cm" svg:y="9.64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8.038cm" svg:y="9.649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8.52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21cm" svg:height="0.685cm" svg:x="8.793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382cm" svg:height="0.454cm" svg:x="9.062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506cm" svg:y="9.40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8cm" svg:x="10.366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10.76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304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21cm" svg:height="0.685cm" svg:x="12.075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12.344cm" svg:y="9.64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675cm" svg:height="0.436cm" svg:x="12.799cm" svg:y="9.66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18 18 13 0 18-9 20-18z">
            <text:p/>
          </draw:path>
          <draw:path draw:style-name="gr3" draw:text-style-name="P8" draw:layer="layout" svg:width="0.382cm" svg:height="0.454cm" svg:x="13.491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3.928cm" svg:y="9.65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21cm" svg:height="0.685cm" svg:x="14.647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12cm" svg:height="0.66cm" svg:x="14.92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193cm" svg:y="9.65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6.013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16.273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45cm" svg:height="0.454cm" svg:x="17.005cm" svg:y="9.64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7.489cm" svg:y="9.65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18.038cm" svg:y="9.40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64cm" svg:height="0.696cm" svg:x="18.925cm" svg:y="9.407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212cm" svg:height="0.66cm" svg:x="19.662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9.935cm" svg:y="9.649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0.652cm" svg:y="9.64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1.098cm" svg:y="9.64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21.58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21cm" svg:height="0.685cm" svg:x="21.853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382cm" svg:height="0.454cm" svg:x="22.122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565cm" svg:y="9.40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08cm" svg:height="0.618cm" svg:x="23.425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23.822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4.364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5" draw:id="id5">
          <svg:title>TexMaths</svg:title>
          <svg:desc>28§display§\int_{a}^{b} f(x)\ dx = \left[\ F(x)\ \right]_a^b = F(b) - F(a)§svg§600§FALSE§</svg:desc>
          <draw:polygon draw:style-name="gr2" draw:text-style-name="P7" draw:layer="layout" svg:width="16.282cm" svg:height="2.381cm" svg:x="2.786cm" svg:y="6.359cm" svg:viewBox="0 0 16283 2382" draw:points="8140,2382 0,2382 0,0 16283,0 16283,2382">
            <text:p/>
          </draw:polygon>
          <draw:path draw:style-name="gr3" draw:text-style-name="P8" draw:layer="layout" svg:width="0.875cm" svg:height="2.189cm" svg:x="2.793cm" svg:y="6.545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3.767cm" svg:y="6.31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3.326cm" svg:y="8.4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92cm" svg:height="0.898cm" svg:x="4.332cm" svg:y="7.19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4.966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5.279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5.868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6.563cm" svg:y="7.202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7.064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7.927cm" svg:y="7.525cm" svg:viewBox="0 0 656 233" svg:d="M623 40c15 0 33 0 33-20s-18-20-31-20h-591c-16 0-34 0-34 20s18 20 34 20zM625 233c13 0 31 0 31-20s-18-20-33-20h-589c-16 0-34 0-34 20s18 20 34 20z">
            <text:p/>
          </draw:path>
          <draw:polygon draw:style-name="gr3" draw:text-style-name="P8" draw:layer="layout" svg:width="0.136cm" svg:height="0.985cm" svg:x="9.027cm" svg:y="7.146cm" svg:viewBox="0 0 137 986" draw:points="137,986 137,948 40,948 40,40 137,40 137,0 0,0 0,986">
            <text:p/>
          </draw:polygon>
          <draw:path draw:style-name="gr3" draw:text-style-name="P8" draw:layer="layout" svg:width="0.7cm" svg:height="0.671cm" svg:x="9.549cm" svg:y="7.215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0.38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0.693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1.282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1.959cm" svg:y="7.146cm" svg:viewBox="0 0 137 986" draw:points="137,0 0,0 0,40 96,40 96,948 0,948 0,986 137,986">
            <text:p/>
          </draw:polygon>
          <draw:path draw:style-name="gr3" draw:text-style-name="P8" draw:layer="layout" svg:width="0.281cm" svg:height="0.488cm" svg:x="12.257cm" svg:y="6.911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12.252cm" svg:y="7.877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655cm" svg:height="0.232cm" svg:x="13.016cm" svg:y="7.5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671cm" svg:x="14.035cm" svg:y="7.215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4.866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364cm" svg:height="0.696cm" svg:x="15.198cm" svg:y="7.202cm" svg:viewBox="0 0 365 697" svg:d="M190 11c0-2 0-11-13-11-22 0-94 9-121 9-7 2-18 2-18 20 0 14 9 14 22 14 50 0 50 6 50 15 0 7-7 41-14 61l-80 323c-12 49-16 65-16 100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23cm" svg:height="0.985cm" svg:x="15.63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042cm" svg:x="16.257cm" svg:y="7.619cm" svg:viewBox="0 0 603 43" svg:d="M569 43c16 0 34 0 34-23 0-20-18-20-34-20h-535c-16 0-34 0-34 20 0 23 18 23 34 23z">
            <text:p/>
          </draw:path>
          <draw:path draw:style-name="gr3" draw:text-style-name="P8" draw:layer="layout" svg:width="0.7cm" svg:height="0.671cm" svg:x="17.196cm" svg:y="7.215cm" svg:viewBox="0 0 701 672" svg:d="M262 350h96c74 0 81 18 81 44 0 7 0 21-7 50-2 4-2 9-2 11 0 7 5 11 11 11 9 0 9-2 16-20l54-215c2-11 2-14 2-16s-2-11-11-11c-11 0-11 4-16 22-20 77-42 94-128 94h-89l65-251c9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8.025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51cm" svg:height="0.447cm" svg:x="18.35cm" svg:y="7.451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2-173 56-217 30-59 74-95 115-95 65 0 78 81 78 88 0 4-2 11-4 16z">
            <text:p/>
          </draw:path>
          <draw:path draw:style-name="gr3" draw:text-style-name="P8" draw:layer="layout" svg:width="0.23cm" svg:height="0.985cm" svg:x="18.887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" draw:id="id7">
          <svg:title>TexMaths</svg:title>
          <svg:desc>28§display§\text {upper limit of integration.}§svg§600§FALSE§</svg:desc>
          <draw:polygon draw:style-name="gr2" draw:text-style-name="P7" draw:layer="layout" svg:width="11.057cm" svg:height="0.8cm" svg:x="2.913cm" svg:y="10.958cm" svg:viewBox="0 0 11058 801" draw:points="5530,801 0,801 0,0 11058,0 11058,801">
            <text:p/>
          </draw:polygon>
          <draw:path draw:style-name="gr3" draw:text-style-name="P8" draw:layer="layout" svg:width="0.496cm" svg:height="0.448cm" svg:x="2.895cm" svg:y="11.169cm" svg:viewBox="0 0 497 449" svg:d="M354 359v90l143-11v-32c-69 0-76-7-76-54v-352l-146 11v32c70 0 77 6 77 53v178c0 85-47 152-119 152-83 0-87-45-87-96v-330l-146 11v32c76 0 76 2 76 89v148c0 79 0 169 152 169 54 0 99-27 126-90z">
            <text:p/>
          </draw:path>
          <draw:path draw:style-name="gr3" draw:text-style-name="P8" draw:layer="layout" svg:width="0.487cm" svg:height="0.627cm" svg:x="3.437cm" svg:y="11.169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87cm" svg:height="0.627cm" svg:x="3.984cm" svg:y="11.169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382cm" svg:height="0.454cm" svg:x="4.559cm" svg:y="11.16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4.996cm" svg:y="11.16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21cm" svg:height="0.686cm" svg:x="5.715cm" svg:y="10.9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5.988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69cm" svg:height="0.437cm" svg:x="6.259cm" svg:y="11.169cm" svg:viewBox="0 0 770 438" svg:d="M76 96v267c0 43-11 43-76 43v32c34 0 85-3 112-3 25 0 76 3 110 3v-32c-65 0-76 0-76-43v-183c0-104 69-158 132-158 62 0 74 54 74 110v231c0 43-12 43-77 43v32c34 0 83-3 110-3s79 3 112 3v-32c-67 0-78 0-78-43v-183c0-104 72-158 134-158 63 0 72 54 72 110v231c0 43-9 43-76 43v32c33 0 85-3 112-3 24 0 76 3 109 3v-32c-51 0-76 0-76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7.081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08cm" svg:height="0.618cm" svg:x="7.341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438cm" svg:height="0.454cm" svg:x="8.06cm" svg:y="11.163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8" draw:layer="layout" svg:width="0.319cm" svg:height="0.697cm" svg:x="8.557cm" svg:y="10.909cm" svg:viewBox="0 0 320 698" svg:d="M141 271v-114c0-87 47-135 92-135 2 0 18 0 31 7-11 5-29 16-29 41 0 22 16 42 43 42 29 0 42-20 42-42 0-36-36-70-87-70-69 0-155 52-155 157v114h-78v30h78v321c0 44-11 44-78 44v32c40-2 87-5 114-5 41 0 85 0 126 5v-32h-21c-73 0-76-11-76-47v-318h115v-30z">
            <text:p/>
          </draw:path>
          <draw:path draw:style-name="gr3" draw:text-style-name="P8" draw:layer="layout" svg:width="0.212cm" svg:height="0.661cm" svg:x="9.186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9.457cm" svg:y="11.169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9.964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382cm" svg:height="0.454cm" svg:x="10.356cm" svg:y="11.16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0.792cm" svg:y="11.15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19 126 117 0 220-52 220-128 0-36-16-85-65-114-54-27-110-27-170-27-25 0-67 0-74 0-31-5-54-36-54-68zM219 628c-100 0-167-49-167-101 0-47 38-83 80-85h58c85 0 197 0 197 85 0 52-71 101-168 101z">
            <text:p/>
          </draw:path>
          <draw:path draw:style-name="gr3" draw:text-style-name="P8" draw:layer="layout" svg:width="0.333cm" svg:height="0.437cm" svg:x="11.285cm" svg:y="11.16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1.684cm" svg:y="11.163cm" svg:viewBox="0 0 446 455" svg:d="M287 368c4 40 31 81 78 81 20 0 81-14 81-94v-54h-25v54c0 58-25 65-36 65-31 0-36-45-36-50v-199c0-41 0-79-35-117-39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2.154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212cm" svg:height="0.661cm" svg:x="12.55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2.819cm" svg:y="11.163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8" draw:layer="layout" svg:width="0.496cm" svg:height="0.437cm" svg:x="13.314cm" svg:y="11.169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107cm" svg:height="0.107cm" svg:x="13.914cm" svg:y="11.499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" smil:attributeName="visibility" smil:to="visible"/>
                  <anim:animate smil:dur="5s" smil:fill="hold" smil:targetElement="id5" smil:attributeName="x" smil:values="1+width/2;x" smil:keyTimes="0;1"/>
                  <anim:animate smil:dur="5s" smil:fill="hold" smil:targetElement="id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36cm" svg:x="1.438cm" svg:y="0.364cm" presentation:class="title" presentation:user-transformed="true">
          <draw:text-box>
            <text:p xml:id="id8" text:id="id8"><text:span text:style-name="T5">Theorem</text:span></text:p>
          </draw:text-box>
        </draw:frame>
        <draw:frame presentation:style-name="pr7" draw:text-style-name="P10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9" draw:id="id9">
          <svg:title>TexMaths</svg:title>
          <svg:desc>28§display§\text {If } f \text{ and } g \text { are real valued integrable functions of } x, §svg§600§FALSE§</svg:desc>
          <draw:polygon draw:style-name="gr2" draw:text-style-name="P7" draw:layer="layout" svg:width="21.89cm" svg:height="0.8cm" svg:x="2.525cm" svg:y="3.14cm" svg:viewBox="0 0 21891 801" draw:points="10944,801 0,801 0,0 21891,0 21891,801">
            <text:p/>
          </draw:polygon>
          <draw:path draw:style-name="gr3" draw:text-style-name="P8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8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5.44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8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18.37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0.58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0.852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1.34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2.608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3.103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2cm" svg:height="0.448cm" svg:x="23.728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</draw:g>
        <draw:g xml:id="id12" draw:id="id12">
          <svg:title>TexMaths</svg:title>
          <svg:desc>28§display§\int_{a}^{b} [\ f(x) \pm g(x)\ ] dx = \int_{a}^{b} f(x) dx \pm \int_{a}^{b} g(x) dx§svg§600§FALSE§</svg:desc>
          <draw:polygon draw:style-name="gr2" draw:text-style-name="P7" draw:layer="layout" svg:width="19.964cm" svg:height="2.381cm" svg:x="4.004cm" svg:y="6.041cm" svg:viewBox="0 0 19965 2382" draw:points="9984,2382 0,2382 0,0 19965,0 19965,2382">
            <text:p/>
          </draw:polygon>
          <draw:path draw:style-name="gr3" draw:text-style-name="P8" draw:layer="layout" svg:width="0.875cm" svg:height="2.189cm" svg:x="4.011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4.985cm" svg:y="5.992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4.544cm" svg:y="8.159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olygon draw:style-name="gr3" draw:text-style-name="P8" draw:layer="layout" svg:width="0.136cm" svg:height="0.985cm" svg:x="5.451cm" svg:y="6.828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5.989cm" svg:y="6.87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6.62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6.934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7.525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8.123cm" svg:y="6.91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454cm" svg:height="0.638cm" svg:x="9.069cm" svg:y="7.13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9.656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9.969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0.561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1.237cm" svg:y="6.828cm" svg:viewBox="0 0 137 986" draw:points="137,0 0,0 0,40 96,40 96,948 0,948 0,986 137,986">
            <text:p/>
          </draw:polygon>
          <draw:path draw:style-name="gr3" draw:text-style-name="P8" draw:layer="layout" svg:width="0.469cm" svg:height="0.696cm" svg:x="11.528cm" svg:y="6.88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2.028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2.89cm" svg:y="7.2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75cm" svg:height="2.189cm" svg:x="13.93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14.904cm" svg:y="5.992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14.463cm" svg:y="8.159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92cm" svg:height="0.898cm" svg:x="15.471cm" svg:y="6.87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1-62 56-181 56-188z">
            <text:p/>
          </draw:path>
          <draw:path draw:style-name="gr3" draw:text-style-name="P8" draw:layer="layout" svg:width="0.23cm" svg:height="0.985cm" svg:x="16.102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6.416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7.007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7.373cm" svg:y="6.88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7.874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8cm" svg:height="0.658cm" svg:x="18.681cm" svg:y="6.91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875cm" svg:height="2.189cm" svg:x="19.666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20.641cm" svg:y="5.992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20.199cm" svg:y="8.159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54cm" svg:height="0.638cm" svg:x="21.169cm" svg:y="7.13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1.756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22.07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22.661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3.026cm" svg:y="6.884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23.528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4" draw:id="id14">
          <svg:title>TexMaths</svg:title>
          <svg:desc>28§display§\int_{a}^{b} [\ k f(x) \ ] dx = k \int_{a}^{b} f(x)\ dx§svg§600§FALSE§</svg:desc>
          <draw:polygon draw:style-name="gr2" draw:text-style-name="P7" draw:layer="layout" svg:width="12.855cm" svg:height="2.381cm" svg:x="4.003cm" svg:y="9.343cm" svg:viewBox="0 0 12856 2382" draw:points="6429,2382 0,2382 0,0 12856,0 12856,2382">
            <text:p/>
          </draw:polygon>
          <draw:path draw:style-name="gr3" draw:text-style-name="P8" draw:layer="layout" svg:width="0.875cm" svg:height="2.189cm" svg:x="4.01cm" svg:y="9.529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4.984cm" svg:y="9.294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4.543cm" svg:y="11.461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olygon draw:style-name="gr3" draw:text-style-name="P8" draw:layer="layout" svg:width="0.136cm" svg:height="0.985cm" svg:x="5.45cm" svg:y="10.13cm" svg:viewBox="0 0 137 986" draw:points="137,986 137,948 40,948 40,40 137,40 137,0 0,0 0,986">
            <text:p/>
          </draw:polygon>
          <draw:path draw:style-name="gr3" draw:text-style-name="P8" draw:layer="layout" svg:width="0.447cm" svg:height="0.696cm" svg:x="5.988cm" svg:y="10.186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3 38-73 76-109 92z">
            <text:p/>
          </draw:path>
          <draw:path draw:style-name="gr3" draw:text-style-name="P8" draw:layer="layout" svg:width="0.492cm" svg:height="0.898cm" svg:x="6.53cm" svg:y="10.17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7.164cm" svg:y="10.13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7.478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8.067cm" svg:y="10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8.743cm" svg:y="10.13cm" svg:viewBox="0 0 137 986" draw:points="137,0 0,0 0,40 96,40 96,948 0,948 0,986 137,986">
            <text:p/>
          </draw:polygon>
          <draw:path draw:style-name="gr3" draw:text-style-name="P8" draw:layer="layout" svg:width="0.469cm" svg:height="0.696cm" svg:x="9.034cm" svg:y="10.18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9.536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10.399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47cm" svg:height="0.696cm" svg:x="11.436cm" svg:y="10.186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5 38-73 76-109 92z">
            <text:p/>
          </draw:path>
          <draw:path draw:style-name="gr3" draw:text-style-name="P8" draw:layer="layout" svg:width="0.875cm" svg:height="2.189cm" svg:x="12.144cm" svg:y="9.529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13.118cm" svg:y="9.294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7-128 2-11 2-14 16-29 27-29 58-45 83-45 27 0 51 20 51 67 0 27-15 99-36 139-18 34-51 67-87 67z">
            <text:p/>
          </draw:path>
          <draw:path draw:style-name="gr3" draw:text-style-name="P8" draw:layer="layout" svg:width="0.353cm" svg:height="0.313cm" svg:x="12.679cm" svg:y="11.461cm" svg:viewBox="0 0 354 314" svg:d="M251 40c-16-22-38-40-72-40-89 0-179 99-179 197 0 67 45 117 105 117 36 0 70-23 99-50 13 43 51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7 0 61 52 61 61 0 2 0 6-3 9z">
            <text:p/>
          </draw:path>
          <draw:path draw:style-name="gr3" draw:text-style-name="P8" draw:layer="layout" svg:width="0.492cm" svg:height="0.898cm" svg:x="13.685cm" svg:y="10.17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14.319cm" svg:y="10.13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4.633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15.222cm" svg:y="10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5.916cm" svg:y="10.18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6.418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</draw:g>
        <draw:g xml:id="id13" draw:id="id13">
          <svg:title>TexMaths</svg:title>
          <svg:desc>28§display§(2)§svg§600§FALSE§</svg:desc>
          <draw:polygon draw:style-name="gr2" draw:text-style-name="P7" draw:layer="layout" svg:width="1.061cm" svg:height="0.886cm" svg:x="2.304cm" svg:y="10.2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10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687cm" svg:y="10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187cm" svg:y="10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" draw:id="id10">
          <svg:title>TexMaths</svg:title>
          <svg:desc>28§display§\text{ and } k \text { is a constant then }§svg§600§FALSE§</svg:desc>
          <draw:polygon draw:style-name="gr2" draw:text-style-name="P7" draw:layer="layout" svg:width="10.36cm" svg:height="0.597cm" svg:x="2.514cm" svg:y="4.641cm" svg:viewBox="0 0 10361 598" draw:points="5181,598 0,598 0,0 10361,0 10361,598">
            <text:p/>
          </draw:polygon>
          <draw:path draw:style-name="gr3" draw:text-style-name="P8" draw:layer="layout" svg:width="0.445cm" svg:height="0.454cm" svg:x="2.505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2.989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3.538cm" svg:y="4.59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47cm" svg:height="0.696cm" svg:x="4.432cm" svg:y="4.592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5 38-73 76-109 92z">
            <text:p/>
          </draw:path>
          <draw:path draw:style-name="gr3" draw:text-style-name="P8" draw:layer="layout" svg:width="0.212cm" svg:height="0.66cm" svg:x="5.283cm" svg:y="4.6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5.556cm" svg:y="4.8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6.28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75cm" svg:height="0.454cm" svg:x="7.093cm" svg:y="4.83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7.525cm" svg:y="4.83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8.02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8.569cm" svg:y="4.8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8.943cm" svg:y="4.67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45cm" svg:height="0.454cm" svg:x="9.349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9.83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0.337cm" svg:y="4.67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31cm" svg:height="0.618cm" svg:x="11.047cm" svg:y="4.67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11.443cm" svg:y="4.592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985cm" svg:y="4.83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2.427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</draw:g>
        <draw:g xml:id="id11" draw:id="id11">
          <svg:title>TexMaths</svg:title>
          <svg:desc>28§display§(1)§svg§600§FALSE§</svg:desc>
          <draw:polygon draw:style-name="gr2" draw:text-style-name="P7" draw:layer="layout" svg:width="1.061cm" svg:height="0.886cm" svg:x="2.304cm" svg:y="6.7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6.6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5cm" svg:y="6.774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7cm" svg:y="6.6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" anim:sub-item="text" smil:attributeName="visibility" smil:to="visible"/>
                  <anim:animate smil:begin="0s" smil:dur="0.5s" smil:fill="hold" smil:decelerate="0.5" smil:targetElement="id8" anim:sub-item="text" smil:attributeName="rotate" smil:values="-90;0" smil:keyTimes="0;1"/>
                  <anim:animate smil:begin="0s" smil:dur="0.5s" smil:fill="hold" smil:decelerate="0.5" smil:targetElement="id8" anim:sub-item="text" smil:attributeName="width" smil:values="width;width*.05" smil:keyTimes="0;1"/>
                  <anim:animate smil:begin="0.5s" smil:dur="0.5s" smil:fill="hold" smil:accelerate="0.5" smil:targetElement="id8" anim:sub-item="text" smil:attributeName="width" smil:values="width*.05;width" smil:keyTimes="0;1"/>
                  <anim:animate smil:dur="1s" smil:fill="hold" smil:targetElement="id8" anim:sub-item="text" smil:attributeName="height" smil:values="height;height" smil:keyTimes="0;1"/>
                  <anim:animate smil:begin="0s" smil:dur="0.5s" smil:fill="hold" smil:decelerate="0.5" smil:targetElement="id8" anim:sub-item="text" smil:attributeName="x" smil:values="x+.4;x" smil:keyTimes="0;1"/>
                  <anim:animate smil:begin="0s" smil:dur="0.5s" smil:fill="hold" smil:decelerate="0.5" smil:targetElement="id8" anim:sub-item="text" smil:attributeName="y" smil:values="y-.2;y+.1" smil:keyTimes="0;1"/>
                  <anim:animate smil:begin="0.5s" smil:dur="0.5s" smil:fill="hold" smil:accelerate="0.5" smil:targetElement="id8" anim:sub-item="text" smil:attributeName="y" smil:values="y+.1;y" smil:keyTimes="0;1"/>
                  <anim:transitionFilter smil:begin="0s" smil:dur="1s" smil:decelerate="0.5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5.199cm" svg:height="1.406cm" svg:x="1.438cm" svg:y="0.303cm" presentation:class="title" presentation:user-transformed="true">
          <draw:text-box>
            <text:p xml:id="id15" text:id="id15"><text:span text:style-name="T5">Examples</text:span></text:p>
          </draw:text-box>
        </draw:frame>
        <draw:frame presentation:style-name="pr9" draw:text-style-name="P10" draw:layer="layout" svg:width="26.2cm" svg:height="13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7" draw:id="id17">
          <svg:title>TexMaths</svg:title>
          <svg:desc>26§display§\text {Evaluate the following}§svg§600§FALSE§</svg:desc>
          <draw:polygon draw:style-name="gr2" draw:text-style-name="P7" draw:layer="layout" svg:width="8.819cm" svg:height="0.742cm" svg:x="3.121cm" svg:y="2.238cm" svg:viewBox="0 0 8820 743" draw:points="4410,743 0,743 0,0 8820,0 8820,743">
            <text:p/>
          </draw:polygon>
          <draw:path draw:style-name="gr3" draw:text-style-name="P8" draw:layer="layout" svg:width="0.567cm" svg:height="0.624cm" svg:x="3.104cm" svg:y="2.2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8" draw:layer="layout" svg:width="0.448cm" svg:height="0.405cm" svg:x="3.713cm" svg:y="2.4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13cm" svg:height="0.422cm" svg:x="4.167cm" svg:y="2.4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05cm" svg:height="0.636cm" svg:x="4.616cm" svg:y="2.2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61cm" svg:height="0.415cm" svg:x="4.868cm" svg:y="2.4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13cm" svg:height="0.422cm" svg:x="5.386cm" svg:y="2.4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5.821cm" svg:y="2.2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6.185cm" svg:y="2.4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88cm" svg:height="0.574cm" svg:x="6.888cm" svg:y="2.2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461cm" svg:height="0.636cm" svg:x="7.254cm" svg:y="2.2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8" draw:layer="layout" svg:width="0.355cm" svg:height="0.422cm" svg:x="7.759cm" svg:y="2.4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8.475cm" svg:y="2.1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07cm" svg:height="0.422cm" svg:x="8.749cm" svg:y="2.4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9.209cm" svg:y="2.2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205cm" svg:height="0.636cm" svg:x="9.463cm" svg:y="2.2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07cm" svg:height="0.422cm" svg:x="9.712cm" svg:y="2.4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627cm" svg:height="0.405cm" svg:x="10.135cm" svg:y="2.4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8" draw:layer="layout" svg:width="0.197cm" svg:height="0.613cm" svg:x="10.809cm" svg:y="2.2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1.062cm" svg:y="2.4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1.566cm" svg:y="2.4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16" draw:id="id16">
          <svg:title>TexMaths</svg:title>
          <svg:desc>26§display§\text {(I)}§svg§600§FALSE§</svg:desc>
          <draw:polygon draw:style-name="gr2" draw:text-style-name="P7" draw:layer="layout" svg:width="0.858cm" svg:height="0.823cm" svg:x="1.906cm" svg:y="2.237cm" svg:viewBox="0 0 859 824" draw:points="431,824 0,824 0,0 859,0 859,824">
            <text:p/>
          </draw:polygon>
          <draw:path draw:style-name="gr3" draw:text-style-name="P8" draw:layer="layout" svg:width="0.213cm" svg:height="0.914cm" svg:x="1.95cm" svg:y="2.191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2.241cm" svg:y="2.2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8" draw:layer="layout" svg:width="0.213cm" svg:height="0.914cm" svg:x="2.599cm" svg:y="2.1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8" draw:id="id18">
          <svg:title>TexMaths</svg:title>
          <svg:desc>24§display§(1)§svg§600§FALSE§</svg:desc>
          <draw:polygon draw:style-name="gr2" draw:text-style-name="P7" draw:layer="layout" svg:width="0.91cm" svg:height="0.759cm" svg:x="1.908cm" svg:y="4.034cm" svg:viewBox="0 0 911 760" draw:points="455,760 0,760 0,0 911,0 911,760">
            <text:p/>
          </draw:polygon>
          <draw:path draw:style-name="gr3" draw:text-style-name="P8" draw:layer="layout" svg:width="0.197cm" svg:height="0.844cm" svg:x="1.948cm" svg:y="3.9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2.269cm" svg:y="4.0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2.665cm" svg:y="3.9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" draw:id="id20">
          <svg:title>TexMaths</svg:title>
          <svg:desc>24§display§(2)§svg§600§FALSE§</svg:desc>
          <draw:polygon draw:style-name="gr2" draw:text-style-name="P7" draw:layer="layout" svg:width="0.91cm" svg:height="0.759cm" svg:x="10.707cm" svg:y="4.034cm" svg:viewBox="0 0 911 760" draw:points="455,760 0,760 0,0 911,0 911,760">
            <text:p/>
          </draw:polygon>
          <draw:path draw:style-name="gr3" draw:text-style-name="P8" draw:layer="layout" svg:width="0.197cm" svg:height="0.844cm" svg:x="10.747cm" svg:y="3.9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37cm" svg:height="0.564cm" svg:x="11.036cm" svg:y="4.06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11.464cm" svg:y="3.9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" draw:id="id21">
          <svg:title>TexMaths</svg:title>
          <svg:desc>22§display§\int_{0}^{1}\frac{1}{\sqrt{x + 1} + \sqrt{x} } dx§svg§600§FALSE§</svg:desc>
          <draw:polygon draw:style-name="gr2" draw:text-style-name="P7" draw:layer="layout" svg:width="6.617cm" svg:height="1.914cm" svg:x="11.81cm" svg:y="3.433cm" svg:viewBox="0 0 6618 1915" draw:points="3309,1915 0,1915 0,0 6618,0 6618,1915">
            <text:p/>
          </draw:polygon>
          <draw:path draw:style-name="gr3" draw:text-style-name="P8" draw:layer="layout" svg:width="0.687cm" svg:height="1.719cm" svg:x="11.815cm" svg:y="3.56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12.604cm" svg:y="3.394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12.229cm" svg:y="4.961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5.214cm" svg:y="3.57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45cm" svg:height="0.032cm" svg:x="13.113cm" svg:y="4.406cm" svg:viewBox="0 0 4451 33" draw:points="2225,33 0,33 0,0 4451,0 4451,33">
            <text:p/>
          </draw:polygon>
          <draw:path draw:style-name="gr3" draw:text-style-name="P8" draw:layer="layout" svg:width="0.605cm" svg:height="0.774cm" svg:x="13.169cm" svg:y="4.561cm" svg:viewBox="0 0 606 775" svg:d="M245 694l-136-301c-5-13-10-13-12-13 0 0-5 0-13 6l-73 56c-11 7-11 10-11 12 0 4 2 9 7 9s19-11 26-18c6-3 18-12 25-17l153 334c6 13 11 13 18 13 10 0 12-4 19-15l352-728c6-13 6-14 6-16 0-9-8-16-16-16-7 0-13 4-18 16z">
            <text:p/>
          </draw:path>
          <draw:polygon draw:style-name="gr3" draw:text-style-name="P8" draw:layer="layout" svg:width="1.775cm" svg:height="0.032cm" svg:x="13.757cm" svg:y="4.561cm" svg:viewBox="0 0 1776 33" draw:points="887,33 0,33 0,0 1776,0 1776,33">
            <text:p/>
          </draw:polygon>
          <draw:path draw:style-name="gr3" draw:text-style-name="P8" draw:layer="layout" svg:width="0.386cm" svg:height="0.351cm" svg:x="13.78cm" svg:y="4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7cm" svg:x="14.415cm" svg:y="4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5.214cm" svg:y="4.6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5.746cm" svg:y="4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05cm" svg:height="0.774cm" svg:x="16.533cm" svg:y="4.61cm" svg:viewBox="0 0 606 775" svg:d="M245 694l-136-301c-5-13-10-13-12-13 0 0-5 0-13 6l-73 56c-11 7-11 10-11 12 0 4 2 9 7 9s19-11 26-18c6-3 18-12 25-17l153 334c6 13 11 13 18 13 10 0 12-4 19-15l352-728c6-13 6-14 6-16 0-9-8-16-16-16-7 0-13 4-18 16z">
            <text:p/>
          </draw:path>
          <draw:polygon draw:style-name="gr3" draw:text-style-name="P8" draw:layer="layout" svg:width="0.443cm" svg:height="0.032cm" svg:x="17.12cm" svg:y="4.61cm" svg:viewBox="0 0 444 33" draw:points="222,33 0,33 0,0 444,0 444,33">
            <text:p/>
          </draw:polygon>
          <draw:path draw:style-name="gr3" draw:text-style-name="P8" draw:layer="layout" svg:width="0.386cm" svg:height="0.351cm" svg:x="17.143cm" svg:y="4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7.687cm" svg:y="4.079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8.08cm" svg:y="4.2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19" draw:id="id19">
          <svg:title>TexMaths</svg:title>
          <svg:desc>22§display§\int_{0}^{1}\frac{x^2 + 3x + 2}{\sqrt{x}} dx§svg§600§FALSE§</svg:desc>
          <draw:polygon draw:style-name="gr2" draw:text-style-name="P7" draw:layer="layout" svg:width="6.063cm" svg:height="1.862cm" svg:x="3.211cm" svg:y="3.431cm" svg:viewBox="0 0 6064 1863" draw:points="3031,1863 0,1863 0,0 6064,0 6064,1863">
            <text:p/>
          </draw:polygon>
          <draw:path draw:style-name="gr3" draw:text-style-name="P8" draw:layer="layout" svg:width="0.687cm" svg:height="1.717cm" svg:x="3.216cm" svg:y="3.561cm" svg:viewBox="0 0 688 1718" svg:d="M37 1683c25 0 39-17 39-37 0-26-20-38-37-38-20 0-39 12-39 38 0 41 39 72 86 72 118 0 162-181 217-404 60-245 111-493 153-741 28-163 56-318 83-418 8-39 35-137 67-137 22 0 42 14 45 17-26 2-38 18-38 37 0 26 19 39 37 39 19 0 38-13 38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4.005cm" svg:y="3.39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3.63cm" svg:y="4.957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386cm" svg:height="0.351cm" svg:x="4.537cm" svg:y="3.74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4.991cm" svg:y="3.4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5.519cm" svg:y="3.6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6.281cm" svg:y="3.5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86cm" svg:height="0.351cm" svg:x="6.658cm" svg:y="3.74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7.291cm" svg:y="3.6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8.061cm" svg:y="3.5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olygon draw:style-name="gr3" draw:text-style-name="P8" draw:layer="layout" svg:width="3.895cm" svg:height="0.032cm" svg:x="4.514cm" svg:y="4.403cm" svg:viewBox="0 0 3896 33" draw:points="1949,33 0,33 0,0 3896,0 3896,33">
            <text:p/>
          </draw:polygon>
          <draw:path draw:style-name="gr3" draw:text-style-name="P8" draw:layer="layout" svg:width="0.605cm" svg:height="0.773cm" svg:x="5.975cm" svg:y="4.558cm" svg:viewBox="0 0 606 774" svg:d="M245 693l-136-301c-5-12-10-12-12-12 0 0-5 0-13 5l-73 56c-11 8-11 11-11 13 0 3 2 9 7 9s19-11 26-18c6-4 18-12 25-18l153 335c6 12 11 12 18 12 10 0 12-4 19-14l352-728c6-13 6-14 6-16 0-9-7-16-16-16-7 0-13 4-18 16z">
            <text:p/>
          </draw:path>
          <draw:polygon draw:style-name="gr3" draw:text-style-name="P8" draw:layer="layout" svg:width="0.443cm" svg:height="0.032cm" svg:x="6.563cm" svg:y="4.558cm" svg:viewBox="0 0 444 33" draw:points="222,33 0,33 0,0 444,0 444,33">
            <text:p/>
          </draw:polygon>
          <draw:path draw:style-name="gr3" draw:text-style-name="P8" draw:layer="layout" svg:width="0.386cm" svg:height="0.351cm" svg:x="6.586cm" svg:y="4.804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369cm" svg:height="0.546cm" svg:x="8.532cm" svg:y="4.07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8.927cm" svg:y="4.2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22" draw:id="id22">
          <svg:title>TexMaths</svg:title>
          <svg:desc>24§display§(3)§svg§600§FALSE§</svg:desc>
          <draw:polygon draw:style-name="gr2" draw:text-style-name="P7" draw:layer="layout" svg:width="0.91cm" svg:height="0.759cm" svg:x="19.408cm" svg:y="4.036cm" svg:viewBox="0 0 911 760" draw:points="455,760 0,760 0,0 911,0 911,760">
            <text:p/>
          </draw:polygon>
          <draw:path draw:style-name="gr3" draw:text-style-name="P8" draw:layer="layout" svg:width="0.197cm" svg:height="0.844cm" svg:x="19.448cm" svg:y="3.99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19.729cm" svg:y="4.065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8" draw:layer="layout" svg:width="0.197cm" svg:height="0.844cm" svg:x="20.165cm" svg:y="3.9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" draw:id="id23">
          <svg:title>TexMaths</svg:title>
          <svg:desc>22§display§\int_{0}^{ \frac{\pi}{2} }\cos^2 x\ dx§svg§600§FALSE§</svg:desc>
          <draw:polygon draw:style-name="gr2" draw:text-style-name="P7" draw:layer="layout" svg:width="4.406cm" svg:height="1.873cm" svg:x="20.511cm" svg:y="3.435cm" svg:viewBox="0 0 4407 1874" draw:points="2204,1874 0,1874 0,0 4407,0 4407,1874">
            <text:p/>
          </draw:polygon>
          <draw:path draw:style-name="gr3" draw:text-style-name="P8" draw:layer="layout" svg:width="0.687cm" svg:height="1.718cm" svg:x="20.516cm" svg:y="3.579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21.373cm" svg:y="3.3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21.338cm" svg:y="3.621cm" svg:viewBox="0 0 336 28" draw:points="169,28 0,28 0,0 336,0 336,28">
            <text:p/>
          </draw:polygon>
          <draw:path draw:style-name="gr3" draw:text-style-name="P8" draw:layer="layout" svg:width="0.193cm" svg:height="0.258cm" svg:x="21.41cm" svg:y="3.699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20.93cm" svg:y="4.976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0.356cm" svg:x="21.96cm" svg:y="4.28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2.299cm" svg:y="4.28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2.69cm" svg:y="4.2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cm" svg:height="0.36cm" svg:x="23.003cm" svg:y="3.95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23.468cm" svg:y="4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24.176cm" svg:y="4.094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24.57cm" svg:y="4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4" draw:id="id24">
          <svg:title>TexMaths</svg:title>
          <svg:desc>24§display§(4)§svg§600§FALSE§</svg:desc>
          <draw:polygon draw:style-name="gr2" draw:text-style-name="P7" draw:layer="layout" svg:width="0.91cm" svg:height="0.759cm" svg:x="1.91cm" svg:y="6.535cm" svg:viewBox="0 0 911 760" draw:points="455,760 0,760 0,0 911,0 911,760">
            <text:p/>
          </draw:polygon>
          <draw:path draw:style-name="gr3" draw:text-style-name="P8" draw:layer="layout" svg:width="0.197cm" svg:height="0.844cm" svg:x="1.95cm" svg:y="6.4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76cm" svg:height="0.571cm" svg:x="2.219cm" svg:y="6.55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8" draw:layer="layout" svg:width="0.197cm" svg:height="0.844cm" svg:x="2.667cm" svg:y="6.4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6" draw:id="id26">
          <svg:title>TexMaths</svg:title>
          <svg:desc>24§display§(5)§svg§600§FALSE§</svg:desc>
          <draw:polygon draw:style-name="gr2" draw:text-style-name="P7" draw:layer="layout" svg:width="0.91cm" svg:height="0.759cm" svg:x="10.709cm" svg:y="6.435cm" svg:viewBox="0 0 911 760" draw:points="455,760 0,760 0,0 911,0 911,760">
            <text:p/>
          </draw:polygon>
          <draw:path draw:style-name="gr3" draw:text-style-name="P8" draw:layer="layout" svg:width="0.197cm" svg:height="0.844cm" svg:x="10.749cm" svg:y="6.3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37cm" svg:height="0.581cm" svg:x="11.038cm" svg:y="6.464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8" draw:layer="layout" svg:width="0.197cm" svg:height="0.844cm" svg:x="11.466cm" svg:y="6.3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" draw:id="id28">
          <svg:title>TexMaths</svg:title>
          <svg:desc>24§display§(6)§svg§600§FALSE§</svg:desc>
          <draw:polygon draw:style-name="gr2" draw:text-style-name="P7" draw:layer="layout" svg:width="0.91cm" svg:height="0.76cm" svg:x="19.409cm" svg:y="6.436cm" svg:viewBox="0 0 911 761" draw:points="455,761 0,761 0,0 911,0 911,761">
            <text:p/>
          </draw:polygon>
          <draw:path draw:style-name="gr3" draw:text-style-name="P8" draw:layer="layout" svg:width="0.197cm" svg:height="0.844cm" svg:x="19.449cm" svg:y="6.3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19.73cm" svg:y="6.465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8" draw:layer="layout" svg:width="0.197cm" svg:height="0.844cm" svg:x="20.166cm" svg:y="6.3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7" draw:id="id27">
          <svg:title>TexMaths</svg:title>
          <svg:desc>22§display§\int_{0}^{1}\frac{ x^2 - 2}{x^2 + 1}\ dx§svg§600§FALSE§</svg:desc>
          <draw:polygon draw:style-name="gr2" draw:text-style-name="P7" draw:layer="layout" svg:width="4.546cm" svg:height="1.86cm" svg:x="11.812cm" svg:y="5.834cm" svg:viewBox="0 0 4547 1861" draw:points="2274,1861 0,1861 0,0 4547,0 4547,1861">
            <text:p/>
          </draw:polygon>
          <draw:path draw:style-name="gr3" draw:text-style-name="P8" draw:layer="layout" svg:width="0.687cm" svg:height="1.719cm" svg:x="11.817cm" svg:y="5.964cm" svg:viewBox="0 0 688 1720" svg:d="M37 1685c25 0 39-18 39-37 0-27-20-39-37-39-20 0-39 12-39 39 0 40 39 72 86 72 118 0 162-182 217-405 60-245 111-493 153-741 28-164 56-319 83-419 8-39 35-137 66-137 23 0 43 14 46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2.606cm" svg:y="5.79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231cm" svg:y="7.362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13.137cm" svg:y="6.1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3.592cm" svg:y="5.85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4.141cm" svg:y="6.28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4.887cm" svg:y="5.97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2.122cm" svg:height="0.032cm" svg:x="13.115cm" svg:y="6.807cm" svg:viewBox="0 0 2123 33" draw:points="1061,33 0,33 0,0 2123,0 2123,33">
            <text:p/>
          </draw:polygon>
          <draw:path draw:style-name="gr3" draw:text-style-name="P8" draw:layer="layout" svg:width="0.386cm" svg:height="0.351cm" svg:x="13.137cm" svg:y="7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3.592cm" svg:y="6.9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4.12cm" svg:y="7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4.919cm" svg:y="7.0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5.617cm" svg:y="6.48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6.012cm" svg:y="6.6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25" draw:id="id25">
          <svg:title>TexMaths</svg:title>
          <svg:desc>22§display§\int_{ \frac{\pi}{4} }^{ \frac{\pi}{2} } \sqrt{ 1 - \sin 2x }\ dx§svg§600§FALSE§</svg:desc>
          <draw:polygon draw:style-name="gr2" draw:text-style-name="P7" draw:layer="layout" svg:width="6.336cm" svg:height="2.05cm" svg:x="3.213cm" svg:y="5.832cm" svg:viewBox="0 0 6337 2051" draw:points="3169,2051 0,2051 0,0 6337,0 6337,2051">
            <text:p/>
          </draw:polygon>
          <draw:path draw:style-name="gr3" draw:text-style-name="P8" draw:layer="layout" svg:width="0.687cm" svg:height="1.719cm" svg:x="3.218cm" svg:y="5.97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4.076cm" svg:y="5.793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4.04cm" svg:y="6.018cm" svg:viewBox="0 0 336 28" draw:points="169,28 0,28 0,0 336,0 336,28">
            <text:p/>
          </draw:polygon>
          <draw:path draw:style-name="gr3" draw:text-style-name="P8" draw:layer="layout" svg:width="0.193cm" svg:height="0.258cm" svg:x="4.113cm" svg:y="6.096cm" svg:viewBox="0 0 194 259" svg:d="M194 185h-16c-2 7-5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3.731cm" svg:y="7.36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3.697cm" svg:y="7.585cm" svg:viewBox="0 0 336 28" draw:points="169,28 0,28 0,0 336,0 336,28">
            <text:p/>
          </draw:polygon>
          <draw:path draw:style-name="gr3" draw:text-style-name="P8" draw:layer="layout" svg:width="0.216cm" svg:height="0.263cm" svg:x="3.757cm" svg:y="7.659cm" svg:viewBox="0 0 217 264" svg:d="M217 201v-18h-50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605cm" svg:height="0.774cm" svg:x="4.692cm" svg:y="6.344cm" svg:viewBox="0 0 606 775" svg:d="M245 694l-136-301c-5-13-10-13-12-13 0 0-5 0-13 6l-73 56c-11 7-11 10-11 12 0 4 2 9 7 9s19-11 26-18c6-3 18-12 25-17l153 334c6 13 11 13 18 13 10 0 12-4 19-15l352-728c6-13 6-14 6-16 0-9-7-16-16-16-7 0-13 4-18 16z">
            <text:p/>
          </draw:path>
          <draw:polygon draw:style-name="gr3" draw:text-style-name="P8" draw:layer="layout" svg:width="3.24cm" svg:height="0.032cm" svg:x="5.281cm" svg:y="6.344cm" svg:viewBox="0 0 3241 33" draw:points="1620,33 0,33 0,0 3241,0 3241,33">
            <text:p/>
          </draw:polygon>
          <draw:path draw:style-name="gr3" draw:text-style-name="P8" draw:layer="layout" svg:width="0.256cm" svg:height="0.517cm" svg:x="5.35cm" svg:y="6.51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3cm" svg:height="0.032cm" svg:x="5.903cm" svg:y="6.819cm" svg:viewBox="0 0 474 33" svg:d="M447 33c12 0 27 0 27-17 0-16-15-16-27-16h-421c-12 0-26 0-26 16 0 17 14 17 26 17z">
            <text:p/>
          </draw:path>
          <draw:path draw:style-name="gr3" draw:text-style-name="P8" draw:layer="layout" svg:width="0.254cm" svg:height="0.356cm" svg:x="6.639cm" svg:y="6.6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6.943cm" svg:y="6.51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156cm" svg:y="6.687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7cm" svg:x="7.73cm" svg:y="6.5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386cm" svg:height="0.351cm" svg:x="8.1cm" svg:y="6.68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8.807cm" svg:y="6.492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386cm" svg:height="0.351cm" svg:x="9.202cm" svg:y="6.68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29" draw:id="id29">
          <svg:title>TexMaths</svg:title>
          <svg:desc>22§display§\int_{2}^{4} \frac{1}{7 + 6x - x^2}\ dx§svg§600§FALSE§</svg:desc>
          <draw:polygon draw:style-name="gr2" draw:text-style-name="P7" draw:layer="layout" svg:width="6.318cm" svg:height="1.854cm" svg:x="20.512cm" svg:y="5.836cm" svg:viewBox="0 0 6319 1855" draw:points="3161,1855 0,1855 0,0 6319,0 6319,1855">
            <text:p/>
          </draw:polygon>
          <draw:path draw:style-name="gr3" draw:text-style-name="P8" draw:layer="layout" svg:width="0.687cm" svg:height="1.718cm" svg:x="20.517cm" svg:y="5.971cm" svg:viewBox="0 0 688 1719" svg:d="M37 1684c25 0 39-18 39-37 0-26-20-39-37-39-20 0-39 13-39 39 0 40 39 72 86 72 118 0 162-181 217-405 60-244 111-492 153-740 28-164 56-319 82-419 9-39 36-137 67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6cm" svg:height="0.365cm" svg:x="21.267cm" svg:y="5.797cm" svg:viewBox="0 0 267 366" svg:d="M267 278v-21h-61v-241c0-12 0-16-11-16-7 0-8 0-16 7l-179 250v21h160v44c0 18 0 25-44 25h-14v19c26 0 62-2 81-2s55 2 83 2v-19h-16c-44 0-44-7-44-25v-44zM164 58v199h-145z">
            <text:p/>
          </draw:path>
          <draw:path draw:style-name="gr3" draw:text-style-name="P8" draw:layer="layout" svg:width="0.24cm" svg:height="0.36cm" svg:x="20.936cm" svg:y="7.36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6cm" svg:height="0.516cm" svg:x="23.637cm" svg:y="5.98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893cm" svg:height="0.032cm" svg:x="21.814cm" svg:y="6.814cm" svg:viewBox="0 0 3894 33" draw:points="1948,33 0,33 0,0 3894,0 3894,33">
            <text:p/>
          </draw:polygon>
          <draw:path draw:style-name="gr3" draw:text-style-name="P8" draw:layer="layout" svg:width="0.332cm" svg:height="0.541cm" svg:x="21.858cm" svg:y="7.03cm" svg:viewBox="0 0 333 542" svg:d="M326 53c7-11 7-13 7-28h-189c-95 0-96-11-98-25h-20l-26 160h19c2-12 9-61 20-70 5-6 67-6 75-6h162c-9 13-70 97-88 124-68 103-95 211-95 290 0 9 0 44 35 44 37 0 37-35 37-44v-39c0-42 2-86 7-126 4-18 15-85 50-134z">
            <text:p/>
          </draw:path>
          <draw:path draw:style-name="gr3" draw:text-style-name="P8" draw:layer="layout" svg:width="0.515cm" svg:height="0.516cm" svg:x="22.416cm" svg:y="7.1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23.178cm" svg:y="7.037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8-60 51-77 51z">
            <text:p/>
          </draw:path>
          <draw:path draw:style-name="gr3" draw:text-style-name="P8" draw:layer="layout" svg:width="0.386cm" svg:height="0.351cm" svg:x="23.555cm" svg:y="7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24.211cm" svg:y="7.344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4.941cm" svg:y="7.2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25.395cm" svg:y="6.97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6.09cm" svg:y="6.48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26.483cm" svg:y="6.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30" draw:id="id30">
          <svg:title>TexMaths</svg:title>
          <svg:desc>24§display§(7)§svg§600§FALSE§</svg:desc>
          <draw:polygon draw:style-name="gr2" draw:text-style-name="P7" draw:layer="layout" svg:width="0.91cm" svg:height="0.76cm" svg:x="1.912cm" svg:y="8.936cm" svg:viewBox="0 0 911 761" draw:points="455,761 0,761 0,0 911,0 911,761">
            <text:p/>
          </draw:polygon>
          <draw:path draw:style-name="gr3" draw:text-style-name="P8" draw:layer="layout" svg:width="0.197cm" svg:height="0.844cm" svg:x="1.952cm" svg:y="8.8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62cm" svg:height="0.591cm" svg:x="2.244cm" svg:y="8.957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8" draw:layer="layout" svg:width="0.197cm" svg:height="0.844cm" svg:x="2.669cm" svg:y="8.8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2" draw:id="id32">
          <svg:title>TexMaths</svg:title>
          <svg:desc>24§display§(8)§svg§600§FALSE§</svg:desc>
          <draw:polygon draw:style-name="gr2" draw:text-style-name="P7" draw:layer="layout" svg:width="0.91cm" svg:height="0.76cm" svg:x="10.71cm" svg:y="8.936cm" svg:viewBox="0 0 911 761" draw:points="455,761 0,761 0,0 911,0 911,761">
            <text:p/>
          </draw:polygon>
          <draw:path draw:style-name="gr3" draw:text-style-name="P8" draw:layer="layout" svg:width="0.197cm" svg:height="0.844cm" svg:x="10.75cm" svg:y="8.8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11.031cm" svg:y="8.965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8" draw:layer="layout" svg:width="0.197cm" svg:height="0.844cm" svg:x="11.467cm" svg:y="8.8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" draw:id="id34">
          <svg:title>TexMaths</svg:title>
          <svg:desc>24§display§(9)§svg§600§FALSE§</svg:desc>
          <draw:polygon draw:style-name="gr2" draw:text-style-name="P7" draw:layer="layout" svg:width="0.91cm" svg:height="0.759cm" svg:x="19.411cm" svg:y="8.937cm" svg:viewBox="0 0 911 760" draw:points="455,760 0,760 0,0 911,0 911,760">
            <text:p/>
          </draw:polygon>
          <draw:path draw:style-name="gr3" draw:text-style-name="P8" draw:layer="layout" svg:width="0.197cm" svg:height="0.844cm" svg:x="19.451cm" svg:y="8.89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19.732cm" svg:y="8.966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8" draw:layer="layout" svg:width="0.197cm" svg:height="0.844cm" svg:x="20.168cm" svg:y="8.8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" draw:id="id33">
          <svg:title>TexMaths</svg:title>
          <svg:desc>22§display§\int_{0}^{1}\frac{1}{\sqrt{ 3 + 2x - x^2 }}\ dx§svg§600§FALSE§</svg:desc>
          <draw:polygon draw:style-name="gr2" draw:text-style-name="P7" draw:layer="layout" svg:width="6.963cm" svg:height="1.862cm" svg:x="11.814cm" svg:y="8.334cm" svg:viewBox="0 0 6964 1863" draw:points="3483,1863 0,1863 0,0 6964,0 6964,1863">
            <text:p/>
          </draw:polygon>
          <draw:path draw:style-name="gr3" draw:text-style-name="P8" draw:layer="layout" svg:width="0.687cm" svg:height="1.717cm" svg:x="11.819cm" svg:y="8.464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12.608cm" svg:y="8.29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233cm" svg:y="9.86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256cm" svg:height="0.516cm" svg:x="15.262cm" svg:y="8.478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4.54cm" svg:height="0.032cm" svg:x="13.116cm" svg:y="9.306cm" svg:viewBox="0 0 4541 33" draw:points="2270,33 0,33 0,0 4541,0 4541,33">
            <text:p/>
          </draw:polygon>
          <draw:path draw:style-name="gr3" draw:text-style-name="P8" draw:layer="layout" svg:width="0.604cm" svg:height="0.773cm" svg:x="13.173cm" svg:y="9.461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3.894cm" svg:height="0.032cm" svg:x="13.761cm" svg:y="9.461cm" svg:viewBox="0 0 3895 33" draw:points="1948,33 0,33 0,0 3895,0 3895,33">
            <text:p/>
          </draw:polygon>
          <draw:path draw:style-name="gr3" draw:text-style-name="P8" draw:layer="layout" svg:width="0.321cm" svg:height="0.532cm" svg:x="13.794cm" svg:y="9.62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516cm" svg:x="14.362cm" svg:y="9.6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5.132cm" svg:y="9.62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15.501cm" svg:y="9.7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6.158cm" svg:y="9.92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6.89cm" svg:y="9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7.342cm" svg:y="9.55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369cm" svg:height="0.546cm" svg:x="18.037cm" svg:y="8.979cm" svg:viewBox="0 0 370 547" svg:d="M370 9c0-2 0-9-11-9s-84 7-99 9c-5 0-10 3-10 14 0 10 7 10 19 10 37 0 39 6 39 13l-2 16-47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8.43cm" svg:y="9.1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1" draw:id="id31">
          <svg:title>TexMaths</svg:title>
          <svg:desc>22§display§\int_{0}^{2} \frac{5x + 1}{x^2 + 4}\ dx§svg§600§FALSE§</svg:desc>
          <draw:polygon draw:style-name="gr2" draw:text-style-name="P7" draw:layer="layout" svg:width="4.584cm" svg:height="1.86cm" svg:x="3.214cm" svg:y="8.332cm" svg:viewBox="0 0 4585 1861" draw:points="2293,1861 0,1861 0,0 4585,0 4585,1861">
            <text:p/>
          </draw:polygon>
          <draw:path draw:style-name="gr3" draw:text-style-name="P8" draw:layer="layout" svg:width="0.687cm" svg:height="1.719cm" svg:x="3.219cm" svg:y="8.462cm" svg:viewBox="0 0 688 1720" svg:d="M37 1685c25 0 39-18 39-37 0-27-20-39-37-39-20 0-39 12-39 39 0 40 39 72 86 72 118 0 162-182 217-405 59-245 110-493 153-741 28-164 56-319 82-419 9-39 36-137 67-137 23 0 43 14 46 17-26 2-39 18-39 37 0 27 20 39 37 39 20 0 39-12 39-39 0-42-42-72-84-72-60 0-103 84-147 243-1 7-107 396-191 903-21 118-44 248-69 355-14 57-49 203-113 203-28 0-45-19-47-19z">
            <text:p/>
          </draw:path>
          <draw:path draw:style-name="gr3" draw:text-style-name="P8" draw:layer="layout" svg:width="0.24cm" svg:height="0.36cm" svg:x="3.983cm" svg:y="8.29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3.633cm" svg:y="9.86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09cm" svg:height="0.532cm" svg:x="4.555cm" svg:y="8.476cm" svg:viewBox="0 0 310 533" svg:d="M310 361c0-92-64-171-148-171-37 0-71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89 0 169-74 169-172z">
            <text:p/>
          </draw:path>
          <draw:path draw:style-name="gr3" draw:text-style-name="P8" draw:layer="layout" svg:width="0.386cm" svg:height="0.351cm" svg:x="4.926cm" svg:y="8.649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6 85-77 102-104 102-30 0-42-24-42-51 0-17 5-33 14-68z">
            <text:p/>
          </draw:path>
          <draw:path draw:style-name="gr3" draw:text-style-name="P8" draw:layer="layout" svg:width="0.515cm" svg:height="0.517cm" svg:x="5.559cm" svg:y="8.539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8" draw:layer="layout" svg:width="0.256cm" svg:height="0.517cm" svg:x="6.358cm" svg:y="8.4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16cm" svg:height="0.032cm" svg:x="4.516cm" svg:y="9.305cm" svg:viewBox="0 0 2161 33" draw:points="1080,33 0,33 0,0 2161,0 2161,33">
            <text:p/>
          </draw:polygon>
          <draw:path draw:style-name="gr3" draw:text-style-name="P8" draw:layer="layout" svg:width="0.386cm" svg:height="0.351cm" svg:x="4.558cm" svg:y="9.703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8" draw:layer="layout" svg:width="0.24cm" svg:height="0.36cm" svg:x="5.012cm" svg:y="9.4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5.54cm" svg:y="9.59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8" draw:layer="layout" svg:width="0.344cm" svg:height="0.524cm" svg:x="6.291cm" svg:y="9.52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68cm" svg:height="0.546cm" svg:x="7.057cm" svg:y="8.978cm" svg:viewBox="0 0 369 547" svg:d="M369 9c0-2 0-9-10-9-11 0-85 7-99 9-5 0-10 3-10 14 0 10 7 10 19 10 37 0 39 6 39 13l-2 16-47 183c-14-28-37-50-72-50-90 0-187 115-187 227 0 74 42 125 104 125 16 0 54-3 100-58 7 32 34 58 70 58 29 0 46-17 59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7.451cm" svg:y="9.171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79 0 123-100 123-120 0-7-7-7-8-7-7 0-9 2-11 7-25 85-79 102-104 102-30 0-42-24-42-51 0-17 5-33 14-68z">
            <text:p/>
          </draw:path>
        </draw:g>
        <draw:g xml:id="id35" draw:id="id35">
          <svg:title>TexMaths</svg:title>
          <svg:desc>22§display§\int_{0}^{a} \frac{1}{\sqrt{ax - x^2}}\ dx§svg§600§FALSE§</svg:desc>
          <draw:polygon draw:style-name="gr2" draw:text-style-name="P7" draw:layer="layout" svg:width="5.682cm" svg:height="1.741cm" svg:x="20.513cm" svg:y="8.337cm" svg:viewBox="0 0 5683 1742" draw:points="2841,1742 0,1742 0,0 5683,0 5683,1742">
            <text:p/>
          </draw:polygon>
          <draw:path draw:style-name="gr3" draw:text-style-name="P8" draw:layer="layout" svg:width="0.687cm" svg:height="1.718cm" svg:x="20.518cm" svg:y="8.345cm" svg:viewBox="0 0 688 1719" svg:d="M37 1684c25 0 39-18 39-37 0-27-20-39-37-39-20 0-39 12-39 39 0 40 39 72 86 72 118 0 162-181 217-405 60-244 111-492 153-741 28-163 56-318 83-418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77cm" svg:height="0.245cm" svg:x="21.28cm" svg:y="8.298cm" svg:viewBox="0 0 278 246" svg:d="M197 32c-12-18-30-32-56-32-71 0-141 77-141 155 0 53 35 91 83 91 28 0 54-17 77-38 11 33 42 38 56 38 20 0 32-12 43-30 12-21 19-51 19-54 0-7-7-7-9-7-7 0-9 3-12 17-7 27-18 58-41 58-14 0-17-12-17-26 0-9 5-30 9-44 3-14 8-37 12-49l11-41c3-14 8-40 8-42 0-12-8-17-17-17s-21 7-25 21zM162 172c-4 16-16 27-28 37-6 4-27 21-50 21-21 0-40-14-40-52 0-28 16-90 28-111 25-44 53-51 69-51 39 0 47 40 47 47 0 2 0 6-1 7z">
            <text:p/>
          </draw:path>
          <draw:path draw:style-name="gr3" draw:text-style-name="P8" draw:layer="layout" svg:width="0.252cm" svg:height="0.37cm" svg:x="20.932cm" svg:y="9.742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23.333cm" svg:y="8.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23cm" svg:height="0.032cm" svg:x="21.844cm" svg:y="9.188cm" svg:viewBox="0 0 3231 33" draw:points="1616,33 0,33 0,0 3231,0 3231,33">
            <text:p/>
          </draw:polygon>
          <draw:path draw:style-name="gr3" draw:text-style-name="P8" draw:layer="layout" svg:width="0.604cm" svg:height="0.773cm" svg:x="21.9cm" svg:y="9.343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2.585cm" svg:height="0.032cm" svg:x="22.488cm" svg:y="9.343cm" svg:viewBox="0 0 2586 33" draw:points="1294,33 0,33 0,0 2586,0 2586,33">
            <text:p/>
          </draw:polygon>
          <draw:path draw:style-name="gr3" draw:text-style-name="P8" draw:layer="layout" svg:width="0.355cm" svg:height="0.351cm" svg:x="22.518cm" svg:y="9.677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22.919cm" svg:y="9.6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23.574cm" svg:y="9.80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4.306cm" svg:y="9.6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24.76cm" svg:y="9.43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5.454cm" svg:y="8.861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25.848cm" svg:y="9.0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6" draw:id="id36">
          <svg:title>TexMaths</svg:title>
          <svg:desc>24§display§(10)§svg§600§FALSE§</svg:desc>
          <draw:polygon draw:style-name="gr2" draw:text-style-name="P7" draw:layer="layout" svg:width="1.332cm" svg:height="0.759cm" svg:x="1.614cm" svg:y="11.338cm" svg:viewBox="0 0 1333 760" draw:points="666,760 0,760 0,0 1333,0 1333,760">
            <text:p/>
          </draw:polygon>
          <draw:path draw:style-name="gr3" draw:text-style-name="P8" draw:layer="layout" svg:width="0.197cm" svg:height="0.844cm" svg:x="1.654cm" svg:y="11.29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1.975cm" svg:y="11.3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2.355cm" svg:y="11.36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8" draw:layer="layout" svg:width="0.197cm" svg:height="0.844cm" svg:x="2.791cm" svg:y="11.2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8" draw:id="id38">
          <svg:title>TexMaths</svg:title>
          <svg:desc>24§display§(11)§svg§600§FALSE§</svg:desc>
          <draw:polygon draw:style-name="gr2" draw:text-style-name="P7" draw:layer="layout" svg:width="1.332cm" svg:height="0.759cm" svg:x="10.412cm" svg:y="11.338cm" svg:viewBox="0 0 1333 760" draw:points="666,760 0,760 0,0 1333,0 1333,760">
            <text:p/>
          </draw:polygon>
          <draw:path draw:style-name="gr3" draw:text-style-name="P8" draw:layer="layout" svg:width="0.197cm" svg:height="0.844cm" svg:x="10.452cm" svg:y="11.29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10.773cm" svg:y="11.3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1.196cm" svg:y="11.3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1.589cm" svg:y="11.2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0" draw:id="id40">
          <svg:title>TexMaths</svg:title>
          <svg:desc>24§display§(12)§svg§600§FALSE§</svg:desc>
          <draw:polygon draw:style-name="gr2" draw:text-style-name="P7" draw:layer="layout" svg:width="1.332cm" svg:height="0.76cm" svg:x="19.113cm" svg:y="11.339cm" svg:viewBox="0 0 1333 761" draw:points="666,761 0,761 0,0 1333,0 1333,761">
            <text:p/>
          </draw:polygon>
          <draw:path draw:style-name="gr3" draw:text-style-name="P8" draw:layer="layout" svg:width="0.197cm" svg:height="0.844cm" svg:x="19.153cm" svg:y="11.29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79cm" svg:height="0.564cm" svg:x="19.474cm" svg:y="11.36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64cm" svg:x="19.862cm" svg:y="11.36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0.29cm" svg:y="11.2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9" draw:id="id39">
          <svg:title>TexMaths</svg:title>
          <svg:desc>22§display§\int_{2}^{3} \frac{x}{x^2 + 5x + 6}\ dx§svg§600§FALSE§</svg:desc>
          <draw:polygon draw:style-name="gr2" draw:text-style-name="P7" draw:layer="layout" svg:width="6.318cm" svg:height="1.849cm" svg:x="11.815cm" svg:y="10.737cm" svg:viewBox="0 0 6319 1850" draw:points="3161,1850 0,1850 0,0 6319,0 6319,1850">
            <text:p/>
          </draw:polygon>
          <draw:path draw:style-name="gr3" draw:text-style-name="P8" draw:layer="layout" svg:width="0.687cm" svg:height="1.718cm" svg:x="11.82cm" svg:y="10.86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2.579cm" svg:y="10.69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12.239cm" svg:y="12.26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4.866cm" svg:y="11.0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3.893cm" svg:height="0.032cm" svg:x="13.117cm" svg:y="11.71cm" svg:viewBox="0 0 3894 33" draw:points="1948,33 0,33 0,0 3894,0 3894,33">
            <text:p/>
          </draw:polygon>
          <draw:path draw:style-name="gr3" draw:text-style-name="P8" draw:layer="layout" svg:width="0.386cm" svg:height="0.351cm" svg:x="13.14cm" svg:y="12.1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13.594cm" svg:y="11.8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4.122cm" svg:y="11.9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32cm" svg:x="14.889cm" svg:y="11.933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8" draw:layer="layout" svg:width="0.386cm" svg:height="0.351cm" svg:x="15.261cm" svg:y="12.1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15.894cm" svg:y="11.9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6.658cm" svg:y="11.933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9-14-113 0-59 25-139 95-139 12 0 48 0 72 50 14 28 14 68 14 105s0 76-14 104c-23 48-58 51-77 51z">
            <text:p/>
          </draw:path>
          <draw:path draw:style-name="gr3" draw:text-style-name="P8" draw:layer="layout" svg:width="0.369cm" svg:height="0.546cm" svg:x="17.393cm" svg:y="11.38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7.786cm" svg:y="11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37" draw:id="id37">
          <svg:title>TexMaths</svg:title>
          <svg:desc>22§display§\int_{1}^{2}\frac{4x + 3}{x^2 + 4x + 3}\ dx§svg§600§FALSE§</svg:desc>
          <draw:polygon draw:style-name="gr2" draw:text-style-name="P7" draw:layer="layout" svg:width="6.318cm" svg:height="1.849cm" svg:x="3.216cm" svg:y="10.735cm" svg:viewBox="0 0 6319 1850" draw:points="3161,1850 0,1850 0,0 6319,0 6319,1850">
            <text:p/>
          </draw:polygon>
          <draw:path draw:style-name="gr3" draw:text-style-name="P8" draw:layer="layout" svg:width="0.687cm" svg:height="1.718cm" svg:x="3.221cm" svg:y="10.865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3.985cm" svg:y="10.69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3.666cm" svg:y="12.2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44cm" svg:height="0.523cm" svg:x="5.407cm" svg:y="10.87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5.794cm" svg:y="11.0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6.429cm" svg:y="10.9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7.191cm" svg:y="10.87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3.893cm" svg:height="0.032cm" svg:x="4.518cm" svg:y="11.708cm" svg:viewBox="0 0 3894 33" draw:points="1948,33 0,33 0,0 3894,0 3894,33">
            <text:p/>
          </draw:polygon>
          <draw:path draw:style-name="gr3" draw:text-style-name="P8" draw:layer="layout" svg:width="0.386cm" svg:height="0.351cm" svg:x="4.541cm" svg:y="12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4.995cm" svg:y="11.8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5.523cm" svg:y="11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44cm" svg:height="0.523cm" svg:x="6.274cm" svg:y="11.923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6.662cm" svg:y="12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7.295cm" svg:y="11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8.059cm" svg:y="11.93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8.794cm" svg:y="11.38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9.187cm" svg:y="11.5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41" draw:id="id41">
          <svg:title>TexMaths</svg:title>
          <svg:desc>22§display§\int_{1}^{3} \frac{1}{x ( x^2 + 1) }\ dx§svg§600§FALSE§</svg:desc>
          <draw:polygon draw:style-name="gr2" draw:text-style-name="P7" draw:layer="layout" svg:width="5.588cm" svg:height="1.868cm" svg:x="20.514cm" svg:y="10.738cm" svg:viewBox="0 0 5589 1869" draw:points="2795,1869 0,1869 0,0 5589,0 5589,1869">
            <text:p/>
          </draw:polygon>
          <draw:path draw:style-name="gr3" draw:text-style-name="P8" draw:layer="layout" svg:width="0.687cm" svg:height="1.719cm" svg:x="20.519cm" svg:y="10.868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9cm" svg:height="0.37cm" svg:x="21.278cm" svg:y="10.699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20.965cm" svg:y="12.2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23.273cm" svg:y="10.88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165cm" svg:height="0.032cm" svg:x="21.816cm" svg:y="11.711cm" svg:viewBox="0 0 3166 33" draw:points="1582,33 0,33 0,0 3166,0 3166,33">
            <text:p/>
          </draw:polygon>
          <draw:path draw:style-name="gr3" draw:text-style-name="P8" draw:layer="layout" svg:width="0.386cm" svg:height="0.351cm" svg:x="21.839cm" svg:y="12.1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3cm" svg:x="22.335cm" svg:y="11.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22.582cm" svg:y="12.1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23.036cm" svg:y="11.8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23.564cm" svg:y="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4.363cm" svg:y="11.9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4.724cm" svg:y="11.8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25.362cm" svg:y="11.384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25.755cm" svg:y="11.5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 xml:id="id42" draw:id="id42">
          <svg:title>TexMaths</svg:title>
          <svg:desc>24§display§(13)§svg§600§FALSE§</svg:desc>
          <draw:polygon draw:style-name="gr2" draw:text-style-name="P7" draw:layer="layout" svg:width="1.332cm" svg:height="0.76cm" svg:x="1.615cm" svg:y="13.74cm" svg:viewBox="0 0 1333 761" draw:points="666,761 0,761 0,0 1333,0 1333,761">
            <text:p/>
          </draw:polygon>
          <draw:path draw:style-name="gr3" draw:text-style-name="P8" draw:layer="layout" svg:width="0.197cm" svg:height="0.844cm" svg:x="1.655cm" svg:y="13.698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1.976cm" svg:y="13.76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cm" svg:height="0.581cm" svg:x="2.358cm" svg:y="13.76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8" draw:layer="layout" svg:width="0.197cm" svg:height="0.844cm" svg:x="2.792cm" svg:y="13.6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4" draw:id="id44">
          <svg:title>TexMaths</svg:title>
          <svg:desc>24§display§(14)§svg§600§FALSE§</svg:desc>
          <draw:polygon draw:style-name="gr2" draw:text-style-name="P7" draw:layer="layout" svg:width="1.332cm" svg:height="0.76cm" svg:x="9.013cm" svg:y="13.74cm" svg:viewBox="0 0 1333 761" draw:points="666,761 0,761 0,0 1333,0 1333,761">
            <text:p/>
          </draw:polygon>
          <draw:path draw:style-name="gr3" draw:text-style-name="P8" draw:layer="layout" svg:width="0.197cm" svg:height="0.844cm" svg:x="9.053cm" svg:y="13.698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9.374cm" svg:y="13.76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75cm" svg:height="0.571cm" svg:x="9.745cm" svg:y="13.759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197cm" svg:height="0.844cm" svg:x="10.19cm" svg:y="13.6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6" draw:id="id46">
          <svg:title>TexMaths</svg:title>
          <svg:desc>24§display§(15)§svg§600§FALSE§</svg:desc>
          <draw:polygon draw:style-name="gr2" draw:text-style-name="P7" draw:layer="layout" svg:width="1.332cm" svg:height="0.759cm" svg:x="15.713cm" svg:y="13.741cm" svg:viewBox="0 0 1333 760" draw:points="666,760 0,760 0,0 1333,0 1333,760">
            <text:p/>
          </draw:polygon>
          <draw:path draw:style-name="gr3" draw:text-style-name="P8" draw:layer="layout" svg:width="0.197cm" svg:height="0.844cm" svg:x="15.753cm" svg:y="13.699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79cm" svg:height="0.564cm" svg:x="16.074cm" svg:y="13.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81cm" svg:x="16.462cm" svg:y="13.7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6.89cm" svg:y="13.69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5" draw:id="id45">
          <svg:title>TexMaths</svg:title>
          <svg:desc>22§display§\int_{1}^{3} \frac{\log x}{x^2}\ dx§svg§600§FALSE§</svg:desc>
          <draw:polygon draw:style-name="gr2" draw:text-style-name="P7" draw:layer="layout" svg:width="3.994cm" svg:height="1.849cm" svg:x="10.717cm" svg:y="13.14cm" svg:viewBox="0 0 3995 1850" draw:points="1997,1850 0,1850 0,0 3995,0 3995,1850">
            <text:p/>
          </draw:polygon>
          <draw:path draw:style-name="gr3" draw:text-style-name="P8" draw:layer="layout" svg:width="0.687cm" svg:height="1.718cm" svg:x="10.722cm" svg:y="13.27cm" svg:viewBox="0 0 688 1719" svg:d="M37 1684c25 0 39-17 39-37 0-26-20-39-37-39-20 0-39 13-39 39 0 41 39 72 86 72 118 0 162-181 217-404 59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1.481cm" svg:y="13.10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11.167cm" svg:y="14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73cm" svg:height="0.538cm" svg:x="12.046cm" svg:y="13.26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257cm" svg:y="13.45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12.642cm" svg:y="13.448cm" svg:viewBox="0 0 355 512" svg:d="M151 218c-68 0-68-77-68-95 0-21 1-46 12-65 7-10 25-32 56-32 67 0 67 78 67 95 0 22 0 46-12 66-7 10-25 31-55 31zM60 248c0-3 0-21 14-37 30 23 61 25 77 25 72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13.17cm" svg:y="13.45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9 102-104 102-30 0-42-24-42-51 0-17 5-33 14-68z">
            <text:p/>
          </draw:path>
          <draw:polygon draw:style-name="gr3" draw:text-style-name="P8" draw:layer="layout" svg:width="1.57cm" svg:height="0.032cm" svg:x="12.019cm" svg:y="14.113cm" svg:viewBox="0 0 1571 33" draw:points="785,33 0,33 0,0 1571,0 1571,33">
            <text:p/>
          </draw:polygon>
          <draw:path draw:style-name="gr3" draw:text-style-name="P8" draw:layer="layout" svg:width="0.386cm" svg:height="0.351cm" svg:x="12.433cm" svg:y="14.511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4-100 124-120 0-7-7-7-8-7-7 0-9 2-11 7-24 85-79 102-104 102-30 0-42-24-42-51 0-17 5-33 14-68z">
            <text:p/>
          </draw:path>
          <draw:path draw:style-name="gr3" draw:text-style-name="P8" draw:layer="layout" svg:width="0.24cm" svg:height="0.36cm" svg:x="12.887cm" svg:y="14.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3.971cm" svg:y="13.78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4.365cm" svg:y="13.979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4-100 124-120 0-7-7-7-8-7-7 0-9 2-11 7-26 85-79 102-104 102-30 0-42-24-42-51 0-17 5-33 14-68z">
            <text:p/>
          </draw:path>
        </draw:g>
        <draw:g xml:id="id43" draw:id="id43">
          <svg:title>TexMaths</svg:title>
          <svg:desc>22§display§\int_1^3 x^2 \log x \ dx§svg§600§FALSE§</svg:desc>
          <draw:polygon draw:style-name="gr2" draw:text-style-name="P7" draw:layer="layout" svg:width="4.726cm" svg:height="1.849cm" svg:x="3.217cm" svg:y="13.137cm" svg:viewBox="0 0 4727 1850" draw:points="2363,1850 0,1850 0,0 4727,0 4727,1850">
            <text:p/>
          </draw:polygon>
          <draw:path draw:style-name="gr3" draw:text-style-name="P8" draw:layer="layout" svg:width="0.687cm" svg:height="1.718cm" svg:x="3.222cm" svg:y="13.267cm" svg:viewBox="0 0 688 1719" svg:d="M37 1684c25 0 39-17 39-37 0-26-20-39-37-39-20 0-39 13-39 39 0 41 39 72 86 72 118 0 162-181 217-404 59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3.981cm" svg:y="13.09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3.667cm" svg:y="14.6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4.449cm" svg:y="13.97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4-100 124-120 0-7-7-7-8-7-7 0-9 2-11 7-24 85-79 102-104 102-30 0-42-24-42-51 0-17 5-33 14-68z">
            <text:p/>
          </draw:path>
          <draw:path draw:style-name="gr3" draw:text-style-name="P8" draw:layer="layout" svg:width="0.24cm" svg:height="0.36cm" svg:x="4.903cm" svg:y="13.6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73cm" svg:height="0.538cm" svg:x="5.371cm" svg:y="13.78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5.58cm" svg:y="13.9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5.967cm" svg:y="13.969cm" svg:viewBox="0 0 355 512" svg:d="M151 218c-68 0-68-77-68-95 0-21 1-46 12-65 7-10 25-32 56-32 67 0 67 78 67 95 0 22 0 46-12 66-7 10-25 31-55 31zM60 248c0-3 0-21 14-37 30 23 61 25 77 25 72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6.494cm" svg:y="13.97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9 102-104 102-30 0-42-24-42-51 0-17 5-33 14-68z">
            <text:p/>
          </draw:path>
          <draw:path draw:style-name="gr3" draw:text-style-name="P8" draw:layer="layout" svg:width="0.369cm" svg:height="0.546cm" svg:x="7.203cm" svg:y="13.78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386cm" svg:height="0.351cm" svg:x="7.597cm" svg:y="13.97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</draw:g>
        <draw:g xml:id="id47" draw:id="id47">
          <svg:title>TexMaths</svg:title>
          <svg:desc>22§display§\int_{0}^{\frac{\pi}{4}} e^x ( 1 + \tan x + \tan^2 x ) }\ dx§svg§600§FALSE§</svg:desc>
          <draw:polygon draw:style-name="gr2" draw:text-style-name="P7" draw:layer="layout" svg:width="9.803cm" svg:height="1.873cm" svg:x="17.215cm" svg:y="13.141cm" svg:viewBox="0 0 9804 1874" draw:points="4902,1874 0,1874 0,0 9804,0 9804,1874">
            <text:p/>
          </draw:polygon>
          <draw:path draw:style-name="gr3" draw:text-style-name="P8" draw:layer="layout" svg:width="0.687cm" svg:height="1.718cm" svg:x="17.22cm" svg:y="13.285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8.077cm" svg:y="13.1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8.042cm" svg:y="13.327cm" svg:viewBox="0 0 336 28" draw:points="169,28 0,28 0,0 336,0 336,28">
            <text:p/>
          </draw:polygon>
          <draw:path draw:style-name="gr3" draw:text-style-name="P8" draw:layer="layout" svg:width="0.216cm" svg:height="0.263cm" svg:x="18.102cm" svg:y="13.401cm" svg:viewBox="0 0 217 264" svg:d="M217 201v-18h-50v-171c0-10 0-12-10-12-7 0-9 0-13 5l-144 178v18h130v29c0 13 0 16-35 16h-12v18c17-2 44-2 65-2 23 0 47 0 67 2v-18h-14c-34 0-34-3-34-16v-29zM134 42v141h-116z">
            <text:p/>
          </draw:path>
          <draw:path draw:style-name="gr3" draw:text-style-name="P8" draw:layer="layout" svg:width="0.252cm" svg:height="0.37cm" svg:x="17.634cm" svg:y="14.682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18.674cm" svg:y="13.996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291cm" svg:height="0.245cm" svg:x="19.024cm" svg:y="13.779cm" svg:viewBox="0 0 292 246" svg:d="M109 183c-5 18-23 47-51 47-2 0-18 0-30-7 23-7 25-26 25-29 0-13-9-22-21-22-16 0-32 14-32 34 0 28 30 40 56 40 27 0 48-16 62-38 14 28 44 38 65 38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8" draw:layer="layout" svg:width="0.18cm" svg:height="0.773cm" svg:x="19.465cm" svg:y="13.75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9.757cm" svg:y="13.8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20.29cm" svg:y="13.8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21.035cm" svg:y="13.86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1.353cm" svg:y="13.99cm" svg:viewBox="0 0 350 357" svg:d="M225 289c4 31 25 63 62 63 16 0 63-11 63-74v-42h-19v42c0 46-19 51-28 51-25 0-28-35-28-39v-156c0-32 0-62-29-92s-68-42-105-42c-65 0-118 37-118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21.732cm" svg:y="13.99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2.288cm" svg:y="13.9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22.923cm" svg:y="13.8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23.668cm" svg:y="13.86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3.986cm" svg:y="13.99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24.365cm" svg:y="13.99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24.803cm" svg:y="13.6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25.268cm" svg:y="13.9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25.731cm" svg:y="13.75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26.276cm" svg:y="13.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26.671cm" svg:y="13.99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" anim:sub-item="text" smil:attributeName="visibility" smil:to="visible"/>
                  <anim:animate smil:begin="0s" smil:dur="0.5s" smil:fill="hold" smil:decelerate="0.5" smil:targetElement="id15" anim:sub-item="text" smil:attributeName="rotate" smil:values="-90;0" smil:keyTimes="0;1"/>
                  <anim:animate smil:begin="0s" smil:dur="0.5s" smil:fill="hold" smil:decelerate="0.5" smil:targetElement="id15" anim:sub-item="text" smil:attributeName="width" smil:values="width;width*.05" smil:keyTimes="0;1"/>
                  <anim:animate smil:begin="0.5s" smil:dur="0.5s" smil:fill="hold" smil:accelerate="0.5" smil:targetElement="id15" anim:sub-item="text" smil:attributeName="width" smil:values="width*.05;width" smil:keyTimes="0;1"/>
                  <anim:animate smil:dur="1s" smil:fill="hold" smil:targetElement="id15" anim:sub-item="text" smil:attributeName="height" smil:values="height;height" smil:keyTimes="0;1"/>
                  <anim:animate smil:begin="0s" smil:dur="0.5s" smil:fill="hold" smil:decelerate="0.5" smil:targetElement="id15" anim:sub-item="text" smil:attributeName="x" smil:values="x+.4;x" smil:keyTimes="0;1"/>
                  <anim:animate smil:begin="0s" smil:dur="0.5s" smil:fill="hold" smil:decelerate="0.5" smil:targetElement="id15" anim:sub-item="text" smil:attributeName="y" smil:values="y-.2;y+.1" smil:keyTimes="0;1"/>
                  <anim:animate smil:begin="0.5s" smil:dur="0.5s" smil:fill="hold" smil:accelerate="0.5" smil:targetElement="id15" anim:sub-item="text" smil:attributeName="y" smil:values="y+.1;y" smil:keyTimes="0;1"/>
                  <anim:transitionFilter smil:begin="0s" smil:dur="1s" smil:decelerate="0.5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width*0.05;width" smil:keyTimes="0;1"/>
                  <anim:animate smil:dur="0.5s" smil:fill="hold" smil:targetElement="id16" smil:attributeName="height" smil:values="height;height" smil:keyTimes="0;1"/>
                  <anim:animate smil:dur="0.5s" smil:fill="hold" smil:targetElement="id16" smil:attributeName="x" smil:values="x-.2;x" smil:keyTimes="0;1"/>
                  <anim:animate smil:dur="0.5s" smil:fill="hold" smil:targetElement="id16" smil:attributeName="y" smil:values="y;y" smil:keyTimes="0;1"/>
                  <anim:transitionFilter smil:dur="0.5s" smil:targetElement="id1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width*0.05;width" smil:keyTimes="0;1"/>
                  <anim:animate smil:dur="0.5s" smil:fill="hold" smil:targetElement="id42" smil:attributeName="height" smil:values="height;height" smil:keyTimes="0;1"/>
                  <anim:animate smil:dur="0.5s" smil:fill="hold" smil:targetElement="id42" smil:attributeName="x" smil:values="x-.2;x" smil:keyTimes="0;1"/>
                  <anim:animate smil:dur="0.5s" smil:fill="hold" smil:targetElement="id42" smil:attributeName="y" smil:values="y;y" smil:keyTimes="0;1"/>
                  <anim:transitionFilter smil:dur="0.5s" smil:targetElement="id4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10" draw:text-style-name="P9" draw:layer="layout" svg:width="25.199cm" svg:height="1.836cm" svg:x="1.438cm" svg:y="0.364cm" presentation:class="title" presentation:user-transformed="true">
          <draw:text-box>
            <text:p xml:id="id48" text:id="id48"><text:span text:style-name="T5">Solutions</text:span></text:p>
          </draw:text-box>
        </draw:frame>
        <draw:frame presentation:style-name="pr9" draw:text-style-name="P10" draw:layer="layout" svg:width="26.2cm" svg:height="13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49" draw:id="id49">
          <svg:title>TexMaths</svg:title>
          <svg:desc>28§display§\text {(I)}§svg§600§FALSE§</svg:desc>
          <draw:polygon draw:style-name="gr2" draw:text-style-name="P7" draw:layer="layout" svg:width="0.924cm" svg:height="0.886cm" svg:x="1.305cm" svg:y="3.039cm" svg:viewBox="0 0 925 887" draw:points="464,887 0,887 0,0 925,0 925,887">
            <text:p/>
          </draw:polygon>
          <draw:path draw:style-name="gr3" draw:text-style-name="P8" draw:layer="layout" svg:width="0.23cm" svg:height="0.985cm" svg:x="1.352cm" svg:y="2.9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1.666cm" svg:y="3.0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2.051cm" svg:y="2.9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50" draw:id="id50">
          <svg:title>TexMaths</svg:title>
          <svg:desc>24§display§(1)§svg§600§FALSE§</svg:desc>
          <draw:polygon draw:style-name="gr2" draw:text-style-name="P7" draw:layer="layout" svg:width="0.91cm" svg:height="0.759cm" svg:x="2.708cm" svg:y="3.134cm" svg:viewBox="0 0 911 760" draw:points="455,760 0,760 0,0 911,0 911,760">
            <text:p/>
          </draw:polygon>
          <draw:path draw:style-name="gr3" draw:text-style-name="P8" draw:layer="layout" svg:width="0.197cm" svg:height="0.844cm" svg:x="2.748cm" svg:y="3.0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3.069cm" svg:y="3.1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3.465cm" svg:y="3.0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53" draw:id="id53">
          <svg:title>TexMaths</svg:title>
          <svg:desc>22§display§= \int_{0}^{1}\frac{x^2 + 3x + 2}{\sqrt{x}} dx§svg§600§FALSE§</svg:desc>
          <draw:polygon draw:style-name="gr2" draw:text-style-name="P7" draw:layer="layout" svg:width="6.878cm" svg:height="1.862cm" svg:x="6.512cm" svg:y="2.531cm" svg:viewBox="0 0 6879 1863" draw:points="3439,1863 0,1863 0,0 6879,0 6879,1863">
            <text:p/>
          </draw:polygon>
          <draw:path draw:style-name="gr3" draw:text-style-name="P8" draw:layer="layout" svg:width="0.515cm" svg:height="0.182cm" svg:x="6.517cm" svg:y="3.4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7cm" svg:x="7.332cm" svg:y="2.661cm" svg:viewBox="0 0 688 1718" svg:d="M37 1683c25 0 39-17 39-37 0-26-20-38-37-38-20 0-39 12-39 38 0 41 39 72 86 72 118 0 162-181 217-404 60-245 111-493 153-741 28-163 56-318 83-418 8-39 35-137 66-137 23 0 43 14 46 17-26 2-38 18-38 37 0 26 19 39 36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8.123cm" svg:y="2.49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48cm" svg:y="4.057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386cm" svg:height="0.351cm" svg:x="8.654cm" svg:y="2.8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9.108cm" svg:y="2.5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9.634cm" svg:y="2.7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398cm" svg:y="2.67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86cm" svg:height="0.351cm" svg:x="10.775cm" svg:y="2.8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409cm" svg:y="2.7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2.178cm" svg:y="2.6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3.894cm" svg:height="0.032cm" svg:x="8.631cm" svg:y="3.503cm" svg:viewBox="0 0 3895 33" draw:points="1948,33 0,33 0,0 3895,0 3895,33">
            <text:p/>
          </draw:polygon>
          <draw:path draw:style-name="gr3" draw:text-style-name="P8" draw:layer="layout" svg:width="0.604cm" svg:height="0.773cm" svg:x="10.092cm" svg:y="3.658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0.443cm" svg:height="0.032cm" svg:x="10.68cm" svg:y="3.658cm" svg:viewBox="0 0 444 33" draw:points="222,33 0,33 0,0 444,0 444,33">
            <text:p/>
          </draw:polygon>
          <draw:path draw:style-name="gr3" draw:text-style-name="P8" draw:layer="layout" svg:width="0.386cm" svg:height="0.351cm" svg:x="10.703cm" svg:y="3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2.65cm" svg:y="3.176cm" svg:viewBox="0 0 370 547" svg:d="M370 9c0-2 0-9-11-9-10 0-84 7-99 9-5 0-10 3-10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3.044cm" svg:y="3.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51" draw:id="id51">
          <svg:title>TexMaths</svg:title>
          <svg:desc>24§display§\text {Let,}§svg§600§FALSE§</svg:desc>
          <draw:polygon draw:style-name="gr2" draw:text-style-name="P7" draw:layer="layout" svg:width="1.318cm" svg:height="0.655cm" svg:x="4.023cm" svg:y="3.235cm" svg:viewBox="0 0 1319 656" draw:points="659,656 0,656 0,0 1319,0 1319,656">
            <text:p/>
          </draw:polygon>
          <draw:path draw:style-name="gr3" draw:text-style-name="P8" draw:layer="layout" svg:width="0.464cm" svg:height="0.577cm" svg:x="4.008cm" svg:y="3.1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2cm" svg:y="3.3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899cm" svg:y="3.2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3cm" svg:y="3.6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52" draw:id="id52">
          <svg:title>TexMaths</svg:title>
          <svg:desc>24§display§\text {I} §svg§600§FALSE§</svg:desc>
          <draw:polygon draw:style-name="gr2" draw:text-style-name="P7" draw:layer="layout" svg:width="0.197cm" svg:height="0.493cm" svg:x="5.93cm" svg:y="3.2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3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54" draw:id="id54">
          <svg:title>TexMaths</svg:title>
          <svg:desc>22§display§= \int_{0}^{1}\left( \frac{x^2}{x^\frac{1}{2}} + \frac{3x}{x^\frac{1}{2}} +\frac{2}{\sqrt{x}} \right) dx§svg§600§FALSE§</svg:desc>
          <draw:polygon draw:style-name="gr2" draw:text-style-name="P7" draw:layer="layout" svg:width="9.457cm" svg:height="1.878cm" svg:x="14.114cm" svg:y="2.532cm" svg:viewBox="0 0 9458 1879" draw:points="4729,1879 0,1879 0,0 9458,0 9458,1879">
            <text:p/>
          </draw:polygon>
          <draw:path draw:style-name="gr3" draw:text-style-name="P8" draw:layer="layout" svg:width="0.515cm" svg:height="0.182cm" svg:x="14.119cm" svg:y="3.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4.934cm" svg:y="2.662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5.724cm" svg:y="2.493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5.35cm" svg:y="4.0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81cm" svg:height="1.857cm" svg:x="16.302cm" svg:y="2.593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386cm" svg:height="0.351cm" svg:x="16.895cm" svg:y="2.8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7.349cm" svg:y="2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93cm" svg:height="0.032cm" svg:x="16.802cm" svg:y="3.505cm" svg:viewBox="0 0 931 33" draw:points="465,33 0,33 0,0 931,0 931,33">
            <text:p/>
          </draw:polygon>
          <draw:path draw:style-name="gr3" draw:text-style-name="P8" draw:layer="layout" svg:width="0.386cm" svg:height="0.351cm" svg:x="16.824cm" svg:y="4.0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159cm" svg:height="0.258cm" svg:x="17.393cm" svg:y="3.62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7.337cm" svg:y="3.939cm" svg:viewBox="0 0 264 28" draw:points="132,28 0,28 0,0 264,0 264,28">
            <text:p/>
          </draw:polygon>
          <draw:path draw:style-name="gr3" draw:text-style-name="P8" draw:layer="layout" svg:width="0.193cm" svg:height="0.258cm" svg:x="17.372cm" svg:y="4.014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515cm" svg:height="0.517cm" svg:x="18.039cm" svg:y="3.2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18.945cm" svg:y="2.676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86cm" svg:height="0.351cm" svg:x="19.322cm" svg:y="2.8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olygon draw:style-name="gr3" draw:text-style-name="P8" draw:layer="layout" svg:width="0.93cm" svg:height="0.032cm" svg:x="18.863cm" svg:y="3.505cm" svg:viewBox="0 0 931 33" draw:points="465,33 0,33 0,0 931,0 931,33">
            <text:p/>
          </draw:polygon>
          <draw:path draw:style-name="gr3" draw:text-style-name="P8" draw:layer="layout" svg:width="0.386cm" svg:height="0.351cm" svg:x="18.885cm" svg:y="4.0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159cm" svg:height="0.258cm" svg:x="19.452cm" svg:y="3.62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9.398cm" svg:y="3.939cm" svg:viewBox="0 0 264 28" draw:points="132,28 0,28 0,0 264,0 264,28">
            <text:p/>
          </draw:polygon>
          <draw:path draw:style-name="gr3" draw:text-style-name="P8" draw:layer="layout" svg:width="0.193cm" svg:height="0.258cm" svg:x="19.433cm" svg:y="4.014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515cm" svg:height="0.517cm" svg:x="20.1cm" svg:y="3.2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21.311cm" svg:y="2.67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1.087cm" svg:height="0.032cm" svg:x="20.922cm" svg:y="3.505cm" svg:viewBox="0 0 1088 33" draw:points="544,33 0,33 0,0 1088,0 1088,33">
            <text:p/>
          </draw:polygon>
          <draw:path draw:style-name="gr3" draw:text-style-name="P8" draw:layer="layout" svg:width="0.604cm" svg:height="0.774cm" svg:x="20.978cm" svg:y="3.66cm" svg:viewBox="0 0 605 775" svg:d="M245 694l-136-301c-5-13-10-13-12-13 0 0-5 0-13 6l-73 56c-11 7-11 11-11 12 0 4 2 9 7 9s19-10 26-18c6-3 18-12 25-17l153 334c5 13 11 13 18 13 10 0 12-4 19-14l352-729c5-13 5-14 5-16 0-9-7-16-15-16-7 0-13 4-18 16z">
            <text:p/>
          </draw:path>
          <draw:polygon draw:style-name="gr3" draw:text-style-name="P8" draw:layer="layout" svg:width="0.443cm" svg:height="0.032cm" svg:x="21.566cm" svg:y="3.66cm" svg:viewBox="0 0 444 33" draw:points="222,33 0,33 0,0 444,0 444,33">
            <text:p/>
          </draw:polygon>
          <draw:path draw:style-name="gr3" draw:text-style-name="P8" draw:layer="layout" svg:width="0.386cm" svg:height="0.351cm" svg:x="21.589cm" svg:y="3.9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381cm" svg:height="1.857cm" svg:x="22.129cm" svg:y="2.593cm" svg:viewBox="0 0 382 1858" svg:d="M382 930c0-305-70-611-268-844-15-17-44-49-75-77-11-9-13-9-23-9-9 0-16 0-16 7 0 4 4 7 5 9 27 28 79 79 131 164 124 199 181 450 181 748 0 209-27 477-155 708-62 111-127 174-158 208-2 1-4 3-4 7 0 7 7 7 16 7 10 0 12 0 24-13 261-236 342-590 342-915z">
            <text:p/>
          </draw:path>
          <draw:path draw:style-name="gr3" draw:text-style-name="P8" draw:layer="layout" svg:width="0.369cm" svg:height="0.547cm" svg:x="22.83cm" svg:y="3.178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23.224cm" svg:y="3.3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55" draw:id="id55">
          <svg:title>TexMaths</svg:title>
          <svg:desc>22§display§= \int_{0}^{1}\left( x^\frac{3}{2} + 3x^\frac{1}{2}+\frac{2}{\sqrt{x}} \right) dx§svg§600§FALSE§</svg:desc>
          <draw:polygon draw:style-name="gr2" draw:text-style-name="P7" draw:layer="layout" svg:width="9.473cm" svg:height="1.878cm" svg:x="6.516cm" svg:y="5.033cm" svg:viewBox="0 0 9474 1879" draw:points="4736,1879 0,1879 0,0 9474,0 9474,1879">
            <text:p/>
          </draw:polygon>
          <draw:path draw:style-name="gr3" draw:text-style-name="P8" draw:layer="layout" svg:width="0.515cm" svg:height="0.182cm" svg:x="6.521cm" svg:y="5.9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6cm" svg:y="5.163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8.126cm" svg:y="4.994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2cm" svg:y="6.561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81cm" svg:height="1.857cm" svg:x="8.704cm" svg:y="5.094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386cm" svg:height="0.351cm" svg:x="9.133cm" svg:y="5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01cm" svg:height="0.267cm" svg:x="9.677cm" svg:y="5.431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9.647cm" svg:y="5.748cm" svg:viewBox="0 0 264 28" draw:points="132,28 0,28 0,0 264,0 264,28">
            <text:p/>
          </draw:polygon>
          <draw:path draw:style-name="gr3" draw:text-style-name="P8" draw:layer="layout" svg:width="0.193cm" svg:height="0.258cm" svg:x="9.682cm" svg:y="5.825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515cm" svg:height="0.517cm" svg:x="10.256cm" svg:y="5.7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11.018cm" svg:y="5.7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86cm" svg:height="0.351cm" svg:x="11.395cm" svg:y="5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159cm" svg:height="0.258cm" svg:x="11.963cm" svg:y="5.431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1.907cm" svg:y="5.748cm" svg:viewBox="0 0 264 28" draw:points="132,28 0,28 0,0 264,0 264,28">
            <text:p/>
          </draw:polygon>
          <draw:path draw:style-name="gr3" draw:text-style-name="P8" draw:layer="layout" svg:width="0.193cm" svg:height="0.258cm" svg:x="11.942cm" svg:y="5.825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515cm" svg:height="0.517cm" svg:x="12.518cm" svg:y="5.7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3.729cm" svg:y="5.1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1.087cm" svg:height="0.032cm" svg:x="13.34cm" svg:y="6.006cm" svg:viewBox="0 0 1088 33" draw:points="544,33 0,33 0,0 1088,0 1088,33">
            <text:p/>
          </draw:polygon>
          <draw:path draw:style-name="gr3" draw:text-style-name="P8" draw:layer="layout" svg:width="0.604cm" svg:height="0.774cm" svg:x="13.396cm" svg:y="6.161cm" svg:viewBox="0 0 605 775" svg:d="M245 694l-136-301c-5-13-10-13-12-13 0 0-5 0-13 6l-73 56c-11 7-11 11-11 12 0 4 2 9 7 9s19-10 26-18c6-3 18-12 25-17l153 334c5 13 11 13 18 13 10 0 12-4 19-14l352-729c5-13 5-14 5-16 0-9-7-16-15-16-7 0-13 4-18 16z">
            <text:p/>
          </draw:path>
          <draw:polygon draw:style-name="gr3" draw:text-style-name="P8" draw:layer="layout" svg:width="0.443cm" svg:height="0.032cm" svg:x="13.984cm" svg:y="6.161cm" svg:viewBox="0 0 444 33" draw:points="222,33 0,33 0,0 444,0 444,33">
            <text:p/>
          </draw:polygon>
          <draw:path draw:style-name="gr3" draw:text-style-name="P8" draw:layer="layout" svg:width="0.386cm" svg:height="0.351cm" svg:x="14.007cm" svg:y="6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381cm" svg:height="1.857cm" svg:x="14.545cm" svg:y="5.094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15.248cm" svg:y="5.67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5.642cm" svg:y="5.8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56" draw:id="id56">
          <svg:title>TexMaths</svg:title>
          <svg:desc>22§display§= \int_{0}^{1} x^\frac{3}{2}\ dx + 3 \int_{0}^{1} x^\frac{1}{2}\ dx + 2 \int_{0}^{1}\frac{1}{\sqrt{x}}\ dx§svg§600§FALSE§</svg:desc>
          <draw:polygon draw:style-name="gr2" draw:text-style-name="P7" draw:layer="layout" svg:width="13.809cm" svg:height="1.862cm" svg:x="6.517cm" svg:y="7.632cm" svg:viewBox="0 0 13810 1863" draw:points="6904,1863 0,1863 0,0 13810,0 13810,1863">
            <text:p/>
          </draw:polygon>
          <draw:path draw:style-name="gr3" draw:text-style-name="P8" draw:layer="layout" svg:width="0.515cm" svg:height="0.182cm" svg:x="6.522cm" svg:y="8.5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7cm" svg:x="7.337cm" svg:y="7.762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8.127cm" svg:y="7.59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2cm" svg:y="9.158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386cm" svg:height="0.351cm" svg:x="8.566cm" svg:y="8.4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01cm" svg:height="0.266cm" svg:x="9.109cm" svg:y="8.029cm" svg:viewBox="0 0 202 267" svg:d="M97 130c37 0 60 23 60 62 0 38-25 60-58 60-6 0-51 0-73-20 18-3 22-16 22-24 0-15-11-23-23-23-13 0-25 7-25 24 0 41 46 58 99 58 65 0 103-38 103-75 0-32-28-60-72-71 46-14 58-44 58-65 0-33-38-56-88-56-47 0-86 21-86 55 0 19 14 22 21 22 13 0 23-7 23-21 0-9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9.078cm" svg:y="8.346cm" svg:viewBox="0 0 264 28" draw:points="132,28 0,28 0,0 264,0 264,28">
            <text:p/>
          </draw:polygon>
          <draw:path draw:style-name="gr3" draw:text-style-name="P8" draw:layer="layout" svg:width="0.193cm" svg:height="0.258cm" svg:x="9.113cm" svg:y="8.423cm" svg:viewBox="0 0 194 259" svg:d="M194 185h-16c-2 7-6 31-11 35-3 2-37 2-42 2h-77c26-20 56-41 79-57 35-24 67-47 67-88 0-49-46-77-102-77-53 0-92 30-92 69 0 19 18 22 23 22 10 0 23-7 23-22 0-14-11-22-23-23 10-18 33-28 60-28 38 0 70 22 70 59 0 34-23 58-53 83l-95 81c-5 3-5 3-5 7v11h181z">
            <text:p/>
          </draw:path>
          <draw:path draw:style-name="gr3" draw:text-style-name="P8" draw:layer="layout" svg:width="0.369cm" svg:height="0.546cm" svg:x="9.761cm" svg:y="8.277cm" svg:viewBox="0 0 370 547" svg:d="M370 9c0-2 0-9-11-9s-84 7-99 9c-5 0-10 3-10 14 0 10 7 10 19 10 37 0 39 6 39 13l-2 16-47 182c-14-28-37-49-72-49-90 0-187 115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8" draw:layer="layout" svg:width="0.386cm" svg:height="0.351cm" svg:x="10.155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0.79cm" svg:y="8.3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1.552cm" svg:y="8.29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687cm" svg:height="1.717cm" svg:x="12.078cm" svg:y="7.762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12.867cm" svg:y="7.5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492cm" svg:y="9.158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  <draw:path draw:style-name="gr3" draw:text-style-name="P8" draw:layer="layout" svg:width="0.386cm" svg:height="0.351cm" svg:x="13.307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59cm" svg:height="0.258cm" svg:x="13.874cm" svg:y="8.029cm" svg:viewBox="0 0 160 259" svg:d="M100 12c0-12-1-12-14-12-28 25-72 25-79 25h-7v17h7c9 0 33-2 56-10v193c0 12 0 18-40 18h-19v16c21-2 56-2 77-2 23 0 58 0 79 2v-16h-19c-41 0-41-6-41-18z">
            <text:p/>
          </draw:path>
          <draw:polygon draw:style-name="gr3" draw:text-style-name="P8" draw:layer="layout" svg:width="0.263cm" svg:height="0.027cm" svg:x="13.819cm" svg:y="8.346cm" svg:viewBox="0 0 264 28" draw:points="132,28 0,28 0,0 264,0 264,28">
            <text:p/>
          </draw:polygon>
          <draw:path draw:style-name="gr3" draw:text-style-name="P8" draw:layer="layout" svg:width="0.193cm" svg:height="0.258cm" svg:x="13.854cm" svg:y="8.423cm" svg:viewBox="0 0 194 259" svg:d="M194 185h-16c-2 7-6 31-11 35-3 2-37 2-42 2h-77c26-20 56-41 79-57 35-24 67-47 67-88 0-49-46-77-102-77-53 0-92 30-92 69 0 19 18 22 23 22 10 0 23-7 23-22 0-14-11-22-23-23 10-18 33-28 60-28 38 0 70 22 70 59 0 34-23 58-53 83l-95 81c-5 3-5 3-5 7v11h181z">
            <text:p/>
          </draw:path>
          <draw:path draw:style-name="gr3" draw:text-style-name="P8" draw:layer="layout" svg:width="0.369cm" svg:height="0.546cm" svg:x="14.502cm" svg:y="8.277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8" draw:layer="layout" svg:width="0.386cm" svg:height="0.351cm" svg:x="14.896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5.53cm" svg:y="8.3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6.299cm" svg:y="8.29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87cm" svg:height="1.717cm" svg:x="16.82cm" svg:y="7.762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4 84-146 243-2 7-108 395-192 902-21 118-44 248-69 355-14 57-49 203-113 203-28 0-45-20-47-20z">
            <text:p/>
          </draw:path>
          <draw:path draw:style-name="gr3" draw:text-style-name="P8" draw:layer="layout" svg:width="0.198cm" svg:height="0.36cm" svg:x="17.608cm" svg:y="7.59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7.233cm" svg:y="9.158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  <draw:path draw:style-name="gr3" draw:text-style-name="P8" draw:layer="layout" svg:width="0.256cm" svg:height="0.516cm" svg:x="18.536cm" svg:y="7.776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1.087cm" svg:height="0.032cm" svg:x="18.117cm" svg:y="8.604cm" svg:viewBox="0 0 1088 33" draw:points="544,33 0,33 0,0 1088,0 1088,33">
            <text:p/>
          </draw:polygon>
          <draw:path draw:style-name="gr3" draw:text-style-name="P8" draw:layer="layout" svg:width="0.604cm" svg:height="0.773cm" svg:x="18.173cm" svg:y="8.759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0.443cm" svg:height="0.032cm" svg:x="18.761cm" svg:y="8.759cm" svg:viewBox="0 0 444 33" draw:points="222,33 0,33 0,0 444,0 444,33">
            <text:p/>
          </draw:polygon>
          <draw:path draw:style-name="gr3" draw:text-style-name="P8" draw:layer="layout" svg:width="0.386cm" svg:height="0.351cm" svg:x="18.784cm" svg:y="9.0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369cm" svg:height="0.546cm" svg:x="19.585cm" svg:y="8.277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8" draw:layer="layout" svg:width="0.386cm" svg:height="0.351cm" svg:x="19.979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57" draw:id="id57">
          <svg:title>TexMaths</svg:title>
          <svg:desc>22§display§=  \left[ \frac{x^\frac{5}{2}}{5/2} \right]_0^1 + 3 \left[ \frac{x^\frac{3}{2}}{3/2} \right]_0^1 + 2\left[ 2\sqrt{x} \right]_0^1§svg§600§FALSE§</svg:desc>
          <draw:polygon draw:style-name="gr2" draw:text-style-name="P7" draw:layer="layout" svg:width="11.246cm" svg:height="2.462cm" svg:x="6.518cm" svg:y="10.134cm" svg:viewBox="0 0 11247 2463" draw:points="5624,2463 0,2463 0,0 11247,0 11247,2463">
            <text:p/>
          </draw:polygon>
          <draw:path draw:style-name="gr3" draw:text-style-name="P8" draw:layer="layout" svg:width="0.515cm" svg:height="0.182cm" svg:x="6.523cm" svg:y="11.33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3cm" svg:height="2.321cm" svg:x="7.509cm" svg:y="10.264cm" svg:viewBox="0 0 231 2322" draw:points="0,2322 231,2322 231,2273 48,2273 48,48 231,48 231,0 0,0">
            <text:p/>
          </draw:polygon>
          <draw:path draw:style-name="gr3" draw:text-style-name="P8" draw:layer="layout" svg:width="0.386cm" svg:height="0.351cm" svg:x="7.977cm" svg:y="10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193cm" svg:height="0.267cm" svg:x="8.525cm" svg:y="10.347cm" svg:viewBox="0 0 194 268" svg:d="M40 44c22 5 39 5 43 5 26 0 47-7 56-12 11-5 37-21 37-30 0-7-5-7-5-7-2 0-2 0-7 2-14 5-39 10-64 10-23 0-44-3-65-10-5-2-5-2-5-2-5 0-5 5-5 11v118c0 5 0 10 7 10 3 0 3 0 7-5 16-16 37-25 63-25 21 0 35 12 41 21 8 13 10 30 10 50 0 15-2 38-17 52-18 18-39 20-48 20-26 0-55-11-67-34 18-1 23-12 23-23 0-12-11-21-23-21-7 0-21 6-21 23 0 39 37 71 88 71 58 0 106-39 106-87 0-44-37-86-92-86-25 0-44 7-62 19z">
            <text:p/>
          </draw:path>
          <draw:polygon draw:style-name="gr3" draw:text-style-name="P8" draw:layer="layout" svg:width="0.263cm" svg:height="0.027cm" svg:x="8.489cm" svg:y="10.664cm" svg:viewBox="0 0 264 28" draw:points="132,28 0,28 0,0 264,0 264,28">
            <text:p/>
          </draw:polygon>
          <draw:path draw:style-name="gr3" draw:text-style-name="P8" draw:layer="layout" svg:width="0.193cm" svg:height="0.258cm" svg:x="8.525cm" svg:y="10.741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1.161cm" svg:height="0.032cm" svg:x="7.84cm" svg:y="11.409cm" svg:viewBox="0 0 1162 33" draw:points="581,33 0,33 0,0 1162,0 1162,33">
            <text:p/>
          </draw:polygon>
          <draw:path draw:style-name="gr3" draw:text-style-name="P8" draw:layer="layout" svg:width="0.309cm" svg:height="0.533cm" svg:x="7.879cm" svg:y="11.632cm" svg:viewBox="0 0 310 534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8" draw:layer="layout" svg:width="0.302cm" svg:height="0.774cm" svg:x="8.269cm" svg:y="11.567cm" svg:viewBox="0 0 303 775" svg:d="M299 30c4-11 4-14 4-14 0-9-7-16-16-16-5 0-11 2-12 7l-271 740c-4 8-4 12-4 14 0 7 7 14 16 14 10 0 12-6 17-18z">
            <text:p/>
          </draw:path>
          <draw:path draw:style-name="gr3" draw:text-style-name="P8" draw:layer="layout" svg:width="0.309cm" svg:height="0.517cm" svg:x="8.651cm" svg:y="11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23cm" svg:height="2.321cm" svg:x="9.1cm" svg:y="10.264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9.602cm" svg:y="10.09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9.572cm" svg:y="12.262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515cm" svg:height="0.517cm" svg:x="10.105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10.867cm" svg:y="11.102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olygon draw:style-name="gr3" draw:text-style-name="P8" draw:layer="layout" svg:width="0.23cm" svg:height="2.321cm" svg:x="11.563cm" svg:y="10.264cm" svg:viewBox="0 0 231 2322" draw:points="0,2322 231,2322 231,2273 48,2273 48,48 231,48 231,0 0,0">
            <text:p/>
          </draw:polygon>
          <draw:path draw:style-name="gr3" draw:text-style-name="P8" draw:layer="layout" svg:width="0.386cm" svg:height="0.351cm" svg:x="12.033cm" svg:y="10.75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01cm" svg:height="0.267cm" svg:x="12.576cm" svg:y="10.347cm" svg:viewBox="0 0 202 268" svg:d="M97 130c37 0 60 23 60 62s-25 60-58 60c-6 0-51 0-73-20 18-3 22-15 22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2.545cm" svg:y="10.664cm" svg:viewBox="0 0 264 28" draw:points="132,28 0,28 0,0 264,0 264,28">
            <text:p/>
          </draw:polygon>
          <draw:path draw:style-name="gr3" draw:text-style-name="P8" draw:layer="layout" svg:width="0.193cm" svg:height="0.258cm" svg:x="12.58cm" svg:y="10.741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olygon draw:style-name="gr3" draw:text-style-name="P8" draw:layer="layout" svg:width="1.161cm" svg:height="0.032cm" svg:x="11.895cm" svg:y="11.409cm" svg:viewBox="0 0 1162 33" draw:points="581,33 0,33 0,0 1162,0 1162,33">
            <text:p/>
          </draw:polygon>
          <draw:path draw:style-name="gr3" draw:text-style-name="P8" draw:layer="layout" svg:width="0.321cm" svg:height="0.533cm" svg:x="11.927cm" svg:y="11.632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02cm" svg:height="0.774cm" svg:x="12.323cm" svg:y="11.567cm" svg:viewBox="0 0 303 775" svg:d="M299 30c4-11 4-14 4-14 0-9-7-16-16-16-5 0-11 2-12 7l-271 740c-4 8-4 12-4 14 0 7 7 14 16 14 10 0 12-6 17-18z">
            <text:p/>
          </draw:path>
          <draw:path draw:style-name="gr3" draw:text-style-name="P8" draw:layer="layout" svg:width="0.309cm" svg:height="0.517cm" svg:x="12.707cm" svg:y="11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23cm" svg:height="2.321cm" svg:x="13.155cm" svg:y="10.264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13.657cm" svg:y="10.095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3.627cm" svg:y="12.262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515cm" svg:height="0.517cm" svg:x="14.161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4.93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149cm" svg:height="0.929cm" svg:x="15.562cm" svg:y="10.96cm" svg:viewBox="0 0 150 930" draw:points="0,930 150,930 150,898 32,898 32,32 150,32 150,0 0,0">
            <text:p/>
          </draw:polygon>
          <draw:path draw:style-name="gr3" draw:text-style-name="P8" draw:layer="layout" svg:width="0.309cm" svg:height="0.517cm" svg:x="15.768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604cm" svg:height="0.774cm" svg:x="16.171cm" svg:y="10.991cm" svg:viewBox="0 0 605 775" svg:d="M245 694l-136-301c-5-13-10-13-12-13 0 0-5 0-13 6l-73 56c-11 7-11 11-11 12 0 4 2 9 7 9s19-10 26-18c6-3 18-12 25-17l153 334c5 13 11 13 18 13 10 0 12-4 19-14l352-729c5-13 5-14 5-16 0-9-7-16-15-16-7 0-13 4-18 16z">
            <text:p/>
          </draw:path>
          <draw:polygon draw:style-name="gr3" draw:text-style-name="P8" draw:layer="layout" svg:width="0.443cm" svg:height="0.032cm" svg:x="16.758cm" svg:y="10.991cm" svg:viewBox="0 0 444 33" draw:points="222,33 0,33 0,0 444,0 444,33">
            <text:p/>
          </draw:polygon>
          <draw:path draw:style-name="gr3" draw:text-style-name="P8" draw:layer="layout" svg:width="0.386cm" svg:height="0.351cm" svg:x="16.781cm" svg:y="11.2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8" draw:layer="layout" svg:width="0.149cm" svg:height="0.929cm" svg:x="17.218cm" svg:y="10.96cm" svg:viewBox="0 0 150 930" draw:points="150,930 150,0 0,0 0,32 120,32 120,898 0,898 0,930">
            <text:p/>
          </draw:polygon>
          <draw:path draw:style-name="gr3" draw:text-style-name="P8" draw:layer="layout" svg:width="0.198cm" svg:height="0.36cm" svg:x="17.582cm" svg:y="10.7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7.551cm" svg:y="11.567cm" svg:viewBox="0 0 253 372" svg:d="M253 188c0-59-7-103-33-140-16-27-49-48-93-48-127 0-127 148-127 188 0 39 0 184 127 184 126 0 126-145 126-184zM127 357c-25 0-58-15-69-59-9-32-9-78-9-117 0-40 0-81 9-111 11-44 46-54 69-54 30 0 58 17 67 49 8 28 10 69 10 116 0 39 0 80-7 115-12 49-49 61-70 61z">
            <text:p/>
          </draw:path>
        </draw:g>
        <draw:g xml:id="id60" draw:id="id60">
          <svg:title>TexMaths</svg:title>
          <svg:desc>22§display§=  \frac{2}{5}[\  (1) - 0\ ] + 2[\ (1) - 0\ ] + 4 [\ (1) - 0 \ ]§svg§600§FALSE§</svg:desc>
          <draw:polygon draw:style-name="gr2" draw:text-style-name="P7" draw:layer="layout" svg:width="13.677cm" svg:height="1.51cm" svg:x="6.522cm" svg:y="13.134cm" svg:viewBox="0 0 13678 1511" draw:points="6839,1511 0,1511 0,0 13678,0 13678,1511">
            <text:p/>
          </draw:polygon>
          <draw:path draw:style-name="gr3" draw:text-style-name="P8" draw:layer="layout" svg:width="0.515cm" svg:height="0.182cm" svg:x="6.527cm" svg:y="13.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7.43cm" svg:y="13.0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388cm" svg:height="0.032cm" svg:x="7.391cm" svg:y="13.924cm" svg:viewBox="0 0 389 33" draw:points="194,33 0,33 0,0 389,0 389,33">
            <text:p/>
          </draw:polygon>
          <draw:path draw:style-name="gr3" draw:text-style-name="P8" draw:layer="layout" svg:width="0.309cm" svg:height="0.532cm" svg:x="7.43cm" svg:y="14.1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106cm" svg:height="0.774cm" svg:x="7.963cm" svg:y="13.553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8.421cm" svg:y="13.55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8.713cm" svg:y="13.61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9.076cm" svg:y="13.55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472cm" svg:height="0.032cm" svg:x="9.568cm" svg:y="13.924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0.308cm" svg:y="13.618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olygon draw:style-name="gr3" draw:text-style-name="P8" draw:layer="layout" svg:width="0.106cm" svg:height="0.774cm" svg:x="10.938cm" svg:y="13.553cm" svg:viewBox="0 0 107 775" draw:points="107,0 0,0 0,32 76,32 76,745 0,745 0,775 107,775">
            <text:p/>
          </draw:polygon>
          <draw:path draw:style-name="gr3" draw:text-style-name="P8" draw:layer="layout" svg:width="0.515cm" svg:height="0.517cm" svg:x="11.351cm" svg:y="13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2.12cm" svg:y="13.6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106cm" svg:height="0.774cm" svg:x="12.559cm" svg:y="13.553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13.016cm" svg:y="13.55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3.31cm" svg:y="13.61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3.671cm" svg:y="13.55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472cm" svg:height="0.032cm" svg:x="14.164cm" svg:y="13.924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4.903cm" svg:y="13.618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olygon draw:style-name="gr3" draw:text-style-name="P8" draw:layer="layout" svg:width="0.106cm" svg:height="0.774cm" svg:x="15.535cm" svg:y="13.553cm" svg:viewBox="0 0 107 775" draw:points="107,0 0,0 0,32 76,32 76,745 0,745 0,775 107,775">
            <text:p/>
          </draw:polygon>
          <draw:path draw:style-name="gr3" draw:text-style-name="P8" draw:layer="layout" svg:width="0.515cm" svg:height="0.517cm" svg:x="15.948cm" svg:y="13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6.7cm" svg:y="13.609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8" draw:layer="layout" svg:width="0.106cm" svg:height="0.774cm" svg:x="17.155cm" svg:y="13.553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17.613cm" svg:y="13.55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7.905cm" svg:y="13.61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8.268cm" svg:y="13.55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472cm" svg:height="0.032cm" svg:x="18.76cm" svg:y="13.924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9.5cm" svg:y="13.618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06cm" svg:height="0.774cm" svg:x="20.13cm" svg:y="13.553cm" svg:viewBox="0 0 107 775" draw:points="107,0 0,0 0,32 76,32 76,745 0,745 0,775 107,775">
            <text:p/>
          </draw:polygon>
        </draw:g>
        <draw:g xml:id="id59" draw:id="id59">
          <svg:title>TexMaths</svg:title>
          <svg:desc>24§display§\text {I} §svg§600§FALSE§</svg:desc>
          <draw:polygon draw:style-name="gr2" draw:text-style-name="P7" draw:layer="layout" svg:width="0.197cm" svg:height="0.493cm" svg:x="5.931cm" svg:y="13.7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13.6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61" draw:id="id61">
          <svg:title>TexMaths</svg:title>
          <svg:desc>22§display§= \frac{2}{5} + 6 =  \frac{32}{5}§svg§600§FALSE§</svg:desc>
          <draw:polygon draw:style-name="gr2" draw:text-style-name="P7" draw:layer="layout" svg:width="4.54cm" svg:height="1.51cm" svg:x="20.722cm" svg:y="13.134cm" svg:viewBox="0 0 4541 1511" draw:points="2271,1511 0,1511 0,0 4541,0 4541,1511">
            <text:p/>
          </draw:polygon>
          <draw:path draw:style-name="gr3" draw:text-style-name="P8" draw:layer="layout" svg:width="0.515cm" svg:height="0.182cm" svg:x="20.727cm" svg:y="13.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21.63cm" svg:y="13.0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0.388cm" svg:height="0.032cm" svg:x="21.592cm" svg:y="13.924cm" svg:viewBox="0 0 389 33" draw:points="194,33 0,33 0,0 389,0 389,33">
            <text:p/>
          </draw:polygon>
          <draw:path draw:style-name="gr3" draw:text-style-name="P8" draw:layer="layout" svg:width="0.309cm" svg:height="0.532cm" svg:x="21.63cm" svg:y="14.1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515cm" svg:height="0.517cm" svg:x="22.287cm" svg:y="13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23.049cm" svg:y="13.618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8" draw:layer="layout" svg:width="0.515cm" svg:height="0.182cm" svg:x="23.662cm" svg:y="13.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4.559cm" svg:y="13.09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309cm" svg:height="0.517cm" svg:x="24.953cm" svg:y="13.0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0.773cm" svg:height="0.032cm" svg:x="24.528cm" svg:y="13.924cm" svg:viewBox="0 0 774 33" draw:points="387,33 0,33 0,0 774,0 774,33">
            <text:p/>
          </draw:polygon>
          <draw:path draw:style-name="gr3" draw:text-style-name="P8" draw:layer="layout" svg:width="0.309cm" svg:height="0.532cm" svg:x="24.76cm" svg:y="14.1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</draw:g>
        <draw:g xml:id="id58" draw:id="id58">
          <svg:title>TexMaths</svg:title>
          <svg:desc>26§display§\therefore§svg§600§FALSE§</svg:desc>
          <draw:polygon draw:style-name="gr2" draw:text-style-name="P7" draw:layer="layout" svg:width="0.49cm" svg:height="0.402cm" svg:x="4.308cm" svg:y="13.8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1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8" anim:sub-item="text" smil:attributeName="visibility" smil:to="visible"/>
                  <anim:animate smil:begin="0s" smil:dur="0.5s" smil:fill="hold" smil:decelerate="0.5" smil:targetElement="id48" anim:sub-item="text" smil:attributeName="rotate" smil:values="-90;0" smil:keyTimes="0;1"/>
                  <anim:animate smil:begin="0s" smil:dur="0.5s" smil:fill="hold" smil:decelerate="0.5" smil:targetElement="id48" anim:sub-item="text" smil:attributeName="width" smil:values="width;width*.05" smil:keyTimes="0;1"/>
                  <anim:animate smil:begin="0.5s" smil:dur="0.5s" smil:fill="hold" smil:accelerate="0.5" smil:targetElement="id48" anim:sub-item="text" smil:attributeName="width" smil:values="width*.05;width" smil:keyTimes="0;1"/>
                  <anim:animate smil:dur="1s" smil:fill="hold" smil:targetElement="id48" anim:sub-item="text" smil:attributeName="height" smil:values="height;height" smil:keyTimes="0;1"/>
                  <anim:animate smil:begin="0s" smil:dur="0.5s" smil:fill="hold" smil:decelerate="0.5" smil:targetElement="id48" anim:sub-item="text" smil:attributeName="x" smil:values="x+.4;x" smil:keyTimes="0;1"/>
                  <anim:animate smil:begin="0s" smil:dur="0.5s" smil:fill="hold" smil:decelerate="0.5" smil:targetElement="id48" anim:sub-item="text" smil:attributeName="y" smil:values="y-.2;y+.1" smil:keyTimes="0;1"/>
                  <anim:animate smil:begin="0.5s" smil:dur="0.5s" smil:fill="hold" smil:accelerate="0.5" smil:targetElement="id48" anim:sub-item="text" smil:attributeName="y" smil:values="y+.1;y" smil:keyTimes="0;1"/>
                  <anim:transitionFilter smil:begin="0s" smil:dur="1s" smil:decelerate="0.5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62" draw:id="id62">
          <svg:title>TexMaths</svg:title>
          <svg:desc>24§display§(2)§svg§600§FALSE§</svg:desc>
          <draw:polygon draw:style-name="gr2" draw:text-style-name="P7" draw:layer="layout" svg:width="0.91cm" svg:height="0.76cm" svg:x="2.709cm" svg:y="1.535cm" svg:viewBox="0 0 911 761" draw:points="455,761 0,761 0,0 911,0 911,761">
            <text:p/>
          </draw:polygon>
          <draw:path draw:style-name="gr3" draw:text-style-name="P8" draw:layer="layout" svg:width="0.197cm" svg:height="0.844cm" svg:x="2.749cm" svg:y="1.4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37cm" svg:height="0.564cm" svg:x="3.038cm" svg:y="1.56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3.466cm" svg:y="1.4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5" draw:id="id65">
          <svg:title>TexMaths</svg:title>
          <svg:desc>22§display§= \int_{0}^{1}\frac{1}{\sqrt{x + 1} + \sqrt{x} } dx§svg§600§FALSE§</svg:desc>
          <draw:polygon draw:style-name="gr2" draw:text-style-name="P7" draw:layer="layout" svg:width="7.433cm" svg:height="1.914cm" svg:x="6.513cm" svg:y="0.932cm" svg:viewBox="0 0 7434 1915" draw:points="3717,1915 0,1915 0,0 7434,0 7434,1915">
            <text:p/>
          </draw:polygon>
          <draw:path draw:style-name="gr3" draw:text-style-name="P8" draw:layer="layout" svg:width="0.515cm" svg:height="0.182cm" svg:x="6.518cm" svg:y="1.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3cm" svg:y="1.06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8.123cm" svg:y="0.893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7.749cm" svg:y="2.46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732cm" svg:y="1.0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45cm" svg:height="0.032cm" svg:x="8.632cm" svg:y="1.905cm" svg:viewBox="0 0 4451 33" draw:points="2225,33 0,33 0,0 4451,0 4451,33">
            <text:p/>
          </draw:polygon>
          <draw:path draw:style-name="gr3" draw:text-style-name="P8" draw:layer="layout" svg:width="0.604cm" svg:height="0.774cm" svg:x="8.688cm" svg:y="2.06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1.775cm" svg:height="0.032cm" svg:x="9.276cm" svg:y="2.06cm" svg:viewBox="0 0 1776 33" draw:points="887,33 0,33 0,0 1776,0 1776,33">
            <text:p/>
          </draw:polygon>
          <draw:path draw:style-name="gr3" draw:text-style-name="P8" draw:layer="layout" svg:width="0.386cm" svg:height="0.351cm" svg:x="9.299cm" svg:y="2.3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7cm" svg:x="9.933cm" svg:y="2.2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732cm" svg:y="2.1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1.265cm" svg:y="2.2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04cm" svg:height="0.774cm" svg:x="12.052cm" svg:y="2.109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0.443cm" svg:height="0.032cm" svg:x="12.64cm" svg:y="2.109cm" svg:viewBox="0 0 444 33" draw:points="222,33 0,33 0,0 444,0 444,33">
            <text:p/>
          </draw:polygon>
          <draw:path draw:style-name="gr3" draw:text-style-name="P8" draw:layer="layout" svg:width="0.386cm" svg:height="0.351cm" svg:x="12.662cm" svg:y="2.3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3.205cm" svg:y="1.57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3.599cm" svg:y="1.7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63" draw:id="id63">
          <svg:title>TexMaths</svg:title>
          <svg:desc>24§display§\text {Let,}§svg§600§FALSE§</svg:desc>
          <draw:polygon draw:style-name="gr2" draw:text-style-name="P7" draw:layer="layout" svg:width="1.318cm" svg:height="0.655cm" svg:x="4.0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4.0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8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64" draw:id="id64">
          <svg:title>TexMaths</svg:title>
          <svg:desc>24§display§\text {I} §svg§600§FALSE§</svg:desc>
          <draw:polygon draw:style-name="gr2" draw:text-style-name="P7" draw:layer="layout" svg:width="0.197cm" svg:height="0.493cm" svg:x="5.9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75" draw:id="id75">
          <svg:title>TexMaths</svg:title>
          <svg:desc>22§display§= \frac{2}{3} [\ 2\sqrt{2} - 2 \ ] = \frac{4}{3} [\ \sqrt{2} - 1 \ ]§svg§600§FALSE§</svg:desc>
          <draw:polygon draw:style-name="gr2" draw:text-style-name="P7" draw:layer="layout" svg:width="9.825cm" svg:height="1.518cm" svg:x="6.522cm" svg:y="13.136cm" svg:viewBox="0 0 9826 1519" draw:points="4912,1519 0,1519 0,0 9826,0 9826,1519">
            <text:p/>
          </draw:polygon>
          <draw:path draw:style-name="gr3" draw:text-style-name="P8" draw:layer="layout" svg:width="0.515cm" svg:height="0.182cm" svg:x="6.527cm" svg:y="13.8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7.43cm" svg:y="13.1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388cm" svg:height="0.032cm" svg:x="7.391cm" svg:y="13.935cm" svg:viewBox="0 0 389 33" draw:points="194,33 0,33 0,0 389,0 389,33">
            <text:p/>
          </draw:polygon>
          <draw:path draw:style-name="gr3" draw:text-style-name="P8" draw:layer="layout" svg:width="0.321cm" svg:height="0.532cm" svg:x="7.425cm" svg:y="14.15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7.963cm" svg:y="13.564cm" svg:viewBox="0 0 107 775" draw:points="107,775 107,745 32,745 32,32 107,32 107,0 0,0 0,775">
            <text:p/>
          </draw:polygon>
          <draw:path draw:style-name="gr3" draw:text-style-name="P8" draw:layer="layout" svg:width="0.309cm" svg:height="0.517cm" svg:x="8.382cm" svg:y="13.6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604cm" svg:height="0.774cm" svg:x="8.787cm" svg:y="13.43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8" draw:layer="layout" svg:width="0.388cm" svg:height="0.032cm" svg:x="9.375cm" svg:y="13.435cm" svg:viewBox="0 0 389 33" draw:points="194,33 0,33 0,0 389,0 389,33">
            <text:p/>
          </draw:polygon>
          <draw:path draw:style-name="gr3" draw:text-style-name="P8" draw:layer="layout" svg:width="0.309cm" svg:height="0.517cm" svg:x="9.414cm" svg:y="13.6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472cm" svg:height="0.032cm" svg:x="9.998cm" svg:y="13.93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0.746cm" svg:y="13.6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8" draw:layer="layout" svg:width="0.106cm" svg:height="0.774cm" svg:x="11.367cm" svg:y="13.564cm" svg:viewBox="0 0 107 775" draw:points="107,0 0,0 0,32 76,32 76,745 0,745 0,775 107,775">
            <text:p/>
          </draw:polygon>
          <draw:path draw:style-name="gr3" draw:text-style-name="P8" draw:layer="layout" svg:width="0.515cm" svg:height="0.182cm" svg:x="11.823cm" svg:y="13.8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2.712cm" svg:y="13.097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8" draw:layer="layout" svg:width="0.388cm" svg:height="0.032cm" svg:x="12.689cm" svg:y="13.935cm" svg:viewBox="0 0 389 33" draw:points="194,33 0,33 0,0 389,0 389,33">
            <text:p/>
          </draw:polygon>
          <draw:path draw:style-name="gr3" draw:text-style-name="P8" draw:layer="layout" svg:width="0.321cm" svg:height="0.532cm" svg:x="12.723cm" svg:y="14.15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3.261cm" svg:y="13.564cm" svg:viewBox="0 0 107 775" draw:points="107,775 107,745 32,745 32,32 107,32 107,0 0,0 0,775">
            <text:p/>
          </draw:polygon>
          <draw:path draw:style-name="gr3" draw:text-style-name="P8" draw:layer="layout" svg:width="0.604cm" svg:height="0.774cm" svg:x="13.698cm" svg:y="13.435cm" svg:viewBox="0 0 605 775" svg:d="M245 694l-136-301c-5-13-10-13-12-13 0 0-5 0-13 6l-73 56c-11 7-11 10-11 12 0 4 2 9 7 9s19-11 26-18c6-3 18-12 27-17l151 334c5 13 11 13 18 13 10 0 12-4 19-14l352-729c5-13 5-14 5-16 0-9-7-16-15-16-7 0-13 4-18 16z">
            <text:p/>
          </draw:path>
          <draw:polygon draw:style-name="gr3" draw:text-style-name="P8" draw:layer="layout" svg:width="0.388cm" svg:height="0.032cm" svg:x="14.286cm" svg:y="13.435cm" svg:viewBox="0 0 389 33" draw:points="194,33 0,33 0,0 389,0 389,33">
            <text:p/>
          </draw:polygon>
          <draw:path draw:style-name="gr3" draw:text-style-name="P8" draw:layer="layout" svg:width="0.309cm" svg:height="0.517cm" svg:x="14.324cm" svg:y="13.6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472cm" svg:height="0.032cm" svg:x="14.909cm" svg:y="13.93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5.687cm" svg:y="13.6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106cm" svg:height="0.774cm" svg:x="16.28cm" svg:y="13.564cm" svg:viewBox="0 0 107 775" draw:points="107,0 0,0 0,32 76,32 76,745 0,745 0,775 107,775">
            <text:p/>
          </draw:polygon>
        </draw:g>
        <draw:g xml:id="id74" draw:id="id74">
          <svg:title>TexMaths</svg:title>
          <svg:desc>24§display§\text {I} §svg§600§FALSE§</svg:desc>
          <draw:polygon draw:style-name="gr2" draw:text-style-name="P7" draw:layer="layout" svg:width="0.197cm" svg:height="0.493cm" svg:x="5.931cm" svg:y="13.7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13.6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66" draw:id="id66">
          <svg:title>TexMaths</svg:title>
          <svg:desc>22§display§= \int_{0}^{1} \left[ \frac{1}{\sqrt{x + 1} + \sqrt{x} }\times \frac{\sqrt{x + 1} - \sqrt{x} }{\sqrt{x + 1} - \sqrt{x} } \right] dx§svg§600§FALSE§</svg:desc>
          <draw:polygon draw:style-name="gr2" draw:text-style-name="P7" draw:layer="layout" svg:width="13.956cm" svg:height="1.914cm" svg:x="6.214cm" svg:y="3.335cm" svg:viewBox="0 0 13957 1915" draw:points="6980,1915 0,1915 0,0 13957,0 13957,1915">
            <text:p/>
          </draw:polygon>
          <draw:path draw:style-name="gr3" draw:text-style-name="P8" draw:layer="layout" svg:width="0.515cm" svg:height="0.182cm" svg:x="6.219cm" svg:y="4.2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34cm" svg:y="3.46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7.824cm" svg:y="3.296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7.449cm" svg:y="4.863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olygon draw:style-name="gr3" draw:text-style-name="P8" draw:layer="layout" svg:width="0.205cm" svg:height="1.856cm" svg:x="8.433cm" svg:y="3.396cm" svg:viewBox="0 0 206 1857" draw:points="0,1857 206,1857 206,1815 42,1815 42,42 206,42 206,0 0,0">
            <text:p/>
          </draw:polygon>
          <draw:path draw:style-name="gr3" draw:text-style-name="P8" draw:layer="layout" svg:width="0.256cm" svg:height="0.517cm" svg:x="10.841cm" svg:y="3.47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45cm" svg:height="0.032cm" svg:x="8.741cm" svg:y="4.308cm" svg:viewBox="0 0 4451 33" draw:points="2224,33 0,33 0,0 4451,0 4451,33">
            <text:p/>
          </draw:polygon>
          <draw:path draw:style-name="gr3" draw:text-style-name="P8" draw:layer="layout" svg:width="0.604cm" svg:height="0.774cm" svg:x="8.797cm" svg:y="4.463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1.775cm" svg:height="0.032cm" svg:x="9.385cm" svg:y="4.463cm" svg:viewBox="0 0 1776 33" draw:points="887,33 0,33 0,0 1776,0 1776,33">
            <text:p/>
          </draw:polygon>
          <draw:path draw:style-name="gr3" draw:text-style-name="P8" draw:layer="layout" svg:width="0.386cm" svg:height="0.351cm" svg:x="9.408cm" svg:y="4.7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7cm" svg:x="10.042cm" svg:y="4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841cm" svg:y="4.5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1.374cm" svg:y="4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04cm" svg:height="0.774cm" svg:x="12.16cm" svg:y="4.512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0.442cm" svg:height="0.032cm" svg:x="12.748cm" svg:y="4.512cm" svg:viewBox="0 0 443 33" draw:points="222,33 0,33 0,0 443,0 443,33">
            <text:p/>
          </draw:polygon>
          <draw:path draw:style-name="gr3" draw:text-style-name="P8" draw:layer="layout" svg:width="0.386cm" svg:height="0.351cm" svg:x="12.771cm" svg:y="4.7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8" draw:layer="layout" svg:width="0.374cm" svg:height="0.374cm" svg:x="13.568cm" svg:y="4.137cm" svg:viewBox="0 0 375 375" svg:d="M188 165l-155-154c-10-9-12-11-17-11-9 0-16 7-16 16 0 5 2 7 11 16l154 155-154 156c-9 9-11 11-11 16 0 9 7 16 16 16 5 0 7-2 17-11l154-155 161 161c2 1 7 5 11 5 11 0 16-7 16-16 0-2 0-5-2-9-2-1-125-123-164-163l143-141c3-6 16-16 19-20 0-1 4-5 4-10 0-9-5-16-16-16-5 0-9 4-18 12z">
            <text:p/>
          </draw:path>
          <draw:path draw:style-name="gr3" draw:text-style-name="P8" draw:layer="layout" svg:width="0.604cm" svg:height="0.774cm" svg:x="14.376cm" svg:y="3.356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1.775cm" svg:height="0.032cm" svg:x="14.964cm" svg:y="3.356cm" svg:viewBox="0 0 1776 33" draw:points="887,33 0,33 0,0 1776,0 1776,33">
            <text:p/>
          </draw:polygon>
          <draw:path draw:style-name="gr3" draw:text-style-name="P8" draw:layer="layout" svg:width="0.386cm" svg:height="0.351cm" svg:x="14.987cm" svg:y="3.65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7cm" svg:x="15.622cm" svg:y="3.5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6.421cm" svg:y="3.4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6.974cm" svg:y="3.785cm" svg:viewBox="0 0 473 33" svg:d="M447 33c12 0 26 0 26-17 0-16-14-16-26-16h-421c-12 0-26 0-26 16 0 17 14 17 26 17z">
            <text:p/>
          </draw:path>
          <draw:path draw:style-name="gr3" draw:text-style-name="P8" draw:layer="layout" svg:width="0.604cm" svg:height="0.774cm" svg:x="17.739cm" svg:y="3.405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0.442cm" svg:height="0.032cm" svg:x="18.327cm" svg:y="3.405cm" svg:viewBox="0 0 443 33" draw:points="222,33 0,33 0,0 443,0 443,33">
            <text:p/>
          </draw:polygon>
          <draw:path draw:style-name="gr3" draw:text-style-name="P8" draw:layer="layout" svg:width="0.386cm" svg:height="0.351cm" svg:x="18.35cm" svg:y="3.6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8" draw:layer="layout" svg:width="4.45cm" svg:height="0.032cm" svg:x="14.32cm" svg:y="4.308cm" svg:viewBox="0 0 4451 33" draw:points="2224,33 0,33 0,0 4451,0 4451,33">
            <text:p/>
          </draw:polygon>
          <draw:path draw:style-name="gr3" draw:text-style-name="P8" draw:layer="layout" svg:width="0.604cm" svg:height="0.774cm" svg:x="14.376cm" svg:y="4.463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1.775cm" svg:height="0.032cm" svg:x="14.964cm" svg:y="4.463cm" svg:viewBox="0 0 1776 33" draw:points="887,33 0,33 0,0 1776,0 1776,33">
            <text:p/>
          </draw:polygon>
          <draw:path draw:style-name="gr3" draw:text-style-name="P8" draw:layer="layout" svg:width="0.386cm" svg:height="0.351cm" svg:x="14.987cm" svg:y="4.7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7cm" svg:x="15.622cm" svg:y="4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6.421cm" svg:y="4.5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6.974cm" svg:y="4.893cm" svg:viewBox="0 0 473 33" svg:d="M447 33c12 0 26 0 26-17 0-16-14-16-26-16h-421c-12 0-26 0-26 16 0 17 14 17 26 17z">
            <text:p/>
          </draw:path>
          <draw:path draw:style-name="gr3" draw:text-style-name="P8" draw:layer="layout" svg:width="0.604cm" svg:height="0.774cm" svg:x="17.739cm" svg:y="4.512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0.442cm" svg:height="0.032cm" svg:x="18.327cm" svg:y="4.512cm" svg:viewBox="0 0 443 33" draw:points="222,33 0,33 0,0 443,0 443,33">
            <text:p/>
          </draw:polygon>
          <draw:path draw:style-name="gr3" draw:text-style-name="P8" draw:layer="layout" svg:width="0.386cm" svg:height="0.351cm" svg:x="18.35cm" svg:y="4.7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8" draw:layer="layout" svg:width="0.205cm" svg:height="1.856cm" svg:x="18.873cm" svg:y="3.396cm" svg:viewBox="0 0 206 1857" draw:points="162,1815 0,1815 0,1857 206,1857 206,0 0,0 0,42 162,42">
            <text:p/>
          </draw:polygon>
          <draw:path draw:style-name="gr3" draw:text-style-name="P8" draw:layer="layout" svg:width="0.369cm" svg:height="0.546cm" svg:x="19.43cm" svg:y="3.981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9.823cm" svg:y="4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67" draw:id="id67">
          <svg:title>TexMaths</svg:title>
          <svg:desc>22§display§= \int_{0}^{1} \left[ \frac{\sqrt{x + 1} - \sqrt{x}}{x + 1 - x } \right] dx§svg§600§FALSE§</svg:desc>
          <draw:polygon draw:style-name="gr2" draw:text-style-name="P7" draw:layer="layout" svg:width="8.377cm" svg:height="1.878cm" svg:x="6.216cm" svg:y="5.836cm" svg:viewBox="0 0 8378 1879" draw:points="4188,1879 0,1879 0,0 8378,0 8378,1879">
            <text:p/>
          </draw:polygon>
          <draw:path draw:style-name="gr3" draw:text-style-name="P8" draw:layer="layout" svg:width="0.515cm" svg:height="0.182cm" svg:x="6.221cm" svg:y="6.7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36cm" svg:y="5.966cm" svg:viewBox="0 0 688 1720" svg:d="M37 1685c25 0 39-18 39-37 0-26-20-39-37-39-20 0-39 13-39 39 0 41 39 72 86 72 118 0 162-181 217-405 60-244 111-493 153-741 28-164 56-319 82-419 9-39 36-137 67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7.826cm" svg:y="5.79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451cm" svg:y="7.364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olygon draw:style-name="gr3" draw:text-style-name="P8" draw:layer="layout" svg:width="0.205cm" svg:height="1.857cm" svg:x="8.435cm" svg:y="5.897cm" svg:viewBox="0 0 206 1858" draw:points="0,1858 206,1858 206,1815 42,1815 42,42 206,42 206,0 0,0">
            <text:p/>
          </draw:polygon>
          <draw:path draw:style-name="gr3" draw:text-style-name="P8" draw:layer="layout" svg:width="0.604cm" svg:height="0.774cm" svg:x="8.799cm" svg:y="5.857cm" svg:viewBox="0 0 605 775" svg:d="M245 694l-136-301c-5-13-10-13-12-13 0 0-5 0-13 6l-73 56c-11 7-11 11-11 12 0 4 2 9 7 9s19-10 26-18c6-3 18-12 25-17l153 334c5 13 11 13 18 13 10 0 12-4 19-14l352-729c5-13 5-14 5-16 0-9-7-16-15-16s-13 4-18 16z">
            <text:p/>
          </draw:path>
          <draw:polygon draw:style-name="gr3" draw:text-style-name="P8" draw:layer="layout" svg:width="1.775cm" svg:height="0.032cm" svg:x="9.387cm" svg:y="5.857cm" svg:viewBox="0 0 1776 33" draw:points="887,33 0,33 0,0 1776,0 1776,33">
            <text:p/>
          </draw:polygon>
          <draw:path draw:style-name="gr3" draw:text-style-name="P8" draw:layer="layout" svg:width="0.386cm" svg:height="0.351cm" svg:x="9.41cm" svg:y="6.1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515cm" svg:height="0.517cm" svg:x="10.044cm" svg:y="6.04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842cm" svg:y="5.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1.397cm" svg:y="6.287cm" svg:viewBox="0 0 473 33" svg:d="M447 33c12 0 26 0 26-17 0-16-14-16-26-16h-421c-12 0-26 0-26 16 0 17 14 17 26 17z">
            <text:p/>
          </draw:path>
          <draw:path draw:style-name="gr3" draw:text-style-name="P8" draw:layer="layout" svg:width="0.604cm" svg:height="0.774cm" svg:x="12.162cm" svg:y="5.906cm" svg:viewBox="0 0 605 775" svg:d="M245 694l-136-301c-5-13-10-13-12-13 0 0-5 0-13 6l-73 56c-11 7-11 11-11 12 0 4 2 9 7 9s19-10 26-18c6-3 18-12 25-17l153 334c5 13 11 13 18 13 10 0 12-4 19-14l352-729c5-13 5-14 5-16 0-9-7-16-15-16s-13 4-18 16z">
            <text:p/>
          </draw:path>
          <draw:polygon draw:style-name="gr3" draw:text-style-name="P8" draw:layer="layout" svg:width="0.442cm" svg:height="0.032cm" svg:x="12.75cm" svg:y="5.906cm" svg:viewBox="0 0 443 33" draw:points="222,33 0,33 0,0 443,0 443,33">
            <text:p/>
          </draw:polygon>
          <draw:path draw:style-name="gr3" draw:text-style-name="P8" draw:layer="layout" svg:width="0.386cm" svg:height="0.351cm" svg:x="12.773cm" svg:y="6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olygon draw:style-name="gr3" draw:text-style-name="P8" draw:layer="layout" svg:width="4.449cm" svg:height="0.032cm" svg:x="8.743cm" svg:y="6.809cm" svg:viewBox="0 0 4450 33" draw:points="2224,33 0,33 0,0 4450,0 4450,33">
            <text:p/>
          </draw:polygon>
          <draw:path draw:style-name="gr3" draw:text-style-name="P8" draw:layer="layout" svg:width="0.386cm" svg:height="0.351cm" svg:x="9.41cm" svg:y="7.2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515cm" svg:height="0.517cm" svg:x="10.044cm" svg:y="7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842cm" svg:y="7.0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1.397cm" svg:y="7.33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2.127cm" svg:y="7.2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olygon draw:style-name="gr3" draw:text-style-name="P8" draw:layer="layout" svg:width="0.205cm" svg:height="1.857cm" svg:x="13.296cm" svg:y="5.897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3.852cm" svg:y="6.482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14.246cm" svg:y="6.6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69" draw:id="id69">
          <svg:title>TexMaths</svg:title>
          <svg:desc>22§display§= \int_{0}^{1} (x +1)^\frac{1}{2}\ dx - \int_{0}^{1} x^\frac{1}{2} \ dx§svg§600§FALSE§</svg:desc>
          <draw:polygon draw:style-name="gr2" draw:text-style-name="P7" draw:layer="layout" svg:width="10.014cm" svg:height="1.86cm" svg:x="6.217cm" svg:y="8.336cm" svg:viewBox="0 0 10015 1861" draw:points="5007,1861 0,1861 0,0 10015,0 10015,1861">
            <text:p/>
          </draw:polygon>
          <draw:path draw:style-name="gr3" draw:text-style-name="P8" draw:layer="layout" svg:width="0.515cm" svg:height="0.182cm" svg:x="6.222cm" svg:y="9.2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37cm" svg:y="8.46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7.827cm" svg:y="8.2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452cm" svg:y="9.8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18cm" svg:height="0.773cm" svg:x="8.192cm" svg:y="8.93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8.438cm" svg:y="9.1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7cm" svg:x="9.071cm" svg:y="9.0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9.87cm" svg:y="9.0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3cm" svg:x="10.233cm" svg:y="8.93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59cm" svg:height="0.258cm" svg:x="10.638cm" svg:y="8.7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0.581cm" svg:y="9.05cm" svg:viewBox="0 0 264 28" draw:points="132,28 0,28 0,0 264,0 264,28">
            <text:p/>
          </draw:polygon>
          <draw:path draw:style-name="gr3" draw:text-style-name="P8" draw:layer="layout" svg:width="0.193cm" svg:height="0.258cm" svg:x="10.617cm" svg:y="9.128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369cm" svg:height="0.546cm" svg:x="11.264cm" svg:y="8.98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1.658cm" svg:y="9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12.315cm" svg:y="9.309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3.066cm" svg:y="8.46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3.855cm" svg:y="8.2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3.482cm" svg:y="9.864cm" svg:viewBox="0 0 253 371" svg:d="M253 188c0-60-7-104-33-140-16-27-49-48-93-48-127 0-127 148-127 188 0 39 0 183 127 183 126 0 126-144 126-183zM127 357c-25 0-58-16-69-60-9-31-9-77-9-116 0-40 0-81 9-111 11-44 46-54 69-54 30 0 58 17 67 49 8 28 10 69 10 116 0 39 0 80-7 115-12 49-49 61-70 61z">
            <text:p/>
          </draw:path>
          <draw:path draw:style-name="gr3" draw:text-style-name="P8" draw:layer="layout" svg:width="0.386cm" svg:height="0.351cm" svg:x="14.295cm" svg:y="9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159cm" svg:height="0.258cm" svg:x="14.861cm" svg:y="8.7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14.807cm" svg:y="9.05cm" svg:viewBox="0 0 264 28" draw:points="132,28 0,28 0,0 264,0 264,28">
            <text:p/>
          </draw:polygon>
          <draw:path draw:style-name="gr3" draw:text-style-name="P8" draw:layer="layout" svg:width="0.193cm" svg:height="0.258cm" svg:x="14.842cm" svg:y="9.12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369cm" svg:height="0.546cm" svg:x="15.49cm" svg:y="8.98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5.884cm" svg:y="9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</draw:g>
        <draw:g xml:id="id68" draw:id="id68">
          <svg:title>TexMaths</svg:title>
          <svg:desc>22§display§= \int_{0}^{1} \left[ (x +1)^\frac{1}{2} - x^\frac{1}{2} \right] dx§svg§600§FALSE§</svg:desc>
          <draw:polygon draw:style-name="gr2" draw:text-style-name="P7" draw:layer="layout" svg:width="8.395cm" svg:height="1.86cm" svg:x="16.818cm" svg:y="5.836cm" svg:viewBox="0 0 8396 1861" draw:points="4198,1861 0,1861 0,0 8396,0 8396,1861">
            <text:p/>
          </draw:polygon>
          <draw:path draw:style-name="gr3" draw:text-style-name="P8" draw:layer="layout" svg:width="0.515cm" svg:height="0.182cm" svg:x="16.823cm" svg:y="6.7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7.638cm" svg:y="5.966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8.429cm" svg:y="5.7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8.054cm" svg:y="7.3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olygon draw:style-name="gr3" draw:text-style-name="P8" draw:layer="layout" svg:width="0.177cm" svg:height="1.391cm" svg:x="19.02cm" svg:y="6.128cm" svg:viewBox="0 0 178 1392" draw:points="0,1392 178,1392 178,1357 37,1357 37,37 178,37 178,0 0,0">
            <text:p/>
          </draw:polygon>
          <draw:path draw:style-name="gr3" draw:text-style-name="P8" draw:layer="layout" svg:width="0.18cm" svg:height="0.773cm" svg:x="19.286cm" svg:y="6.438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8" draw:layer="layout" svg:width="0.386cm" svg:height="0.351cm" svg:x="19.532cm" svg:y="6.67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20.168cm" svg:y="6.5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0.967cm" svg:y="6.5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3cm" svg:x="21.328cm" svg:y="6.438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8" draw:layer="layout" svg:width="0.159cm" svg:height="0.258cm" svg:x="21.733cm" svg:y="6.2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21.678cm" svg:y="6.55cm" svg:viewBox="0 0 264 28" draw:points="132,28 0,28 0,0 264,0 264,28">
            <text:p/>
          </draw:polygon>
          <draw:path draw:style-name="gr3" draw:text-style-name="P8" draw:layer="layout" svg:width="0.193cm" svg:height="0.258cm" svg:x="21.713cm" svg:y="6.628cm" svg:viewBox="0 0 194 259" svg:d="M194 185h-16c-2 7-5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473cm" svg:height="0.032cm" svg:x="22.308cm" svg:y="6.809cm" svg:viewBox="0 0 474 33" svg:d="M447 33c12 0 27 0 27-17 0-16-15-16-27-16h-421c-12 0-26 0-26 16 0 17 14 17 26 17z">
            <text:p/>
          </draw:path>
          <draw:path draw:style-name="gr3" draw:text-style-name="P8" draw:layer="layout" svg:width="0.386cm" svg:height="0.351cm" svg:x="23.04cm" svg:y="6.67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59cm" svg:height="0.258cm" svg:x="23.607cm" svg:y="6.2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23.553cm" svg:y="6.55cm" svg:viewBox="0 0 264 28" draw:points="132,28 0,28 0,0 264,0 264,28">
            <text:p/>
          </draw:polygon>
          <draw:path draw:style-name="gr3" draw:text-style-name="P8" draw:layer="layout" svg:width="0.193cm" svg:height="0.258cm" svg:x="23.588cm" svg:y="6.628cm" svg:viewBox="0 0 194 259" svg:d="M194 185h-16c-2 7-5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8" draw:layer="layout" svg:width="0.177cm" svg:height="1.391cm" svg:x="23.961cm" svg:y="6.128cm" svg:viewBox="0 0 178 1392" draw:points="141,1357 0,1357 0,1392 178,1392 178,0 0,0 0,37 141,37">
            <text:p/>
          </draw:polygon>
          <draw:path draw:style-name="gr3" draw:text-style-name="P8" draw:layer="layout" svg:width="0.369cm" svg:height="0.546cm" svg:x="24.471cm" svg:y="6.482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24.866cm" svg:y="6.67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70" draw:id="id70">
          <svg:title>TexMaths</svg:title>
          <svg:desc>22§display§= \left[ \frac{ (x +1)^\frac{3}{2} }{ 3/2 } \right]_0^1 - \left[ \frac{ (x)^\frac{3}{2} }{ 3/2 } \right]_0^1§svg§600§FALSE§</svg:desc>
          <draw:polygon draw:style-name="gr2" draw:text-style-name="P7" draw:layer="layout" svg:width="8.878cm" svg:height="2.462cm" svg:x="16.817cm" svg:y="8.036cm" svg:viewBox="0 0 8879 2463" draw:points="4440,2463 0,2463 0,0 8879,0 8879,2463">
            <text:p/>
          </draw:polygon>
          <draw:path draw:style-name="gr3" draw:text-style-name="P8" draw:layer="layout" svg:width="0.515cm" svg:height="0.182cm" svg:x="16.822cm" svg:y="9.23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3cm" svg:height="2.321cm" svg:x="17.808cm" svg:y="8.166cm" svg:viewBox="0 0 231 2322" draw:points="0,2322 231,2322 231,2273 48,2273 48,48 231,48 231,0 0,0">
            <text:p/>
          </draw:polygon>
          <draw:path draw:style-name="gr3" draw:text-style-name="P8" draw:layer="layout" svg:width="0.18cm" svg:height="0.774cm" svg:x="18.214cm" svg:y="8.41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8.461cm" svg:y="8.6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515cm" svg:height="0.517cm" svg:x="19.096cm" svg:y="8.5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9.895cm" svg:y="8.4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0.256cm" svg:y="8.41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01cm" svg:height="0.267cm" svg:x="20.636cm" svg:y="8.249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20.606cm" svg:y="8.566cm" svg:viewBox="0 0 264 28" draw:points="132,28 0,28 0,0 264,0 264,28">
            <text:p/>
          </draw:polygon>
          <draw:path draw:style-name="gr3" draw:text-style-name="P8" draw:layer="layout" svg:width="0.193cm" svg:height="0.258cm" svg:x="20.641cm" svg:y="8.643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2.862cm" svg:height="0.032cm" svg:x="18.139cm" svg:y="9.311cm" svg:viewBox="0 0 2863 33" draw:points="1433,33 0,33 0,0 2863,0 2863,33">
            <text:p/>
          </draw:polygon>
          <draw:path draw:style-name="gr3" draw:text-style-name="P8" draw:layer="layout" svg:width="0.321cm" svg:height="0.533cm" svg:x="19.022cm" svg:y="9.534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02cm" svg:height="0.774cm" svg:x="19.418cm" svg:y="9.469cm" svg:viewBox="0 0 303 775" svg:d="M299 30c4-11 4-14 4-14 0-9-7-16-16-16-5 0-11 2-12 7l-271 740c-4 8-4 12-4 14 0 7 7 14 16 14 10 0 12-6 17-18z">
            <text:p/>
          </draw:path>
          <draw:path draw:style-name="gr3" draw:text-style-name="P8" draw:layer="layout" svg:width="0.309cm" svg:height="0.517cm" svg:x="19.802cm" svg:y="9.53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0.23cm" svg:height="2.321cm" svg:x="21.102cm" svg:y="8.166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21.604cm" svg:y="7.99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21.572cm" svg:y="10.164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472cm" svg:height="0.032cm" svg:x="22.127cm" svg:y="9.311cm" svg:viewBox="0 0 473 33" svg:d="M447 33c12 0 26 0 26-17 0-16-14-16-26-16h-421c-12 0-26 0-26 16 0 17 14 17 26 17z">
            <text:p/>
          </draw:path>
          <draw:polygon draw:style-name="gr3" draw:text-style-name="P8" draw:layer="layout" svg:width="0.23cm" svg:height="2.321cm" svg:x="23.049cm" svg:y="8.166cm" svg:viewBox="0 0 231 2322" draw:points="0,2322 231,2322 231,2273 48,2273 48,48 231,48 231,0 0,0">
            <text:p/>
          </draw:polygon>
          <draw:path draw:style-name="gr3" draw:text-style-name="P8" draw:layer="layout" svg:width="0.18cm" svg:height="0.774cm" svg:x="23.457cm" svg:y="8.41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23.703cm" svg:y="8.6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18cm" svg:height="0.774cm" svg:x="24.166cm" svg:y="8.41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01cm" svg:height="0.267cm" svg:x="24.546cm" svg:y="8.249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24.516cm" svg:y="8.566cm" svg:viewBox="0 0 264 28" draw:points="132,28 0,28 0,0 264,0 264,28">
            <text:p/>
          </draw:polygon>
          <draw:path draw:style-name="gr3" draw:text-style-name="P8" draw:layer="layout" svg:width="0.193cm" svg:height="0.258cm" svg:x="24.552cm" svg:y="8.643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1.532cm" svg:height="0.032cm" svg:x="23.38cm" svg:y="9.311cm" svg:viewBox="0 0 1533 33" draw:points="766,33 0,33 0,0 1533,0 1533,33">
            <text:p/>
          </draw:polygon>
          <draw:path draw:style-name="gr3" draw:text-style-name="P8" draw:layer="layout" svg:width="0.321cm" svg:height="0.533cm" svg:x="23.598cm" svg:y="9.534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302cm" svg:height="0.774cm" svg:x="23.994cm" svg:y="9.469cm" svg:viewBox="0 0 303 775" svg:d="M299 30c4-11 4-14 4-14 0-9-7-16-16-16-5 0-11 2-12 7l-271 740c-4 8-4 12-4 14 0 7 7 14 16 14 10 0 12-6 17-18z">
            <text:p/>
          </draw:path>
          <draw:path draw:style-name="gr3" draw:text-style-name="P8" draw:layer="layout" svg:width="0.309cm" svg:height="0.517cm" svg:x="24.377cm" svg:y="9.53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0.23cm" svg:height="2.321cm" svg:x="25.011cm" svg:y="8.166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25.512cm" svg:y="7.99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25.483cm" svg:y="10.164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</draw:g>
        <draw:g xml:id="id71" draw:id="id71">
          <svg:title>TexMaths</svg:title>
          <svg:desc>22§display§= \frac{2}{3} [ (2)^\frac{3}{2} - 1 ] - \frac{2}{3} [ (1)^\frac{3}{2} - 0 ]§svg§600§FALSE§</svg:desc>
          <draw:polygon draw:style-name="gr2" draw:text-style-name="P7" draw:layer="layout" svg:width="9.209cm" svg:height="1.51cm" svg:x="6.318cm" svg:y="10.937cm" svg:viewBox="0 0 9210 1511" draw:points="4606,1511 0,1511 0,0 9210,0 9210,1511">
            <text:p/>
          </draw:polygon>
          <draw:path draw:style-name="gr3" draw:text-style-name="P8" draw:layer="layout" svg:width="0.515cm" svg:height="0.182cm" svg:x="6.323cm" svg:y="11.6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7.226cm" svg:y="10.89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388cm" svg:height="0.032cm" svg:x="7.187cm" svg:y="11.727cm" svg:viewBox="0 0 389 33" draw:points="194,33 0,33 0,0 389,0 389,33">
            <text:p/>
          </draw:polygon>
          <draw:path draw:style-name="gr3" draw:text-style-name="P8" draw:layer="layout" svg:width="0.321cm" svg:height="0.532cm" svg:x="7.221cm" svg:y="11.95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7.759cm" svg:y="11.356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7.958cm" svg:y="11.35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8.222cm" svg:y="11.42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4cm" svg:x="8.613cm" svg:y="11.35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201cm" svg:height="0.267cm" svg:x="8.995cm" svg:y="11.152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8.963cm" svg:y="11.468cm" svg:viewBox="0 0 264 28" draw:points="132,28 0,28 0,0 264,0 264,28">
            <text:p/>
          </draw:polygon>
          <draw:path draw:style-name="gr3" draw:text-style-name="P8" draw:layer="layout" svg:width="0.193cm" svg:height="0.258cm" svg:x="8.999cm" svg:y="11.546cm" svg:viewBox="0 0 194 259" svg:d="M194 185h-16c-2 7-6 32-11 35-3 2-37 2-42 2h-76c25-20 55-41 78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472cm" svg:height="0.032cm" svg:x="9.593cm" svg:y="11.72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0.371cm" svg:y="11.42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106cm" svg:height="0.774cm" svg:x="10.706cm" svg:y="11.356cm" svg:viewBox="0 0 107 775" draw:points="107,0 0,0 0,32 76,32 76,745 0,745 0,775 107,775">
            <text:p/>
          </draw:polygon>
          <draw:path draw:style-name="gr3" draw:text-style-name="P8" draw:layer="layout" svg:width="0.472cm" svg:height="0.032cm" svg:x="11.141cm" svg:y="11.72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1.98cm" svg:y="10.89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388cm" svg:height="0.032cm" svg:x="11.941cm" svg:y="11.727cm" svg:viewBox="0 0 389 33" draw:points="194,33 0,33 0,0 389,0 389,33">
            <text:p/>
          </draw:polygon>
          <draw:path draw:style-name="gr3" draw:text-style-name="P8" draw:layer="layout" svg:width="0.321cm" svg:height="0.532cm" svg:x="11.975cm" svg:y="11.95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2.513cm" svg:y="11.356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12.712cm" svg:y="11.35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3.006cm" svg:y="11.42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3.367cm" svg:y="11.35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201cm" svg:height="0.267cm" svg:x="13.749cm" svg:y="11.152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3.717cm" svg:y="11.468cm" svg:viewBox="0 0 264 28" draw:points="132,28 0,28 0,0 264,0 264,28">
            <text:p/>
          </draw:polygon>
          <draw:path draw:style-name="gr3" draw:text-style-name="P8" draw:layer="layout" svg:width="0.193cm" svg:height="0.258cm" svg:x="13.752cm" svg:y="11.546cm" svg:viewBox="0 0 194 259" svg:d="M194 185h-16c-2 7-6 32-11 35-3 2-37 2-42 2h-76c25-20 55-41 78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472cm" svg:height="0.032cm" svg:x="14.347cm" svg:y="11.727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5.087cm" svg:y="11.421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olygon draw:style-name="gr3" draw:text-style-name="P8" draw:layer="layout" svg:width="0.106cm" svg:height="0.774cm" svg:x="15.46cm" svg:y="11.356cm" svg:viewBox="0 0 107 775" draw:points="107,0 0,0 0,32 76,32 76,745 0,745 0,775 107,775">
            <text:p/>
          </draw:polygon>
        </draw:g>
        <draw:g xml:id="id72" draw:id="id72">
          <svg:title>TexMaths</svg:title>
          <svg:desc>22§display§= \frac{2}{3} [\ (2)^\frac{3}{2} - 2\ ]§svg§600§FALSE§</svg:desc>
          <draw:polygon draw:style-name="gr2" draw:text-style-name="P7" draw:layer="layout" svg:width="4.972cm" svg:height="1.51cm" svg:x="16.119cm" svg:y="10.938cm" svg:viewBox="0 0 4973 1511" draw:points="2488,1511 0,1511 0,0 4973,0 4973,1511">
            <text:p/>
          </draw:polygon>
          <draw:path draw:style-name="gr3" draw:text-style-name="P8" draw:layer="layout" svg:width="0.515cm" svg:height="0.182cm" svg:x="16.124cm" svg:y="11.6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7.027cm" svg:y="10.8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0.388cm" svg:height="0.032cm" svg:x="16.989cm" svg:y="11.728cm" svg:viewBox="0 0 389 33" draw:points="194,33 0,33 0,0 389,0 389,33">
            <text:p/>
          </draw:polygon>
          <draw:path draw:style-name="gr3" draw:text-style-name="P8" draw:layer="layout" svg:width="0.321cm" svg:height="0.532cm" svg:x="17.022cm" svg:y="11.954cm" svg:viewBox="0 0 322 533" svg:d="M194 243c63-19 107-74 107-136 0-63-67-107-143-107-79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7.561cm" svg:y="11.357cm" svg:viewBox="0 0 107 775" draw:points="107,775 107,745 32,745 32,32 107,32 107,0 0,0 0,775">
            <text:p/>
          </draw:polygon>
          <draw:path draw:style-name="gr3" draw:text-style-name="P8" draw:layer="layout" svg:width="0.18cm" svg:height="0.774cm" svg:x="18.019cm" svg:y="11.357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09cm" svg:height="0.517cm" svg:x="18.281cm" svg:y="11.42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8" draw:layer="layout" svg:width="0.18cm" svg:height="0.774cm" svg:x="18.673cm" svg:y="11.357cm" svg:viewBox="0 0 181 775" svg:d="M181 387c0-60-8-153-51-241-47-95-114-146-123-146-3 0-7 4-7 7 0 4 0 5 14 19 78 76 122 199 122 361 0 132-29 270-125 367-11 10-11 12-11 14 0 5 4 7 7 7 9 0 79-53 125-152 41-84 49-171 49-236z">
            <text:p/>
          </draw:path>
          <draw:path draw:style-name="gr3" draw:text-style-name="P8" draw:layer="layout" svg:width="0.201cm" svg:height="0.267cm" svg:x="19.054cm" svg:y="11.153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9.022cm" svg:y="11.469cm" svg:viewBox="0 0 264 28" draw:points="132,28 0,28 0,0 264,0 264,28">
            <text:p/>
          </draw:polygon>
          <draw:path draw:style-name="gr3" draw:text-style-name="P8" draw:layer="layout" svg:width="0.193cm" svg:height="0.258cm" svg:x="19.057cm" svg:y="11.547cm" svg:viewBox="0 0 194 259" svg:d="M194 185h-16c-2 7-5 32-11 35-3 2-37 2-42 2h-76c25-20 55-41 78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473cm" svg:height="0.032cm" svg:x="19.654cm" svg:y="11.728cm" svg:viewBox="0 0 474 33" svg:d="M447 33c12 0 27 0 27-17 0-16-15-16-27-16h-421c-12 0-26 0-26 16 0 17 14 17 26 17z">
            <text:p/>
          </draw:path>
          <draw:path draw:style-name="gr3" draw:text-style-name="P8" draw:layer="layout" svg:width="0.309cm" svg:height="0.517cm" svg:x="20.4cm" svg:y="11.42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8" draw:layer="layout" svg:width="0.106cm" svg:height="0.774cm" svg:x="21.024cm" svg:y="11.357cm" svg:viewBox="0 0 107 775" draw:points="107,0 0,0 0,32 76,32 76,745 0,745 0,775 107,775">
            <text:p/>
          </draw:polygon>
        </draw:g>
        <draw:g xml:id="id73" draw:id="id73">
          <svg:title>TexMaths</svg:title>
          <svg:desc>26§display§\therefore§svg§600§FALSE§</svg:desc>
          <draw:polygon draw:style-name="gr2" draw:text-style-name="P7" draw:layer="layout" svg:width="0.49cm" svg:height="0.402cm" svg:x="4.308cm" svg:y="13.8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1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width*0.05;width" smil:keyTimes="0;1"/>
                  <anim:animate smil:dur="0.5s" smil:fill="hold" smil:targetElement="id64" smil:attributeName="height" smil:values="height;height" smil:keyTimes="0;1"/>
                  <anim:animate smil:dur="0.5s" smil:fill="hold" smil:targetElement="id64" smil:attributeName="x" smil:values="x-.2;x" smil:keyTimes="0;1"/>
                  <anim:animate smil:dur="0.5s" smil:fill="hold" smil:targetElement="id64" smil:attributeName="y" smil:values="y;y" smil:keyTimes="0;1"/>
                  <anim:transitionFilter smil:dur="0.5s" smil:targetElement="id6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76" draw:id="id76">
          <svg:title>TexMaths</svg:title>
          <svg:desc>24§display§(3)§svg§600§FALSE§</svg:desc>
          <draw:polygon draw:style-name="gr2" draw:text-style-name="P7" draw:layer="layout" svg:width="0.91cm" svg:height="0.76cm" svg:x="2.71cm" svg:y="1.536cm" svg:viewBox="0 0 911 761" draw:points="455,761 0,761 0,0 911,0 911,761">
            <text:p/>
          </draw:polygon>
          <draw:path draw:style-name="gr3" draw:text-style-name="P8" draw:layer="layout" svg:width="0.197cm" svg:height="0.844cm" svg:x="2.75cm" svg:y="1.4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3.031cm" svg:y="1.565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8" draw:layer="layout" svg:width="0.197cm" svg:height="0.844cm" svg:x="3.467cm" svg:y="1.4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79" draw:id="id79">
          <svg:title>TexMaths</svg:title>
          <svg:desc>22§display§= \int_{0}^{ \frac{\pi}{2} }\cos^2 x\ dx§svg§600§FALSE§</svg:desc>
          <draw:polygon draw:style-name="gr2" draw:text-style-name="P7" draw:layer="layout" svg:width="5.221cm" svg:height="1.873cm" svg:x="6.513cm" svg:y="0.933cm" svg:viewBox="0 0 5222 1874" draw:points="2612,1874 0,1874 0,0 5222,0 5222,1874">
            <text:p/>
          </draw:polygon>
          <draw:path draw:style-name="gr3" draw:text-style-name="P8" draw:layer="layout" svg:width="0.515cm" svg:height="0.182cm" svg:x="6.518cm" svg:y="1.8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3cm" svg:y="1.07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cm" svg:y="0.8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57cm" svg:y="1.119cm" svg:viewBox="0 0 336 28" draw:points="169,28 0,28 0,0 336,0 336,28">
            <text:p/>
          </draw:polygon>
          <draw:path draw:style-name="gr3" draw:text-style-name="P8" draw:layer="layout" svg:width="0.193cm" svg:height="0.258cm" svg:x="8.227cm" svg:y="1.1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48cm" svg:y="2.4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0.356cm" svg:x="8.778cm" svg:y="1.78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9.118cm" svg:y="1.78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9.508cm" svg:y="1.78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cm" svg:height="0.36cm" svg:x="9.822cm" svg:y="1.45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0.284cm" svg:y="1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369cm" svg:height="0.546cm" svg:x="10.994cm" svg:y="1.592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11.388cm" svg:y="1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77" draw:id="id77">
          <svg:title>TexMaths</svg:title>
          <svg:desc>24§display§\text {Let,}§svg§600§FALSE§</svg:desc>
          <draw:polygon draw:style-name="gr2" draw:text-style-name="P7" draw:layer="layout" svg:width="1.318cm" svg:height="0.655cm" svg:x="4.0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4.0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8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78" draw:id="id78">
          <svg:title>TexMaths</svg:title>
          <svg:desc>24§display§\text {I} §svg§600§FALSE§</svg:desc>
          <draw:polygon draw:style-name="gr2" draw:text-style-name="P7" draw:layer="layout" svg:width="0.197cm" svg:height="0.493cm" svg:x="5.9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87" draw:id="id87">
          <svg:title>TexMaths</svg:title>
          <svg:desc>22§display§= \frac{\pi}{4}§svg§600§FALSE§</svg:desc>
          <draw:polygon draw:style-name="gr2" draw:text-style-name="P7" draw:layer="layout" svg:width="1.302cm" svg:height="1.309cm" svg:x="6.621cm" svg:y="8.736cm" svg:viewBox="0 0 1303 1310" draw:points="652,1310 0,1310 0,0 1303,0 1303,1310">
            <text:p/>
          </draw:polygon>
          <draw:path draw:style-name="gr3" draw:text-style-name="P8" draw:layer="layout" svg:width="0.515cm" svg:height="0.182cm" svg:x="6.626cm" svg:y="9.269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8" draw:layer="layout" svg:width="0.418cm" svg:height="0.342cm" svg:x="7.512cm" svg:y="8.697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8" draw:layer="layout" svg:width="0.469cm" svg:height="0.032cm" svg:x="7.491cm" svg:y="9.344cm" svg:viewBox="0 0 470 33" draw:points="236,33 0,33 0,0 470,0 470,33">
            <text:p/>
          </draw:polygon>
          <draw:path draw:style-name="gr3" draw:text-style-name="P8" draw:layer="layout" svg:width="0.344cm" svg:height="0.523cm" svg:x="7.554cm" svg:y="9.559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86" draw:id="id86">
          <svg:title>TexMaths</svg:title>
          <svg:desc>24§display§\text {I} §svg§600§FALSE§</svg:desc>
          <draw:polygon draw:style-name="gr2" draw:text-style-name="P7" draw:layer="layout" svg:width="0.197cm" svg:height="0.493cm" svg:x="5.931cm" svg:y="9.1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9.0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80" draw:id="id80">
          <svg:title>TexMaths</svg:title>
          <svg:desc>22§display§= \int_{0}^{ \frac{\pi}{2} }\left( \frac{1 + \cos 2x}{2} \right) dx§svg§600§FALSE§</svg:desc>
          <draw:polygon draw:style-name="gr2" draw:text-style-name="P7" draw:layer="layout" svg:width="7.787cm" svg:height="1.893cm" svg:x="12.313cm" svg:y="0.935cm" svg:viewBox="0 0 7788 1894" draw:points="3895,1894 0,1894 0,0 7788,0 7788,1894">
            <text:p/>
          </draw:polygon>
          <draw:path draw:style-name="gr3" draw:text-style-name="P8" draw:layer="layout" svg:width="0.515cm" svg:height="0.182cm" svg:x="12.318cm" svg:y="1.8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3.133cm" svg:y="1.07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61cm" svg:height="0.171cm" svg:x="13.99cm" svg:y="0.8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8" draw:layer="layout" svg:width="0.335cm" svg:height="0.027cm" svg:x="13.957cm" svg:y="1.121cm" svg:viewBox="0 0 336 28" draw:points="169,28 0,28 0,0 336,0 336,28">
            <text:p/>
          </draw:polygon>
          <draw:path draw:style-name="gr3" draw:text-style-name="P8" draw:layer="layout" svg:width="0.193cm" svg:height="0.258cm" svg:x="14.027cm" svg:y="1.199cm" svg:viewBox="0 0 194 259" svg:d="M194 185h-16c-2 7-6 31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13.548cm" svg:y="2.476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81cm" svg:height="1.856cm" svg:x="14.713cm" svg:y="1.01cm" svg:viewBox="0 0 382 1857" svg:d="M382 1850c0-4-2-6-4-7-28-30-81-81-132-166-125-199-181-450-181-748 0-209 27-477 155-707 62-111 125-174 160-208 2-2 2-3 2-7 0-7-5-7-16-7s-12 0-25 12c-260 236-341 590-341 915 0 305 70 611 268 843 15 18 44 50 77 78 9 9 10 9 21 9s16 0 16-7z">
            <text:p/>
          </draw:path>
          <draw:path draw:style-name="gr3" draw:text-style-name="P8" draw:layer="layout" svg:width="0.256cm" svg:height="0.516cm" svg:x="15.282cm" svg:y="1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5.815cm" svg:y="1.1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95cm" svg:height="0.356cm" svg:x="16.572cm" svg:y="1.262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16.91cm" svg:y="1.26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7.301cm" svg:y="1.2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09cm" svg:height="0.516cm" svg:x="17.748cm" svg:y="1.0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386cm" svg:height="0.351cm" svg:x="18.119cm" svg:y="1.2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8" draw:layer="layout" svg:width="3.325cm" svg:height="0.032cm" svg:x="15.213cm" svg:y="1.922cm" svg:viewBox="0 0 3326 33" draw:points="1663,33 0,33 0,0 3326,0 3326,33">
            <text:p/>
          </draw:polygon>
          <draw:path draw:style-name="gr3" draw:text-style-name="P8" draw:layer="layout" svg:width="0.309cm" svg:height="0.516cm" svg:x="16.722cm" svg:y="2.1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381cm" svg:height="1.856cm" svg:x="18.657cm" svg:y="1.01cm" svg:viewBox="0 0 382 1857" svg:d="M382 929c0-304-70-610-268-843-15-17-44-49-75-77-11-9-13-9-23-9-9 0-16 0-16 7 0 4 4 7 5 9 27 28 79 79 131 164 124 198 183 450 183 747 0 210-29 477-157 708-62 111-127 174-158 208-2 1-4 3-4 7 0 7 7 7 16 7 10 0 12 0 24-13 261-236 342-589 342-915z">
            <text:p/>
          </draw:path>
          <draw:path draw:style-name="gr3" draw:text-style-name="P8" draw:layer="layout" svg:width="0.369cm" svg:height="0.546cm" svg:x="19.36cm" svg:y="1.59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9.754cm" svg:y="1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81" draw:id="id81">
          <svg:title>TexMaths</svg:title>
          <svg:desc>22§display§= \frac{1}{2} \left[ \int_{0}^{ \frac{\pi}{2} }\ dx  + \int_{0}^{ \frac{\pi}{2} } \cos 2x \ dx \right]§svg§600§FALSE§</svg:desc>
          <draw:polygon draw:style-name="gr2" draw:text-style-name="P7" draw:layer="layout" svg:width="10.192cm" svg:height="2.241cm" svg:x="6.516cm" svg:y="3.442cm" svg:viewBox="0 0 10193 2242" draw:points="5097,2242 0,2242 0,0 10193,0 10193,2242">
            <text:p/>
          </draw:polygon>
          <draw:path draw:style-name="gr3" draw:text-style-name="P8" draw:layer="layout" svg:width="0.515cm" svg:height="0.182cm" svg:x="6.521cm" svg:y="4.4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56cm" svg:y="3.7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85cm" svg:y="4.547cm" svg:viewBox="0 0 389 33" draw:points="194,33 0,33 0,0 389,0 389,33">
            <text:p/>
          </draw:polygon>
          <draw:path draw:style-name="gr3" draw:text-style-name="P8" draw:layer="layout" svg:width="0.309cm" svg:height="0.516cm" svg:x="7.424cm" svg:y="4.77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3cm" svg:height="2.32cm" svg:x="8.207cm" svg:y="3.403cm" svg:viewBox="0 0 231 2321" draw:points="0,2321 231,2321 231,2272 48,2272 48,48 231,48 231,0 0,0">
            <text:p/>
          </draw:polygon>
          <draw:path draw:style-name="gr3" draw:text-style-name="P8" draw:layer="layout" svg:width="0.687cm" svg:height="1.718cm" svg:x="8.489cm" svg:y="3.704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9.346cm" svg:y="3.52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0-19-30-19-64-19-71 0-14 3-30 5-42z">
            <text:p/>
          </draw:path>
          <draw:polygon draw:style-name="gr3" draw:text-style-name="P8" draw:layer="layout" svg:width="0.335cm" svg:height="0.027cm" svg:x="9.311cm" svg:y="3.746cm" svg:viewBox="0 0 336 28" draw:points="169,28 0,28 0,0 336,0 336,28">
            <text:p/>
          </draw:polygon>
          <draw:path draw:style-name="gr3" draw:text-style-name="P8" draw:layer="layout" svg:width="0.193cm" svg:height="0.258cm" svg:x="9.383cm" svg:y="3.824cm" svg:viewBox="0 0 194 259" svg:d="M194 185h-16c-2 7-6 31-11 35-3 2-37 2-42 2h-77c26-20 56-41 79-57 35-24 67-47 67-88 0-49-46-77-102-77-53 0-92 30-92 69 0 19 18 23 23 23 10 0 23-8 23-23 0-14-11-21-23-23 10-18 33-28 60-28 38 0 70 22 70 59 0 34-23 58-53 83l-95 81c-5 4-5 4-5 7v11h181z">
            <text:p/>
          </draw:path>
          <draw:path draw:style-name="gr3" draw:text-style-name="P8" draw:layer="layout" svg:width="0.252cm" svg:height="0.37cm" svg:x="8.902cm" svg:y="5.10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369cm" svg:height="0.546cm" svg:x="10.196cm" svg:y="4.21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0.59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516cm" svg:x="11.224cm" svg:y="4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687cm" svg:height="1.718cm" svg:x="11.996cm" svg:y="3.704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12.853cm" svg:y="3.52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12.82cm" svg:y="3.746cm" svg:viewBox="0 0 336 28" draw:points="169,28 0,28 0,0 336,0 336,28">
            <text:p/>
          </draw:polygon>
          <draw:path draw:style-name="gr3" draw:text-style-name="P8" draw:layer="layout" svg:width="0.193cm" svg:height="0.258cm" svg:x="12.89cm" svg:y="3.824cm" svg:viewBox="0 0 194 259" svg:d="M194 185h-16c-2 7-6 31-11 35-3 2-37 2-42 2h-76c25-20 55-41 78-57 35-24 67-47 67-88 0-49-46-77-102-77-53 0-92 30-92 69 0 19 18 23 23 23 10 0 23-8 23-23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12.412cm" svg:y="5.10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295cm" svg:height="0.356cm" svg:x="13.441cm" svg:y="4.4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3.781cm" svg:y="4.4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4.172cm" svg:y="4.4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09cm" svg:height="0.516cm" svg:x="14.619cm" svg:y="4.2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386cm" svg:height="0.351cm" svg:x="14.988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369cm" svg:height="0.546cm" svg:x="15.696cm" svg:y="4.21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8" draw:layer="layout" svg:width="0.386cm" svg:height="0.351cm" svg:x="16.09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8" draw:layer="layout" svg:width="0.23cm" svg:height="2.32cm" svg:x="16.517cm" svg:y="3.403cm" svg:viewBox="0 0 231 2321" draw:points="183,2272 0,2272 0,2321 231,2321 231,0 0,0 0,48 183,48">
            <text:p/>
          </draw:polygon>
        </draw:g>
        <draw:g xml:id="id83" draw:id="id83">
          <svg:title>TexMaths</svg:title>
          <svg:desc>22§display§= \frac{1}{2} \left[  \left( \frac{\pi}{2} - 0 \right)  + \frac{1}{2} \left( \sin \pi - 0 \right) \right]§svg§600§FALSE§</svg:desc>
          <draw:polygon draw:style-name="gr2" draw:text-style-name="P7" draw:layer="layout" svg:width="10.098cm" svg:height="1.779cm" svg:x="6.516cm" svg:y="6.348cm" svg:viewBox="0 0 10099 1780" draw:points="5050,1780 0,1780 0,0 10099,0 10099,1780">
            <text:p/>
          </draw:polygon>
          <draw:path draw:style-name="gr3" draw:text-style-name="P8" draw:layer="layout" svg:width="0.515cm" svg:height="0.182cm" svg:x="6.521cm" svg:y="7.1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56cm" svg:y="6.39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85cm" svg:y="7.221cm" svg:viewBox="0 0 389 33" draw:points="194,33 0,33 0,0 389,0 389,33">
            <text:p/>
          </draw:polygon>
          <draw:path draw:style-name="gr3" draw:text-style-name="P8" draw:layer="layout" svg:width="0.309cm" svg:height="0.516cm" svg:x="7.424cm" svg:y="7.4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205cm" svg:height="1.856cm" svg:x="8.188cm" svg:y="6.309cm" svg:viewBox="0 0 206 1857" draw:points="0,1857 206,1857 206,1815 42,1815 42,42 206,42 206,0 0,0">
            <text:p/>
          </draw:polygon>
          <draw:path draw:style-name="gr3" draw:text-style-name="P8" draw:layer="layout" svg:width="0.295cm" svg:height="1.391cm" svg:x="8.542cm" svg:y="6.541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8" draw:layer="layout" svg:width="0.418cm" svg:height="0.342cm" svg:x="8.978cm" svg:y="6.573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8.957cm" svg:y="7.221cm" svg:viewBox="0 0 470 33" draw:points="236,33 0,33 0,0 470,0 470,33">
            <text:p/>
          </draw:polygon>
          <draw:path draw:style-name="gr3" draw:text-style-name="P8" draw:layer="layout" svg:width="0.309cm" svg:height="0.516cm" svg:x="9.036cm" svg:y="7.4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472cm" svg:height="0.032cm" svg:x="9.755cm" svg:y="7.22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0.494cm" svg:y="6.91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295cm" svg:height="1.391cm" svg:x="10.877cm" svg:y="6.541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8" draw:layer="layout" svg:width="0.515cm" svg:height="0.516cm" svg:x="11.527cm" svg:y="6.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2.419cm" svg:y="6.3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2.351cm" svg:y="7.221cm" svg:viewBox="0 0 389 33" draw:points="194,33 0,33 0,0 389,0 389,33">
            <text:p/>
          </draw:polygon>
          <draw:path draw:style-name="gr3" draw:text-style-name="P8" draw:layer="layout" svg:width="0.309cm" svg:height="0.516cm" svg:x="12.389cm" svg:y="7.4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3.035cm" svg:y="6.85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4cm" svg:height="0.356cm" svg:x="13.285cm" svg:y="7.08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3.59cm" svg:y="6.9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3.803cm" svg:y="7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418cm" svg:height="0.342cm" svg:x="14.357cm" svg:y="7.098cm" svg:viewBox="0 0 419 343" svg:d="M185 46h88c-27 114-34 148-34 200 0 11 0 32 7 59 7 35 16 38 29 38 15 0 31-14 31-30 0-3 0-5-5-16-23-56-23-107-23-128 0-42 7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8" draw:layer="layout" svg:width="0.472cm" svg:height="0.032cm" svg:x="15.042cm" svg:y="7.22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5.781cm" svg:y="6.91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18cm" svg:height="0.773cm" svg:x="16.181cm" svg:y="6.85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205cm" svg:height="1.856cm" svg:x="16.448cm" svg:y="6.309cm" svg:viewBox="0 0 206 1857" draw:points="162,1815 0,1815 0,1857 206,1857 206,0 0,0 0,42 162,42">
            <text:p/>
          </draw:polygon>
        </draw:g>
        <draw:g xml:id="id84" draw:id="id84">
          <svg:title>TexMaths</svg:title>
          <svg:desc>22§display§= \frac{1}{2} \left[ \frac{\pi}{2} + \frac{1}{2} \left( 0 - 0 \right) \right]§svg§600§FALSE§</svg:desc>
          <draw:polygon draw:style-name="gr2" draw:text-style-name="P7" draw:layer="layout" svg:width="6.682cm" svg:height="1.779cm" svg:x="17.417cm" svg:y="6.349cm" svg:viewBox="0 0 6683 1780" draw:points="3342,1780 0,1780 0,0 6683,0 6683,1780">
            <text:p/>
          </draw:polygon>
          <draw:path draw:style-name="gr3" draw:text-style-name="P8" draw:layer="layout" svg:width="0.515cm" svg:height="0.182cm" svg:x="17.422cm" svg:y="7.1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8.357cm" svg:y="6.3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8.286cm" svg:y="7.222cm" svg:viewBox="0 0 389 33" draw:points="194,33 0,33 0,0 389,0 389,33">
            <text:p/>
          </draw:polygon>
          <draw:path draw:style-name="gr3" draw:text-style-name="P8" draw:layer="layout" svg:width="0.309cm" svg:height="0.516cm" svg:x="18.325cm" svg:y="7.4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205cm" svg:height="1.856cm" svg:x="19.089cm" svg:y="6.31cm" svg:viewBox="0 0 206 1857" draw:points="0,1857 206,1857 206,1815 42,1815 42,42 206,42 206,0 0,0">
            <text:p/>
          </draw:polygon>
          <draw:path draw:style-name="gr3" draw:text-style-name="P8" draw:layer="layout" svg:width="0.418cm" svg:height="0.342cm" svg:x="19.418cm" svg:y="6.574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19.397cm" svg:y="7.222cm" svg:viewBox="0 0 470 33" draw:points="236,33 0,33 0,0 470,0 470,33">
            <text:p/>
          </draw:polygon>
          <draw:path draw:style-name="gr3" draw:text-style-name="P8" draw:layer="layout" svg:width="0.309cm" svg:height="0.516cm" svg:x="19.476cm" svg:y="7.4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515cm" svg:height="0.516cm" svg:x="20.173cm" svg:y="6.9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1.064cm" svg:y="6.3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0.995cm" svg:y="7.222cm" svg:viewBox="0 0 389 33" draw:points="194,33 0,33 0,0 389,0 389,33">
            <text:p/>
          </draw:polygon>
          <draw:path draw:style-name="gr3" draw:text-style-name="P8" draw:layer="layout" svg:width="0.309cm" svg:height="0.516cm" svg:x="21.034cm" svg:y="7.4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21.68cm" svg:y="6.85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21.935cm" svg:y="6.91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472cm" svg:height="0.032cm" svg:x="22.526cm" svg:y="7.222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23.265cm" svg:y="6.91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18cm" svg:height="0.773cm" svg:x="23.667cm" svg:y="6.85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205cm" svg:height="1.856cm" svg:x="23.934cm" svg:y="6.31cm" svg:viewBox="0 0 206 1857" draw:points="162,1815 0,1815 0,1857 206,1857 206,0 0,0 0,42 162,42">
            <text:p/>
          </draw:polygon>
        </draw:g>
        <draw:g xml:id="id82" draw:id="id82">
          <svg:title>TexMaths</svg:title>
          <svg:desc>22§display§= \frac{1}{2} \left[  ( \ x \ )_0^{\pi /2}  + \left( \frac{\sin 2x}{2} \right)_0^{\pi /2} \right]§svg§600§FALSE§</svg:desc>
          <draw:polygon draw:style-name="gr2" draw:text-style-name="P7" draw:layer="layout" svg:width="9.952cm" svg:height="2.241cm" svg:x="17.316cm" svg:y="3.446cm" svg:viewBox="0 0 9953 2242" draw:points="4978,2242 0,2242 0,0 9953,0 9953,2242">
            <text:p/>
          </draw:polygon>
          <draw:path draw:style-name="gr3" draw:text-style-name="P8" draw:layer="layout" svg:width="0.515cm" svg:height="0.182cm" svg:x="17.321cm" svg:y="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8.256cm" svg:y="3.7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8.185cm" svg:y="4.551cm" svg:viewBox="0 0 389 33" draw:points="194,33 0,33 0,0 389,0 389,33">
            <text:p/>
          </draw:polygon>
          <draw:path draw:style-name="gr3" draw:text-style-name="P8" draw:layer="layout" svg:width="0.309cm" svg:height="0.516cm" svg:x="18.224cm" svg:y="4.77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3cm" svg:height="2.32cm" svg:x="19.007cm" svg:y="3.407cm" svg:viewBox="0 0 231 2321" draw:points="0,2321 231,2321 231,2272 48,2272 48,48 231,48 231,0 0,0">
            <text:p/>
          </draw:polygon>
          <draw:path draw:style-name="gr3" draw:text-style-name="P8" draw:layer="layout" svg:width="0.18cm" svg:height="0.773cm" svg:x="19.322cm" svg:y="4.179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9.826cm" svg:y="4.4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20.548cm" svg:y="4.1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25cm" svg:height="0.24cm" svg:x="20.829cm" svg:y="4.125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21.227cm" svg:y="3.952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21.537cm" svg:y="3.9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20.833cm" svg:y="4.607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515cm" svg:height="0.516cm" svg:x="22.065cm" svg:y="4.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81cm" svg:height="1.855cm" svg:x="22.955cm" svg:y="3.639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8" draw:layer="layout" svg:width="0.254cm" svg:height="0.356cm" svg:x="23.482cm" svg:y="3.8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3.786cm" svg:y="3.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4.001cm" svg:y="3.8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09cm" svg:height="0.516cm" svg:x="24.573cm" svg:y="3.72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8" draw:layer="layout" svg:width="0.386cm" svg:height="0.351cm" svg:x="24.944cm" svg:y="3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1.907cm" svg:height="0.032cm" svg:x="23.457cm" svg:y="4.551cm" svg:viewBox="0 0 1908 33" draw:points="954,33 0,33 0,0 1908,0 1908,33">
            <text:p/>
          </draw:polygon>
          <draw:path draw:style-name="gr3" draw:text-style-name="P8" draw:layer="layout" svg:width="0.309cm" svg:height="0.516cm" svg:x="24.254cm" svg:y="4.77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381cm" svg:height="1.855cm" svg:x="25.483cm" svg:y="3.639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8" draw:layer="layout" svg:width="0.325cm" svg:height="0.24cm" svg:x="26.05cm" svg:y="3.597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26.447cm" svg:y="3.425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26.757cm" svg:y="3.4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26.053cm" svg:y="5.174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olygon draw:style-name="gr3" draw:text-style-name="P8" draw:layer="layout" svg:width="0.23cm" svg:height="2.32cm" svg:x="27.077cm" svg:y="3.407cm" svg:viewBox="0 0 231 2321" draw:points="183,2272 0,2272 0,2321 231,2321 231,0 0,0 0,48 183,48">
            <text:p/>
          </draw:polygon>
        </draw:g>
        <draw:g xml:id="id88" draw:id="id88">
          <svg:title>TexMaths</svg:title>
          <svg:desc>24§display§(4)§svg§600§FALSE§</svg:desc>
          <draw:polygon draw:style-name="gr2" draw:text-style-name="P7" draw:layer="layout" svg:width="0.91cm" svg:height="0.76cm" svg:x="2.712cm" svg:y="11.038cm" svg:viewBox="0 0 911 761" draw:points="455,761 0,761 0,0 911,0 911,761">
            <text:p/>
          </draw:polygon>
          <draw:path draw:style-name="gr3" draw:text-style-name="P8" draw:layer="layout" svg:width="0.197cm" svg:height="0.844cm" svg:x="2.752cm" svg:y="10.99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76cm" svg:height="0.571cm" svg:x="3.021cm" svg:y="11.05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8" draw:layer="layout" svg:width="0.197cm" svg:height="0.844cm" svg:x="3.469cm" svg:y="10.9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1" draw:id="id91">
          <svg:title>TexMaths</svg:title>
          <svg:desc>22§display§= \int_{ \frac{\pi}{4} }^{ \frac{\pi}{2} } \sqrt{ 1 - \sin 2x }\ dx§svg§600§FALSE§</svg:desc>
          <draw:polygon draw:style-name="gr2" draw:text-style-name="P7" draw:layer="layout" svg:width="7.152cm" svg:height="2.05cm" svg:x="6.514cm" svg:y="10.435cm" svg:viewBox="0 0 7153 2051" draw:points="3577,2051 0,2051 0,0 7153,0 7153,2051">
            <text:p/>
          </draw:polygon>
          <draw:path draw:style-name="gr3" draw:text-style-name="P8" draw:layer="layout" svg:width="0.515cm" svg:height="0.182cm" svg:x="6.519cm" svg:y="11.3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4cm" svg:y="10.57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8.191cm" svg:y="10.396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8.158cm" svg:y="10.621cm" svg:viewBox="0 0 336 28" draw:points="169,28 0,28 0,0 336,0 336,28">
            <text:p/>
          </draw:polygon>
          <draw:path draw:style-name="gr3" draw:text-style-name="P8" draw:layer="layout" svg:width="0.193cm" svg:height="0.258cm" svg:x="8.228cm" svg:y="10.699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7.848cm" svg:y="11.963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7.815cm" svg:y="12.188cm" svg:viewBox="0 0 336 28" draw:points="169,28 0,28 0,0 336,0 336,28">
            <text:p/>
          </draw:polygon>
          <draw:path draw:style-name="gr3" draw:text-style-name="P8" draw:layer="layout" svg:width="0.215cm" svg:height="0.263cm" svg:x="7.875cm" svg:y="12.262cm" svg:viewBox="0 0 216 264" svg:d="M216 201v-18h-49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604cm" svg:height="0.774cm" svg:x="8.809cm" svg:y="10.947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8" draw:layer="layout" svg:width="3.239cm" svg:height="0.032cm" svg:x="9.397cm" svg:y="10.947cm" svg:viewBox="0 0 3240 33" draw:points="1619,33 0,33 0,0 3240,0 3240,33">
            <text:p/>
          </draw:polygon>
          <draw:path draw:style-name="gr3" draw:text-style-name="P8" draw:layer="layout" svg:width="0.256cm" svg:height="0.517cm" svg:x="9.466cm" svg:y="11.11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0.02cm" svg:y="11.422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0.754cm" svg:y="11.28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06cm" svg:y="11.11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273cm" svg:y="11.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7cm" svg:x="11.846cm" svg:y="11.1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6cm" svg:height="0.351cm" svg:x="12.217cm" svg:y="11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12.924cm" svg:y="11.095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3.319cm" svg:y="11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89" draw:id="id89">
          <svg:title>TexMaths</svg:title>
          <svg:desc>24§display§\text {Let,}§svg§600§FALSE§</svg:desc>
          <draw:polygon draw:style-name="gr2" draw:text-style-name="P7" draw:layer="layout" svg:width="1.318cm" svg:height="0.655cm" svg:x="4.024cm" svg:y="11.1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11.0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11.2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11.1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11.5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90" draw:id="id90">
          <svg:title>TexMaths</svg:title>
          <svg:desc>24§display§\text {I} §svg§600§FALSE§</svg:desc>
          <draw:polygon draw:style-name="gr2" draw:text-style-name="P7" draw:layer="layout" svg:width="0.197cm" svg:height="0.493cm" svg:x="5.931cm" svg:y="11.1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11.0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92" draw:id="id92">
          <svg:title>TexMaths</svg:title>
          <svg:desc>22§display§= \int_{ \frac{\pi}{4} }^{ \frac{\pi}{2} } \sqrt{ (\cos x - \sin x)^2 }\ dx§svg§600§FALSE§</svg:desc>
          <draw:polygon draw:style-name="gr2" draw:text-style-name="P7" draw:layer="layout" svg:width="9.061cm" svg:height="2.05cm" svg:x="14.315cm" svg:y="10.436cm" svg:viewBox="0 0 9062 2051" draw:points="4530,2051 0,2051 0,0 9062,0 9062,2051">
            <text:p/>
          </draw:polygon>
          <draw:path draw:style-name="gr3" draw:text-style-name="P8" draw:layer="layout" svg:width="0.515cm" svg:height="0.182cm" svg:x="14.32cm" svg:y="11.3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135cm" svg:y="10.5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15.992cm" svg:y="10.3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5.959cm" svg:y="10.622cm" svg:viewBox="0 0 336 28" draw:points="169,28 0,28 0,0 336,0 336,28">
            <text:p/>
          </draw:polygon>
          <draw:path draw:style-name="gr3" draw:text-style-name="P8" draw:layer="layout" svg:width="0.193cm" svg:height="0.258cm" svg:x="16.029cm" svg:y="10.7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15.649cm" svg:y="11.964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5.616cm" svg:y="12.189cm" svg:viewBox="0 0 336 28" draw:points="169,28 0,28 0,0 336,0 336,28">
            <text:p/>
          </draw:polygon>
          <draw:path draw:style-name="gr3" draw:text-style-name="P8" draw:layer="layout" svg:width="0.215cm" svg:height="0.263cm" svg:x="15.675cm" svg:y="12.263cm" svg:viewBox="0 0 216 264" svg:d="M216 201v-18h-49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705cm" svg:height="0.928cm" svg:x="16.638cm" svg:y="10.902cm" svg:viewBox="0 0 706 929" svg:d="M243 929c25 0 25 0 33-15l424-884c6-11 6-12 6-14 0-9-7-16-16-16-11 0-12 7-18 16l-399 832-166-383-107 82 12 13 55-42z">
            <text:p/>
          </draw:path>
          <draw:polygon draw:style-name="gr3" draw:text-style-name="P8" draw:layer="layout" svg:width="5.02cm" svg:height="0.032cm" svg:x="17.326cm" svg:y="10.902cm" svg:viewBox="0 0 5021 33" draw:points="2510,33 0,33 0,0 5021,0 5021,33">
            <text:p/>
          </draw:polygon>
          <draw:path draw:style-name="gr3" draw:text-style-name="P8" draw:layer="layout" svg:width="0.18cm" svg:height="0.774cm" svg:x="17.404cm" svg:y="11.0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5cm" svg:height="0.356cm" svg:x="17.654cm" svg:y="11.286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17.993cm" svg:y="11.2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8.384cm" svg:y="1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8.814cm" svg:y="11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9.47cm" svg:y="11.423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20.204cm" svg:y="1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0.51cm" svg:y="11.11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0.723cm" svg:y="11.2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21.279cm" svg:y="11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4cm" svg:x="21.742cm" svg:y="11.0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24cm" svg:height="0.36cm" svg:x="22.034cm" svg:y="11.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2.635cm" svg:y="11.09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23.029cm" svg:y="11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93" draw:id="id93">
          <svg:title>TexMaths</svg:title>
          <svg:desc>22§display§= \int_{ \frac{\pi}{4} }^{ \frac{\pi}{2} } (\cos x - \sin x) \ dx§svg§600§FALSE§</svg:desc>
          <draw:polygon draw:style-name="gr2" draw:text-style-name="P7" draw:layer="layout" svg:width="7.813cm" svg:height="2.05cm" svg:x="6.416cm" svg:y="13.036cm" svg:viewBox="0 0 7814 2051" draw:points="3908,2051 0,2051 0,0 7814,0 7814,2051">
            <text:p/>
          </draw:polygon>
          <draw:path draw:style-name="gr3" draw:text-style-name="P8" draw:layer="layout" svg:width="0.515cm" svg:height="0.182cm" svg:x="6.421cm" svg:y="13.9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236cm" svg:y="13.1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8.093cm" svg:y="12.9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8.06cm" svg:y="13.222cm" svg:viewBox="0 0 336 28" draw:points="169,28 0,28 0,0 336,0 336,28">
            <text:p/>
          </draw:polygon>
          <draw:path draw:style-name="gr3" draw:text-style-name="P8" draw:layer="layout" svg:width="0.193cm" svg:height="0.258cm" svg:x="8.13cm" svg:y="13.3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7.75cm" svg:y="14.564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7.717cm" svg:y="14.789cm" svg:viewBox="0 0 336 28" draw:points="169,28 0,28 0,0 336,0 336,28">
            <text:p/>
          </draw:polygon>
          <draw:path draw:style-name="gr3" draw:text-style-name="P8" draw:layer="layout" svg:width="0.216cm" svg:height="0.263cm" svg:x="7.777cm" svg:y="14.863cm" svg:viewBox="0 0 217 264" svg:d="M217 201v-18h-50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18cm" svg:height="0.774cm" svg:x="8.602cm" svg:y="13.6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95cm" svg:height="0.356cm" svg:x="8.854cm" svg:y="13.886cm" svg:viewBox="0 0 296 357" svg:d="M65 180c0-127 63-161 104-161 7 0 56 0 84 29-31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9.192cm" svg:y="13.886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254cm" svg:height="0.356cm" svg:x="9.583cm" svg:y="13.886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0.014cm" svg:y="13.8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0.669cm" svg:y="14.023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1.404cm" svg:y="13.886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709cm" svg:y="13.71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924cm" svg:y="13.891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2.48cm" svg:y="13.8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4cm" svg:x="12.943cm" svg:y="13.6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6cm" svg:x="13.488cm" svg:y="13.696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3.883cm" svg:y="13.8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85" draw:id="id85">
          <svg:title>TexMaths</svg:title>
          <svg:desc>26§display§\therefore§svg§600§FALSE§</svg:desc>
          <draw:polygon draw:style-name="gr2" draw:text-style-name="P7" draw:layer="layout" svg:width="0.49cm" svg:height="0.402cm" svg:x="4.308cm" svg:y="9.2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9.1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01" draw:id="id101">
          <svg:title>TexMaths</svg:title>
          <svg:desc>22§display§= 1 - \sqrt{2}§svg§600§FALSE§</svg:desc>
          <draw:polygon draw:style-name="gr2" draw:text-style-name="P7" draw:layer="layout" svg:width="3.102cm" svg:height="0.696cm" svg:x="6.622cm" svg:y="8.937cm" svg:viewBox="0 0 3103 697" draw:points="1553,697 0,697 0,0 3103,0 3103,697">
            <text:p/>
          </draw:polygon>
          <draw:path draw:style-name="gr3" draw:text-style-name="P8" draw:layer="layout" svg:width="0.515cm" svg:height="0.182cm" svg:x="6.627cm" svg:y="9.3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69cm" svg:y="9.0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3cm" svg:height="0.032cm" svg:x="8.021cm" svg:y="9.398cm" svg:viewBox="0 0 474 33" svg:d="M447 33c12 0 27 0 27-17 0-16-15-16-27-16h-421c-12 0-26 0-26 16 0 17 14 17 26 17z">
            <text:p/>
          </draw:path>
          <draw:path draw:style-name="gr3" draw:text-style-name="P8" draw:layer="layout" svg:width="0.605cm" svg:height="0.773cm" svg:x="8.787cm" svg:y="8.898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8" draw:layer="layout" svg:width="0.388cm" svg:height="0.032cm" svg:x="9.375cm" svg:y="8.898cm" svg:viewBox="0 0 389 33" draw:points="194,33 0,33 0,0 389,0 389,33">
            <text:p/>
          </draw:polygon>
          <draw:path draw:style-name="gr3" draw:text-style-name="P8" draw:layer="layout" svg:width="0.309cm" svg:height="0.516cm" svg:x="9.414cm" svg:y="9.0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</draw:g>
        <draw:g xml:id="id100" draw:id="id100">
          <svg:title>TexMaths</svg:title>
          <svg:desc>24§display§\text {I} §svg§600§FALSE§</svg:desc>
          <draw:polygon draw:style-name="gr2" draw:text-style-name="P7" draw:layer="layout" svg:width="0.197cm" svg:height="0.493cm" svg:x="5.931cm" svg:y="9.1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9.0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2" draw:id="id102">
          <svg:title>TexMaths</svg:title>
          <svg:desc>24§display§(5)§svg§600§FALSE§</svg:desc>
          <draw:polygon draw:style-name="gr2" draw:text-style-name="P7" draw:layer="layout" svg:width="0.91cm" svg:height="0.759cm" svg:x="2.712cm" svg:y="11.039cm" svg:viewBox="0 0 911 760" draw:points="455,760 0,760 0,0 911,0 911,760">
            <text:p/>
          </draw:polygon>
          <draw:path draw:style-name="gr3" draw:text-style-name="P8" draw:layer="layout" svg:width="0.197cm" svg:height="0.844cm" svg:x="2.752cm" svg:y="10.9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81cm" svg:x="3.041cm" svg:y="11.068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8" draw:layer="layout" svg:width="0.197cm" svg:height="0.844cm" svg:x="3.469cm" svg:y="10.9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5" draw:id="id105">
          <svg:title>TexMaths</svg:title>
          <svg:desc>22§display§= \int_{0}^{1}\frac{ x^2 - 2}{x^2 + 1}\ dx§svg§600§FALSE§</svg:desc>
          <draw:polygon draw:style-name="gr2" draw:text-style-name="P7" draw:layer="layout" svg:width="5.361cm" svg:height="1.86cm" svg:x="6.515cm" svg:y="10.435cm" svg:viewBox="0 0 5362 1861" draw:points="2682,1861 0,1861 0,0 5362,0 5362,1861">
            <text:p/>
          </draw:polygon>
          <draw:path draw:style-name="gr3" draw:text-style-name="P8" draw:layer="layout" svg:width="0.515cm" svg:height="0.182cm" svg:x="6.52cm" svg:y="11.3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5cm" svg:y="10.5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8.125cm" svg:y="10.3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cm" svg:y="11.9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8.657cm" svg:y="10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9.111cm" svg:y="10.4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9.658cm" svg:y="10.88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0.406cm" svg:y="10.5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olygon draw:style-name="gr3" draw:text-style-name="P8" draw:layer="layout" svg:width="2.121cm" svg:height="0.032cm" svg:x="8.634cm" svg:y="11.408cm" svg:viewBox="0 0 2122 33" draw:points="1061,33 0,33 0,0 2122,0 2122,33">
            <text:p/>
          </draw:polygon>
          <draw:path draw:style-name="gr3" draw:text-style-name="P8" draw:layer="layout" svg:width="0.386cm" svg:height="0.351cm" svg:x="8.657cm" svg:y="11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9.111cm" svg:y="11.5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637cm" svg:y="11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436cm" svg:y="11.63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1.136cm" svg:y="11.081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1.529cm" svg:y="11.2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03" draw:id="id103">
          <svg:title>TexMaths</svg:title>
          <svg:desc>24§display§\text {Let,}§svg§600§FALSE§</svg:desc>
          <draw:polygon draw:style-name="gr2" draw:text-style-name="P7" draw:layer="layout" svg:width="1.318cm" svg:height="0.655cm" svg:x="4.024cm" svg:y="11.1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11.0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11.2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11.1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11.5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04" draw:id="id104">
          <svg:title>TexMaths</svg:title>
          <svg:desc>24§display§\text {I} §svg§600§FALSE§</svg:desc>
          <draw:polygon draw:style-name="gr2" draw:text-style-name="P7" draw:layer="layout" svg:width="0.197cm" svg:height="0.493cm" svg:x="5.931cm" svg:y="11.1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11.0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94" draw:id="id94">
          <svg:title>TexMaths</svg:title>
          <svg:desc>22§display§= \int_{ \frac{\pi}{4} }^{ \frac{\pi}{2} } \cos x \ dx  - \int_{ \frac{\pi}{4} }^{ \frac{\pi}{2} } \sin x \ dx§svg§600§FALSE§</svg:desc>
          <draw:polygon draw:style-name="gr2" draw:text-style-name="P7" draw:layer="layout" svg:width="9.903cm" svg:height="2.05cm" svg:x="6.417cm" svg:y="0.736cm" svg:viewBox="0 0 9904 2051" draw:points="4953,2051 0,2051 0,0 9904,0 9904,2051">
            <text:p/>
          </draw:polygon>
          <draw:path draw:style-name="gr3" draw:text-style-name="P8" draw:layer="layout" svg:width="0.515cm" svg:height="0.182cm" svg:x="6.422cm" svg:y="1.6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237cm" svg:y="0.8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8.094cm" svg:y="0.6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8.061cm" svg:y="0.922cm" svg:viewBox="0 0 336 28" draw:points="169,28 0,28 0,0 336,0 336,28">
            <text:p/>
          </draw:polygon>
          <draw:path draw:style-name="gr3" draw:text-style-name="P8" draw:layer="layout" svg:width="0.193cm" svg:height="0.258cm" svg:x="8.131cm" svg:y="1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7.751cm" svg:y="2.264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7.718cm" svg:y="2.489cm" svg:viewBox="0 0 336 28" draw:points="169,28 0,28 0,0 336,0 336,28">
            <text:p/>
          </draw:polygon>
          <draw:path draw:style-name="gr3" draw:text-style-name="P8" draw:layer="layout" svg:width="0.215cm" svg:height="0.263cm" svg:x="7.777cm" svg:y="2.563cm" svg:viewBox="0 0 216 264" svg:d="M216 201v-18h-49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295cm" svg:height="0.356cm" svg:x="8.682cm" svg:y="1.586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9.022cm" svg:y="1.5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9.413cm" svg:y="1.5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9.842cm" svg:y="1.5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369cm" svg:height="0.546cm" svg:x="10.551cm" svg:y="1.39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0.944cm" svg:y="1.5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11.6cm" svg:y="1.723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2.352cm" svg:y="0.8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1cm" svg:height="0.172cm" svg:x="13.209cm" svg:y="0.6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3.175cm" svg:y="0.922cm" svg:viewBox="0 0 336 28" draw:points="169,28 0,28 0,0 336,0 336,28">
            <text:p/>
          </draw:polygon>
          <draw:path draw:style-name="gr3" draw:text-style-name="P8" draw:layer="layout" svg:width="0.193cm" svg:height="0.258cm" svg:x="13.246cm" svg:y="1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61cm" svg:height="0.172cm" svg:x="12.866cm" svg:y="2.264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2.832cm" svg:y="2.489cm" svg:viewBox="0 0 336 28" draw:points="169,28 0,28 0,0 336,0 336,28">
            <text:p/>
          </draw:polygon>
          <draw:path draw:style-name="gr3" draw:text-style-name="P8" draw:layer="layout" svg:width="0.215cm" svg:height="0.263cm" svg:x="12.892cm" svg:y="2.563cm" svg:viewBox="0 0 216 264" svg:d="M216 201v-18h-49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254cm" svg:height="0.356cm" svg:x="13.797cm" svg:y="1.5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101cm" svg:y="1.41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4.316cm" svg:y="1.5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4.872cm" svg:y="1.5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5.58cm" svg:y="1.396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5.974cm" svg:y="1.5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95" draw:id="id95">
          <svg:title>TexMaths</svg:title>
          <svg:desc>22§display§=  [\ \sin x \ ]_{\pi /4}^{\pi / 2}  - [\  - \cos x \ ]_{\pi /4}^{\pi / 2}§svg§600§FALSE§</svg:desc>
          <draw:polygon draw:style-name="gr2" draw:text-style-name="P7" draw:layer="layout" svg:width="9.459cm" svg:height="1.13cm" svg:x="6.418cm" svg:y="3.136cm" svg:viewBox="0 0 9460 1131" draw:points="4731,1131 0,1131 0,0 9460,0 9460,1131">
            <text:p/>
          </draw:polygon>
          <draw:path draw:style-name="gr3" draw:text-style-name="P8" draw:layer="layout" svg:width="0.515cm" svg:height="0.182cm" svg:x="6.423cm" svg:y="3.62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4cm" svg:x="7.287cm" svg:y="3.324cm" svg:viewBox="0 0 107 775" draw:points="107,775 107,745 32,745 32,32 107,32 107,0 0,0 0,775">
            <text:p/>
          </draw:polygon>
          <draw:path draw:style-name="gr3" draw:text-style-name="P8" draw:layer="layout" svg:width="0.254cm" svg:height="0.357cm" svg:x="7.694cm" svg:y="3.55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9cm" svg:x="7.998cm" svg:y="3.38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39cm" svg:height="0.342cm" svg:x="8.213cm" svg:y="3.56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8.769cm" svg:y="3.56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olygon draw:style-name="gr3" draw:text-style-name="P8" draw:layer="layout" svg:width="0.106cm" svg:height="0.774cm" svg:x="9.463cm" svg:y="3.324cm" svg:viewBox="0 0 107 775" draw:points="107,0 0,0 0,32 76,32 76,745 0,745 0,775 107,775">
            <text:p/>
          </draw:polygon>
          <draw:path draw:style-name="gr3" draw:text-style-name="P8" draw:layer="layout" svg:width="0.325cm" svg:height="0.24cm" svg:x="9.684cm" svg:y="3.27cm" svg:viewBox="0 0 326 241" svg:d="M144 37h65c-8 33-19 83-19 125 0 23 2 37 5 49 9 27 16 30 25 30 12 0 25-12 25-24 0-6 0-7-4-13-10-21-19-51-19-97 0-10 0-31 7-70h68c9 0 15 0 20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8" draw:layer="layout" svg:width="0.233cm" svg:height="0.543cm" svg:x="10.084cm" svg:y="3.097cm" svg:viewBox="0 0 234 544" svg:d="M231 25c3-7 3-9 3-11 0-9-7-14-12-14-9 0-13 7-16 14l-202 506c-4 7-4 8-4 10 0 9 7 14 12 14 11 0 13-7 16-14z">
            <text:p/>
          </draw:path>
          <draw:path draw:style-name="gr3" draw:text-style-name="P8" draw:layer="layout" svg:width="0.24cm" svg:height="0.36cm" svg:x="10.392cm" svg:y="3.14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25cm" svg:height="0.24cm" svg:x="9.684cm" svg:y="3.935cm" svg:viewBox="0 0 326 241" svg:d="M144 37h65c-8 33-19 83-19 125 0 23 2 37 5 49 9 27 16 30 25 30 12 0 25-12 25-24 0-6 0-7-4-13-10-21-19-51-19-97 0-10 0-31 7-70h68c9 0 15 0 20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8" draw:layer="layout" svg:width="0.233cm" svg:height="0.543cm" svg:x="10.084cm" svg:y="3.763cm" svg:viewBox="0 0 234 544" svg:d="M231 25c3-7 3-9 3-11 0-9-7-14-12-14-9 0-13 7-16 14l-202 506c-4 7-4 8-4 10 0 9 7 14 12 14 11 0 13-7 16-14z">
            <text:p/>
          </draw:path>
          <draw:path draw:style-name="gr3" draw:text-style-name="P8" draw:layer="layout" svg:width="0.267cm" svg:height="0.365cm" svg:x="10.38cm" svg:y="3.803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8" draw:layer="layout" svg:width="0.472cm" svg:height="0.032cm" svg:x="10.941cm" svg:y="3.696cm" svg:viewBox="0 0 473 33" svg:d="M447 33c12 0 26 0 26-17 0-16-14-16-26-16h-421c-12 0-26 0-26 16 0 17 14 17 26 17z">
            <text:p/>
          </draw:path>
          <draw:polygon draw:style-name="gr3" draw:text-style-name="P8" draw:layer="layout" svg:width="0.106cm" svg:height="0.774cm" svg:x="11.742cm" svg:y="3.324cm" svg:viewBox="0 0 107 775" draw:points="107,775 107,745 32,745 32,32 107,32 107,0 0,0 0,775">
            <text:p/>
          </draw:polygon>
          <draw:path draw:style-name="gr3" draw:text-style-name="P8" draw:layer="layout" svg:width="0.472cm" svg:height="0.032cm" svg:x="12.187cm" svg:y="3.696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7cm" svg:x="12.879cm" svg:y="3.55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8" draw:layer="layout" svg:width="0.344cm" svg:height="0.357cm" svg:x="13.218cm" svg:y="3.55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8" draw:layer="layout" svg:width="0.254cm" svg:height="0.357cm" svg:x="13.609cm" svg:y="3.55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038cm" svg:y="3.56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olygon draw:style-name="gr3" draw:text-style-name="P8" draw:layer="layout" svg:width="0.106cm" svg:height="0.774cm" svg:x="14.734cm" svg:y="3.324cm" svg:viewBox="0 0 107 775" draw:points="107,0 0,0 0,32 76,32 76,745 0,745 0,775 107,775">
            <text:p/>
          </draw:polygon>
          <draw:path draw:style-name="gr3" draw:text-style-name="P8" draw:layer="layout" svg:width="0.325cm" svg:height="0.24cm" svg:x="14.955cm" svg:y="3.27cm" svg:viewBox="0 0 326 241" svg:d="M144 37h65c-8 33-19 83-19 125 0 23 2 37 5 49 9 27 16 30 25 30 12 0 25-12 25-24 0-6 0-7-4-13-10-21-19-51-19-97 0-10 0-31 7-70h68c9 0 15 0 20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8" draw:layer="layout" svg:width="0.233cm" svg:height="0.543cm" svg:x="15.353cm" svg:y="3.097cm" svg:viewBox="0 0 234 544" svg:d="M231 25c3-7 3-9 3-11 0-9-7-14-12-14-9 0-13 7-16 14l-202 506c-4 7-4 8-4 10 0 9 7 14 12 14 11 0 13-7 16-14z">
            <text:p/>
          </draw:path>
          <draw:path draw:style-name="gr3" draw:text-style-name="P8" draw:layer="layout" svg:width="0.24cm" svg:height="0.36cm" svg:x="15.663cm" svg:y="3.14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25cm" svg:height="0.24cm" svg:x="14.955cm" svg:y="3.935cm" svg:viewBox="0 0 326 241" svg:d="M144 37h65c-8 33-19 83-19 125 0 23 2 37 5 49 9 27 16 30 25 30 12 0 25-12 25-24 0-6 0-7-4-13-10-21-19-51-19-97 0-10 0-31 7-70h68c9 0 15 0 20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8" draw:layer="layout" svg:width="0.233cm" svg:height="0.543cm" svg:x="15.353cm" svg:y="3.763cm" svg:viewBox="0 0 234 544" svg:d="M231 25c3-7 3-9 3-11 0-9-7-14-12-14-9 0-13 7-16 14l-202 506c-4 7-4 8-4 10 0 9 7 14 12 14 11 0 13-7 16-14z">
            <text:p/>
          </draw:path>
          <draw:path draw:style-name="gr3" draw:text-style-name="P8" draw:layer="layout" svg:width="0.267cm" svg:height="0.365cm" svg:x="15.65cm" svg:y="3.803cm" svg:viewBox="0 0 268 366" svg:d="M268 278v-21h-62v-241c0-12 0-16-11-16-7 0-8 0-15 7l-180 250v21h160v44c0 18 0 25-44 25h-14v19c26 0 62-1 81-1s55 1 83 1v-19h-16c-44 0-44-7-44-25v-44zM164 58v199h-145z">
            <text:p/>
          </draw:path>
        </draw:g>
        <draw:g xml:id="id96" draw:id="id96">
          <svg:title>TexMaths</svg:title>
          <svg:desc>22§display§=  \left[\ \sin \left( \frac{\pi}{2} \right) - \sin \left( \frac{\pi}{4} \right) \ \right] + \left[\ \cos \left( \frac{\pi}{2} \right) - \cos \left( \frac{\pi}{4} \right) \ \right]§svg§600§FALSE§</svg:desc>
          <draw:polygon draw:style-name="gr2" draw:text-style-name="P7" draw:layer="layout" svg:width="16.684cm" svg:height="1.341cm" svg:x="6.419cm" svg:y="4.837cm" svg:viewBox="0 0 16685 1342" draw:points="8342,1342 0,1342 0,0 16685,0 16685,1342">
            <text:p/>
          </draw:polygon>
          <draw:path draw:style-name="gr3" draw:text-style-name="P8" draw:layer="layout" svg:width="0.515cm" svg:height="0.182cm" svg:x="6.424cm" svg:y="5.40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77cm" svg:height="1.39cm" svg:x="7.371cm" svg:y="4.798cm" svg:viewBox="0 0 178 1391" draw:points="0,1391 178,1391 178,1356 37,1356 37,37 178,37 178,0 0,0">
            <text:p/>
          </draw:polygon>
          <draw:path draw:style-name="gr3" draw:text-style-name="P8" draw:layer="layout" svg:width="0.254cm" svg:height="0.356cm" svg:x="7.844cm" svg:y="5.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149cm" svg:y="5.16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364cm" svg:y="5.34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9.036cm" svg:y="4.79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9.472cm" svg:y="4.83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9.451cm" svg:y="5.479cm" svg:viewBox="0 0 470 33" draw:points="236,33 0,33 0,0 470,0 470,33">
            <text:p/>
          </draw:polygon>
          <draw:path draw:style-name="gr3" draw:text-style-name="P8" draw:layer="layout" svg:width="0.309cm" svg:height="0.516cm" svg:x="9.532cm" svg:y="5.7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8 7-59 7-74 7z">
            <text:p/>
          </draw:path>
          <draw:path draw:style-name="gr3" draw:text-style-name="P8" draw:layer="layout" svg:width="0.295cm" svg:height="1.39cm" svg:x="10.041cm" svg:y="4.79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0.711cm" svg:y="5.47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1.445cm" svg:y="5.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1.75cm" svg:y="5.16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1.964cm" svg:y="5.34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12.637cm" svg:y="4.79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13.073cm" svg:y="4.83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3.052cm" svg:y="5.479cm" svg:viewBox="0 0 470 33" draw:points="236,33 0,33 0,0 470,0 470,33">
            <text:p/>
          </draw:polygon>
          <draw:path draw:style-name="gr3" draw:text-style-name="P8" draw:layer="layout" svg:width="0.344cm" svg:height="0.523cm" svg:x="13.115cm" svg:y="5.693cm" svg:viewBox="0 0 345 524" svg:d="M206 397v67c0 28 0 37-58 37h-16v23c32-2 72-2 104-2 33 0 74 0 105 2v-23h-15c-59 0-60-9-60-37v-67h79v-24h-79v-354c0-14 0-19-13-19-7 0-8 0-14 9l-239 364v24zM211 373h-190l190-289z">
            <text:p/>
          </draw:path>
          <draw:path draw:style-name="gr3" draw:text-style-name="P8" draw:layer="layout" svg:width="0.295cm" svg:height="1.39cm" svg:x="13.641cm" svg:y="4.79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8" draw:layer="layout" svg:width="0.177cm" svg:height="1.39cm" svg:x="14.347cm" svg:y="4.798cm" svg:viewBox="0 0 178 1391" draw:points="141,1356 0,1356 0,1391 178,1391 178,0 0,0 0,37 141,37">
            <text:p/>
          </draw:polygon>
          <draw:path draw:style-name="gr3" draw:text-style-name="P8" draw:layer="layout" svg:width="0.515cm" svg:height="0.516cm" svg:x="14.914cm" svg:y="5.236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8" draw:layer="layout" svg:width="0.177cm" svg:height="1.39cm" svg:x="15.818cm" svg:y="4.798cm" svg:viewBox="0 0 178 1391" draw:points="0,1391 178,1391 178,1356 37,1356 37,37 178,37 178,0 0,0">
            <text:p/>
          </draw:polygon>
          <draw:path draw:style-name="gr3" draw:text-style-name="P8" draw:layer="layout" svg:width="0.295cm" svg:height="0.356cm" svg:x="16.292cm" svg:y="5.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6.631cm" svg:y="5.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7.022cm" svg:y="5.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95cm" svg:height="1.39cm" svg:x="17.57cm" svg:y="4.79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18.006cm" svg:y="4.83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985cm" svg:y="5.479cm" svg:viewBox="0 0 470 33" draw:points="236,33 0,33 0,0 470,0 470,33">
            <text:p/>
          </draw:polygon>
          <draw:path draw:style-name="gr3" draw:text-style-name="P8" draw:layer="layout" svg:width="0.309cm" svg:height="0.516cm" svg:x="18.064cm" svg:y="5.7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8 7-59 7-74 7z">
            <text:p/>
          </draw:path>
          <draw:path draw:style-name="gr3" draw:text-style-name="P8" draw:layer="layout" svg:width="0.295cm" svg:height="1.39cm" svg:x="18.574cm" svg:y="4.79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9.243cm" svg:y="5.479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9.979cm" svg:y="5.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20.318cm" svg:y="5.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20.707cm" svg:y="5.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95cm" svg:height="1.39cm" svg:x="21.256cm" svg:y="4.79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21.691cm" svg:y="4.83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21.672cm" svg:y="5.479cm" svg:viewBox="0 0 470 33" draw:points="236,33 0,33 0,0 470,0 470,33">
            <text:p/>
          </draw:polygon>
          <draw:path draw:style-name="gr3" draw:text-style-name="P8" draw:layer="layout" svg:width="0.344cm" svg:height="0.523cm" svg:x="21.733cm" svg:y="5.693cm" svg:viewBox="0 0 345 524" svg:d="M206 397v67c0 28 0 37-58 37h-16v23c32-2 72-2 104-2 33 0 74 0 105 2v-23h-15c-59 0-60-9-60-37v-67h79v-24h-79v-354c0-14 0-19-13-19-7 0-8 0-14 9l-239 364v24zM211 373h-190l190-289z">
            <text:p/>
          </draw:path>
          <draw:path draw:style-name="gr3" draw:text-style-name="P8" draw:layer="layout" svg:width="0.295cm" svg:height="1.39cm" svg:x="22.26cm" svg:y="4.79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8" draw:layer="layout" svg:width="0.177cm" svg:height="1.39cm" svg:x="22.965cm" svg:y="4.798cm" svg:viewBox="0 0 178 1391" draw:points="141,1356 0,1356 0,1391 178,1391 178,0 0,0 0,37 141,37">
            <text:p/>
          </draw:polygon>
        </draw:g>
        <draw:g xml:id="id97" draw:id="id97">
          <svg:title>TexMaths</svg:title>
          <svg:desc>22§display§=  1 - \frac{1}{\sqrt{2}} + 0 - \frac{1}{\sqrt{2}}§svg§600§FALSE§</svg:desc>
          <draw:polygon draw:style-name="gr2" draw:text-style-name="P7" draw:layer="layout" svg:width="6.688cm" svg:height="1.68cm" svg:x="6.419cm" svg:y="6.838cm" svg:viewBox="0 0 6689 1681" draw:points="3344,1681 0,1681 0,0 6689,0 6689,1681">
            <text:p/>
          </draw:polygon>
          <draw:path draw:style-name="gr3" draw:text-style-name="P8" draw:layer="layout" svg:width="0.515cm" svg:height="0.182cm" svg:x="6.424cm" svg:y="7.5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265cm" svg:y="7.32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7.818cm" svg:y="7.62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9.011cm" svg:y="6.79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032cm" svg:height="0.032cm" svg:x="8.621cm" svg:y="7.628cm" svg:viewBox="0 0 1033 33" draw:points="516,33 0,33 0,0 1033,0 1033,33">
            <text:p/>
          </draw:polygon>
          <draw:path draw:style-name="gr3" draw:text-style-name="P8" draw:layer="layout" svg:width="0.604cm" svg:height="0.773cm" svg:x="8.677cm" svg:y="7.78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9.265cm" svg:y="7.783cm" svg:viewBox="0 0 389 33" draw:points="194,33 0,33 0,0 389,0 389,33">
            <text:p/>
          </draw:polygon>
          <draw:path draw:style-name="gr3" draw:text-style-name="P8" draw:layer="layout" svg:width="0.309cm" svg:height="0.516cm" svg:x="9.303cm" svg:y="7.9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515cm" svg:height="0.516cm" svg:x="9.96cm" svg:y="7.3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6cm" svg:height="0.532cm" svg:x="10.72cm" svg:y="7.322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472cm" svg:height="0.032cm" svg:x="11.311cm" svg:y="7.62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505cm" svg:y="6.7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1.032cm" svg:height="0.032cm" svg:x="12.114cm" svg:y="7.628cm" svg:viewBox="0 0 1033 33" draw:points="516,33 0,33 0,0 1033,0 1033,33">
            <text:p/>
          </draw:polygon>
          <draw:path draw:style-name="gr3" draw:text-style-name="P8" draw:layer="layout" svg:width="0.604cm" svg:height="0.773cm" svg:x="12.17cm" svg:y="7.78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12.758cm" svg:y="7.783cm" svg:viewBox="0 0 389 33" draw:points="194,33 0,33 0,0 389,0 389,33">
            <text:p/>
          </draw:polygon>
          <draw:path draw:style-name="gr3" draw:text-style-name="P8" draw:layer="layout" svg:width="0.309cm" svg:height="0.516cm" svg:x="12.797cm" svg:y="7.9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</draw:g>
        <draw:g xml:id="id98" draw:id="id98">
          <svg:title>TexMaths</svg:title>
          <svg:desc>22§display§=  1 - \frac{2}{\sqrt{2}}§svg§600§FALSE§</svg:desc>
          <draw:polygon draw:style-name="gr2" draw:text-style-name="P7" draw:layer="layout" svg:width="3.194cm" svg:height="1.68cm" svg:x="13.819cm" svg:y="6.839cm" svg:viewBox="0 0 3195 1681" draw:points="1598,1681 0,1681 0,0 3195,0 3195,1681">
            <text:p/>
          </draw:polygon>
          <draw:path draw:style-name="gr3" draw:text-style-name="P8" draw:layer="layout" svg:width="0.515cm" svg:height="0.182cm" svg:x="13.824cm" svg:y="7.555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56cm" svg:height="0.516cm" svg:x="14.665cm" svg:y="7.3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5.218cm" svg:y="7.629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6.381cm" svg:y="6.8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6 68-7 8-58 8-73 8z">
            <text:p/>
          </draw:path>
          <draw:polygon draw:style-name="gr3" draw:text-style-name="P8" draw:layer="layout" svg:width="1.032cm" svg:height="0.032cm" svg:x="16.02cm" svg:y="7.629cm" svg:viewBox="0 0 1033 33" draw:points="516,33 0,33 0,0 1033,0 1033,33">
            <text:p/>
          </draw:polygon>
          <draw:path draw:style-name="gr3" draw:text-style-name="P8" draw:layer="layout" svg:width="0.604cm" svg:height="0.773cm" svg:x="16.076cm" svg:y="7.784cm" svg:viewBox="0 0 605 774" svg:d="M245 693l-136-301c-5-12-10-12-12-12 0 0-6 0-13 5l-73 57c-11 7-11 10-11 12 0 4 2 9 7 9s19-11 26-18c6-3 18-12 25-17l153 334c5 12 11 12 18 12 10 0 12-3 19-14l352-728c5-13 5-14 5-16 0-9-7-16-16-16-7 0-12 4-17 16z">
            <text:p/>
          </draw:path>
          <draw:polygon draw:style-name="gr3" draw:text-style-name="P8" draw:layer="layout" svg:width="0.388cm" svg:height="0.032cm" svg:x="16.664cm" svg:y="7.784cm" svg:viewBox="0 0 389 33" draw:points="194,33 0,33 0,0 389,0 389,33">
            <text:p/>
          </draw:polygon>
          <draw:path draw:style-name="gr3" draw:text-style-name="P8" draw:layer="layout" svg:width="0.309cm" svg:height="0.516cm" svg:x="16.703cm" svg:y="7.939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6 68-7 8-58 8-73 8z">
            <text:p/>
          </draw:path>
        </draw:g>
        <draw:g xml:id="id106" draw:id="id106">
          <svg:title>TexMaths</svg:title>
          <svg:desc>22§display§= \int_{0}^{1}\frac{ ( x^2 + 1 ) - 3 }{x^2 + 1}\ dx§svg§600§FALSE§</svg:desc>
          <draw:polygon draw:style-name="gr2" draw:text-style-name="P7" draw:layer="layout" svg:width="7.294cm" svg:height="1.86cm" svg:x="14.817cm" svg:y="10.435cm" svg:viewBox="0 0 7295 1861" draw:points="3648,1861 0,1861 0,0 7295,0 7295,1861">
            <text:p/>
          </draw:polygon>
          <draw:path draw:style-name="gr3" draw:text-style-name="P8" draw:layer="layout" svg:width="0.515cm" svg:height="0.182cm" svg:x="14.822cm" svg:y="11.3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637cm" svg:y="10.5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6.427cm" svg:y="10.3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6.052cm" svg:y="11.9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18cm" svg:height="0.773cm" svg:x="17.013cm" svg:y="10.5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7.26cm" svg:y="10.75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17.712cm" svg:y="10.4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8.24cm" svg:y="10.6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9.039cm" svg:y="10.5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3cm" svg:x="19.401cm" svg:y="10.51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9.894cm" svg:y="10.885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20.635cm" svg:y="10.5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4.054cm" svg:height="0.032cm" svg:x="16.936cm" svg:y="11.408cm" svg:viewBox="0 0 4055 33" draw:points="2027,33 0,33 0,0 4055,0 4055,33">
            <text:p/>
          </draw:polygon>
          <draw:path draw:style-name="gr3" draw:text-style-name="P8" draw:layer="layout" svg:width="0.386cm" svg:height="0.351cm" svg:x="17.925cm" svg:y="11.8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18.379cm" svg:y="11.5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8.907cm" svg:y="11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9.704cm" svg:y="11.63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21.371cm" svg:y="11.08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21.765cm" svg:y="11.2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 xml:id="id107" draw:id="id107">
          <svg:title>TexMaths</svg:title>
          <svg:desc>22§display§= \int_{0}^{1}\left( 1 - \frac{ 3 }{x^2 + 1} \right) dx§svg§600§FALSE§</svg:desc>
          <draw:polygon draw:style-name="gr2" draw:text-style-name="P7" draw:layer="layout" svg:width="7.703cm" svg:height="1.878cm" svg:x="6.519cm" svg:y="13.036cm" svg:viewBox="0 0 7704 1879" draw:points="3853,1879 0,1879 0,0 7704,0 7704,1879">
            <text:p/>
          </draw:polygon>
          <draw:path draw:style-name="gr3" draw:text-style-name="P8" draw:layer="layout" svg:width="0.515cm" svg:height="0.182cm" svg:x="6.524cm" svg:y="13.9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13.166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8.129cm" svg:y="12.99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5cm" svg:y="14.564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81cm" svg:height="1.857cm" svg:x="8.707cm" svg:y="13.097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256cm" svg:height="0.517cm" svg:x="9.184cm" svg:y="13.7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9.738cm" svg:y="14.00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3cm" svg:x="11.438cm" svg:y="13.18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8" draw:layer="layout" svg:width="2.122cm" svg:height="0.032cm" svg:x="10.539cm" svg:y="14.009cm" svg:viewBox="0 0 2123 33" draw:points="1061,33 0,33 0,0 2123,0 2123,33">
            <text:p/>
          </draw:polygon>
          <draw:path draw:style-name="gr3" draw:text-style-name="P8" draw:layer="layout" svg:width="0.386cm" svg:height="0.351cm" svg:x="10.562cm" svg:y="14.4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cm" svg:height="0.36cm" svg:x="11.016cm" svg:y="14.1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1.542cm" svg:y="14.2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2.341cm" svg:y="14.2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81cm" svg:height="1.857cm" svg:x="12.779cm" svg:y="13.097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13.482cm" svg:y="13.68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3.876cm" svg:y="13.8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108" draw:id="id108">
          <svg:title>TexMaths</svg:title>
          <svg:desc>22§display§= \int_{0}^{1}\ dx  -  3 \int_{0}^{1}\frac{ 1 }{x^2 + 1}\ dx§svg§600§FALSE§</svg:desc>
          <draw:polygon draw:style-name="gr2" draw:text-style-name="P7" draw:layer="layout" svg:width="9.174cm" svg:height="1.86cm" svg:x="14.82cm" svg:y="13.036cm" svg:viewBox="0 0 9175 1861" draw:points="4587,1861 0,1861 0,0 9175,0 9175,1861">
            <text:p/>
          </draw:polygon>
          <draw:path draw:style-name="gr3" draw:text-style-name="P8" draw:layer="layout" svg:width="0.515cm" svg:height="0.182cm" svg:x="14.825cm" svg:y="13.9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64cm" svg:y="13.166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6.43cm" svg:y="12.9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6.056cm" svg:y="14.5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69cm" svg:height="0.546cm" svg:x="17.135cm" svg:y="13.682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7.529cm" svg:y="13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18.185cm" svg:y="14.00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8.926cm" svg:y="13.7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687cm" svg:height="1.719cm" svg:x="19.453cm" svg:y="13.166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20.241cm" svg:y="12.9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9.866cm" svg:y="14.564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21.686cm" svg:y="13.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122cm" svg:height="0.032cm" svg:x="20.751cm" svg:y="14.009cm" svg:viewBox="0 0 2123 33" draw:points="1061,33 0,33 0,0 2123,0 2123,33">
            <text:p/>
          </draw:polygon>
          <draw:path draw:style-name="gr3" draw:text-style-name="P8" draw:layer="layout" svg:width="0.386cm" svg:height="0.351cm" svg:x="20.773cm" svg:y="14.4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21.227cm" svg:y="14.1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21.755cm" svg:y="14.2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2.554cm" svg:y="14.2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23.253cm" svg:y="13.682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23.647cm" svg:y="13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99" draw:id="id99">
          <svg:title>TexMaths</svg:title>
          <svg:desc>26§display§\therefore§svg§600§FALSE§</svg:desc>
          <draw:polygon draw:style-name="gr2" draw:text-style-name="P7" draw:layer="layout" svg:width="0.49cm" svg:height="0.402cm" svg:x="4.308cm" svg:y="9.2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9.1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0"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3" draw:id="id113">
          <svg:title>TexMaths</svg:title>
          <svg:desc>24§display§\text {I} §svg§600§FALSE§</svg:desc>
          <draw:polygon draw:style-name="gr2" draw:text-style-name="P7" draw:layer="layout" svg:width="0.197cm" svg:height="0.493cm" svg:x="5.931cm" svg:y="6.3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6.2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5" draw:id="id115">
          <svg:title>TexMaths</svg:title>
          <svg:desc>24§display§(6)§svg§600§FALSE§</svg:desc>
          <draw:polygon draw:style-name="gr2" draw:text-style-name="P7" draw:layer="layout" svg:width="0.91cm" svg:height="0.759cm" svg:x="2.712cm" svg:y="8.139cm" svg:viewBox="0 0 911 760" draw:points="455,760 0,760 0,0 911,0 911,760">
            <text:p/>
          </draw:polygon>
          <draw:path draw:style-name="gr3" draw:text-style-name="P8" draw:layer="layout" svg:width="0.197cm" svg:height="0.844cm" svg:x="2.752cm" svg:y="8.0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3.033cm" svg:y="8.16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8" draw:layer="layout" svg:width="0.197cm" svg:height="0.844cm" svg:x="3.469cm" svg:y="8.0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8" draw:id="id118">
          <svg:title>TexMaths</svg:title>
          <svg:desc>22§display§= \int_{2}^{4} \frac{1}{7 + 6x - x^2}\ dx§svg§600§FALSE§</svg:desc>
          <draw:polygon draw:style-name="gr2" draw:text-style-name="P7" draw:layer="layout" svg:width="7.136cm" svg:height="1.854cm" svg:x="6.515cm" svg:y="7.535cm" svg:viewBox="0 0 7137 1855" draw:points="3568,1855 0,1855 0,0 7137,0 7137,1855">
            <text:p/>
          </draw:polygon>
          <draw:path draw:style-name="gr3" draw:text-style-name="P8" draw:layer="layout" svg:width="0.515cm" svg:height="0.182cm" svg:x="6.52cm" svg:y="8.4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5cm" svg:y="7.67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7cm" svg:height="0.365cm" svg:x="8.087cm" svg:y="7.49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4cm" svg:height="0.36cm" svg:x="7.756cm" svg:y="9.0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6cm" svg:height="0.516cm" svg:x="10.458cm" svg:y="7.68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894cm" svg:height="0.032cm" svg:x="8.634cm" svg:y="8.513cm" svg:viewBox="0 0 3895 33" draw:points="1948,33 0,33 0,0 3895,0 3895,33">
            <text:p/>
          </draw:polygon>
          <draw:path draw:style-name="gr3" draw:text-style-name="P8" draw:layer="layout" svg:width="0.332cm" svg:height="0.541cm" svg:x="8.678cm" svg:y="8.729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8" draw:layer="layout" svg:width="0.515cm" svg:height="0.516cm" svg:x="9.236cm" svg:y="8.8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9.998cm" svg:y="8.73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8" draw:layer="layout" svg:width="0.386cm" svg:height="0.351cm" svg:x="10.375cm" svg:y="8.9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472cm" svg:height="0.032cm" svg:x="11.031cm" svg:y="9.043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762cm" svg:y="8.9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2.216cm" svg:y="8.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2.91cm" svg:y="8.186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3.304cm" svg:y="8.3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16" draw:id="id116">
          <svg:title>TexMaths</svg:title>
          <svg:desc>24§display§\text {Let,}§svg§600§FALSE§</svg:desc>
          <draw:polygon draw:style-name="gr2" draw:text-style-name="P7" draw:layer="layout" svg:width="1.318cm" svg:height="0.655cm" svg:x="4.024cm" svg:y="8.2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8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8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8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8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17" draw:id="id117">
          <svg:title>TexMaths</svg:title>
          <svg:desc>24§display§\text {I} §svg§600§FALSE§</svg:desc>
          <draw:polygon draw:style-name="gr2" draw:text-style-name="P7" draw:layer="layout" svg:width="0.197cm" svg:height="0.493cm" svg:x="5.931cm" svg:y="8.2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8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9" draw:id="id109">
          <svg:title>TexMaths</svg:title>
          <svg:desc>22§display§=  [\ x \ ]_0^1  - 3 [\ \tan ^{-1} x \ ]_0^1§svg§600§FALSE§</svg:desc>
          <draw:polygon draw:style-name="gr2" draw:text-style-name="P7" draw:layer="layout" svg:width="7.548cm" svg:height="0.804cm" svg:x="6.418cm" svg:y="1.036cm" svg:viewBox="0 0 7549 805" draw:points="3774,805 0,805 0,0 7549,0 7549,805">
            <text:p/>
          </draw:polygon>
          <draw:path draw:style-name="gr3" draw:text-style-name="P8" draw:layer="layout" svg:width="0.515cm" svg:height="0.182cm" svg:x="6.423cm" svg:y="1.39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4cm" svg:x="7.288cm" svg:y="1.096cm" svg:viewBox="0 0 107 775" draw:points="107,775 107,745 32,745 32,32 107,32 107,0 0,0 0,775">
            <text:p/>
          </draw:polygon>
          <draw:path draw:style-name="gr3" draw:text-style-name="P8" draw:layer="layout" svg:width="0.386cm" svg:height="0.351cm" svg:x="7.691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8" draw:layer="layout" svg:width="0.106cm" svg:height="0.774cm" svg:x="8.384cm" svg:y="1.096cm" svg:viewBox="0 0 107 775" draw:points="107,0 0,0 0,32 76,32 76,745 0,745 0,775 107,775">
            <text:p/>
          </draw:polygon>
          <draw:path draw:style-name="gr3" draw:text-style-name="P8" draw:layer="layout" svg:width="0.198cm" svg:height="0.36cm" svg:x="8.641cm" svg:y="0.99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8.611cm" svg:y="1.508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472cm" svg:height="0.032cm" svg:x="9.166cm" svg:y="1.46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9.907cm" svg:y="1.16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0.352cm" svg:y="1.096cm" svg:viewBox="0 0 107 775" draw:points="107,775 107,745 32,745 32,32 107,32 107,0 0,0 0,775">
            <text:p/>
          </draw:polygon>
          <draw:path draw:style-name="gr3" draw:text-style-name="P8" draw:layer="layout" svg:width="0.242cm" svg:height="0.485cm" svg:x="10.748cm" svg:y="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1.067cm" svg:y="1.33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1.447cm" svg:y="1.333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1.91cm" svg:y="1.208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394cm" svg:y="0.99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86cm" svg:height="0.351cm" svg:x="12.832cm" svg:y="1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olygon draw:style-name="gr3" draw:text-style-name="P8" draw:layer="layout" svg:width="0.106cm" svg:height="0.774cm" svg:x="13.527cm" svg:y="1.096cm" svg:viewBox="0 0 107 775" draw:points="107,0 0,0 0,32 76,32 76,745 0,745 0,775 107,775">
            <text:p/>
          </draw:polygon>
          <draw:path draw:style-name="gr3" draw:text-style-name="P8" draw:layer="layout" svg:width="0.198cm" svg:height="0.36cm" svg:x="13.784cm" svg:y="0.99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13.753cm" svg:y="1.508cm" svg:viewBox="0 0 253 371" svg:d="M253 188c0-59-7-103-33-140-16-27-49-48-93-48-127 0-127 148-127 188 0 39 0 183 127 183 126 0 126-144 126-183zM127 357c-25 0-58-15-69-59-9-32-9-78-9-117 0-40 0-81 9-111 11-44 46-54 69-54 30 0 58 17 67 49 8 28 8 69 8 116 0 39 0 80-5 115-12 49-49 61-70 61z">
            <text:p/>
          </draw:path>
        </draw:g>
        <draw:g xml:id="id114" draw:id="id114">
          <svg:title>TexMaths</svg:title>
          <svg:desc>22§display§=  1 - \frac{3\pi}{4}§svg§600§FALSE§</svg:desc>
          <draw:polygon draw:style-name="gr2" draw:text-style-name="P7" draw:layer="layout" svg:width="3.018cm" svg:height="1.493cm" svg:x="6.42cm" svg:y="5.738cm" svg:viewBox="0 0 3019 1494" draw:points="1510,1494 0,1494 0,0 3019,0 3019,1494">
            <text:p/>
          </draw:polygon>
          <draw:path draw:style-name="gr3" draw:text-style-name="P8" draw:layer="layout" svg:width="0.515cm" svg:height="0.182cm" svg:x="6.425cm" svg:y="6.455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56cm" svg:height="0.517cm" svg:x="7.266cm" svg:y="6.22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7.819cm" svg:y="6.52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3cm" svg:x="8.655cm" svg:y="5.699cm" svg:viewBox="0 0 322 534" svg:d="M194 243c63-19 107-74 107-136 0-63-67-107-143-107-79 0-137 46-137 106 0 24 18 40 39 40 24 0 40-17 40-40 0-39-37-39-47-39 23-37 74-48 102-48 32 0 75 18 75 87 0 10-1 54-22 89-23 37-50 39-69 41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8" draw:layer="layout" svg:width="0.418cm" svg:height="0.342cm" svg:x="9.029cm" svg:y="5.88cm" svg:viewBox="0 0 419 343" svg:d="M185 46h88c-27 114-34 148-34 201 0 10 0 31 7 58 7 35 16 38 28 38 16 0 32-14 32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856cm" svg:height="0.032cm" svg:x="8.621cm" svg:y="6.529cm" svg:viewBox="0 0 857 33" draw:points="428,33 0,33 0,0 857,0 857,33">
            <text:p/>
          </draw:polygon>
          <draw:path draw:style-name="gr3" draw:text-style-name="P8" draw:layer="layout" svg:width="0.344cm" svg:height="0.524cm" svg:x="8.876cm" svg:y="6.745cm" svg:viewBox="0 0 345 525" svg:d="M206 398v67c0 28 0 37-58 37h-16v23c32-2 72-2 104-2 33 0 74 0 105 2v-23h-15c-59 0-60-9-60-37v-67h79v-25h-79v-354c0-14 0-19-13-19-7 0-8 0-14 9l-239 364v25zM211 373h-190l190-288z">
            <text:p/>
          </draw:path>
        </draw:g>
        <draw:g xml:id="id110" draw:id="id110">
          <svg:title>TexMaths</svg:title>
          <svg:desc>22§display§=  [\ 1 - 0 \ ] - 3 [\ \tan ^{-1} 1 - \tan ^{-1} 0 \ ]§svg§600§FALSE§</svg:desc>
          <draw:polygon draw:style-name="gr2" draw:text-style-name="P7" draw:layer="layout" svg:width="11.457cm" svg:height="0.795cm" svg:x="6.419cm" svg:y="2.536cm" svg:viewBox="0 0 11458 796" draw:points="5729,796 0,796 0,0 11458,0 11458,796">
            <text:p/>
          </draw:polygon>
          <draw:path draw:style-name="gr3" draw:text-style-name="P8" draw:layer="layout" svg:width="0.515cm" svg:height="0.182cm" svg:x="6.424cm" svg:y="2.89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7.288cm" svg:y="2.596cm" svg:viewBox="0 0 107 774" draw:points="107,774 107,745 32,745 32,32 107,32 107,0 0,0 0,774">
            <text:p/>
          </draw:polygon>
          <draw:path draw:style-name="gr3" draw:text-style-name="P8" draw:layer="layout" svg:width="0.256cm" svg:height="0.516cm" svg:x="7.737cm" svg:y="2.66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8.292cm" svg:y="2.967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9.031cm" svg:y="2.66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olygon draw:style-name="gr3" draw:text-style-name="P8" draw:layer="layout" svg:width="0.106cm" svg:height="0.773cm" svg:x="9.663cm" svg:y="2.596cm" svg:viewBox="0 0 107 774" draw:points="107,0 0,0 0,32 76,32 76,745 0,745 0,774 107,774">
            <text:p/>
          </draw:polygon>
          <draw:path draw:style-name="gr3" draw:text-style-name="P8" draw:layer="layout" svg:width="0.472cm" svg:height="0.032cm" svg:x="10.096cm" svg:y="2.96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0.837cm" svg:y="2.6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106cm" svg:height="0.773cm" svg:x="11.282cm" svg:y="2.596cm" svg:viewBox="0 0 107 774" draw:points="107,774 107,745 32,745 32,32 107,32 107,0 0,0 0,774">
            <text:p/>
          </draw:polygon>
          <draw:path draw:style-name="gr3" draw:text-style-name="P8" draw:layer="layout" svg:width="0.242cm" svg:height="0.485cm" svg:x="11.678cm" svg:y="2.69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11.997cm" svg:y="2.8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2.377cm" svg:y="2.83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2.84cm" svg:y="2.708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3.324cm" svg:y="2.4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3.81cm" svg:y="2.6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4.362cm" svg:y="2.967cm" svg:viewBox="0 0 473 33" svg:d="M447 33c12 0 26 0 26-17 0-16-14-16-26-16h-421c-12 0-26 0-26 16 0 17 14 17 26 17z">
            <text:p/>
          </draw:path>
          <draw:path draw:style-name="gr3" draw:text-style-name="P8" draw:layer="layout" svg:width="0.244cm" svg:height="0.485cm" svg:x="15.086cm" svg:y="2.69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49cm" svg:height="0.356cm" svg:x="15.404cm" svg:y="2.8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5.785cm" svg:y="2.83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247cm" svg:y="2.708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731cm" svg:y="2.4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26cm" svg:height="0.532cm" svg:x="17.179cm" svg:y="2.66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olygon draw:style-name="gr3" draw:text-style-name="P8" draw:layer="layout" svg:width="0.106cm" svg:height="0.773cm" svg:x="17.809cm" svg:y="2.596cm" svg:viewBox="0 0 107 774" draw:points="107,0 0,0 0,32 76,32 76,745 0,745 0,774 107,774">
            <text:p/>
          </draw:polygon>
        </draw:g>
        <draw:g xml:id="id111" draw:id="id111">
          <svg:title>TexMaths</svg:title>
          <svg:desc>22§display§=  1  - 3 \left[\  \frac{\pi}{4} - 0 \ \right]§svg§600§FALSE§</svg:desc>
          <draw:polygon draw:style-name="gr2" draw:text-style-name="P7" draw:layer="layout" svg:width="5.642cm" svg:height="1.343cm" svg:x="6.421cm" svg:y="3.937cm" svg:viewBox="0 0 5643 1344" draw:points="2821,1344 0,1344 0,0 5643,0 5643,1344">
            <text:p/>
          </draw:polygon>
          <draw:path draw:style-name="gr3" draw:text-style-name="P8" draw:layer="layout" svg:width="0.515cm" svg:height="0.182cm" svg:x="6.426cm" svg:y="4.5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268cm" svg:y="4.27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7.82cm" svg:y="4.57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3cm" svg:x="8.563cm" svg:y="4.273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8" draw:layer="layout" svg:width="0.177cm" svg:height="1.392cm" svg:x="9.221cm" svg:y="3.898cm" svg:viewBox="0 0 178 1393" draw:points="0,1393 178,1393 178,1358 37,1358 37,37 178,37 178,0 0,0">
            <text:p/>
          </draw:polygon>
          <draw:path draw:style-name="gr3" draw:text-style-name="P8" draw:layer="layout" svg:width="0.418cm" svg:height="0.342cm" svg:x="9.783cm" svg:y="3.931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9.761cm" svg:y="4.579cm" svg:viewBox="0 0 470 33" draw:points="236,33 0,33 0,0 470,0 470,33">
            <text:p/>
          </draw:polygon>
          <draw:path draw:style-name="gr3" draw:text-style-name="P8" draw:layer="layout" svg:width="0.344cm" svg:height="0.524cm" svg:x="9.823cm" svg:y="4.794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10.559cm" svg:y="4.579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3cm" svg:x="11.298cm" svg:y="4.273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77cm" svg:height="1.392cm" svg:x="11.926cm" svg:y="3.898cm" svg:viewBox="0 0 178 1393" draw:points="141,1358 0,1358 0,1393 178,1393 178,0 0,0 0,37 141,37">
            <text:p/>
          </draw:polygon>
        </draw:g>
        <draw:g xml:id="id119" draw:id="id119">
          <svg:title>TexMaths</svg:title>
          <svg:desc>22§display§= \int_{2}^{4} \frac{1}{7 - ( x^2 - 6x ) }\ dx§svg§600§FALSE§</svg:desc>
          <draw:polygon draw:style-name="gr2" draw:text-style-name="P7" draw:layer="layout" svg:width="7.737cm" svg:height="1.872cm" svg:x="14.215cm" svg:y="7.536cm" svg:viewBox="0 0 7738 1873" draw:points="3868,1873 0,1873 0,0 7738,0 7738,1873">
            <text:p/>
          </draw:polygon>
          <draw:path draw:style-name="gr3" draw:text-style-name="P8" draw:layer="layout" svg:width="0.515cm" svg:height="0.182cm" svg:x="14.22cm" svg:y="8.4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5.035cm" svg:y="7.671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8" draw:layer="layout" svg:width="0.267cm" svg:height="0.365cm" svg:x="15.787cm" svg:y="7.497cm" svg:viewBox="0 0 268 366" svg:d="M268 278v-21h-62v-241c0-12 0-16-11-16-7 0-8 0-15 7l-180 250v21h160v44c0 17 0 25-44 25h-14v19c26 0 62-2 81-2s55 2 83 2v-19h-16c-44 0-44-8-44-25v-44zM164 58v199h-145z">
            <text:p/>
          </draw:path>
          <draw:path draw:style-name="gr3" draw:text-style-name="P8" draw:layer="layout" svg:width="0.24cm" svg:height="0.36cm" svg:x="15.456cm" svg:y="9.06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256cm" svg:height="0.516cm" svg:x="18.456cm" svg:y="7.68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4.496cm" svg:height="0.032cm" svg:x="16.334cm" svg:y="8.514cm" svg:viewBox="0 0 4497 33" draw:points="2249,33 0,33 0,0 4497,0 4497,33">
            <text:p/>
          </draw:polygon>
          <draw:path draw:style-name="gr3" draw:text-style-name="P8" draw:layer="layout" svg:width="0.332cm" svg:height="0.541cm" svg:x="16.378cm" svg:y="8.73cm" svg:viewBox="0 0 333 542" svg:d="M327 53c6-11 6-13 6-28h-189c-95 0-96-11-98-25h-20l-26 160h19c2-12 9-61 20-70 5-6 67-6 75-6h162c-8 13-70 97-88 124-68 103-95 211-95 290 0 9 0 44 35 44 37 0 37-35 37-44v-39c0-42 2-86 9-127 2-17 13-84 48-133z">
            <text:p/>
          </draw:path>
          <draw:path draw:style-name="gr3" draw:text-style-name="P8" draw:layer="layout" svg:width="0.472cm" svg:height="0.032cm" svg:x="16.957cm" svg:y="9.043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7.742cm" svg:y="8.6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7.988cm" svg:y="8.9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18.442cm" svg:y="8.67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472cm" svg:height="0.032cm" svg:x="18.991cm" svg:y="9.043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9.732cm" svg:y="8.73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8" draw:layer="layout" svg:width="0.386cm" svg:height="0.351cm" svg:x="20.109cm" svg:y="8.9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18cm" svg:height="0.773cm" svg:x="20.572cm" svg:y="8.6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69cm" svg:height="0.546cm" svg:x="21.211cm" svg:y="8.187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8" draw:layer="layout" svg:width="0.386cm" svg:height="0.351cm" svg:x="21.605cm" svg:y="8.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120" draw:id="id120">
          <svg:title>TexMaths</svg:title>
          <svg:desc>22§display§= \int_{2}^{4} \frac{1}{7 - ( x^2 - 2(x)(3) +9 - 9 ) }\ dx§svg§600§FALSE§</svg:desc>
          <draw:polygon draw:style-name="gr2" draw:text-style-name="P7" draw:layer="layout" svg:width="11.99cm" svg:height="1.872cm" svg:x="6.515cm" svg:y="10.038cm" svg:viewBox="0 0 11991 1873" draw:points="5995,1873 0,1873 0,0 11991,0 11991,1873">
            <text:p/>
          </draw:polygon>
          <draw:path draw:style-name="gr3" draw:text-style-name="P8" draw:layer="layout" svg:width="0.515cm" svg:height="0.182cm" svg:x="6.52cm" svg:y="10.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5cm" svg:y="10.173cm" svg:viewBox="0 0 688 1719" svg:d="M37 1683c25 0 39-17 39-37 0-26-20-38-37-38-20 0-39 12-39 38 0 41 39 73 86 73 118 0 162-182 217-405 60-245 111-493 153-741 28-163 56-318 83-418 8-39 35-137 66-137 23 0 43 14 46 17-26 2-38 18-38 37 0 27 19 39 36 39 20 0 39-12 39-39 0-42-42-72-84-72-60 0-102 84-146 243-2 7-108 396-192 902-21 118-44 248-69 355-14 57-49 203-113 203-28 0-45-20-47-20z">
            <text:p/>
          </draw:path>
          <draw:path draw:style-name="gr3" draw:text-style-name="P8" draw:layer="layout" svg:width="0.267cm" svg:height="0.365cm" svg:x="8.087cm" svg:y="9.999cm" svg:viewBox="0 0 268 366" svg:d="M268 278v-21h-62v-241c0-12 0-16-11-16-7 0-8 0-15 7l-180 250v21h160v44c0 17 0 25-44 25h-14v19c26 0 62-2 81-2s55 2 83 2v-19h-16c-44 0-44-8-44-25v-44zM164 58v199h-145z">
            <text:p/>
          </draw:path>
          <draw:path draw:style-name="gr3" draw:text-style-name="P8" draw:layer="layout" svg:width="0.24cm" svg:height="0.36cm" svg:x="7.756cm" svg:y="11.57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256cm" svg:height="0.516cm" svg:x="12.885cm" svg:y="10.18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8.748cm" svg:height="0.032cm" svg:x="8.634cm" svg:y="11.016cm" svg:viewBox="0 0 8749 33" draw:points="4376,33 0,33 0,0 8749,0 8749,33">
            <text:p/>
          </draw:polygon>
          <draw:path draw:style-name="gr3" draw:text-style-name="P8" draw:layer="layout" svg:width="0.332cm" svg:height="0.541cm" svg:x="8.678cm" svg:y="11.232cm" svg:viewBox="0 0 333 542" svg:d="M327 53c6-11 6-13 6-28h-189c-95 0-96-11-98-25h-20l-26 160h19c2-12 9-61 20-70 5-6 67-6 75-6h162c-8 13-70 97-88 124-68 103-95 211-95 290 0 9 0 44 35 44 37 0 37-35 37-44v-39c0-42 2-86 9-127 2-17 13-84 48-133z">
            <text:p/>
          </draw:path>
          <draw:path draw:style-name="gr3" draw:text-style-name="P8" draw:layer="layout" svg:width="0.472cm" svg:height="0.032cm" svg:x="9.257cm" svg:y="11.545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0.042cm" svg:y="11.1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0.289cm" svg:y="11.4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0.743cm" svg:y="11.17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472cm" svg:height="0.032cm" svg:x="11.292cm" svg:y="11.54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04cm" svg:y="11.2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2.464cm" svg:y="11.1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2.71cm" svg:y="11.4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13.173cm" svg:y="11.1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8cm" svg:height="0.773cm" svg:x="13.508cm" svg:y="11.1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13.763cm" svg:y="11.23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4.162cm" svg:y="11.1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4.634cm" svg:y="11.3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5.396cm" svg:y="11.239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472cm" svg:height="0.032cm" svg:x="15.986cm" svg:y="11.545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6.727cm" svg:y="11.239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18cm" svg:height="0.773cm" svg:x="17.126cm" svg:y="11.1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69cm" svg:height="0.546cm" svg:x="17.764cm" svg:y="10.689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8.158cm" svg:y="10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121" draw:id="id121">
          <svg:title>TexMaths</svg:title>
          <svg:desc>22§display§= \int_{2}^{4} \frac{1}{16 - ( x - 3 )^2 }\ dx§svg§600§FALSE§</svg:desc>
          <draw:polygon draw:style-name="gr2" draw:text-style-name="P7" draw:layer="layout" svg:width="7.682cm" svg:height="1.872cm" svg:x="6.515cm" svg:y="12.54cm" svg:viewBox="0 0 7683 1873" draw:points="3843,1873 0,1873 0,0 7683,0 7683,1873">
            <text:p/>
          </draw:polygon>
          <draw:path draw:style-name="gr3" draw:text-style-name="P8" draw:layer="layout" svg:width="0.515cm" svg:height="0.182cm" svg:x="6.52cm" svg:y="13.4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5cm" svg:y="12.675cm" svg:viewBox="0 0 688 1719" svg:d="M37 1683c25 0 39-17 39-37 0-26-20-38-37-38-20 0-39 12-39 38 0 41 39 73 86 73 118 0 162-182 217-405 60-245 111-493 153-741 28-163 56-318 83-418 8-39 35-137 67-137 22 0 42 14 45 17-26 2-38 18-38 37 0 27 19 39 37 39 19 0 38-12 38-39 0-42-42-72-84-72-60 0-102 84-146 243-2 7-108 396-192 902-21 118-44 248-69 355-14 57-49 203-113 203-28 0-45-20-47-20z">
            <text:p/>
          </draw:path>
          <draw:path draw:style-name="gr3" draw:text-style-name="P8" draw:layer="layout" svg:width="0.267cm" svg:height="0.365cm" svg:x="8.087cm" svg:y="12.501cm" svg:viewBox="0 0 268 366" svg:d="M268 278v-21h-62v-241c0-12 0-16-11-16-7 0-8 0-15 7l-180 250v21h160v44c0 17 0 25-44 25h-14v19c26 0 62-2 81-2s55 2 83 2v-19h-16c-44 0-44-8-44-25v-44zM164 58v199h-145z">
            <text:p/>
          </draw:path>
          <draw:path draw:style-name="gr3" draw:text-style-name="P8" draw:layer="layout" svg:width="0.24cm" svg:height="0.36cm" svg:x="7.756cm" svg:y="14.07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256cm" svg:height="0.516cm" svg:x="10.731cm" svg:y="12.6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4.442cm" svg:height="0.032cm" svg:x="8.634cm" svg:y="13.518cm" svg:viewBox="0 0 4443 33" draw:points="2221,33 0,33 0,0 4443,0 4443,33">
            <text:p/>
          </draw:polygon>
          <draw:path draw:style-name="gr3" draw:text-style-name="P8" draw:layer="layout" svg:width="0.256cm" svg:height="0.516cm" svg:x="8.703cm" svg:y="13.7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9.053cm" svg:y="13.741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2 47-59 51-77 51z">
            <text:p/>
          </draw:path>
          <draw:path draw:style-name="gr3" draw:text-style-name="P8" draw:layer="layout" svg:width="0.472cm" svg:height="0.032cm" svg:x="9.645cm" svg:y="14.047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0.43cm" svg:y="13.6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0.676cm" svg:y="13.9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11.331cm" svg:y="14.04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2.074cm" svg:y="13.74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2.472cm" svg:y="13.6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4cm" svg:height="0.36cm" svg:x="12.762cm" svg:y="13.674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369cm" svg:height="0.546cm" svg:x="13.457cm" svg:y="13.191cm" svg:viewBox="0 0 370 547" svg:d="M370 9c0-2 0-9-11-9-10 0-84 7-98 9-6 0-11 3-11 14 0 10 7 10 19 10 37 0 39 6 39 13l-2 16-47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3.85cm" svg:y="13.3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122" draw:id="id122">
          <svg:title>TexMaths</svg:title>
          <svg:desc>22§display§= \int_{2}^{4} \frac{1}{(4)^2 - ( x - 3 )^2 }\ dx§svg§600§FALSE§</svg:desc>
          <draw:polygon draw:style-name="gr2" draw:text-style-name="P7" draw:layer="layout" svg:width="8.244cm" svg:height="1.872cm" svg:x="14.916cm" svg:y="12.542cm" svg:viewBox="0 0 8245 1873" draw:points="4122,1873 0,1873 0,0 8245,0 8245,1873">
            <text:p/>
          </draw:polygon>
          <draw:path draw:style-name="gr3" draw:text-style-name="P8" draw:layer="layout" svg:width="0.515cm" svg:height="0.182cm" svg:x="14.921cm" svg:y="13.4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5.736cm" svg:y="12.677cm" svg:viewBox="0 0 688 1719" svg:d="M37 1683c25 0 39-17 39-37 0-26-20-38-37-38-20 0-39 12-39 38 0 41 39 73 86 73 118 0 162-182 217-405 60-245 111-493 153-741 28-163 56-318 83-418 8-39 35-137 66-137 23 0 43 14 46 17-26 2-38 18-38 37 0 27 19 39 36 39 20 0 39-12 39-39 0-42-42-72-84-72-60 0-102 84-146 243-2 7-108 396-192 902-21 118-44 248-69 355-14 57-49 203-113 203-28 0-45-20-47-20z">
            <text:p/>
          </draw:path>
          <draw:path draw:style-name="gr3" draw:text-style-name="P8" draw:layer="layout" svg:width="0.267cm" svg:height="0.365cm" svg:x="16.488cm" svg:y="12.503cm" svg:viewBox="0 0 268 366" svg:d="M268 278v-21h-62v-241c0-12 0-16-11-16-7 0-8 0-15 7l-180 250v21h160v44c0 17 0 25-44 25h-14v19c26 0 62-2 81-2s55 2 83 2v-19h-16c-44 0-44-8-44-25v-44zM164 58v199h-145z">
            <text:p/>
          </draw:path>
          <draw:path draw:style-name="gr3" draw:text-style-name="P8" draw:layer="layout" svg:width="0.24cm" svg:height="0.36cm" svg:x="16.157cm" svg:y="14.074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256cm" svg:height="0.516cm" svg:x="19.411cm" svg:y="12.6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5.003cm" svg:height="0.032cm" svg:x="17.035cm" svg:y="13.52cm" svg:viewBox="0 0 5004 33" draw:points="2501,33 0,33 0,0 5004,0 5004,33">
            <text:p/>
          </draw:polygon>
          <draw:path draw:style-name="gr3" draw:text-style-name="P8" draw:layer="layout" svg:width="0.18cm" svg:height="0.773cm" svg:x="17.113cm" svg:y="13.6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17.357cm" svg:y="13.73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8cm" svg:height="0.773cm" svg:x="17.767cm" svg:y="13.6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4cm" svg:height="0.36cm" svg:x="18.058cm" svg:y="13.67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472cm" svg:height="0.032cm" svg:x="18.607cm" svg:y="14.049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9.392cm" svg:y="13.6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9.638cm" svg:y="13.9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20.293cm" svg:y="14.04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21.036cm" svg:y="13.74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1.434cm" svg:y="13.6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4cm" svg:height="0.36cm" svg:x="21.724cm" svg:y="13.67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8" draw:layer="layout" svg:width="0.369cm" svg:height="0.546cm" svg:x="22.419cm" svg:y="13.193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22.814cm" svg:y="13.3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112" draw:id="id112">
          <svg:title>TexMaths</svg:title>
          <svg:desc>26§display§\therefore§svg§600§FALSE§</svg:desc>
          <draw:polygon draw:style-name="gr2" draw:text-style-name="P7" draw:layer="layout" svg:width="0.49cm" svg:height="0.402cm" svg:x="4.308cm" svg:y="6.4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6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0"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28" draw:id="id128">
          <svg:title>TexMaths</svg:title>
          <svg:desc>24§display§\text {I} §svg§600§FALSE§</svg:desc>
          <draw:polygon draw:style-name="gr2" draw:text-style-name="P7" draw:layer="layout" svg:width="0.197cm" svg:height="0.493cm" svg:x="5.831cm" svg:y="6.136cm" svg:viewBox="0 0 198 494" draw:points="100,494 0,494 0,0 198,0 198,494">
            <text:p/>
          </draw:polygon>
          <draw:path draw:style-name="gr3" draw:text-style-name="P8" draw:layer="layout" svg:width="0.258cm" svg:height="0.577cm" svg:x="5.812cm" svg:y="6.0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30" draw:id="id130">
          <svg:title>TexMaths</svg:title>
          <svg:desc>24§display§(7)§svg§600§FALSE§</svg:desc>
          <draw:polygon draw:style-name="gr2" draw:text-style-name="P7" draw:layer="layout" svg:width="0.91cm" svg:height="0.76cm" svg:x="2.712cm" svg:y="8.14cm" svg:viewBox="0 0 911 761" draw:points="455,761 0,761 0,0 911,0 911,761">
            <text:p/>
          </draw:polygon>
          <draw:path draw:style-name="gr3" draw:text-style-name="P8" draw:layer="layout" svg:width="0.197cm" svg:height="0.844cm" svg:x="2.752cm" svg:y="8.09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62cm" svg:height="0.591cm" svg:x="3.044cm" svg:y="8.161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8" draw:layer="layout" svg:width="0.197cm" svg:height="0.844cm" svg:x="3.469cm" svg:y="8.0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3" draw:id="id133">
          <svg:title>TexMaths</svg:title>
          <svg:desc>22§display§= \int_{0}^{2} \frac{5x + 1}{x^2 + 4}\ dx§svg§600§FALSE§</svg:desc>
          <draw:polygon draw:style-name="gr2" draw:text-style-name="P7" draw:layer="layout" svg:width="5.403cm" svg:height="1.86cm" svg:x="6.516cm" svg:y="7.535cm" svg:viewBox="0 0 5404 1861" draw:points="2702,1861 0,1861 0,0 5404,0 5404,1861">
            <text:p/>
          </draw:polygon>
          <draw:path draw:style-name="gr3" draw:text-style-name="P8" draw:layer="layout" svg:width="0.515cm" svg:height="0.182cm" svg:x="6.521cm" svg:y="8.4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6cm" svg:y="7.665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24cm" svg:height="0.36cm" svg:x="8.1cm" svg:y="7.4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7.752cm" svg:y="9.0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09cm" svg:height="0.532cm" svg:x="8.674cm" svg:y="7.679cm" svg:viewBox="0 0 310 533" svg:d="M310 361c0-92-64-171-148-171-37 0-70 12-99 41v-152c16 5 43 11 67 11 95 0 150-71 150-81 0-5-2-9-7-9-2 0-4 0-7 2-16 7-53 23-106 23-31 0-67-6-104-21-5-4-7-4-8-4-8 0-8 7-8 19v229c0 14 0 21 11 21 5 0 7-1 11-7 7-12 37-54 98-54 41 0 62 35 67 49 12 30 14 60 14 99 0 26 0 73-19 105-18 30-48 51-83 51-56 0-100-40-114-86 1 0 5 0 14 0 24 0 38-19 38-37 0-19-14-39-38-39-13 0-39 6-39 43 0 66 55 140 141 140 90 0 169-74 169-172z">
            <text:p/>
          </draw:path>
          <draw:path draw:style-name="gr3" draw:text-style-name="P8" draw:layer="layout" svg:width="0.386cm" svg:height="0.351cm" svg:x="9.046cm" svg:y="7.852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9.679cm" svg:y="7.7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479cm" svg:y="7.67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161cm" svg:height="0.032cm" svg:x="8.635cm" svg:y="8.508cm" svg:viewBox="0 0 2162 33" draw:points="1081,33 0,33 0,0 2162,0 2162,33">
            <text:p/>
          </draw:polygon>
          <draw:path draw:style-name="gr3" draw:text-style-name="P8" draw:layer="layout" svg:width="0.386cm" svg:height="0.351cm" svg:x="8.678cm" svg:y="8.906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9.132cm" svg:y="8.6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66cm" svg:y="8.7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0.412cm" svg:y="8.723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8" draw:layer="layout" svg:width="0.369cm" svg:height="0.546cm" svg:x="11.177cm" svg:y="8.181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1.572cm" svg:y="8.37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131" draw:id="id131">
          <svg:title>TexMaths</svg:title>
          <svg:desc>24§display§\text {Let,}§svg§600§FALSE§</svg:desc>
          <draw:polygon draw:style-name="gr2" draw:text-style-name="P7" draw:layer="layout" svg:width="1.318cm" svg:height="0.655cm" svg:x="4.024cm" svg:y="8.2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8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8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8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8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32" draw:id="id132">
          <svg:title>TexMaths</svg:title>
          <svg:desc>24§display§\text {I} §svg§600§FALSE§</svg:desc>
          <draw:polygon draw:style-name="gr2" draw:text-style-name="P7" draw:layer="layout" svg:width="0.197cm" svg:height="0.493cm" svg:x="5.931cm" svg:y="8.2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8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29" draw:id="id129">
          <svg:title>TexMaths</svg:title>
          <svg:desc>22§display§=  \frac{1}{8} \log \left( \frac{25}{9} \right)§svg§600§FALSE§</svg:desc>
          <draw:polygon draw:style-name="gr2" draw:text-style-name="P7" draw:layer="layout" svg:width="4.503cm" svg:height="1.779cm" svg:x="6.422cm" svg:y="5.538cm" svg:viewBox="0 0 4504 1780" draw:points="2253,1780 0,1780 0,0 4504,0 4504,1780">
            <text:p/>
          </draw:polygon>
          <draw:path draw:style-name="gr3" draw:text-style-name="P8" draw:layer="layout" svg:width="0.515cm" svg:height="0.182cm" svg:x="6.427cm" svg:y="6.3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362cm" svg:y="5.58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292cm" svg:y="6.411cm" svg:viewBox="0 0 389 33" draw:points="194,33 0,33 0,0 389,0 389,33">
            <text:p/>
          </draw:polygon>
          <draw:path draw:style-name="gr3" draw:text-style-name="P8" draw:layer="layout" svg:width="0.321cm" svg:height="0.532cm" svg:x="7.325cm" svg:y="6.63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173cm" svg:height="0.538cm" svg:x="7.927cm" svg:y="6.08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136cm" svg:y="6.2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524cm" svg:y="6.2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ath draw:style-name="gr3" draw:text-style-name="P8" draw:layer="layout" svg:width="0.381cm" svg:height="1.856cm" svg:x="9.189cm" svg:y="5.49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9.729cm" svg:y="5.58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09cm" svg:height="0.532cm" svg:x="10.115cm" svg:y="5.58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773cm" svg:height="0.032cm" svg:x="9.691cm" svg:y="6.411cm" svg:viewBox="0 0 774 33" draw:points="387,33 0,33 0,0 774,0 774,33">
            <text:p/>
          </draw:polygon>
          <draw:path draw:style-name="gr3" draw:text-style-name="P8" draw:layer="layout" svg:width="0.321cm" svg:height="0.532cm" svg:x="9.916cm" svg:y="6.636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81cm" svg:height="1.856cm" svg:x="10.583cm" svg:y="5.49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</draw:g>
        <draw:g xml:id="id134" draw:id="id134">
          <svg:title>TexMaths</svg:title>
          <svg:desc>22§display§= \int_{0}^{2} \left( \frac{ 5x }{x^2 + 4} + \frac{1}{x^2 + 4}\right)\ dx§svg§600§FALSE§</svg:desc>
          <draw:polygon draw:style-name="gr2" draw:text-style-name="P7" draw:layer="layout" svg:width="9.881cm" svg:height="1.878cm" svg:x="12.918cm" svg:y="7.538cm" svg:viewBox="0 0 9882 1879" draw:points="4941,1879 0,1879 0,0 9882,0 9882,1879">
            <text:p/>
          </draw:polygon>
          <draw:path draw:style-name="gr3" draw:text-style-name="P8" draw:layer="layout" svg:width="0.515cm" svg:height="0.182cm" svg:x="12.923cm" svg:y="8.4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3.738cm" svg:y="7.668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cm" svg:height="0.36cm" svg:x="14.502cm" svg:y="7.49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52cm" svg:height="0.371cm" svg:x="14.154cm" svg:y="9.06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81cm" svg:height="1.857cm" svg:x="15.106cm" svg:y="7.599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309cm" svg:height="0.533cm" svg:x="16.29cm" svg:y="7.682cm" svg:viewBox="0 0 310 534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7 53 141 141 141 90 0 169-74 169-173z">
            <text:p/>
          </draw:path>
          <draw:path draw:style-name="gr3" draw:text-style-name="P8" draw:layer="layout" svg:width="0.386cm" svg:height="0.351cm" svg:x="16.662cm" svg:y="7.8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olygon draw:style-name="gr3" draw:text-style-name="P8" draw:layer="layout" svg:width="2.122cm" svg:height="0.032cm" svg:x="15.606cm" svg:y="8.511cm" svg:viewBox="0 0 2123 33" draw:points="1061,33 0,33 0,0 2123,0 2123,33">
            <text:p/>
          </draw:polygon>
          <draw:path draw:style-name="gr3" draw:text-style-name="P8" draw:layer="layout" svg:width="0.386cm" svg:height="0.351cm" svg:x="15.629cm" svg:y="8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6.083cm" svg:y="8.6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6.611cm" svg:y="8.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7.362cm" svg:y="8.72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515cm" svg:height="0.517cm" svg:x="18.035cm" svg:y="8.2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9.793cm" svg:y="7.6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122cm" svg:height="0.032cm" svg:x="18.859cm" svg:y="8.511cm" svg:viewBox="0 0 2123 33" draw:points="1061,33 0,33 0,0 2123,0 2123,33">
            <text:p/>
          </draw:polygon>
          <draw:path draw:style-name="gr3" draw:text-style-name="P8" draw:layer="layout" svg:width="0.386cm" svg:height="0.351cm" svg:x="18.88cm" svg:y="8.9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cm" svg:height="0.36cm" svg:x="19.334cm" svg:y="8.6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9.862cm" svg:y="8.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20.613cm" svg:y="8.72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1cm" svg:height="1.857cm" svg:x="21.099cm" svg:y="7.599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22.058cm" svg:y="8.184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22.453cm" svg:y="8.3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135" draw:id="id135">
          <svg:title>TexMaths</svg:title>
          <svg:desc>22§display§= \frac{5}{2} \int_{0}^{2} \frac{ 2x }{x^2 + 4}\ dx + \int_{0}^{2} \frac{1}{x^2 + (2)^2} \right)\ dx§svg§600§FALSE§</svg:desc>
          <draw:polygon draw:style-name="gr2" draw:text-style-name="P7" draw:layer="layout" svg:width="12.613cm" svg:height="1.868cm" svg:x="6.517cm" svg:y="10.043cm" svg:viewBox="0 0 12614 1869" draw:points="6308,1869 0,1869 0,0 12614,0 12614,1869">
            <text:p/>
          </draw:polygon>
          <draw:path draw:style-name="gr3" draw:text-style-name="P8" draw:layer="layout" svg:width="0.515cm" svg:height="0.182cm" svg:x="6.522cm" svg:y="10.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425cm" svg:y="10.18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olygon draw:style-name="gr3" draw:text-style-name="P8" draw:layer="layout" svg:width="0.388cm" svg:height="0.032cm" svg:x="7.386cm" svg:y="11.016cm" svg:viewBox="0 0 389 33" draw:points="194,33 0,33 0,0 389,0 389,33">
            <text:p/>
          </draw:polygon>
          <draw:path draw:style-name="gr3" draw:text-style-name="P8" draw:layer="layout" svg:width="0.309cm" svg:height="0.516cm" svg:x="7.425cm" svg:y="11.2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687cm" svg:height="1.719cm" svg:x="8.039cm" svg:y="10.173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cm" svg:height="0.36cm" svg:x="8.803cm" svg:y="10.0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8.453cm" svg:y="11.571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309cm" svg:height="0.516cm" svg:x="10.021cm" svg:y="10.1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6cm" svg:height="0.351cm" svg:x="10.392cm" svg:y="10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2.121cm" svg:height="0.032cm" svg:x="9.336cm" svg:y="11.016cm" svg:viewBox="0 0 2122 33" draw:points="1061,33 0,33 0,0 2122,0 2122,33">
            <text:p/>
          </draw:polygon>
          <draw:path draw:style-name="gr3" draw:text-style-name="P8" draw:layer="layout" svg:width="0.386cm" svg:height="0.351cm" svg:x="9.359cm" svg:y="11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9.813cm" svg:y="11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0.341cm" svg:y="11.3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44cm" svg:height="0.524cm" svg:x="11.093cm" svg:y="11.23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69cm" svg:height="0.546cm" svg:x="11.839cm" svg:y="10.6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2.233cm" svg:y="10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12.867cm" svg:y="10.7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687cm" svg:height="1.719cm" svg:x="13.641cm" svg:y="10.173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cm" svg:height="0.36cm" svg:x="14.405cm" svg:y="10.0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4.055cm" svg:y="11.571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256cm" svg:height="0.516cm" svg:x="16.348cm" svg:y="10.1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07cm" svg:height="0.032cm" svg:x="14.938cm" svg:y="11.016cm" svg:viewBox="0 0 3071 33" draw:points="1535,33 0,33 0,0 3071,0 3071,33">
            <text:p/>
          </draw:polygon>
          <draw:path draw:style-name="gr3" draw:text-style-name="P8" draw:layer="layout" svg:width="0.386cm" svg:height="0.351cm" svg:x="14.961cm" svg:y="11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5.415cm" svg:y="11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5.943cm" svg:y="11.3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8cm" svg:height="0.773cm" svg:x="16.749cm" svg:y="11.17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17.012cm" svg:y="11.2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7.404cm" svg:y="11.17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cm" svg:height="0.36cm" svg:x="17.694cm" svg:y="11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8.39cm" svg:y="10.689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8" draw:layer="layout" svg:width="0.386cm" svg:height="0.351cm" svg:x="18.784cm" svg:y="10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136" draw:id="id136">
          <svg:title>TexMaths</svg:title>
          <svg:desc>22§display§= \frac{5}{2} [\ \log ( x^2 + 4 )\ ]_0^2 + \frac{1}{2}\left[\ \tan^{-1} \left( \frac{x}{2} \right) \ \right]_0^2§svg§600§FALSE§</svg:desc>
          <draw:polygon draw:style-name="gr2" draw:text-style-name="P7" draw:layer="layout" svg:width="13.122cm" svg:height="1.561cm" svg:x="6.516cm" svg:y="12.541cm" svg:viewBox="0 0 13123 1562" draw:points="6561,1562 0,1562 0,0 13123,0 13123,1562">
            <text:p/>
          </draw:polygon>
          <draw:path draw:style-name="gr3" draw:text-style-name="P8" draw:layer="layout" svg:width="0.515cm" svg:height="0.182cm" svg:x="6.521cm" svg:y="13.2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424cm" svg:y="12.52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388cm" svg:height="0.032cm" svg:x="7.385cm" svg:y="13.351cm" svg:viewBox="0 0 389 33" draw:points="194,33 0,33 0,0 389,0 389,33">
            <text:p/>
          </draw:polygon>
          <draw:path draw:style-name="gr3" draw:text-style-name="P8" draw:layer="layout" svg:width="0.309cm" svg:height="0.517cm" svg:x="7.424cm" svg:y="13.5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106cm" svg:height="0.774cm" svg:x="7.957cm" svg:y="12.979cm" svg:viewBox="0 0 107 775" draw:points="107,775 107,745 32,745 32,32 107,32 107,0 0,0 0,775">
            <text:p/>
          </draw:polygon>
          <draw:path draw:style-name="gr3" draw:text-style-name="P8" draw:layer="layout" svg:width="0.173cm" svg:height="0.538cm" svg:x="8.364cm" svg:y="13.0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575cm" svg:y="13.21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8.961cm" svg:y="13.2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18cm" svg:height="0.774cm" svg:x="9.413cm" svg:y="12.9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9.659cm" svg:y="13.2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0.113cm" svg:y="12.8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641cm" svg:y="13.1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1.393cm" svg:y="13.0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18cm" svg:height="0.774cm" svg:x="11.801cm" svg:y="12.9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olygon draw:style-name="gr3" draw:text-style-name="P8" draw:layer="layout" svg:width="0.106cm" svg:height="0.774cm" svg:x="12.333cm" svg:y="12.979cm" svg:viewBox="0 0 107 775" draw:points="107,0 0,0 0,32 76,32 76,745 0,745 0,775 107,775">
            <text:p/>
          </draw:polygon>
          <draw:path draw:style-name="gr3" draw:text-style-name="P8" draw:layer="layout" svg:width="0.24cm" svg:height="0.36cm" svg:x="12.565cm" svg:y="12.8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2.56cm" svg:y="13.391cm" svg:viewBox="0 0 253 371" svg:d="M253 188c0-59-7-103-33-140-16-27-49-48-93-48-127 0-127 148-127 188 0 39 0 183 127 183 126 0 126-144 126-183zM127 357c-25 0-58-15-69-59-9-32-9-78-9-117 0-40 0-81 9-111 11-44 46-54 69-54 30 0 58 17 67 49 8 28 10 69 10 116 0 39 0 80-7 115-12 49-49 61-70 61z">
            <text:p/>
          </draw:path>
          <draw:path draw:style-name="gr3" draw:text-style-name="P8" draw:layer="layout" svg:width="0.515cm" svg:height="0.517cm" svg:x="13.093cm" svg:y="13.1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3.985cm" svg:y="12.52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3.915cm" svg:y="13.351cm" svg:viewBox="0 0 389 33" draw:points="194,33 0,33 0,0 389,0 389,33">
            <text:p/>
          </draw:polygon>
          <draw:path draw:style-name="gr3" draw:text-style-name="P8" draw:layer="layout" svg:width="0.309cm" svg:height="0.517cm" svg:x="13.954cm" svg:y="13.5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177cm" svg:height="1.392cm" svg:x="14.698cm" svg:y="12.671cm" svg:viewBox="0 0 178 1393" draw:points="0,1393 178,1393 178,1357 37,1357 37,37 178,37 178,0 0,0">
            <text:p/>
          </draw:polygon>
          <draw:path draw:style-name="gr3" draw:text-style-name="P8" draw:layer="layout" svg:width="0.242cm" svg:height="0.485cm" svg:x="15.161cm" svg:y="13.08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5.48cm" svg:y="13.213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5.86cm" svg:y="13.2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323cm" svg:y="13.09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807cm" svg:y="12.8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95cm" svg:height="1.392cm" svg:x="17.363cm" svg:y="12.671cm" svg:viewBox="0 0 296 1393" svg:d="M260 1385c2 0 9 8 9 8h18c2 0 9 0 9-8 0-3-2-5-4-7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8" draw:layer="layout" svg:width="0.386cm" svg:height="0.351cm" svg:x="17.799cm" svg:y="12.6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8" draw:layer="layout" svg:width="0.443cm" svg:height="0.032cm" svg:x="17.778cm" svg:y="13.351cm" svg:viewBox="0 0 444 33" draw:points="222,33 0,33 0,0 444,0 444,33">
            <text:p/>
          </draw:polygon>
          <draw:path draw:style-name="gr3" draw:text-style-name="P8" draw:layer="layout" svg:width="0.309cm" svg:height="0.517cm" svg:x="17.843cm" svg:y="13.5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8" draw:layer="layout" svg:width="0.295cm" svg:height="1.392cm" svg:x="18.34cm" svg:y="12.671cm" svg:viewBox="0 0 296 1393" svg:d="M296 695c0-221-53-457-206-632-11-12-39-42-58-58-6-5-7-5-18-5-7 0-14 0-14 7 0 4 4 7 5 9 27 26 69 69 116 155 85 148 115 340 115 524 0 337-93 543-232 683-2 2-4 6-4 7 0 8 7 8 14 8 11 0 12 0 19-6 74-63 157-171 212-334 33-106 51-233 51-358z">
            <text:p/>
          </draw:path>
          <draw:polygon draw:style-name="gr3" draw:text-style-name="P8" draw:layer="layout" svg:width="0.177cm" svg:height="1.392cm" svg:x="19.045cm" svg:y="12.671cm" svg:viewBox="0 0 178 1393" draw:points="141,1357 0,1357 0,1393 178,1393 178,0 0,0 0,37 141,37">
            <text:p/>
          </draw:polygon>
          <draw:path draw:style-name="gr3" draw:text-style-name="P8" draw:layer="layout" svg:width="0.24cm" svg:height="0.36cm" svg:x="19.431cm" svg:y="12.5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9.426cm" svg:y="13.77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</draw:g>
        <draw:g xml:id="id123" draw:id="id123">
          <svg:title>TexMaths</svg:title>
          <svg:desc>22§display§= \left[ \frac{1}{2(4)} \log \left( \frac{ 4 + ( x - 3 )}{ 4 - ( x - 3 ) } \right) \right]_2^4§svg§600§FALSE§</svg:desc>
          <draw:polygon draw:style-name="gr2" draw:text-style-name="P7" draw:layer="layout" svg:width="9.688cm" svg:height="1.992cm" svg:x="6.518cm" svg:y="0.642cm" svg:viewBox="0 0 9689 1993" draw:points="4845,1993 0,1993 0,0 9689,0 9689,1993">
            <text:p/>
          </draw:polygon>
          <draw:path draw:style-name="gr3" draw:text-style-name="P8" draw:layer="layout" svg:width="0.515cm" svg:height="0.182cm" svg:x="6.523cm" svg:y="1.61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7.489cm" svg:y="0.777cm" svg:viewBox="0 0 206 1857" draw:points="0,1857 206,1857 206,1815 42,1815 42,42 206,42 206,0 0,0">
            <text:p/>
          </draw:polygon>
          <draw:path draw:style-name="gr3" draw:text-style-name="P8" draw:layer="layout" svg:width="0.256cm" svg:height="0.516cm" svg:x="8.359cm" svg:y="0.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375cm" svg:height="0.032cm" svg:x="7.796cm" svg:y="1.689cm" svg:viewBox="0 0 1376 33" draw:points="688,33 0,33 0,0 1376,0 1376,33">
            <text:p/>
          </draw:polygon>
          <draw:path draw:style-name="gr3" draw:text-style-name="P8" draw:layer="layout" svg:width="0.309cm" svg:height="0.517cm" svg:x="7.834cm" svg:y="1.9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18cm" svg:height="0.773cm" svg:x="8.258cm" svg:y="1.8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44cm" svg:height="0.524cm" svg:x="8.505cm" svg:y="1.90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18cm" svg:height="0.773cm" svg:x="8.915cm" svg:y="1.8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73cm" svg:height="0.538cm" svg:x="9.418cm" svg:y="1.3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629cm" svg:y="1.55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10.015cm" svg:y="1.548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0.68cm" svg:y="0.777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344cm" svg:height="0.524cm" svg:x="11.203cm" svg:y="0.851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515cm" svg:height="0.517cm" svg:x="11.783cm" svg:y="0.9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18cm" svg:height="0.773cm" svg:x="12.589cm" svg:y="0.7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2.836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13.492cm" svg:y="1.166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4.233cm" svg:y="0.86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4.631cm" svg:y="0.79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3.707cm" svg:height="0.032cm" svg:x="11.181cm" svg:y="1.689cm" svg:viewBox="0 0 3708 33" draw:points="1855,33 0,33 0,0 3708,0 3708,33">
            <text:p/>
          </draw:polygon>
          <draw:path draw:style-name="gr3" draw:text-style-name="P8" draw:layer="layout" svg:width="0.344cm" svg:height="0.524cm" svg:x="11.203cm" svg:y="1.90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11.804cm" svg:y="2.219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2.589cm" svg:y="1.8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2.836cm" svg:y="2.0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13.492cm" svg:y="2.219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4.233cm" svg:y="1.91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4.631cm" svg:y="1.8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81cm" svg:height="1.856cm" svg:x="15.007cm" svg:y="0.77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15.56cm" svg:y="0.777cm" svg:viewBox="0 0 206 1857" draw:points="162,1815 0,1815 0,1857 206,1857 206,0 0,0 0,42 162,42">
            <text:p/>
          </draw:polygon>
          <draw:path draw:style-name="gr3" draw:text-style-name="P8" draw:layer="layout" svg:width="0.266cm" svg:height="0.365cm" svg:x="15.979cm" svg:y="0.603cm" svg:viewBox="0 0 267 366" svg:d="M267 278v-21h-61v-241c0-12 0-16-12-16-6 0-7 0-15 7l-179 250v21h160v44c0 18 0 25-44 25h-14v19c26 0 62-2 81-2s55 2 83 2v-19h-16c-44 0-44-7-44-25v-44zM164 58v199h-145z">
            <text:p/>
          </draw:path>
          <draw:path draw:style-name="gr3" draw:text-style-name="P8" draw:layer="layout" svg:width="0.24cm" svg:height="0.36cm" svg:x="15.991cm" svg:y="2.3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24" draw:id="id124">
          <svg:title>TexMaths</svg:title>
          <svg:desc>22§display§=  \frac{1}{8} \left[ \log \left( \frac{ 1 +  x  }{ 7 - x } \right) \right]_2^4§svg§600§FALSE§</svg:desc>
          <draw:polygon draw:style-name="gr2" draw:text-style-name="P7" draw:layer="layout" svg:width="6.767cm" svg:height="1.992cm" svg:x="16.32cm" svg:y="0.642cm" svg:viewBox="0 0 6768 1993" draw:points="3384,1993 0,1993 0,0 6768,0 6768,1993">
            <text:p/>
          </draw:polygon>
          <draw:path draw:style-name="gr3" draw:text-style-name="P8" draw:layer="layout" svg:width="0.515cm" svg:height="0.182cm" svg:x="16.325cm" svg:y="1.6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7.26cm" svg:y="0.8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7.189cm" svg:y="1.689cm" svg:viewBox="0 0 389 33" draw:points="194,33 0,33 0,0 389,0 389,33">
            <text:p/>
          </draw:polygon>
          <draw:path draw:style-name="gr3" draw:text-style-name="P8" draw:layer="layout" svg:width="0.321cm" svg:height="0.532cm" svg:x="17.223cm" svg:y="1.913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205cm" svg:height="1.856cm" svg:x="17.992cm" svg:y="0.777cm" svg:viewBox="0 0 206 1857" draw:points="0,1857 206,1857 206,1815 42,1815 42,42 206,42 206,0 0,0">
            <text:p/>
          </draw:polygon>
          <draw:path draw:style-name="gr3" draw:text-style-name="P8" draw:layer="layout" svg:width="0.173cm" svg:height="0.538cm" svg:x="18.231cm" svg:y="1.3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8.442cm" svg:y="1.55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18.83cm" svg:y="1.548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9.495cm" svg:y="0.777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256cm" svg:height="0.516cm" svg:x="20.065cm" svg:y="0.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7cm" svg:x="20.598cm" svg:y="0.9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86cm" svg:height="0.351cm" svg:x="21.35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olygon draw:style-name="gr3" draw:text-style-name="P8" draw:layer="layout" svg:width="1.775cm" svg:height="0.032cm" svg:x="19.996cm" svg:y="1.689cm" svg:viewBox="0 0 1776 33" draw:points="887,33 0,33 0,0 1776,0 1776,33">
            <text:p/>
          </draw:polygon>
          <draw:path draw:style-name="gr3" draw:text-style-name="P8" draw:layer="layout" svg:width="0.332cm" svg:height="0.541cm" svg:x="20.039cm" svg:y="1.906cm" svg:viewBox="0 0 333 542" svg:d="M326 53c7-11 7-13 7-28h-189c-95 0-96-11-98-25h-20l-26 160h19c2-12 9-61 20-70 5-6 67-6 75-6h162c-9 13-70 97-88 124-68 104-95 211-95 290 0 9 0 44 35 44 37 0 37-35 37-44v-39c0-42 2-86 9-126 2-18 13-85 48-134z">
            <text:p/>
          </draw:path>
          <draw:path draw:style-name="gr3" draw:text-style-name="P8" draw:layer="layout" svg:width="0.472cm" svg:height="0.032cm" svg:x="20.617cm" svg:y="2.21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1.35cm" svg:y="2.0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8" draw:layer="layout" svg:width="0.381cm" svg:height="1.856cm" svg:x="21.888cm" svg:y="0.77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22.442cm" svg:y="0.777cm" svg:viewBox="0 0 206 1857" draw:points="162,1815 0,1815 0,1857 206,1857 206,0 0,0 0,42 162,42">
            <text:p/>
          </draw:polygon>
          <draw:path draw:style-name="gr3" draw:text-style-name="P8" draw:layer="layout" svg:width="0.266cm" svg:height="0.365cm" svg:x="22.86cm" svg:y="0.603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4cm" svg:height="0.36cm" svg:x="22.874cm" svg:y="2.3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25" draw:id="id125">
          <svg:title>TexMaths</svg:title>
          <svg:desc>22§display§=  \frac{1}{8} \left[ \log \left( \frac{5}{3} \right) -  \log \left( \frac{3}{5} \right) \right]§svg§600§FALSE§</svg:desc>
          <draw:polygon draw:style-name="gr2" draw:text-style-name="P7" draw:layer="layout" svg:width="8.685cm" svg:height="1.779cm" svg:x="6.523cm" svg:y="3.144cm" svg:viewBox="0 0 8686 1780" draw:points="4342,1780 0,1780 0,0 8686,0 8686,1780">
            <text:p/>
          </draw:polygon>
          <draw:path draw:style-name="gr3" draw:text-style-name="P8" draw:layer="layout" svg:width="0.515cm" svg:height="0.182cm" svg:x="6.528cm" svg:y="3.9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63cm" svg:y="3.1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93cm" svg:y="4.017cm" svg:viewBox="0 0 389 33" draw:points="194,33 0,33 0,0 389,0 389,33">
            <text:p/>
          </draw:polygon>
          <draw:path draw:style-name="gr3" draw:text-style-name="P8" draw:layer="layout" svg:width="0.321cm" svg:height="0.532cm" svg:x="7.426cm" svg:y="4.24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205cm" svg:height="1.856cm" svg:x="8.195cm" svg:y="3.105cm" svg:viewBox="0 0 206 1857" draw:points="0,1857 206,1857 206,1815 42,1815 42,42 206,42 206,0 0,0">
            <text:p/>
          </draw:polygon>
          <draw:path draw:style-name="gr3" draw:text-style-name="P8" draw:layer="layout" svg:width="0.173cm" svg:height="0.538cm" svg:x="8.435cm" svg:y="3.68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646cm" svg:y="3.8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9.033cm" svg:y="3.8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381cm" svg:height="1.856cm" svg:x="9.698cm" svg:y="3.1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32cm" svg:x="10.239cm" svg:y="3.188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8" draw:layer="layout" svg:width="0.388cm" svg:height="0.032cm" svg:x="10.2cm" svg:y="4.017cm" svg:viewBox="0 0 389 33" draw:points="194,33 0,33 0,0 389,0 389,33">
            <text:p/>
          </draw:polygon>
          <draw:path draw:style-name="gr3" draw:text-style-name="P8" draw:layer="layout" svg:width="0.321cm" svg:height="0.532cm" svg:x="10.232cm" svg:y="4.24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10.705cm" svg:y="3.10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472cm" svg:height="0.032cm" svg:x="11.485cm" svg:y="4.017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12.219cm" svg:y="3.68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43cm" svg:y="3.8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2.815cm" svg:y="3.8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381cm" svg:height="1.856cm" svg:x="13.481cm" svg:y="3.1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14.016cm" svg:y="3.18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388cm" svg:height="0.032cm" svg:x="13.982cm" svg:y="4.017cm" svg:viewBox="0 0 389 33" draw:points="194,33 0,33 0,0 389,0 389,33">
            <text:p/>
          </draw:polygon>
          <draw:path draw:style-name="gr3" draw:text-style-name="P8" draw:layer="layout" svg:width="0.309cm" svg:height="0.532cm" svg:x="14.021cm" svg:y="4.242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81cm" svg:height="1.856cm" svg:x="14.489cm" svg:y="3.105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15.042cm" svg:y="3.105cm" svg:viewBox="0 0 206 1857" draw:points="162,1815 0,1815 0,1857 206,1857 206,0 0,0 0,42 162,42">
            <text:p/>
          </draw:polygon>
        </draw:g>
        <draw:g xml:id="id126" draw:id="id126">
          <svg:title>TexMaths</svg:title>
          <svg:desc>22§display§=  \frac{1}{8} \log \left( \frac{5/3}{3/5} \right)§svg§600§FALSE§</svg:desc>
          <draw:polygon draw:style-name="gr2" draw:text-style-name="P7" draw:layer="layout" svg:width="4.89cm" svg:height="1.779cm" svg:x="16.324cm" svg:y="3.146cm" svg:viewBox="0 0 4891 1780" draw:points="2445,1780 0,1780 0,0 4891,0 4891,1780">
            <text:p/>
          </draw:polygon>
          <draw:path draw:style-name="gr3" draw:text-style-name="P8" draw:layer="layout" svg:width="0.515cm" svg:height="0.182cm" svg:x="16.329cm" svg:y="3.9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7.264cm" svg:y="3.1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7.193cm" svg:y="4.019cm" svg:viewBox="0 0 389 33" draw:points="194,33 0,33 0,0 389,0 389,33">
            <text:p/>
          </draw:polygon>
          <draw:path draw:style-name="gr3" draw:text-style-name="P8" draw:layer="layout" svg:width="0.321cm" svg:height="0.532cm" svg:x="17.227cm" svg:y="4.24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173cm" svg:height="0.538cm" svg:x="17.829cm" svg:y="3.69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8.038cm" svg:y="3.8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8.426cm" svg:y="3.87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9.091cm" svg:y="3.10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32cm" svg:x="19.631cm" svg:y="3.1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02cm" svg:height="0.773cm" svg:x="20.022cm" svg:y="3.125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21cm" svg:height="0.532cm" svg:x="20.399cm" svg:y="3.1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1.161cm" svg:height="0.032cm" svg:x="19.592cm" svg:y="4.019cm" svg:viewBox="0 0 1162 33" draw:points="581,33 0,33 0,0 1162,0 1162,33">
            <text:p/>
          </draw:polygon>
          <draw:path draw:style-name="gr3" draw:text-style-name="P8" draw:layer="layout" svg:width="0.321cm" svg:height="0.532cm" svg:x="19.624cm" svg:y="4.24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02cm" svg:height="0.773cm" svg:x="20.022cm" svg:y="4.179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09cm" svg:height="0.532cm" svg:x="20.404cm" svg:y="4.24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81cm" svg:height="1.856cm" svg:x="20.872cm" svg:y="3.107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127" draw:id="id127">
          <svg:title>TexMaths</svg:title>
          <svg:desc>26§display§\therefore§svg§600§FALSE§</svg:desc>
          <draw:polygon draw:style-name="gr2" draw:text-style-name="P7" draw:layer="layout" svg:width="0.49cm" svg:height="0.402cm" svg:x="4.308cm" svg:y="6.2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6.1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0"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40" draw:id="id140">
          <svg:title>TexMaths</svg:title>
          <svg:desc>24§display§\text {I} §svg§600§FALSE§</svg:desc>
          <draw:polygon draw:style-name="gr2" draw:text-style-name="P7" draw:layer="layout" svg:width="0.197cm" svg:height="0.493cm" svg:x="5.831cm" svg:y="6.036cm" svg:viewBox="0 0 198 494" draw:points="100,494 0,494 0,0 198,0 198,494">
            <text:p/>
          </draw:polygon>
          <draw:path draw:style-name="gr3" draw:text-style-name="P8" draw:layer="layout" svg:width="0.258cm" svg:height="0.577cm" svg:x="5.812cm" svg:y="5.9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2" draw:id="id142">
          <svg:title>TexMaths</svg:title>
          <svg:desc>24§display§(8)§svg§600§FALSE§</svg:desc>
          <draw:polygon draw:style-name="gr2" draw:text-style-name="P7" draw:layer="layout" svg:width="0.91cm" svg:height="0.759cm" svg:x="2.712cm" svg:y="8.141cm" svg:viewBox="0 0 911 760" draw:points="455,760 0,760 0,0 911,0 911,760">
            <text:p/>
          </draw:polygon>
          <draw:path draw:style-name="gr3" draw:text-style-name="P8" draw:layer="layout" svg:width="0.197cm" svg:height="0.844cm" svg:x="2.752cm" svg:y="8.09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3.033cm" svg:y="8.17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8" draw:layer="layout" svg:width="0.197cm" svg:height="0.844cm" svg:x="3.469cm" svg:y="8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5" draw:id="id145">
          <svg:title>TexMaths</svg:title>
          <svg:desc>22§display§= \int_{0}^{1}\frac{1}{\sqrt{ 3 + 2x - x^2 }}\ dx§svg§600§FALSE§</svg:desc>
          <draw:polygon draw:style-name="gr2" draw:text-style-name="P7" draw:layer="layout" svg:width="7.779cm" svg:height="1.862cm" svg:x="6.517cm" svg:y="7.535cm" svg:viewBox="0 0 7780 1863" draw:points="3889,1863 0,1863 0,0 7780,0 7780,1863">
            <text:p/>
          </draw:polygon>
          <draw:path draw:style-name="gr3" draw:text-style-name="P8" draw:layer="layout" svg:width="0.515cm" svg:height="0.182cm" svg:x="6.522cm" svg:y="8.4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7cm" svg:x="7.337cm" svg:y="7.665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8.127cm" svg:y="7.4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2cm" svg:y="9.061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ath draw:style-name="gr3" draw:text-style-name="P8" draw:layer="layout" svg:width="0.256cm" svg:height="0.516cm" svg:x="10.781cm" svg:y="7.679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4.539cm" svg:height="0.032cm" svg:x="8.636cm" svg:y="8.507cm" svg:viewBox="0 0 4540 33" draw:points="2270,33 0,33 0,0 4540,0 4540,33">
            <text:p/>
          </draw:polygon>
          <draw:path draw:style-name="gr3" draw:text-style-name="P8" draw:layer="layout" svg:width="0.604cm" svg:height="0.773cm" svg:x="8.692cm" svg:y="8.662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3.894cm" svg:height="0.032cm" svg:x="9.28cm" svg:y="8.662cm" svg:viewBox="0 0 3895 33" draw:points="1948,33 0,33 0,0 3895,0 3895,33">
            <text:p/>
          </draw:polygon>
          <draw:path draw:style-name="gr3" draw:text-style-name="P8" draw:layer="layout" svg:width="0.321cm" svg:height="0.532cm" svg:x="9.313cm" svg:y="8.82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516cm" svg:x="9.882cm" svg:y="8.8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0.651cm" svg:y="8.82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6 7-57 7-72 7z">
            <text:p/>
          </draw:path>
          <draw:path draw:style-name="gr3" draw:text-style-name="P8" draw:layer="layout" svg:width="0.386cm" svg:height="0.351cm" svg:x="11.02cm" svg:y="8.9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472cm" svg:height="0.032cm" svg:x="11.677cm" svg:y="9.12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2.407cm" svg:y="8.9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24cm" svg:height="0.36cm" svg:x="12.861cm" svg:y="8.7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369cm" svg:height="0.546cm" svg:x="13.555cm" svg:y="8.18cm" svg:viewBox="0 0 370 547" svg:d="M370 9c0-2 0-9-11-9s-84 7-99 9c-5 0-10 3-10 14 0 10 7 10 19 10 37 0 39 6 39 13l-2 16-47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13.949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143" draw:id="id143">
          <svg:title>TexMaths</svg:title>
          <svg:desc>24§display§\text {Let,}§svg§600§FALSE§</svg:desc>
          <draw:polygon draw:style-name="gr2" draw:text-style-name="P7" draw:layer="layout" svg:width="1.318cm" svg:height="0.655cm" svg:x="4.024cm" svg:y="8.2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8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8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8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8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44" draw:id="id144">
          <svg:title>TexMaths</svg:title>
          <svg:desc>24§display§\text {I} §svg§600§FALSE§</svg:desc>
          <draw:polygon draw:style-name="gr2" draw:text-style-name="P7" draw:layer="layout" svg:width="0.197cm" svg:height="0.493cm" svg:x="5.831cm" svg:y="8.237cm" svg:viewBox="0 0 198 494" draw:points="100,494 0,494 0,0 198,0 198,494">
            <text:p/>
          </draw:polygon>
          <draw:path draw:style-name="gr3" draw:text-style-name="P8" draw:layer="layout" svg:width="0.258cm" svg:height="0.577cm" svg:x="5.812cm" svg:y="8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1" draw:id="id141">
          <svg:title>TexMaths</svg:title>
          <svg:desc>22§display§=  \frac{5}{2} \log 2 + \frac{\pi}{8}§svg§600§FALSE§</svg:desc>
          <draw:polygon draw:style-name="gr2" draw:text-style-name="P7" draw:layer="layout" svg:width="4.461cm" svg:height="1.51cm" svg:x="6.424cm" svg:y="5.439cm" svg:viewBox="0 0 4462 1511" draw:points="2232,1511 0,1511 0,0 4462,0 4462,1511">
            <text:p/>
          </draw:polygon>
          <draw:path draw:style-name="gr3" draw:text-style-name="P8" draw:layer="layout" svg:width="0.515cm" svg:height="0.182cm" svg:x="6.429cm" svg:y="6.1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332cm" svg:y="5.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8" draw:layer="layout" svg:width="0.388cm" svg:height="0.032cm" svg:x="7.294cm" svg:y="6.229cm" svg:viewBox="0 0 389 33" draw:points="194,33 0,33 0,0 389,0 389,33">
            <text:p/>
          </draw:polygon>
          <draw:path draw:style-name="gr3" draw:text-style-name="P8" draw:layer="layout" svg:width="0.309cm" svg:height="0.517cm" svg:x="7.332cm" svg:y="6.4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173cm" svg:height="0.538cm" svg:x="7.929cm" svg:y="5.90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138cm" svg:y="6.092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8.526cm" svg:y="6.0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8" draw:layer="layout" svg:width="0.309cm" svg:height="0.517cm" svg:x="9.07cm" svg:y="5.9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515cm" svg:height="0.517cm" svg:x="9.633cm" svg:y="5.9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418cm" svg:height="0.342cm" svg:x="10.476cm" svg:y="5.581cm" svg:viewBox="0 0 419 343" svg:d="M185 46h88c-27 114-34 148-34 200 0 11 0 32 7 59 7 35 16 38 29 38 15 0 31-14 31-30 0-3 0-5-5-15-23-57-23-108-23-129 0-42 7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10.455cm" svg:y="6.229cm" svg:viewBox="0 0 470 33" draw:points="236,33 0,33 0,0 470,0 470,33">
            <text:p/>
          </draw:polygon>
          <draw:path draw:style-name="gr3" draw:text-style-name="P8" draw:layer="layout" svg:width="0.321cm" svg:height="0.532cm" svg:x="10.529cm" svg:y="6.45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</draw:g>
        <draw:g xml:id="id137" draw:id="id137">
          <svg:title>TexMaths</svg:title>
          <svg:desc>22§display§= \frac{5}{2} [\ \log 8- \log 4 \ ] +  \frac{1}{2} \left[\ \tan^{-1} 1 - \tan^{-1} 0 \ \right]§svg§600§FALSE§</svg:desc>
          <draw:polygon draw:style-name="gr2" draw:text-style-name="P7" draw:layer="layout" svg:width="14.748cm" svg:height="1.491cm" svg:x="6.517cm" svg:y="1.045cm" svg:viewBox="0 0 14749 1492" draw:points="7374,1492 0,1492 0,0 14749,0 14749,1492">
            <text:p/>
          </draw:polygon>
          <draw:path draw:style-name="gr3" draw:text-style-name="P8" draw:layer="layout" svg:width="0.515cm" svg:height="0.182cm" svg:x="6.522cm" svg:y="1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425cm" svg:y="1.00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olygon draw:style-name="gr3" draw:text-style-name="P8" draw:layer="layout" svg:width="0.388cm" svg:height="0.032cm" svg:x="7.386cm" svg:y="1.835cm" svg:viewBox="0 0 389 33" draw:points="194,33 0,33 0,0 389,0 389,33">
            <text:p/>
          </draw:polygon>
          <draw:path draw:style-name="gr3" draw:text-style-name="P8" draw:layer="layout" svg:width="0.309cm" svg:height="0.516cm" svg:x="7.425cm" svg:y="2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olygon draw:style-name="gr3" draw:text-style-name="P8" draw:layer="layout" svg:width="0.106cm" svg:height="0.773cm" svg:x="7.958cm" svg:y="1.463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8.365cm" svg:y="1.50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576cm" svg:y="1.69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8.961cm" svg:y="1.6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9.498cm" svg:y="1.52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472cm" svg:height="0.032cm" svg:x="10.089cm" svg:y="1.835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0.823cm" svg:y="1.50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1.035cm" svg:y="1.69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11.422cm" svg:y="1.6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44cm" svg:height="0.523cm" svg:x="11.948cm" svg:y="1.52cm" svg:viewBox="0 0 345 524" svg:d="M208 398v66c0 29-2 37-60 37h-16v23c32-2 72-2 104-2 33 0 74 0 105 2v-23h-15c-59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12.587cm" svg:y="1.463cm" svg:viewBox="0 0 107 774" draw:points="107,0 0,0 0,32 76,32 76,744 0,744 0,774 107,774">
            <text:p/>
          </draw:polygon>
          <draw:path draw:style-name="gr3" draw:text-style-name="P8" draw:layer="layout" svg:width="0.515cm" svg:height="0.516cm" svg:x="13cm" svg:y="1.59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3.891cm" svg:y="1.0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822cm" svg:y="1.835cm" svg:viewBox="0 0 389 33" draw:points="194,33 0,33 0,0 389,0 389,33">
            <text:p/>
          </draw:polygon>
          <draw:path draw:style-name="gr3" draw:text-style-name="P8" draw:layer="layout" svg:width="0.309cm" svg:height="0.516cm" svg:x="13.861cm" svg:y="2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olygon draw:style-name="gr3" draw:text-style-name="P8" draw:layer="layout" svg:width="0.149cm" svg:height="0.928cm" svg:x="14.586cm" svg:y="1.386cm" svg:viewBox="0 0 150 929" draw:points="0,929 150,929 150,897 32,897 32,32 150,32 150,0 0,0">
            <text:p/>
          </draw:polygon>
          <draw:path draw:style-name="gr3" draw:text-style-name="P8" draw:layer="layout" svg:width="0.242cm" svg:height="0.485cm" svg:x="15.026cm" svg:y="1.56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5.343cm" svg:y="1.697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5.723cm" svg:y="1.7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6.186cm" svg:y="1.576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6.67cm" svg:y="1.3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7.155cm" svg:y="1.52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7.708cm" svg:y="1.835cm" svg:viewBox="0 0 473 33" svg:d="M447 33c12 0 26 0 26-17 0-16-14-16-26-16h-421c-12 0-26 0-26 16 0 17 14 17 26 17z">
            <text:p/>
          </draw:path>
          <draw:path draw:style-name="gr3" draw:text-style-name="P8" draw:layer="layout" svg:width="0.244cm" svg:height="0.485cm" svg:x="18.433cm" svg:y="1.56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8.751cm" svg:y="1.697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9.13cm" svg:y="1.7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9.593cm" svg:y="1.576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20.077cm" svg:y="1.3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26cm" svg:height="0.532cm" svg:x="20.524cm" svg:y="1.52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olygon draw:style-name="gr3" draw:text-style-name="P8" draw:layer="layout" svg:width="0.149cm" svg:height="0.928cm" svg:x="21.155cm" svg:y="1.386cm" svg:viewBox="0 0 150 929" draw:points="150,929 150,0 0,0 0,32 120,32 120,897 0,897 0,929">
            <text:p/>
          </draw:polygon>
        </draw:g>
        <draw:g xml:id="id138" draw:id="id138">
          <svg:title>TexMaths</svg:title>
          <svg:desc>22§display§= \frac{5}{2} \log \left( \frac{8}{4} \right) +  \frac{1}{2} \left[\  \frac{\pi}{4} - 0 \ \right]§svg§600§FALSE§</svg:desc>
          <draw:polygon draw:style-name="gr2" draw:text-style-name="P7" draw:layer="layout" svg:width="8.98cm" svg:height="1.779cm" svg:x="6.518cm" svg:y="3.148cm" svg:viewBox="0 0 8981 1780" draw:points="4492,1780 0,1780 0,0 8981,0 8981,1780">
            <text:p/>
          </draw:polygon>
          <draw:path draw:style-name="gr3" draw:text-style-name="P8" draw:layer="layout" svg:width="0.515cm" svg:height="0.182cm" svg:x="6.523cm" svg:y="3.9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32cm" svg:x="7.426cm" svg:y="3.19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388cm" svg:height="0.032cm" svg:x="7.387cm" svg:y="4.021cm" svg:viewBox="0 0 389 33" draw:points="194,33 0,33 0,0 389,0 389,33">
            <text:p/>
          </draw:polygon>
          <draw:path draw:style-name="gr3" draw:text-style-name="P8" draw:layer="layout" svg:width="0.309cm" svg:height="0.516cm" svg:x="7.426cm" svg:y="4.2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73cm" svg:height="0.538cm" svg:x="8.023cm" svg:y="3.69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232cm" svg:y="3.88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619cm" svg:y="3.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9.285cm" svg:y="3.10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9.818cm" svg:y="3.19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388cm" svg:height="0.032cm" svg:x="9.786cm" svg:y="4.021cm" svg:viewBox="0 0 389 33" draw:points="194,33 0,33 0,0 389,0 389,33">
            <text:p/>
          </draw:polygon>
          <draw:path draw:style-name="gr3" draw:text-style-name="P8" draw:layer="layout" svg:width="0.344cm" svg:height="0.524cm" svg:x="9.807cm" svg:y="4.23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81cm" svg:height="1.856cm" svg:x="10.293cm" svg:y="3.109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8" draw:layer="layout" svg:width="0.515cm" svg:height="0.516cm" svg:x="11.05cm" svg:y="3.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1.941cm" svg:y="3.19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872cm" svg:y="4.021cm" svg:viewBox="0 0 389 33" draw:points="194,33 0,33 0,0 389,0 389,33">
            <text:p/>
          </draw:polygon>
          <draw:path draw:style-name="gr3" draw:text-style-name="P8" draw:layer="layout" svg:width="0.309cm" svg:height="0.516cm" svg:x="11.911cm" svg:y="4.2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177cm" svg:height="1.391cm" svg:x="12.655cm" svg:y="3.341cm" svg:viewBox="0 0 178 1392" draw:points="0,1392 178,1392 178,1357 37,1357 37,37 178,37 178,0 0,0">
            <text:p/>
          </draw:polygon>
          <draw:path draw:style-name="gr3" draw:text-style-name="P8" draw:layer="layout" svg:width="0.418cm" svg:height="0.342cm" svg:x="13.217cm" svg:y="3.373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13.197cm" svg:y="4.021cm" svg:viewBox="0 0 470 33" draw:points="236,33 0,33 0,0 470,0 470,33">
            <text:p/>
          </draw:polygon>
          <draw:path draw:style-name="gr3" draw:text-style-name="P8" draw:layer="layout" svg:width="0.344cm" svg:height="0.524cm" svg:x="13.259cm" svg:y="4.23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13.994cm" svg:y="4.02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4.734cm" svg:y="3.71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8" draw:layer="layout" svg:width="0.177cm" svg:height="1.391cm" svg:x="15.36cm" svg:y="3.341cm" svg:viewBox="0 0 178 1392" draw:points="141,1357 0,1357 0,1392 178,1392 178,0 0,0 0,37 141,37">
            <text:p/>
          </draw:polygon>
        </draw:g>
        <draw:g xml:id="id146" draw:id="id146">
          <svg:title>TexMaths</svg:title>
          <svg:desc>22§display§= \int_{0}^{1}\frac{1}{\sqrt{ 3 - ( x^2 - 2x ) }}\ dx§svg§600§FALSE§</svg:desc>
          <draw:polygon draw:style-name="gr2" draw:text-style-name="P7" draw:layer="layout" svg:width="8.509cm" svg:height="2.019cm" svg:x="15.019cm" svg:y="7.537cm" svg:viewBox="0 0 8510 2020" draw:points="4255,2020 0,2020 0,0 8510,0 8510,2020">
            <text:p/>
          </draw:polygon>
          <draw:path draw:style-name="gr3" draw:text-style-name="P8" draw:layer="layout" svg:width="0.515cm" svg:height="0.182cm" svg:x="15.024cm" svg:y="8.4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839cm" svg:y="7.667cm" svg:viewBox="0 0 688 1720" svg:d="M37 1685c25 0 39-18 39-37 0-26-20-39-37-39-20 0-39 13-39 39 0 41 39 72 86 72 118 0 162-181 217-405 60-244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16.629cm" svg:y="7.498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6.254cm" svg:y="9.065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9.647cm" svg:y="7.68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5.27cm" svg:height="0.032cm" svg:x="17.138cm" svg:y="8.51cm" svg:viewBox="0 0 5271 33" draw:points="2634,33 0,33 0,0 5271,0 5271,33">
            <text:p/>
          </draw:polygon>
          <draw:path draw:style-name="gr3" draw:text-style-name="P8" draw:layer="layout" svg:width="0.705cm" svg:height="0.929cm" svg:x="17.222cm" svg:y="8.665cm" svg:viewBox="0 0 706 930" svg:d="M243 930c24 0 24 0 33-16l424-884c6-11 6-12 6-14 0-9-7-16-16-16-11 0-12 7-18 16l-399 833-166-384-107 83 12 12 55-42z">
            <text:p/>
          </draw:path>
          <draw:polygon draw:style-name="gr3" draw:text-style-name="P8" draw:layer="layout" svg:width="4.495cm" svg:height="0.032cm" svg:x="17.91cm" svg:y="8.665cm" svg:viewBox="0 0 4496 33" draw:points="2249,33 0,33 0,0 4496,0 4496,33">
            <text:p/>
          </draw:polygon>
          <draw:path draw:style-name="gr3" draw:text-style-name="P8" draw:layer="layout" svg:width="0.321cm" svg:height="0.532cm" svg:x="17.944cm" svg:y="8.84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18.533cm" svg:y="9.148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9.32cm" svg:y="8.7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9.566cm" svg:y="9.0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24cm" svg:height="0.36cm" svg:x="20.019cm" svg:y="8.7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20.568cm" svg:y="9.148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21.315cm" svg:y="8.8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8" draw:layer="layout" svg:width="0.386cm" svg:height="0.351cm" svg:x="21.685cm" svg:y="9.0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18cm" svg:height="0.774cm" svg:x="22.15cm" svg:y="8.77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69cm" svg:height="0.547cm" svg:x="22.787cm" svg:y="8.183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23.181cm" svg:y="8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47" draw:id="id147">
          <svg:title>TexMaths</svg:title>
          <svg:desc>22§display§= \int_{0}^{1}\frac{1}{\sqrt{ 3 - ( x^2 - 2(x)(1) + 1 - 1 ) }}\ dx§svg§600§FALSE§</svg:desc>
          <draw:polygon draw:style-name="gr2" draw:text-style-name="P7" draw:layer="layout" svg:width="12.762cm" svg:height="2.019cm" svg:x="6.52cm" svg:y="10.039cm" svg:viewBox="0 0 12763 2020" draw:points="6382,2020 0,2020 0,0 12763,0 12763,2020">
            <text:p/>
          </draw:polygon>
          <draw:path draw:style-name="gr3" draw:text-style-name="P8" draw:layer="layout" svg:width="0.515cm" svg:height="0.182cm" svg:x="6.525cm" svg:y="10.9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10.169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8.13cm" svg:y="10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5cm" svg:y="11.567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3.275cm" svg:y="10.18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9.522cm" svg:height="0.032cm" svg:x="8.639cm" svg:y="11.012cm" svg:viewBox="0 0 9523 33" draw:points="4761,33 0,33 0,0 9523,0 9523,33">
            <text:p/>
          </draw:polygon>
          <draw:path draw:style-name="gr3" draw:text-style-name="P8" draw:layer="layout" svg:width="0.705cm" svg:height="0.929cm" svg:x="8.723cm" svg:y="11.167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8.748cm" svg:height="0.032cm" svg:x="9.412cm" svg:y="11.167cm" svg:viewBox="0 0 8749 33" draw:points="4375,33 0,33 0,0 8749,0 8749,33">
            <text:p/>
          </draw:polygon>
          <draw:path draw:style-name="gr3" draw:text-style-name="P8" draw:layer="layout" svg:width="0.321cm" svg:height="0.532cm" svg:x="9.445cm" svg:y="11.34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10.035cm" svg:y="11.65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0.821cm" svg:y="11.2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1.068cm" svg:y="11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24cm" svg:height="0.36cm" svg:x="11.52cm" svg:y="11.27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2.069cm" svg:y="11.6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2.817cm" svg:y="11.3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3.241cm" svg:y="11.2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3.488cm" svg:y="11.5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18cm" svg:height="0.774cm" svg:x="13.952cm" svg:y="11.2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18cm" svg:height="0.774cm" svg:x="14.285cm" svg:y="11.2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4.577cm" svg:y="11.3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4.94cm" svg:y="11.2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515cm" svg:height="0.517cm" svg:x="15.411cm" svg:y="11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6.21cm" svg:y="11.3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6.765cm" svg:y="11.6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7.541cm" svg:y="11.3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7.903cm" svg:y="11.2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69cm" svg:height="0.547cm" svg:x="18.542cm" svg:y="10.68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8.935cm" svg:y="10.8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48" draw:id="id148">
          <svg:title>TexMaths</svg:title>
          <svg:desc>22§display§= \int_{0}^{1}\frac{1}{\sqrt{ 3 - ( x - 1 )^2 + 1 }}\ dx§svg§600§FALSE§</svg:desc>
          <draw:polygon draw:style-name="gr2" draw:text-style-name="P7" draw:layer="layout" svg:width="9.399cm" svg:height="2.019cm" svg:x="6.52cm" svg:y="12.542cm" svg:viewBox="0 0 9400 2020" draw:points="4701,2020 0,2020 0,0 9400,0 9400,2020">
            <text:p/>
          </draw:polygon>
          <draw:path draw:style-name="gr3" draw:text-style-name="P8" draw:layer="layout" svg:width="0.515cm" svg:height="0.182cm" svg:x="6.525cm" svg:y="13.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12.672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8.13cm" svg:y="12.503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5cm" svg:y="14.07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1.594cm" svg:y="12.68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6.159cm" svg:height="0.032cm" svg:x="8.639cm" svg:y="13.515cm" svg:viewBox="0 0 6160 33" draw:points="3080,33 0,33 0,0 6160,0 6160,33">
            <text:p/>
          </draw:polygon>
          <draw:path draw:style-name="gr3" draw:text-style-name="P8" draw:layer="layout" svg:width="0.705cm" svg:height="0.929cm" svg:x="8.723cm" svg:y="13.67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5.386cm" svg:height="0.032cm" svg:x="9.411cm" svg:y="13.67cm" svg:viewBox="0 0 5387 33" draw:points="2693,33 0,33 0,0 5387,0 5387,33">
            <text:p/>
          </draw:polygon>
          <draw:path draw:style-name="gr3" draw:text-style-name="P8" draw:layer="layout" svg:width="0.321cm" svg:height="0.532cm" svg:x="9.445cm" svg:y="13.84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10.034cm" svg:y="14.153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0.821cm" svg:y="13.78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1.068cm" svg:y="14.0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472cm" svg:height="0.032cm" svg:x="11.722cm" svg:y="14.15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5cm" svg:y="13.8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863cm" svg:y="13.783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3.153cm" svg:y="13.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3.681cm" svg:y="13.9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4.48cm" svg:y="13.8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7cm" svg:x="15.179cm" svg:y="13.18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15.573cm" svg:y="13.3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49" draw:id="id149">
          <svg:title>TexMaths</svg:title>
          <svg:desc>22§display§= \int_{0}^{1}\frac{1}{\sqrt{ 4 - ( x - 1 )^2 }}\ dx§svg§600§FALSE§</svg:desc>
          <draw:polygon draw:style-name="gr2" draw:text-style-name="P7" draw:layer="layout" svg:width="8.069cm" svg:height="2.019cm" svg:x="16.521cm" svg:y="12.543cm" svg:viewBox="0 0 8070 2020" draw:points="4034,2020 0,2020 0,0 8070,0 8070,2020">
            <text:p/>
          </draw:polygon>
          <draw:path draw:style-name="gr3" draw:text-style-name="P8" draw:layer="layout" svg:width="0.515cm" svg:height="0.182cm" svg:x="16.526cm" svg:y="13.4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7.341cm" svg:y="12.673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18.132cm" svg:y="12.504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7.757cm" svg:y="14.071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20.93cm" svg:y="12.68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827cm" svg:height="0.032cm" svg:x="18.64cm" svg:y="13.516cm" svg:viewBox="0 0 4828 33" draw:points="2415,33 0,33 0,0 4828,0 4828,33">
            <text:p/>
          </draw:polygon>
          <draw:path draw:style-name="gr3" draw:text-style-name="P8" draw:layer="layout" svg:width="0.705cm" svg:height="0.929cm" svg:x="18.725cm" svg:y="13.671cm" svg:viewBox="0 0 706 930" svg:d="M243 930c25 0 25 0 33-16l425-884c5-11 5-12 5-14 0-9-7-16-16-16-11 0-12 7-18 16l-399 833-166-384-107 83 12 12 55-42z">
            <text:p/>
          </draw:path>
          <draw:polygon draw:style-name="gr3" draw:text-style-name="P8" draw:layer="layout" svg:width="4.054cm" svg:height="0.032cm" svg:x="19.413cm" svg:y="13.671cm" svg:viewBox="0 0 4055 33" draw:points="2028,33 0,33 0,0 4055,0 4055,33">
            <text:p/>
          </draw:polygon>
          <draw:path draw:style-name="gr3" draw:text-style-name="P8" draw:layer="layout" svg:width="0.344cm" svg:height="0.524cm" svg:x="19.436cm" svg:y="13.8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20.036cm" svg:y="14.154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20.823cm" svg:y="13.78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21.069cm" svg:y="14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472cm" svg:height="0.032cm" svg:x="21.724cm" svg:y="14.15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22.502cm" svg:y="13.8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2.865cm" svg:y="13.784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23.155cm" svg:y="13.7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23.848cm" svg:y="13.189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24.243cm" svg:y="13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139" draw:id="id139">
          <svg:title>TexMaths</svg:title>
          <svg:desc>26§display§\therefore§svg§600§FALSE§</svg:desc>
          <draw:polygon draw:style-name="gr2" draw:text-style-name="P7" draw:layer="layout" svg:width="0.49cm" svg:height="0.402cm" svg:x="4.308cm" svg:y="6.1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6.0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55" draw:id="id155">
          <svg:title>TexMaths</svg:title>
          <svg:desc>24§display§\text {I} §svg§600§FALSE§</svg:desc>
          <draw:polygon draw:style-name="gr2" draw:text-style-name="P7" draw:layer="layout" svg:width="0.197cm" svg:height="0.493cm" svg:x="5.831cm" svg:y="5.536cm" svg:viewBox="0 0 198 494" draw:points="100,494 0,494 0,0 198,0 198,494">
            <text:p/>
          </draw:polygon>
          <draw:path draw:style-name="gr3" draw:text-style-name="P8" draw:layer="layout" svg:width="0.258cm" svg:height="0.577cm" svg:x="5.812cm" svg:y="5.4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7" draw:id="id157">
          <svg:title>TexMaths</svg:title>
          <svg:desc>24§display§(9)§svg§600§FALSE§</svg:desc>
          <draw:polygon draw:style-name="gr2" draw:text-style-name="P7" draw:layer="layout" svg:width="0.91cm" svg:height="0.759cm" svg:x="2.712cm" svg:y="7.642cm" svg:viewBox="0 0 911 760" draw:points="455,760 0,760 0,0 911,0 911,760">
            <text:p/>
          </draw:polygon>
          <draw:path draw:style-name="gr3" draw:text-style-name="P8" draw:layer="layout" svg:width="0.197cm" svg:height="0.844cm" svg:x="2.752cm" svg:y="7.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3.033cm" svg:y="7.671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8" draw:layer="layout" svg:width="0.197cm" svg:height="0.844cm" svg:x="3.469cm" svg:y="7.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0" draw:id="id160">
          <svg:title>TexMaths</svg:title>
          <svg:desc>22§display§= \int_{0}^{a} \frac{1}{\sqrt{ax - x^2}}\ dx§svg§600§FALSE§</svg:desc>
          <draw:polygon draw:style-name="gr2" draw:text-style-name="P7" draw:layer="layout" svg:width="6.497cm" svg:height="1.741cm" svg:x="6.517cm" svg:y="7.136cm" svg:viewBox="0 0 6498 1742" draw:points="3249,1742 0,1742 0,0 6498,0 6498,1742">
            <text:p/>
          </draw:polygon>
          <draw:path draw:style-name="gr3" draw:text-style-name="P8" draw:layer="layout" svg:width="0.515cm" svg:height="0.182cm" svg:x="6.522cm" svg:y="7.9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7cm" svg:y="7.144cm" svg:viewBox="0 0 688 1719" svg:d="M37 1684c25 0 39-18 39-37 0-27-20-39-37-39-20 0-39 12-39 39 0 40 39 72 86 72 118 0 162-181 217-405 60-244 111-492 153-741 28-163 56-318 83-418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77cm" svg:height="0.245cm" svg:x="8.101cm" svg:y="7.097cm" svg:viewBox="0 0 278 246" svg:d="M197 32c-12-18-30-32-56-32-71 0-141 77-141 155 0 53 35 91 83 91 28 0 54-17 77-38 11 33 42 38 56 38 20 0 32-12 43-30 12-21 19-51 19-54 0-7-7-7-9-7-7 0-9 3-12 17-7 27-18 58-41 58-14 0-17-12-17-26 0-9 5-30 9-44 3-14 8-37 12-49l11-41c3-14 8-40 8-42 0-12-8-17-17-17s-21 7-25 21zM162 172c-4 16-16 27-28 37-6 4-27 21-50 21-21 0-40-14-40-52 0-28 16-90 28-111 25-44 53-51 69-51 39 0 47 40 47 47 0 2 0 6-1 7z">
            <text:p/>
          </draw:path>
          <draw:path draw:style-name="gr3" draw:text-style-name="P8" draw:layer="layout" svg:width="0.252cm" svg:height="0.37cm" svg:x="7.752cm" svg:y="8.54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0.153cm" svg:y="7.1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23cm" svg:height="0.032cm" svg:x="8.664cm" svg:y="7.987cm" svg:viewBox="0 0 3231 33" draw:points="1616,33 0,33 0,0 3231,0 3231,33">
            <text:p/>
          </draw:polygon>
          <draw:path draw:style-name="gr3" draw:text-style-name="P8" draw:layer="layout" svg:width="0.604cm" svg:height="0.773cm" svg:x="8.72cm" svg:y="8.14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2.584cm" svg:height="0.032cm" svg:x="9.308cm" svg:y="8.142cm" svg:viewBox="0 0 2585 33" draw:points="1294,33 0,33 0,0 2585,0 2585,33">
            <text:p/>
          </draw:polygon>
          <draw:path draw:style-name="gr3" draw:text-style-name="P8" draw:layer="layout" svg:width="0.354cm" svg:height="0.351cm" svg:x="9.338cm" svg:y="8.476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9.739cm" svg:y="8.4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472cm" svg:height="0.032cm" svg:x="10.394cm" svg:y="8.60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126cm" svg:y="8.4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11.578cm" svg:y="8.23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2.274cm" svg:y="7.66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12.668cm" svg:y="7.8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158" draw:id="id158">
          <svg:title>TexMaths</svg:title>
          <svg:desc>24§display§\text {Let,}§svg§600§FALSE§</svg:desc>
          <draw:polygon draw:style-name="gr2" draw:text-style-name="P7" draw:layer="layout" svg:width="1.318cm" svg:height="0.655cm" svg:x="4.024cm" svg:y="7.736cm" svg:viewBox="0 0 1319 656" draw:points="659,656 0,656 0,0 1319,0 1319,656">
            <text:p/>
          </draw:polygon>
          <draw:path draw:style-name="gr3" draw:text-style-name="P8" draw:layer="layout" svg:width="0.464cm" svg:height="0.577cm" svg:x="4.009cm" svg:y="7.6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3cm" svg:y="7.8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cm" svg:y="7.7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4cm" svg:y="8.1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59" draw:id="id159">
          <svg:title>TexMaths</svg:title>
          <svg:desc>24§display§\text {I} §svg§600§FALSE§</svg:desc>
          <draw:polygon draw:style-name="gr2" draw:text-style-name="P7" draw:layer="layout" svg:width="0.197cm" svg:height="0.493cm" svg:x="5.931cm" svg:y="7.7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7.6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6" draw:id="id156">
          <svg:title>TexMaths</svg:title>
          <svg:desc>22§display§=  \frac{\pi}{6}§svg§600§FALSE§</svg:desc>
          <draw:polygon draw:style-name="gr2" draw:text-style-name="P7" draw:layer="layout" svg:width="1.302cm" svg:height="1.326cm" svg:x="6.424cm" svg:y="5.139cm" svg:viewBox="0 0 1303 1327" draw:points="652,1327 0,1327 0,0 1303,0 1303,1327">
            <text:p/>
          </draw:polygon>
          <draw:path draw:style-name="gr3" draw:text-style-name="P8" draw:layer="layout" svg:width="0.515cm" svg:height="0.182cm" svg:x="6.429cm" svg:y="5.672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8" draw:layer="layout" svg:width="0.418cm" svg:height="0.342cm" svg:x="7.315cm" svg:y="5.1cm" svg:viewBox="0 0 419 343" svg:d="M185 46h88c-26 114-34 148-34 200 0 11 0 32 8 58 7 36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8" draw:layer="layout" svg:width="0.469cm" svg:height="0.032cm" svg:x="7.294cm" svg:y="5.747cm" svg:viewBox="0 0 470 33" draw:points="236,33 0,33 0,0 470,0 470,33">
            <text:p/>
          </draw:polygon>
          <draw:path draw:style-name="gr3" draw:text-style-name="P8" draw:layer="layout" svg:width="0.321cm" svg:height="0.532cm" svg:x="7.368cm" svg:y="5.971cm" svg:viewBox="0 0 322 533" svg:d="M70 262v-19c0-195 97-224 136-224 19 0 51 6 69 32-13 0-43 0-43 33 0 25 18 37 36 37 12 0 35-7 35-37 0-47-34-84-99-84-98 0-204 100-204 271 0 208 90 262 162 262 86 0 160-72 160-174 0-99-68-174-155-174-53 0-81 40-97 77zM162 512c-49 0-72-48-76-58-14-37-14-99-14-113 0-59 25-139 95-139 13 0 48 0 72 50 15 28 15 68 15 105s0 76-15 104c-22 47-59 51-77 51z">
            <text:p/>
          </draw:path>
        </draw:g>
        <draw:g xml:id="id161" draw:id="id161">
          <svg:title>TexMaths</svg:title>
          <svg:desc>22§display§= \int_{0}^{a}\frac{1}{\sqrt{ - ( x^2 - ax ) }}\ dx§svg§600§FALSE§</svg:desc>
          <draw:polygon draw:style-name="gr2" draw:text-style-name="P7" draw:layer="layout" svg:width="7.829cm" svg:height="1.898cm" svg:x="13.819cm" svg:y="7.137cm" svg:viewBox="0 0 7830 1899" draw:points="3914,1899 0,1899 0,0 7830,0 7830,1899">
            <text:p/>
          </draw:polygon>
          <draw:path draw:style-name="gr3" draw:text-style-name="P8" draw:layer="layout" svg:width="0.515cm" svg:height="0.182cm" svg:x="13.824cm" svg:y="7.9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2cm" svg:x="14.639cm" svg:y="7.146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ath draw:style-name="gr3" draw:text-style-name="P8" draw:layer="layout" svg:width="0.277cm" svg:height="0.246cm" svg:x="15.403cm" svg:y="7.098cm" svg:viewBox="0 0 278 247" svg:d="M197 32c-12-18-30-32-56-32-71 0-141 77-141 155 0 53 35 92 83 92 28 0 54-18 77-39 11 33 42 39 56 39 20 0 32-13 43-30 12-22 19-51 19-55 0-7-7-7-9-7-7 0-9 4-12 18-7 26-18 58-41 58-14 0-17-13-17-27 0-9 5-30 9-44 3-14 8-37 12-49l11-41c3-14 8-40 8-42 0-12-8-17-17-17s-21 7-25 21zM162 173c-4 15-16 26-28 37-6 3-27 21-50 21-21 0-40-14-40-53 0-28 16-90 28-111 25-44 53-51 69-51 39 0 47 40 47 47 0 2 0 6-1 7z">
            <text:p/>
          </draw:path>
          <draw:path draw:style-name="gr3" draw:text-style-name="P8" draw:layer="layout" svg:width="0.252cm" svg:height="0.371cm" svg:x="15.055cm" svg:y="8.544cm" svg:viewBox="0 0 253 372" svg:d="M253 188c0-59-7-103-33-140-16-27-49-48-93-48-127 0-127 148-127 188 0 39 0 184 127 184 126 0 126-145 126-184zM127 358c-25 0-58-16-69-60-9-32-9-78-9-117 0-40 0-81 9-111 11-44 46-54 69-54 30 0 58 17 67 49 8 28 10 69 10 116 0 39 0 80-9 115-10 49-47 62-68 62z">
            <text:p/>
          </draw:path>
          <draw:path draw:style-name="gr3" draw:text-style-name="P8" draw:layer="layout" svg:width="0.256cm" svg:height="0.517cm" svg:x="18.12cm" svg:y="7.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561cm" svg:height="0.032cm" svg:x="15.966cm" svg:y="7.989cm" svg:viewBox="0 0 4562 33" draw:points="2281,33 0,33 0,0 4562,0 4562,33">
            <text:p/>
          </draw:polygon>
          <draw:path draw:style-name="gr3" draw:text-style-name="P8" draw:layer="layout" svg:width="0.705cm" svg:height="0.929cm" svg:x="16.051cm" svg:y="8.144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3.788cm" svg:height="0.032cm" svg:x="16.739cm" svg:y="8.144cm" svg:viewBox="0 0 3789 33" draw:points="1894,33 0,33 0,0 3789,0 3789,33">
            <text:p/>
          </draw:polygon>
          <draw:path draw:style-name="gr3" draw:text-style-name="P8" draw:layer="layout" svg:width="0.472cm" svg:height="0.032cm" svg:x="16.802cm" svg:y="8.628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7.416cm" svg:y="8.25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8" draw:layer="layout" svg:width="0.386cm" svg:height="0.351cm" svg:x="17.663cm" svg:y="8.49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8" draw:layer="layout" svg:width="0.24cm" svg:height="0.36cm" svg:x="18.117cm" svg:y="8.25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8.666cm" svg:y="8.628cm" svg:viewBox="0 0 473 33" svg:d="M447 33c12 0 26 0 26-17 0-16-14-16-26-16h-421c-12 0-26 0-26 16 0 17 14 17 26 17z">
            <text:p/>
          </draw:path>
          <draw:path draw:style-name="gr3" draw:text-style-name="P8" draw:layer="layout" svg:width="0.355cm" svg:height="0.351cm" svg:x="19.405cm" svg:y="8.495cm" svg:viewBox="0 0 356 352" svg:d="M259 49c-14-28-37-49-72-49-90 0-187 114-187 227 0 74 42 125 104 125 16 0 54-3 100-58 7 32 34 58 71 58 28 0 45-17 58-42 12-28 23-76 23-78 0-7-8-7-9-7-9 0-9 2-11 15-14 49-28 95-60 95-21 0-23-20-23-36 0-17 2-23 11-58 9-31 9-40 16-68l28-110c5-22 5-22 5-26 0-14-9-21-21-21-19 0-32 17-33 33zM208 252c-4 14-4 14-16 28-34 42-65 55-86 55-41 0-51-43-51-73 0-38 24-135 44-170 22-46 58-74 89-74 51 0 62 63 62 68 0 4-2 9-4 13z">
            <text:p/>
          </draw:path>
          <draw:path draw:style-name="gr3" draw:text-style-name="P8" draw:layer="layout" svg:width="0.386cm" svg:height="0.351cm" svg:x="19.805cm" svg:y="8.49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8" draw:layer="layout" svg:width="0.18cm" svg:height="0.774cm" svg:x="20.269cm" svg:y="8.25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8" draw:layer="layout" svg:width="0.369cm" svg:height="0.547cm" svg:x="20.907cm" svg:y="7.662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6-136 44-171 22-46 58-74 89-74 51 0 62 63 62 69 0 3-2 9-4 12z">
            <text:p/>
          </draw:path>
          <draw:path draw:style-name="gr3" draw:text-style-name="P8" draw:layer="layout" svg:width="0.386cm" svg:height="0.351cm" svg:x="21.301cm" svg:y="7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50" draw:id="id150">
          <svg:title>TexMaths</svg:title>
          <svg:desc>22§display§= \int_{0}^{1}\frac{1}{\sqrt{ (2)^2 - ( x - 1 )^2 }}\ dx§svg§600§FALSE§</svg:desc>
          <draw:polygon draw:style-name="gr2" draw:text-style-name="P7" draw:layer="layout" svg:width="9.017cm" svg:height="2.019cm" svg:x="6.522cm" svg:y="0.644cm" svg:viewBox="0 0 9018 2020" draw:points="4509,2020 0,2020 0,0 9018,0 9018,2020">
            <text:p/>
          </draw:polygon>
          <draw:path draw:style-name="gr3" draw:text-style-name="P8" draw:layer="layout" svg:width="0.515cm" svg:height="0.182cm" svg:x="6.527cm" svg:y="1.5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2cm" svg:y="0.774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8.132cm" svg:y="0.605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58cm" svg:y="2.172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1.404cm" svg:y="0.78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5.775cm" svg:height="0.032cm" svg:x="8.641cm" svg:y="1.617cm" svg:viewBox="0 0 5776 33" draw:points="2888,33 0,33 0,0 5776,0 5776,33">
            <text:p/>
          </draw:polygon>
          <draw:path draw:style-name="gr3" draw:text-style-name="P8" draw:layer="layout" svg:width="0.705cm" svg:height="0.929cm" svg:x="8.726cm" svg:y="1.772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5.003cm" svg:height="0.032cm" svg:x="9.414cm" svg:y="1.772cm" svg:viewBox="0 0 5004 33" draw:points="2501,33 0,33 0,0 5004,0 5004,33">
            <text:p/>
          </draw:polygon>
          <draw:path draw:style-name="gr3" draw:text-style-name="P8" draw:layer="layout" svg:width="0.18cm" svg:height="0.774cm" svg:x="9.491cm" svg:y="1.8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9.753cm" svg:y="1.94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8" draw:layer="layout" svg:width="0.18cm" svg:height="0.774cm" svg:x="10.146cm" svg:y="1.885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0.436cm" svg:y="1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0.985cm" svg:y="2.255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1.77cm" svg:y="1.8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2.017cm" svg:y="2.1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472cm" svg:height="0.032cm" svg:x="12.673cm" svg:y="2.25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3.451cm" svg:y="1.94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3.812cm" svg:y="1.885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4.104cm" svg:y="1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4.798cm" svg:y="1.2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15.192cm" svg:y="1.4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51" draw:id="id151">
          <svg:title>TexMaths</svg:title>
          <svg:desc>22§display§= \left[ \sin^{-1}\left( \frac{x - 1}{2}} \right) \right]_0^1§svg§600§FALSE§</svg:desc>
          <draw:polygon draw:style-name="gr2" draw:text-style-name="P7" draw:layer="layout" svg:width="6.841cm" svg:height="1.997cm" svg:x="16.224cm" svg:y="0.746cm" svg:viewBox="0 0 6842 1998" draw:points="3422,1998 0,1998 0,0 6842,0 6842,1998">
            <text:p/>
          </draw:polygon>
          <draw:path draw:style-name="gr3" draw:text-style-name="P8" draw:layer="layout" svg:width="0.515cm" svg:height="0.182cm" svg:x="16.229cm" svg:y="1.71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17.196cm" svg:y="0.876cm" svg:viewBox="0 0 206 1857" draw:points="0,1857 206,1857 206,1815 42,1815 42,42 206,42 206,0 0,0">
            <text:p/>
          </draw:polygon>
          <draw:path draw:style-name="gr3" draw:text-style-name="P8" draw:layer="layout" svg:width="0.254cm" svg:height="0.356cm" svg:x="17.435cm" svg:y="1.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7.739cm" svg:y="1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7.954cm" svg:y="1.6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8.417cm" svg:y="1.52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8.901cm" svg:y="1.3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9.478cm" svg:y="0.876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86cm" svg:height="0.351cm" svg:x="20.003cm" svg:y="1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20.658cm" svg:y="1.26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436cm" svg:y="0.9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19.98cm" svg:y="1.788cm" svg:viewBox="0 0 1776 33" draw:points="887,33 0,33 0,0 1776,0 1776,33">
            <text:p/>
          </draw:polygon>
          <draw:path draw:style-name="gr3" draw:text-style-name="P8" draw:layer="layout" svg:width="0.309cm" svg:height="0.516cm" svg:x="20.712cm" svg:y="2.0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1cm" svg:height="1.856cm" svg:x="21.874cm" svg:y="0.876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olygon draw:style-name="gr3" draw:text-style-name="P8" draw:layer="layout" svg:width="0.205cm" svg:height="1.856cm" svg:x="22.427cm" svg:y="0.876cm" svg:viewBox="0 0 206 1857" draw:points="162,1815 0,1815 0,1857 206,1857 206,0 0,0 0,42 162,42">
            <text:p/>
          </draw:polygon>
          <draw:path draw:style-name="gr3" draw:text-style-name="P8" draw:layer="layout" svg:width="0.198cm" svg:height="0.36cm" svg:x="22.882cm" svg:y="0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22.853cm" svg:y="2.411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152" draw:id="id152">
          <svg:title>TexMaths</svg:title>
          <svg:desc>22§display§= \sin^{-1}(0) - \sin^{-1}\left( \frac{- 1}{2}} \right) §svg§600§FALSE§</svg:desc>
          <draw:polygon draw:style-name="gr2" draw:text-style-name="P7" draw:layer="layout" svg:width="8.509cm" svg:height="1.779cm" svg:x="6.425cm" svg:y="3.248cm" svg:viewBox="0 0 8510 1780" draw:points="4255,1780 0,1780 0,0 8510,0 8510,1780">
            <text:p/>
          </draw:polygon>
          <draw:path draw:style-name="gr3" draw:text-style-name="P8" draw:layer="layout" svg:width="0.515cm" svg:height="0.182cm" svg:x="6.43cm" svg:y="4.0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7.227cm" svg:y="3.98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534cm" svg:y="3.8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747cm" svg:y="3.98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209cm" svg:y="3.857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8.693cm" svg:y="3.6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058cm" svg:y="3.75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9.313cm" svg:y="3.81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8" draw:layer="layout" svg:width="0.18cm" svg:height="0.773cm" svg:x="9.712cm" svg:y="3.75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0.205cm" svg:y="4.121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0.941cm" svg:y="3.98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245cm" svg:y="3.8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458cm" svg:y="3.98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1.923cm" svg:y="3.857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2.406cm" svg:y="3.6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2.984cm" svg:y="3.209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472cm" svg:height="0.032cm" svg:x="13.549cm" svg:y="3.59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4.154cm" svg:y="3.2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988cm" svg:height="0.032cm" svg:x="13.483cm" svg:y="4.121cm" svg:viewBox="0 0 989 33" draw:points="494,33 0,33 0,0 989,0 989,33">
            <text:p/>
          </draw:polygon>
          <draw:path draw:style-name="gr3" draw:text-style-name="P8" draw:layer="layout" svg:width="0.309cm" svg:height="0.516cm" svg:x="13.823cm" svg:y="4.3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381cm" svg:height="1.856cm" svg:x="14.592cm" svg:y="3.209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</draw:g>
        <draw:g xml:id="id153" draw:id="id153">
          <svg:title>TexMaths</svg:title>
          <svg:desc>22§display§= 0 + \sin^{-1}\left( \frac{1}{2}} \right) §svg§600§FALSE§</svg:desc>
          <draw:polygon draw:style-name="gr2" draw:text-style-name="P7" draw:layer="layout" svg:width="5.528cm" svg:height="1.779cm" svg:x="16.126cm" svg:y="3.249cm" svg:viewBox="0 0 5529 1780" draw:points="2765,1780 0,1780 0,0 5529,0 5529,1780">
            <text:p/>
          </draw:polygon>
          <draw:path draw:style-name="gr3" draw:text-style-name="P8" draw:layer="layout" svg:width="0.515cm" svg:height="0.182cm" svg:x="16.131cm" svg:y="4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6.934cm" svg:y="3.81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17.506cm" svg:y="3.8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4cm" svg:height="0.356cm" svg:x="18.261cm" svg:y="3.984cm" svg:viewBox="0 0 255 357" svg:d="M135 197c18 4 81 16 81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2-21-72-21-95 0-125 53-125 95 0 28 12 49 33 67 25 19 48 25 102 35z">
            <text:p/>
          </draw:path>
          <draw:path draw:style-name="gr3" draw:text-style-name="P8" draw:layer="layout" svg:width="0.166cm" svg:height="0.518cm" svg:x="18.565cm" svg:y="3.81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8.78cm" svg:y="3.9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9.242cm" svg:y="3.85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9.726cm" svg:y="3.6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20.304cm" svg:y="3.21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256cm" svg:height="0.516cm" svg:x="20.874cm" svg:y="3.2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0.805cm" svg:y="4.122cm" svg:viewBox="0 0 389 33" draw:points="194,33 0,33 0,0 389,0 389,33">
            <text:p/>
          </draw:polygon>
          <draw:path draw:style-name="gr3" draw:text-style-name="P8" draw:layer="layout" svg:width="0.309cm" svg:height="0.516cm" svg:x="20.844cm" svg:y="4.347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5 69-8 7-59 7-74 7z">
            <text:p/>
          </draw:path>
          <draw:path draw:style-name="gr3" draw:text-style-name="P8" draw:layer="layout" svg:width="0.381cm" svg:height="1.856cm" svg:x="21.31cm" svg:y="3.21cm" svg:viewBox="0 0 382 1857" svg:d="M382 929c0-304-71-610-268-843-14-17-44-49-75-77-11-9-13-9-23-9-9 0-16 0-16 7 0 4 4 7 5 9 27 28 79 79 130 164 125 198 184 450 184 748 0 209-29 477-157 707-62 111-127 174-158 208-2 2-4 3-4 7 0 7 7 7 16 7 10 0 12 0 24-12 261-236 342-590 342-916z">
            <text:p/>
          </draw:path>
        </draw:g>
        <draw:g xml:id="id162" draw:id="id162">
          <svg:title>TexMaths</svg:title>
          <svg:desc>22§display§= \int_{0}^{a}\frac{1}{\sqrt{ - \left ( x^2 - 2(x) \left( \frac{a}{2} \right) + \frac{a^2}{4} - \frac{a^2}{4} \right) }}\ dx§svg§600§FALSE§</svg:desc>
          <draw:polygon draw:style-name="gr2" draw:text-style-name="P7" draw:layer="layout" svg:width="13.538cm" svg:height="2.362cm" svg:x="6.52cm" svg:y="9.637cm" svg:viewBox="0 0 13539 2363" draw:points="6771,2363 0,2363 0,0 13539,0 13539,2363">
            <text:p/>
          </draw:polygon>
          <draw:path draw:style-name="gr3" draw:text-style-name="P8" draw:layer="layout" svg:width="0.515cm" svg:height="0.182cm" svg:x="6.525cm" svg:y="10.4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9.64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8.104cm" svg:y="9.598cm" svg:viewBox="0 0 278 246" svg:d="M197 32c-12-18-30-32-56-32-71 0-141 77-141 155 0 53 35 91 83 91 28 0 54-17 77-38 11 33 42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252cm" svg:height="0.37cm" svg:x="7.755cm" svg:y="11.04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3.676cm" svg:y="9.6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10.27cm" svg:height="0.032cm" svg:x="8.667cm" svg:y="10.489cm" svg:viewBox="0 0 10271 33" draw:points="5136,33 0,33 0,0 10271,0 10271,33">
            <text:p/>
          </draw:polygon>
          <draw:path draw:style-name="gr3" draw:text-style-name="P8" draw:layer="layout" svg:width="0.705cm" svg:height="1.393cm" svg:x="8.752cm" svg:y="10.644cm" svg:viewBox="0 0 706 1394" svg:d="M275 1278l-168-581-107 127 12 10 53-61 178 621c26 0 26 0 33-19l426-1343c4-13 4-16 4-16 0-9-7-16-16-16-12 0-14 11-18 19z">
            <text:p/>
          </draw:path>
          <draw:polygon draw:style-name="gr3" draw:text-style-name="P8" draw:layer="layout" svg:width="9.497cm" svg:height="0.032cm" svg:x="9.44cm" svg:y="10.644cm" svg:viewBox="0 0 9498 33" draw:points="4748,33 0,33 0,0 9498,0 9498,33">
            <text:p/>
          </draw:polygon>
          <draw:path draw:style-name="gr3" draw:text-style-name="P8" draw:layer="layout" svg:width="0.472cm" svg:height="0.032cm" svg:x="9.503cm" svg:y="11.385cm" svg:viewBox="0 0 473 33" svg:d="M447 33c12 0 26 0 26-17 0-16-14-16-26-16h-421c-12 0-26 0-26 16 0 17 14 17 26 17z">
            <text:p/>
          </draw:path>
          <draw:path draw:style-name="gr3" draw:text-style-name="P8" draw:layer="layout" svg:width="0.203cm" svg:height="0.929cm" svg:x="10.288cm" svg:y="10.936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8" draw:layer="layout" svg:width="0.386cm" svg:height="0.351cm" svg:x="10.547cm" svg:y="11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1.001cm" svg:y="11.0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1.548cm" svg:y="11.38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2.296cm" svg:y="11.0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8" draw:layer="layout" svg:width="0.18cm" svg:height="0.774cm" svg:x="12.72cm" svg:y="11.01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2.968cm" svg:y="11.2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4cm" svg:x="13.431cm" svg:y="11.01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203cm" svg:height="0.929cm" svg:x="13.935cm" svg:y="10.936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8" draw:layer="layout" svg:width="0.277cm" svg:height="0.245cm" svg:x="14.297cm" svg:y="11.05cm" svg:viewBox="0 0 278 246" svg:d="M197 32c-12-18-30-32-56-32-71 0-141 77-141 155 0 53 35 91 83 91 28 0 54-17 77-38 11 33 41 38 56 38 20 0 32-12 43-29 12-22 19-52 19-55 0-7-7-7-9-7-7 0-9 3-12 18-7 26-18 58-39 58-16 0-19-13-19-27 0-9 5-30 9-44 3-14 8-37 12-49l11-41c3-14 8-40 8-42 0-12-8-17-17-17s-21 7-25 21zM162 173c-4 15-16 26-28 36-6 4-27 22-50 22-21 0-40-14-40-53 0-28 16-90 28-111 25-44 53-51 69-51 37 0 47 40 47 47 0 2 0 6-1 7z">
            <text:p/>
          </draw:path>
          <draw:polygon draw:style-name="gr3" draw:text-style-name="P8" draw:layer="layout" svg:width="0.337cm" svg:height="0.032cm" svg:x="14.264cm" svg:y="11.385cm" svg:viewBox="0 0 338 33" draw:points="169,33 0,33 0,0 338,0 338,33">
            <text:p/>
          </draw:polygon>
          <draw:path draw:style-name="gr3" draw:text-style-name="P8" draw:layer="layout" svg:width="0.24cm" svg:height="0.36cm" svg:x="14.311cm" svg:y="11.5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4.727cm" svg:y="10.936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515cm" svg:height="0.517cm" svg:x="15.262cm" svg:y="11.14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77cm" svg:height="0.245cm" svg:x="16.117cm" svg:y="11.05cm" svg:viewBox="0 0 278 246" svg:d="M197 32c-12-18-30-32-56-32-71 0-141 77-141 155 0 53 35 91 83 91 28 0 54-17 77-38 11 33 41 38 56 38 20 0 32-12 43-29 12-22 19-52 19-55 0-7-7-7-9-7-7 0-9 3-12 18-7 26-16 58-39 58-16 0-19-13-19-27 0-9 5-30 9-44 3-14 8-37 12-49l11-41c3-14 10-40 10-42 0-12-10-17-19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193cm" svg:height="0.258cm" svg:x="16.455cm" svg:y="10.878cm" svg:viewBox="0 0 194 259" svg:d="M194 185h-16c-2 7-6 32-11 35-3 2-37 2-42 2h-76c25-20 55-41 78-57 35-24 67-47 67-88 0-49-46-77-102-77-53 0-92 30-92 69 0 19 18 23 23 23 10 0 23-7 23-23 0-14-11-21-23-23 12-18 33-28 60-28 38 0 70 22 70 59 0 34-23 59-53 83l-95 81c-5 4-5 4-5 7v11h181z">
            <text:p/>
          </draw:path>
          <draw:polygon draw:style-name="gr3" draw:text-style-name="P8" draw:layer="layout" svg:width="0.638cm" svg:height="0.032cm" svg:x="16.084cm" svg:y="11.385cm" svg:viewBox="0 0 639 33" draw:points="320,33 0,33 0,0 639,0 639,33">
            <text:p/>
          </draw:polygon>
          <draw:path draw:style-name="gr3" draw:text-style-name="P8" draw:layer="layout" svg:width="0.267cm" svg:height="0.365cm" svg:x="16.27cm" svg:y="11.49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472cm" svg:height="0.032cm" svg:x="17.05cm" svg:y="11.385cm" svg:viewBox="0 0 473 33" svg:d="M447 33c12 0 26 0 26-17 0-16-14-16-26-16h-421c-12 0-26 0-26 16 0 17 14 17 26 17z">
            <text:p/>
          </draw:path>
          <draw:path draw:style-name="gr3" draw:text-style-name="P8" draw:layer="layout" svg:width="0.277cm" svg:height="0.245cm" svg:x="17.884cm" svg:y="11.05cm" svg:viewBox="0 0 278 246" svg:d="M197 32c-12-18-30-32-56-32-71 0-141 77-141 155 0 53 35 91 83 91 28 0 54-17 77-38 11 33 42 38 56 38 20 0 32-12 43-29 12-22 19-52 19-55 0-7-7-7-9-7-7 0-9 3-12 18-7 26-16 58-39 58-16 0-19-13-19-27 0-9 5-30 9-44 3-14 8-37 12-49l11-41c3-14 10-40 10-42 0-12-10-17-19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193cm" svg:height="0.258cm" svg:x="18.222cm" svg:y="10.878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0.638cm" svg:height="0.032cm" svg:x="17.852cm" svg:y="11.385cm" svg:viewBox="0 0 639 33" draw:points="320,33 0,33 0,0 639,0 639,33">
            <text:p/>
          </draw:polygon>
          <draw:path draw:style-name="gr3" draw:text-style-name="P8" draw:layer="layout" svg:width="0.267cm" svg:height="0.365cm" svg:x="18.037cm" svg:y="11.49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03cm" svg:height="0.929cm" svg:x="18.616cm" svg:y="10.936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369cm" svg:height="0.547cm" svg:x="19.318cm" svg:y="10.161cm" svg:viewBox="0 0 370 548" svg:d="M370 9c0-2 0-9-11-9s-84 7-99 9c-5 0-10 3-10 14 0 10 7 10 19 10 37 0 39 6 39 13l-2 16-47 183c-14-28-37-50-72-50-90 0-187 115-187 228 0 73 42 125 104 125 16 0 54-4 100-59 7 32 34 59 71 59 28 0 45-18 58-45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9.711cm" svg:y="10.3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3" draw:id="id163">
          <svg:title>TexMaths</svg:title>
          <svg:desc>22§display§= \int_{0}^{a}\frac{1}{\sqrt{ \frac{a^2}{4}  - \left ( x - \frac{a}{2} \right)^2 }}\ dx§svg§600§FALSE§</svg:desc>
          <draw:polygon draw:style-name="gr2" draw:text-style-name="P7" draw:layer="layout" svg:width="8.772cm" svg:height="2.362cm" svg:x="6.526cm" svg:y="12.437cm" svg:viewBox="0 0 8773 2363" draw:points="4387,2363 0,2363 0,0 8773,0 8773,2363">
            <text:p/>
          </draw:polygon>
          <draw:path draw:style-name="gr3" draw:text-style-name="P8" draw:layer="layout" svg:width="0.515cm" svg:height="0.182cm" svg:x="6.531cm" svg:y="13.2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6cm" svg:y="12.446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8.11cm" svg:y="12.398cm" svg:viewBox="0 0 278 246" svg:d="M197 32c-12-18-30-32-56-32-71 0-141 77-141 155 0 53 35 91 83 91 28 0 54-17 77-38 11 33 42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8 0 47 40 47 47 0 2 0 6-1 7z">
            <text:p/>
          </draw:path>
          <draw:path draw:style-name="gr3" draw:text-style-name="P8" draw:layer="layout" svg:width="0.252cm" svg:height="0.37cm" svg:x="7.761cm" svg:y="13.84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1.3cm" svg:y="12.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5.505cm" svg:height="0.032cm" svg:x="8.673cm" svg:y="13.289cm" svg:viewBox="0 0 5506 33" draw:points="2752,33 0,33 0,0 5506,0 5506,33">
            <text:p/>
          </draw:polygon>
          <draw:path draw:style-name="gr3" draw:text-style-name="P8" draw:layer="layout" svg:width="0.705cm" svg:height="1.393cm" svg:x="8.757cm" svg:y="13.444cm" svg:viewBox="0 0 706 1394" svg:d="M275 1278l-168-581-107 127 12 10 53-61 178 621c26 0 26 0 33-19l426-1343c4-13 4-16 4-16 0-9-7-16-16-16-12 0-14 11-18 19z">
            <text:p/>
          </draw:path>
          <draw:polygon draw:style-name="gr3" draw:text-style-name="P8" draw:layer="layout" svg:width="4.731cm" svg:height="0.032cm" svg:x="9.445cm" svg:y="13.444cm" svg:viewBox="0 0 4732 33" draw:points="2367,33 0,33 0,0 4732,0 4732,33">
            <text:p/>
          </draw:polygon>
          <draw:path draw:style-name="gr3" draw:text-style-name="P8" draw:layer="layout" svg:width="0.277cm" svg:height="0.245cm" svg:x="9.57cm" svg:y="13.903cm" svg:viewBox="0 0 278 246" svg:d="M197 32c-12-18-30-32-56-32-71 0-141 77-141 155 0 53 35 91 83 91 28 0 54-17 77-38 11 33 41 38 56 38 20 0 32-12 43-29 12-22 19-52 19-55 0-7-7-7-9-7-7 0-9 3-12 18-7 26-16 58-39 58-16 0-19-13-19-27 0-9 5-30 9-44 3-14 8-37 12-49l11-41c3-14 10-40 10-42 0-12-10-17-19-17s-21 7-25 21zM162 173c-4 15-16 26-28 36-6 4-27 22-50 22-21 0-40-14-40-53 0-28 16-90 28-111 25-44 53-51 69-51 38 0 47 40 47 47 0 2 0 6-1 7z">
            <text:p/>
          </draw:path>
          <draw:path draw:style-name="gr3" draw:text-style-name="P8" draw:layer="layout" svg:width="0.193cm" svg:height="0.258cm" svg:x="9.908cm" svg:y="13.731cm" svg:viewBox="0 0 194 259" svg:d="M194 185h-16c-2 7-6 32-11 35-3 2-37 2-42 2h-76c25-20 55-41 78-57 35-24 67-47 67-88 0-49-46-77-102-77-53 0-92 30-92 69 0 19 18 23 23 23 10 0 23-7 23-23 0-14-11-21-23-23 12-18 33-28 60-28 38 0 70 22 70 59 0 34-23 59-53 83l-95 81c-5 4-5 4-5 7v11h181z">
            <text:p/>
          </draw:path>
          <draw:polygon draw:style-name="gr3" draw:text-style-name="P8" draw:layer="layout" svg:width="0.638cm" svg:height="0.032cm" svg:x="9.539cm" svg:y="14.238cm" svg:viewBox="0 0 639 33" draw:points="320,33 0,33 0,0 639,0 639,33">
            <text:p/>
          </draw:polygon>
          <draw:path draw:style-name="gr3" draw:text-style-name="P8" draw:layer="layout" svg:width="0.266cm" svg:height="0.365cm" svg:x="9.724cm" svg:y="14.349cm" svg:viewBox="0 0 267 366" svg:d="M267 278v-21h-61v-241c0-12 0-16-11-16-7 0-8 0-16 7l-179 250v21h160v44c0 18 0 25-44 25h-14v19c26 0 62-2 81-2s55 2 83 2v-19h-16c-44 0-44-7-44-25v-44zM164 58v199h-145z">
            <text:p/>
          </draw:path>
          <draw:path draw:style-name="gr3" draw:text-style-name="P8" draw:layer="layout" svg:width="0.472cm" svg:height="0.032cm" svg:x="10.503cm" svg:y="14.238cm" svg:viewBox="0 0 473 33" svg:d="M447 33c12 0 26 0 26-17 0-16-14-16-26-16h-421c-12 0-26 0-26 16 0 17 14 17 26 17z">
            <text:p/>
          </draw:path>
          <draw:path draw:style-name="gr3" draw:text-style-name="P8" draw:layer="layout" svg:width="0.203cm" svg:height="0.929cm" svg:x="11.33cm" svg:y="13.791cm" svg:viewBox="0 0 204 930" svg:d="M204 921c0-2-2-4-3-7-37-37-90-101-122-227-17-71-24-150-24-222 0-204 47-347 142-447 7-7 7-9 7-11 0-7-7-7-10-7-11 0-53 46-64 58-79 93-130 232-130 407 0 109 19 266 121 396 9 9 58 69 73 69 3 0 10 0 10-9z">
            <text:p/>
          </draw:path>
          <draw:path draw:style-name="gr3" draw:text-style-name="P8" draw:layer="layout" svg:width="0.386cm" svg:height="0.351cm" svg:x="11.589cm" svg:y="14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472cm" svg:height="0.032cm" svg:x="12.245cm" svg:y="14.238cm" svg:viewBox="0 0 473 33" svg:d="M447 33c12 0 26 0 26-17 0-16-14-16-26-16h-421c-12 0-26 0-26 16 0 17 14 17 26 17z">
            <text:p/>
          </draw:path>
          <draw:path draw:style-name="gr3" draw:text-style-name="P8" draw:layer="layout" svg:width="0.277cm" svg:height="0.245cm" svg:x="13.079cm" svg:y="13.903cm" svg:viewBox="0 0 278 246" svg:d="M197 32c-12-18-30-32-56-32-71 0-141 77-141 155 0 53 35 91 83 91 28 0 54-17 77-38 11 33 41 38 56 38 20 0 32-12 43-29 12-22 19-52 19-55 0-7-7-7-9-7-7 0-9 3-12 18-7 26-18 58-39 58-16 0-19-13-19-27 0-9 5-30 9-44 3-14 8-37 12-49l11-41c3-14 8-40 8-42 0-12-8-17-17-17s-21 7-25 21zM162 173c-4 15-16 26-28 36-6 4-27 22-50 22-21 0-40-14-40-53 0-28 16-90 28-111 25-44 53-51 69-51 37 0 47 40 47 47 0 2 0 6-1 7z">
            <text:p/>
          </draw:path>
          <draw:polygon draw:style-name="gr3" draw:text-style-name="P8" draw:layer="layout" svg:width="0.337cm" svg:height="0.032cm" svg:x="13.046cm" svg:y="14.238cm" svg:viewBox="0 0 338 33" draw:points="169,33 0,33 0,0 338,0 338,33">
            <text:p/>
          </draw:polygon>
          <draw:path draw:style-name="gr3" draw:text-style-name="P8" draw:layer="layout" svg:width="0.24cm" svg:height="0.36cm" svg:x="13.094cm" svg:y="14.35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3.509cm" svg:y="13.791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24cm" svg:height="0.36cm" svg:x="13.863cm" svg:y="13.6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4.558cm" svg:y="12.961cm" svg:viewBox="0 0 370 548" svg:d="M370 9c0-2 0-9-11-9s-84 7-99 9c-5 0-10 3-10 14 0 10 7 10 19 10 37 0 39 6 39 13l-4 16-45 183c-14-28-37-50-72-50-90 0-187 115-187 228 0 73 42 125 104 125 16 0 54-4 100-59 7 32 34 59 71 59 28 0 45-18 58-45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4.952cm" svg:y="13.1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54" draw:id="id154">
          <svg:title>TexMaths</svg:title>
          <svg:desc>26§display§\therefore§svg§600§FALSE§</svg:desc>
          <draw:polygon draw:style-name="gr2" draw:text-style-name="P7" draw:layer="layout" svg:width="0.49cm" svg:height="0.402cm" svg:x="4.308cm" svg:y="5.7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5.6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70" draw:id="id170">
          <svg:title>TexMaths</svg:title>
          <svg:desc>24§display§\text {I} §svg§600§FALSE§</svg:desc>
          <draw:polygon draw:style-name="gr2" draw:text-style-name="P7" draw:layer="layout" svg:width="0.197cm" svg:height="0.493cm" svg:x="5.731cm" svg:y="7.536cm" svg:viewBox="0 0 198 494" draw:points="100,494 0,494 0,0 198,0 198,494">
            <text:p/>
          </draw:polygon>
          <draw:path draw:style-name="gr3" draw:text-style-name="P8" draw:layer="layout" svg:width="0.258cm" svg:height="0.577cm" svg:x="5.712cm" svg:y="7.4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4" draw:id="id164">
          <svg:title>TexMaths</svg:title>
          <svg:desc>22§display§= \int_{0}^{a}\frac{1}{\sqrt{ \left( \frac{a}{2} \right)^2  - \left ( x - \frac{a}{2} \right)^2 }}\ dx§svg§600§FALSE§</svg:desc>
          <draw:polygon draw:style-name="gr2" draw:text-style-name="P7" draw:layer="layout" svg:width="9.528cm" svg:height="2.362cm" svg:x="6.426cm" svg:y="0.737cm" svg:viewBox="0 0 9529 2363" draw:points="4765,2363 0,2363 0,0 9529,0 9529,2363">
            <text:p/>
          </draw:polygon>
          <draw:path draw:style-name="gr3" draw:text-style-name="P8" draw:layer="layout" svg:width="0.515cm" svg:height="0.182cm" svg:x="6.431cm" svg:y="1.5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246cm" svg:y="0.74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8.01cm" svg:y="0.698cm" svg:viewBox="0 0 278 246" svg:d="M197 32c-12-18-30-32-56-32-71 0-141 77-141 155 0 53 35 91 83 91 28 0 54-17 77-38 11 33 42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252cm" svg:height="0.37cm" svg:x="7.662cm" svg:y="2.14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1.578cm" svg:y="0.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6.26cm" svg:height="0.032cm" svg:x="8.573cm" svg:y="1.589cm" svg:viewBox="0 0 6261 33" draw:points="3129,33 0,33 0,0 6261,0 6261,33">
            <text:p/>
          </draw:polygon>
          <draw:path draw:style-name="gr3" draw:text-style-name="P8" draw:layer="layout" svg:width="0.705cm" svg:height="1.393cm" svg:x="8.658cm" svg:y="1.744cm" svg:viewBox="0 0 706 1394" svg:d="M275 1278l-168-581-107 127 12 10 53-61 178 621c26 0 26 0 33-19l426-1343c4-13 4-16 4-16 0-9-7-16-16-16-12 0-14 11-18 19z">
            <text:p/>
          </draw:path>
          <draw:polygon draw:style-name="gr3" draw:text-style-name="P8" draw:layer="layout" svg:width="5.487cm" svg:height="0.032cm" svg:x="9.346cm" svg:y="1.744cm" svg:viewBox="0 0 5488 33" draw:points="2744,33 0,33 0,0 5488,0 5488,33">
            <text:p/>
          </draw:polygon>
          <draw:path draw:style-name="gr3" draw:text-style-name="P8" draw:layer="layout" svg:width="0.203cm" svg:height="0.929cm" svg:x="9.464cm" svg:y="2.091cm" svg:viewBox="0 0 204 930" svg:d="M204 921c0-2-2-4-3-7-37-37-90-101-122-227-17-71-24-150-24-222 0-204 47-347 142-447 7-7 7-9 7-11 0-7-7-7-10-7-11 0-53 46-64 58-79 93-130 232-130 407 0 109 19 266 121 396 9 9 59 69 73 69 3 0 10 0 10-9z">
            <text:p/>
          </draw:path>
          <draw:path draw:style-name="gr3" draw:text-style-name="P8" draw:layer="layout" svg:width="0.277cm" svg:height="0.245cm" svg:x="9.827cm" svg:y="2.203cm" svg:viewBox="0 0 278 246" svg:d="M197 32c-12-18-30-32-56-32-71 0-141 77-141 155 0 53 35 91 83 91 28 0 54-17 77-38 11 33 42 38 56 38 20 0 32-12 43-29 12-22 19-52 19-55 0-7-7-7-9-7-7 0-9 3-12 18-7 26-16 58-39 58-16 0-19-13-19-27 0-9 5-30 9-44 3-14 8-37 12-49l11-41c3-14 10-40 10-42 0-12-10-17-19-17s-21 7-25 21zM162 173c-4 15-16 26-28 36-6 4-27 22-50 22-21 0-40-14-40-53 0-28 16-90 28-111 25-44 53-51 69-51 39 0 47 40 47 47 0 2 0 6-1 7z">
            <text:p/>
          </draw:path>
          <draw:polygon draw:style-name="gr3" draw:text-style-name="P8" draw:layer="layout" svg:width="0.337cm" svg:height="0.032cm" svg:x="9.793cm" svg:y="2.538cm" svg:viewBox="0 0 338 33" draw:points="169,33 0,33 0,0 338,0 338,33">
            <text:p/>
          </draw:polygon>
          <draw:path draw:style-name="gr3" draw:text-style-name="P8" draw:layer="layout" svg:width="0.24cm" svg:height="0.36cm" svg:x="9.841cm" svg:y="2.65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0.256cm" svg:y="2.091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24cm" svg:height="0.36cm" svg:x="10.61cm" svg:y="1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1.159cm" svg:y="2.538cm" svg:viewBox="0 0 473 33" svg:d="M447 33c12 0 26 0 26-17 0-16-14-16-26-16h-421c-12 0-26 0-26 16 0 17 14 17 26 17z">
            <text:p/>
          </draw:path>
          <draw:path draw:style-name="gr3" draw:text-style-name="P8" draw:layer="layout" svg:width="0.203cm" svg:height="0.929cm" svg:x="11.984cm" svg:y="2.091cm" svg:viewBox="0 0 204 930" svg:d="M204 921c0-2-2-4-3-7-37-37-90-101-122-227-17-71-24-150-24-222 0-204 47-347 142-447 7-7 7-9 7-11 0-7-7-7-10-7-11 0-53 46-64 58-79 93-130 232-130 407 0 109 19 266 121 396 9 9 59 69 73 69 3 0 10 0 10-9z">
            <text:p/>
          </draw:path>
          <draw:path draw:style-name="gr3" draw:text-style-name="P8" draw:layer="layout" svg:width="0.386cm" svg:height="0.351cm" svg:x="12.245cm" svg:y="2.4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12.9cm" svg:y="2.538cm" svg:viewBox="0 0 473 33" svg:d="M447 33c12 0 26 0 26-17 0-16-14-16-26-16h-421c-12 0-26 0-26 16 0 17 14 17 26 17z">
            <text:p/>
          </draw:path>
          <draw:path draw:style-name="gr3" draw:text-style-name="P8" draw:layer="layout" svg:width="0.277cm" svg:height="0.245cm" svg:x="13.734cm" svg:y="2.203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7 0 47 40 47 47 0 2 0 6-1 7z">
            <text:p/>
          </draw:path>
          <draw:polygon draw:style-name="gr3" draw:text-style-name="P8" draw:layer="layout" svg:width="0.337cm" svg:height="0.032cm" svg:x="13.702cm" svg:y="2.538cm" svg:viewBox="0 0 338 33" draw:points="169,33 0,33 0,0 338,0 338,33">
            <text:p/>
          </draw:polygon>
          <draw:path draw:style-name="gr3" draw:text-style-name="P8" draw:layer="layout" svg:width="0.24cm" svg:height="0.36cm" svg:x="13.75cm" svg:y="2.65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4.163cm" svg:y="2.091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8" draw:layer="layout" svg:width="0.24cm" svg:height="0.36cm" svg:x="14.519cm" svg:y="1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5.213cm" svg:y="1.261cm" svg:viewBox="0 0 370 548" svg:d="M370 9c0-2 0-9-11-9-10 0-84 7-99 9-5 0-10 3-10 14 0 10 7 10 19 10 37 0 39 6 39 13l-3 16-46 183c-14-28-37-50-72-50-90 0-187 115-187 228 0 73 42 125 104 125 16 0 54-4 100-59 7 32 34 59 71 59 28 0 45-18 58-45 12-26 23-73 23-75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5.607cm" svg:y="1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5" draw:id="id165">
          <svg:title>TexMaths</svg:title>
          <svg:desc>22§display§= \left[ \sin^{-1}\left( \frac{ x -  \frac{a}{2} }{ \frac{a}{2} } \right) \right]_0^a§svg§600§FALSE§</svg:desc>
          <draw:polygon draw:style-name="gr2" draw:text-style-name="P7" draw:layer="layout" svg:width="7.004cm" svg:height="1.939cm" svg:x="16.427cm" svg:y="0.739cm" svg:viewBox="0 0 7005 1940" draw:points="3502,1940 0,1940 0,0 7005,0 7005,1940">
            <text:p/>
          </draw:polygon>
          <draw:path draw:style-name="gr3" draw:text-style-name="P8" draw:layer="layout" svg:width="0.515cm" svg:height="0.182cm" svg:x="16.432cm" svg:y="1.58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17.398cm" svg:y="0.748cm" svg:viewBox="0 0 206 1857" draw:points="0,1857 206,1857 206,1815 42,1815 42,42 206,42 206,0 0,0">
            <text:p/>
          </draw:polygon>
          <draw:path draw:style-name="gr3" draw:text-style-name="P8" draw:layer="layout" svg:width="0.254cm" svg:height="0.356cm" svg:x="17.638cm" svg:y="1.522cm" svg:viewBox="0 0 255 357" svg:d="M135 197c18 4 81 16 81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2-21-72-21-95 0-125 53-125 95 0 28 12 49 33 67 25 19 48 25 102 35z">
            <text:p/>
          </draw:path>
          <draw:path draw:style-name="gr3" draw:text-style-name="P8" draw:layer="layout" svg:width="0.166cm" svg:height="0.518cm" svg:x="17.942cm" svg:y="1.35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8.157cm" svg:y="1.52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8.62cm" svg:y="1.395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9.103cm" svg:y="1.1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9.681cm" svg:y="0.748cm" svg:viewBox="0 0 382 1857" svg:d="M382 1850c0-4-2-5-4-7-28-30-81-81-132-166-125-199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386cm" svg:height="0.351cm" svg:x="20.205cm" svg:y="0.959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4-100 124-120 0-7-7-7-8-7-7 0-9 2-11 7-24 85-79 102-104 102-30 0-42-24-42-51 0-17 5-33 14-68z">
            <text:p/>
          </draw:path>
          <draw:path draw:style-name="gr3" draw:text-style-name="P8" draw:layer="layout" svg:width="0.472cm" svg:height="0.032cm" svg:x="20.86cm" svg:y="1.092cm" svg:viewBox="0 0 473 33" svg:d="M447 33c12 0 26 0 26-17 0-16-14-16-26-16h-421c-12 0-26 0-26 16 0 17 14 17 26 17z">
            <text:p/>
          </draw:path>
          <draw:path draw:style-name="gr3" draw:text-style-name="P8" draw:layer="layout" svg:width="0.277cm" svg:height="0.245cm" svg:x="21.694cm" svg:y="0.758cm" svg:viewBox="0 0 278 246" svg:d="M197 32c-12-18-30-32-56-32-71 0-141 77-141 155 0 53 35 91 83 91 28 0 54-17 77-38 11 33 42 38 56 38 20 0 32-12 43-30 12-21 19-51 19-54 0-7-7-7-9-7-7 0-9 3-12 17-7 27-16 59-39 59-16 0-19-13-19-27 0-9 5-30 9-44 3-14 8-37 12-49l11-41c3-14 10-40 10-42 0-12-10-17-19-17s-21 7-25 21zM162 172c-4 16-16 27-28 37-6 4-27 22-50 22-21 0-40-15-40-53 0-28 16-90 28-111 25-44 53-51 69-51 38 0 47 40 47 47 0 2 0 6-1 7z">
            <text:p/>
          </draw:path>
          <draw:polygon draw:style-name="gr3" draw:text-style-name="P8" draw:layer="layout" svg:width="0.337cm" svg:height="0.032cm" svg:x="21.662cm" svg:y="1.092cm" svg:viewBox="0 0 338 33" draw:points="169,33 0,33 0,0 338,0 338,33">
            <text:p/>
          </draw:polygon>
          <draw:path draw:style-name="gr3" draw:text-style-name="P8" draw:layer="layout" svg:width="0.24cm" svg:height="0.36cm" svg:x="21.71cm" svg:y="1.20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908cm" svg:height="0.032cm" svg:x="20.182cm" svg:y="1.659cm" svg:viewBox="0 0 1909 33" draw:points="956,33 0,33 0,0 1909,0 1909,33">
            <text:p/>
          </draw:polygon>
          <draw:path draw:style-name="gr3" draw:text-style-name="P8" draw:layer="layout" svg:width="0.277cm" svg:height="0.245cm" svg:x="21cm" svg:y="1.856cm" svg:viewBox="0 0 278 246" svg:d="M197 32c-12-18-30-32-56-32-71 0-141 77-141 155 0 53 35 91 83 91 28 0 54-17 77-38 11 33 41 38 56 38 20 0 32-12 43-30 12-21 19-51 19-54 0-7-7-7-9-7-7 0-9 3-12 17-7 27-16 59-39 59-16 0-19-13-19-27 0-9 5-30 9-44 3-14 8-37 12-49l11-41c3-14 10-40 10-42 0-12-10-17-19-17s-21 7-25 21zM162 172c-4 16-16 27-28 37-6 4-27 22-50 22-21 0-40-15-40-53 0-28 16-90 28-111 25-44 53-51 69-51 38 0 47 40 47 47 0 2 0 6-1 7z">
            <text:p/>
          </draw:path>
          <draw:polygon draw:style-name="gr3" draw:text-style-name="P8" draw:layer="layout" svg:width="0.337cm" svg:height="0.032cm" svg:x="20.969cm" svg:y="2.191cm" svg:viewBox="0 0 338 33" draw:points="169,33 0,33 0,0 338,0 338,33">
            <text:p/>
          </draw:polygon>
          <draw:path draw:style-name="gr3" draw:text-style-name="P8" draw:layer="layout" svg:width="0.24cm" svg:height="0.36cm" svg:x="21.016cm" svg:y="2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1cm" svg:height="1.856cm" svg:x="22.209cm" svg:y="0.748cm" svg:viewBox="0 0 382 1857" svg:d="M382 929c0-304-71-610-268-843-15-17-44-49-75-77-11-9-13-9-23-9-9 0-16 0-16 7 0 4 4 7 5 9 27 28 79 79 130 164 125 198 184 450 184 748 0 209-29 477-157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22.762cm" svg:y="0.748cm" svg:viewBox="0 0 206 1857" draw:points="162,1815 0,1815 0,1857 206,1857 206,0 0,0 0,42 162,42">
            <text:p/>
          </draw:polygon>
          <draw:path draw:style-name="gr3" draw:text-style-name="P8" draw:layer="layout" svg:width="0.277cm" svg:height="0.245cm" svg:x="23.193cm" svg:y="0.7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23.188cm" svg:y="2.346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166" draw:id="id166">
          <svg:title>TexMaths</svg:title>
          <svg:desc>22§display§= \left[ \sin^{-1}\left( \frac{ 2x - a }{ a } \right) \right]_0^a§svg§600§FALSE§</svg:desc>
          <draw:polygon draw:style-name="gr2" draw:text-style-name="P7" draw:layer="layout" svg:width="7.278cm" svg:height="1.876cm" svg:x="6.328cm" svg:y="3.64cm" svg:viewBox="0 0 7279 1877" draw:points="3639,1877 0,1877 0,0 7279,0 7279,1877">
            <text:p/>
          </draw:polygon>
          <draw:path draw:style-name="gr3" draw:text-style-name="P8" draw:layer="layout" svg:width="0.515cm" svg:height="0.182cm" svg:x="6.333cm" svg:y="4.48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7.299cm" svg:y="3.649cm" svg:viewBox="0 0 206 1857" draw:points="0,1857 206,1857 206,1815 42,1815 42,42 206,42 206,0 0,0">
            <text:p/>
          </draw:polygon>
          <draw:path draw:style-name="gr3" draw:text-style-name="P8" draw:layer="layout" svg:width="0.254cm" svg:height="0.356cm" svg:x="7.539cm" svg:y="4.42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843cm" svg:y="4.25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8.058cm" svg:y="4.42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521cm" svg:y="4.296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9.005cm" svg:y="4.085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81cm" svg:height="1.856cm" svg:x="9.582cm" svg:y="3.649cm" svg:viewBox="0 0 382 1857" svg:d="M382 1850c0-3-2-5-4-7-28-30-81-81-132-165-125-199-181-451-181-749 0-209 28-477 155-707 62-111 125-174 160-208 2-2 2-3 2-7 0-7-5-7-16-7s-12 0-25 12c-260 236-341 590-341 916 0 304 70 611 267 843 16 18 44 49 78 77 9 9 10 9 21 9s16 0 16-7z">
            <text:p/>
          </draw:path>
          <draw:path draw:style-name="gr3" draw:text-style-name="P8" draw:layer="layout" svg:width="0.309cm" svg:height="0.517cm" svg:x="10.122cm" svg:y="3.7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86cm" svg:height="0.351cm" svg:x="10.492cm" svg:y="3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11.148cm" svg:y="4.038cm" svg:viewBox="0 0 473 33" svg:d="M447 33c12 0 26 0 26-17 0-16-14-16-26-16h-421c-12 0-26 0-26 16 0 17 14 17 26 17z">
            <text:p/>
          </draw:path>
          <draw:path draw:style-name="gr3" draw:text-style-name="P8" draw:layer="layout" svg:width="0.354cm" svg:height="0.351cm" svg:x="11.887cm" svg:y="3.906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2.183cm" svg:height="0.032cm" svg:x="10.083cm" svg:y="4.56cm" svg:viewBox="0 0 2184 33" draw:points="1091,33 0,33 0,0 2184,0 2184,33">
            <text:p/>
          </draw:polygon>
          <draw:path draw:style-name="gr3" draw:text-style-name="P8" draw:layer="layout" svg:width="0.354cm" svg:height="0.351cm" svg:x="11cm" svg:y="4.95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8" draw:layer="layout" svg:width="0.381cm" svg:height="1.856cm" svg:x="12.385cm" svg:y="3.649cm" svg:viewBox="0 0 382 1857" svg:d="M382 929c0-304-71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olygon draw:style-name="gr3" draw:text-style-name="P8" draw:layer="layout" svg:width="0.205cm" svg:height="1.856cm" svg:x="12.938cm" svg:y="3.649cm" svg:viewBox="0 0 206 1857" draw:points="162,1815 0,1815 0,1857 206,1857 206,0 0,0 0,42 162,42">
            <text:p/>
          </draw:polygon>
          <draw:path draw:style-name="gr3" draw:text-style-name="P8" draw:layer="layout" svg:width="0.277cm" svg:height="0.245cm" svg:x="13.369cm" svg:y="3.601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7 0 47 40 47 47 0 2 0 6-1 7z">
            <text:p/>
          </draw:path>
          <draw:path draw:style-name="gr3" draw:text-style-name="P8" draw:layer="layout" svg:width="0.252cm" svg:height="0.37cm" svg:x="13.364cm" svg:y="5.184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</draw:g>
        <draw:g xml:id="id167" draw:id="id167">
          <svg:title>TexMaths</svg:title>
          <svg:desc>22§display§=  \sin^{-1}(1) - \sin^{-1}(-1)§svg§600§FALSE§</svg:desc>
          <draw:polygon draw:style-name="gr2" draw:text-style-name="P7" draw:layer="layout" svg:width="7.744cm" svg:height="0.802cm" svg:x="14.328cm" svg:y="4.14cm" svg:viewBox="0 0 7745 803" draw:points="3873,803 0,803 0,0 7745,0 7745,803">
            <text:p/>
          </draw:polygon>
          <draw:path draw:style-name="gr3" draw:text-style-name="P8" draw:layer="layout" svg:width="0.515cm" svg:height="0.182cm" svg:x="14.333cm" svg:y="4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15.131cm" svg:y="4.439cm" svg:viewBox="0 0 255 357" svg:d="M136 197c17 4 81 16 81 72 0 39-27 71-88 71-66 0-94-44-108-111-2-9-3-13-10-13-11 0-11 6-11 20v102c0 14 0 19 9 19 3 0 5-1 19-16 2-1 2-3 16-17 33 32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5.437cm" svg:y="4.2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5.65cm" svg:y="4.44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113cm" svg:y="4.31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597cm" svg:y="4.1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6.961cm" svg:y="4.20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8" draw:layer="layout" svg:width="0.256cm" svg:height="0.516cm" svg:x="17.255cm" svg:y="4.2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616cm" svg:y="4.207cm" svg:viewBox="0 0 181 774" svg:d="M181 387c0-60-8-153-51-241-47-95-114-146-123-146-3 0-7 4-7 7 0 4 0 5 14 19 78 76 122 199 122 361 0 132-29 269-125 366-11 11-11 13-11 14 0 6 4 7 7 7 9 0 79-52 125-151 41-84 49-171 49-236z">
            <text:p/>
          </draw:path>
          <draw:path draw:style-name="gr3" draw:text-style-name="P8" draw:layer="layout" svg:width="0.473cm" svg:height="0.032cm" svg:x="18.109cm" svg:y="4.576cm" svg:viewBox="0 0 474 33" svg:d="M447 33c12 0 27 0 27-17 0-16-15-16-27-16h-421c-12 0-26 0-26 16 0 17 14 17 26 17z">
            <text:p/>
          </draw:path>
          <draw:path draw:style-name="gr3" draw:text-style-name="P8" draw:layer="layout" svg:width="0.254cm" svg:height="0.356cm" svg:x="18.845cm" svg:y="4.439cm" svg:viewBox="0 0 255 357" svg:d="M136 197c17 4 81 16 81 72 0 39-27 71-88 71-66 0-94-44-108-111-2-9-3-13-10-13-11 0-11 6-11 20v102c0 14 0 19 9 19 3 0 5-1 19-16 2-1 2-3 16-17 33 32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9.149cm" svg:y="4.2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9.362cm" svg:y="4.44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9.827cm" svg:y="4.31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0.311cm" svg:y="4.1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20.676cm" svg:y="4.20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8" draw:layer="layout" svg:width="0.473cm" svg:height="0.032cm" svg:x="20.963cm" svg:y="4.576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21.57cm" svg:y="4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931cm" svg:y="4.207cm" svg:viewBox="0 0 181 774" svg:d="M181 387c0-60-8-153-51-241-47-95-114-146-123-146-3 0-7 4-7 7 0 4 0 5 14 19 78 76 122 199 122 361 0 132-29 269-125 366-11 11-11 13-11 14 0 6 4 7 7 7 9 0 79-52 125-151 41-84 49-171 49-236z">
            <text:p/>
          </draw:path>
        </draw:g>
        <draw:g xml:id="id168" draw:id="id168">
          <svg:title>TexMaths</svg:title>
          <svg:desc>22§display§=  \sin^{-1}(1) + \sin^{-1}(1) = 2 \sin^{-1}(1)§svg§600§FALSE§</svg:desc>
          <draw:polygon draw:style-name="gr2" draw:text-style-name="P7" draw:layer="layout" svg:width="11.457cm" svg:height="0.802cm" svg:x="6.428cm" svg:y="5.941cm" svg:viewBox="0 0 11458 803" draw:points="5729,803 0,803 0,0 11458,0 11458,803">
            <text:p/>
          </draw:polygon>
          <draw:path draw:style-name="gr3" draw:text-style-name="P8" draw:layer="layout" svg:width="0.515cm" svg:height="0.182cm" svg:x="6.433cm" svg:y="6.3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7.231cm" svg:y="6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537cm" svg:y="6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75cm" svg:y="6.2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213cm" svg:y="6.113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8.697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061cm" svg:y="6.0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9.355cm" svg:y="6.0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9.716cm" svg:y="6.0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515cm" svg:height="0.516cm" svg:x="10.188cm" svg:y="6.1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4cm" svg:height="0.356cm" svg:x="10.944cm" svg:y="6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249cm" svg:y="6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462cm" svg:y="6.2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1.927cm" svg:y="6.113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411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2.775cm" svg:y="6.0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13.067cm" svg:y="6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3.43cm" svg:y="6.0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515cm" svg:height="0.182cm" svg:x="13.944cm" svg:y="6.3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4.755cm" svg:y="6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8" draw:layer="layout" svg:width="0.254cm" svg:height="0.356cm" svg:x="15.258cm" svg:y="6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5.563cm" svg:y="6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5.778cm" svg:y="6.2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241cm" svg:y="6.113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725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7.089cm" svg:y="6.0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17.381cm" svg:y="6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744cm" svg:y="6.0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g xml:id="id171" draw:id="id171">
          <svg:title>TexMaths</svg:title>
          <svg:desc>22§display§= 2 \left( \frac{ \pi }{ 2 } \right) = \pi§svg§600§FALSE§</svg:desc>
          <draw:polygon draw:style-name="gr2" draw:text-style-name="P7" draw:layer="layout" svg:width="4.303cm" svg:height="1.341cm" svg:x="6.33cm" svg:y="7.141cm" svg:viewBox="0 0 4304 1342" draw:points="2151,1342 0,1342 0,0 4304,0 4304,1342">
            <text:p/>
          </draw:polygon>
          <draw:path draw:style-name="gr3" draw:text-style-name="P8" draw:layer="layout" svg:width="0.515cm" svg:height="0.182cm" svg:x="6.335cm" svg:y="7.7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7.147cm" svg:y="7.4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8" draw:layer="layout" svg:width="0.295cm" svg:height="1.39cm" svg:x="7.763cm" svg:y="7.102cm" svg:viewBox="0 0 296 1391" svg:d="M261 1384c1 0 8 7 8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8.2cm" svg:y="7.135cm" svg:viewBox="0 0 419 343" svg:d="M185 46h88c-27 114-34 147-34 200 0 11 0 32 7 58 8 35 16 39 29 39 15 0 31-14 31-30 0-3 0-5-5-16-23-56-23-107-23-128 0-42 5-83 14-123h90c9 0 37 0 37-27 0-19-16-19-30-19h-260c-18 0-48 0-81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8.178cm" svg:y="7.783cm" svg:viewBox="0 0 470 33" draw:points="236,33 0,33 0,0 470,0 470,33">
            <text:p/>
          </draw:polygon>
          <draw:path draw:style-name="gr3" draw:text-style-name="P8" draw:layer="layout" svg:width="0.309cm" svg:height="0.516cm" svg:x="8.258cm" svg:y="8.0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8" draw:layer="layout" svg:width="0.295cm" svg:height="1.39cm" svg:x="8.766cm" svg:y="7.10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515cm" svg:height="0.182cm" svg:x="9.46cm" svg:y="7.7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0.254cm" svg:y="7.658cm" svg:viewBox="0 0 419 343" svg:d="M185 46h88c-27 114-34 147-34 200 0 11 0 32 7 58 8 35 16 39 29 39 15 0 31-14 31-30 0-3 0-5-5-16-23-56-23-107-23-128 0-42 5-83 14-123h90c9 0 37 0 37-27 0-19-16-19-30-19h-260c-18 0-48 0-81 37-29 30-48 65-48 69 0 1 0 8 9 8 7 0 9-3 12-8 39-60 85-60 99-60h45c-26 93-66 186-100 258-5 11-5 13-5 18 0 16 12 21 21 21 25 0 30-21 39-51 12-35 12-37 21-76z">
            <text:p/>
          </draw:path>
        </draw:g>
        <draw:g xml:id="id172" draw:id="id172">
          <svg:title>TexMaths</svg:title>
          <svg:desc>24§display§(10)§svg§600§FALSE§</svg:desc>
          <draw:polygon draw:style-name="gr2" draw:text-style-name="P7" draw:layer="layout" svg:width="1.332cm" svg:height="0.759cm" svg:x="2.316cm" svg:y="9.745cm" svg:viewBox="0 0 1333 760" draw:points="666,760 0,760 0,0 1333,0 1333,760">
            <text:p/>
          </draw:polygon>
          <draw:path draw:style-name="gr3" draw:text-style-name="P8" draw:layer="layout" svg:width="0.197cm" svg:height="0.844cm" svg:x="2.356cm" svg:y="9.703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79cm" svg:height="0.564cm" svg:x="2.677cm" svg:y="9.77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3.057cm" svg:y="9.774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8" draw:layer="layout" svg:width="0.197cm" svg:height="0.844cm" svg:x="3.493cm" svg:y="9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2§display§= \int_{1}^{2}\frac{4x + 3}{x^2 + 4x + 3}\ dx§svg§600§FALSE§</svg:desc>
          <draw:polygon draw:style-name="gr2" draw:text-style-name="P7" draw:layer="layout" svg:width="7.136cm" svg:height="1.849cm" svg:x="6.518cm" svg:y="9.139cm" svg:viewBox="0 0 7137 1850" draw:points="3568,1850 0,1850 0,0 7137,0 7137,1850">
            <text:p/>
          </draw:polygon>
          <draw:path draw:style-name="gr3" draw:text-style-name="P8" draw:layer="layout" svg:width="0.515cm" svg:height="0.182cm" svg:x="6.523cm" svg:y="10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8cm" svg:y="9.269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8.102cm" svg:y="9.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7.784cm" svg:y="10.6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44cm" svg:height="0.523cm" svg:x="9.526cm" svg:y="9.27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9.913cm" svg:y="9.4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0.549cm" svg:y="9.3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1.311cm" svg:y="9.283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3.894cm" svg:height="0.032cm" svg:x="8.637cm" svg:y="10.112cm" svg:viewBox="0 0 3895 33" draw:points="1948,33 0,33 0,0 3895,0 3895,33">
            <text:p/>
          </draw:polygon>
          <draw:path draw:style-name="gr3" draw:text-style-name="P8" draw:layer="layout" svg:width="0.386cm" svg:height="0.351cm" svg:x="8.66cm" svg:y="10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9.114cm" svg:y="10.2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9.64cm" svg:y="10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44cm" svg:height="0.523cm" svg:x="10.394cm" svg:y="10.32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10.781cm" svg:y="10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415cm" svg:y="10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2.177cm" svg:y="10.33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2.913cm" svg:y="9.785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3.307cm" svg:y="9.9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73" draw:id="id173">
          <svg:title>TexMaths</svg:title>
          <svg:desc>24§display§\text {Let,}§svg§600§FALSE§</svg:desc>
          <draw:polygon draw:style-name="gr2" draw:text-style-name="P7" draw:layer="layout" svg:width="1.318cm" svg:height="0.655cm" svg:x="4.025cm" svg:y="9.837cm" svg:viewBox="0 0 1319 656" draw:points="659,656 0,656 0,0 1319,0 1319,656">
            <text:p/>
          </draw:polygon>
          <draw:path draw:style-name="gr3" draw:text-style-name="P8" draw:layer="layout" svg:width="0.464cm" svg:height="0.577cm" svg:x="4.01cm" svg:y="9.79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4cm" svg:y="9.99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1cm" svg:y="9.85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5cm" svg:y="10.28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4" draw:id="id174">
          <svg:title>TexMaths</svg:title>
          <svg:desc>24§display§\text {I} §svg§600§FALSE§</svg:desc>
          <draw:polygon draw:style-name="gr2" draw:text-style-name="P7" draw:layer="layout" svg:width="0.197cm" svg:height="0.493cm" svg:x="5.932cm" svg:y="9.838cm" svg:viewBox="0 0 198 494" draw:points="100,494 0,494 0,0 198,0 198,494">
            <text:p/>
          </draw:polygon>
          <draw:path draw:style-name="gr3" draw:text-style-name="P8" draw:layer="layout" svg:width="0.258cm" svg:height="0.577cm" svg:x="5.913cm" svg:y="9.7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2§display§= \int_{1}^{2} \frac{4x + 3}{(x + 3)(x + 1)}\ dx§svg§600§FALSE§</svg:desc>
          <draw:polygon draw:style-name="gr2" draw:text-style-name="P7" draw:layer="layout" svg:width="7.99cm" svg:height="1.868cm" svg:x="14.521cm" svg:y="9.139cm" svg:viewBox="0 0 7991 1869" draw:points="3997,1869 0,1869 0,0 7991,0 7991,1869">
            <text:p/>
          </draw:polygon>
          <draw:path draw:style-name="gr3" draw:text-style-name="P8" draw:layer="layout" svg:width="0.515cm" svg:height="0.182cm" svg:x="14.526cm" svg:y="10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341cm" svg:y="9.269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cm" svg:height="0.36cm" svg:x="16.105cm" svg:y="9.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5.786cm" svg:y="10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44cm" svg:height="0.524cm" svg:x="17.956cm" svg:y="9.274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86cm" svg:height="0.351cm" svg:x="18.343cm" svg:y="9.4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8.979cm" svg:y="9.3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9.741cm" svg:y="9.28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4.75cm" svg:height="0.032cm" svg:x="16.64cm" svg:y="10.112cm" svg:viewBox="0 0 4751 33" draw:points="2376,33 0,33 0,0 4751,0 4751,33">
            <text:p/>
          </draw:polygon>
          <draw:path draw:style-name="gr3" draw:text-style-name="P8" draw:layer="layout" svg:width="0.18cm" svg:height="0.773cm" svg:x="16.717cm" svg:y="10.2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6.964cm" svg:y="10.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7.597cm" svg:y="10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8.359cm" svg:y="10.33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8.759cm" svg:y="10.2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9.091cm" svg:y="10.2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9.338cm" svg:y="10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516cm" svg:x="19.973cm" svg:y="10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0.77cm" svg:y="10.3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133cm" svg:y="10.2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21.771cm" svg:y="9.785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22.164cm" svg:y="9.9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77" draw:id="id177">
          <svg:title>TexMaths</svg:title>
          <svg:desc>24§display§\text {Let,}§svg§600§FALSE§</svg:desc>
          <draw:polygon draw:style-name="gr2" draw:text-style-name="P7" draw:layer="layout" svg:width="1.318cm" svg:height="0.655cm" svg:x="4.042cm" svg:y="12.054cm" svg:viewBox="0 0 1319 656" draw:points="659,656 0,656 0,0 1319,0 1319,656">
            <text:p/>
          </draw:polygon>
          <draw:path draw:style-name="gr3" draw:text-style-name="P8" draw:layer="layout" svg:width="0.464cm" svg:height="0.577cm" svg:x="4.027cm" svg:y="12.012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51cm" svg:y="12.2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18cm" svg:y="12.0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302cm" svg:y="12.49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9" draw:id="id179">
          <svg:title>TexMaths</svg:title>
          <svg:desc>22§display§\frac{ A }{ x + 3 }\ + \ \frac{ B }{ x + 1 }§svg§600§FALSE§</svg:desc>
          <draw:polygon draw:style-name="gr2" draw:text-style-name="P7" draw:layer="layout" svg:width="5.118cm" svg:height="1.594cm" svg:x="12.279cm" svg:y="11.565cm" svg:viewBox="0 0 5119 1595" draw:points="2559,1595 0,1595 0,0 5119,0 5119,1595">
            <text:p/>
          </draw:polygon>
          <draw:path draw:style-name="gr3" draw:text-style-name="P8" draw:layer="layout" svg:width="0.531cm" svg:height="0.555cm" svg:x="12.863cm" svg:y="11.526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olygon draw:style-name="gr3" draw:text-style-name="P8" draw:layer="layout" svg:width="1.775cm" svg:height="0.032cm" svg:x="12.24cm" svg:y="12.394cm" svg:viewBox="0 0 1776 33" draw:points="887,33 0,33 0,0 1776,0 1776,33">
            <text:p/>
          </draw:polygon>
          <draw:path draw:style-name="gr3" draw:text-style-name="P8" draw:layer="layout" svg:width="0.386cm" svg:height="0.351cm" svg:x="12.263cm" svg:y="12.7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12.897cm" svg:y="12.6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3.659cm" svg:y="12.61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515cm" svg:height="0.517cm" svg:x="14.579cm" svg:y="12.1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553cm" svg:height="0.529cm" svg:x="16.267cm" svg:y="11.551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9-67 142-162 142zM174 505c-10 0-12 0-17 0-7 0-11-2-11-7 0-3 0-5 5-19l53-217h146c74 0 90 58 90 92 0 77-69 151-160 151z">
            <text:p/>
          </draw:path>
          <draw:polygon draw:style-name="gr3" draw:text-style-name="P8" draw:layer="layout" svg:width="1.775cm" svg:height="0.032cm" svg:x="15.66cm" svg:y="12.394cm" svg:viewBox="0 0 1776 33" draw:points="887,33 0,33 0,0 1776,0 1776,33">
            <text:p/>
          </draw:polygon>
          <draw:path draw:style-name="gr3" draw:text-style-name="P8" draw:layer="layout" svg:width="0.386cm" svg:height="0.351cm" svg:x="15.683cm" svg:y="12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6.317cm" svg:y="12.6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7.116cm" svg:y="12.619cm" svg:viewBox="0 0 257 518" svg:d="M160 19c0-17 0-19-19-19-48 49-116 49-141 49v25c16 0 62 0 102-21v403c0 28-2 37-72 37h-25v25c27-4 95-4 125-4 32 0 99 0 127 4v-25h-25c-70 0-72-9-72-37z">
            <text:p/>
          </draw:path>
        </draw:g>
        <draw:g xml:id="id180" draw:id="id180">
          <svg:title>TexMaths</svg:title>
          <svg:desc>22§display§.\ .\ .\ .\ \ (1)§svg§600§FALSE§</svg:desc>
          <draw:polygon draw:style-name="gr2" draw:text-style-name="P7" draw:layer="layout" svg:width="2.983cm" svg:height="0.696cm" svg:x="18.634cm" svg:y="11.76cm" svg:viewBox="0 0 2984 697" draw:points="1491,697 0,697 0,0 2984,0 2984,697">
            <text:p/>
          </draw:polygon>
          <draw:path draw:style-name="gr3" draw:text-style-name="P8" draw:layer="layout" svg:width="0.084cm" svg:height="0.083cm" svg:x="18.662cm" svg:y="12.219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9.134cm" svg:y="12.219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9.608cm" svg:y="12.219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0.079cm" svg:y="12.219cm" svg:viewBox="0 0 85 84" svg:d="M85 42c0-23-20-42-43-42s-42 19-42 42 19 42 42 42 43-19 43-42z">
            <text:p/>
          </draw:path>
          <draw:path draw:style-name="gr3" draw:text-style-name="P8" draw:layer="layout" svg:width="0.18cm" svg:height="0.773cm" svg:x="20.821cm" svg:y="11.72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21.113cm" svg:y="11.7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476cm" svg:y="11.72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81" draw:id="id181">
          <svg:title>TexMaths</svg:title>
          <svg:desc>22§display§\text {Multiplying throughout by  }(x + 1)(x + 3)}§svg§600§FALSE§</svg:desc>
          <draw:polygon draw:style-name="gr2" draw:text-style-name="P7" draw:layer="layout" svg:width="13.918cm" svg:height="0.696cm" svg:x="4.059cm" svg:y="14.168cm" svg:viewBox="0 0 13919 697" draw:points="6960,697 0,697 0,0 13919,0 13919,697">
            <text:p/>
          </draw:polygon>
          <draw:path draw:style-name="gr3" draw:text-style-name="P8" draw:layer="layout" svg:width="0.652cm" svg:height="0.528cm" svg:x="4.048cm" svg:y="14.18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8" draw:layer="layout" svg:width="0.39cm" svg:height="0.351cm" svg:x="4.754cm" svg:y="14.36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173cm" svg:height="0.537cm" svg:x="5.183cm" svg:y="14.17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244cm" svg:height="0.485cm" svg:x="5.387cm" svg:y="14.23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66cm" svg:height="0.518cm" svg:x="5.699cm" svg:y="14.1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5.91cm" svg:y="14.36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173cm" svg:height="0.537cm" svg:x="6.343cm" svg:y="14.17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79cm" svg:height="0.492cm" svg:x="6.547cm" svg:y="14.37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166cm" svg:height="0.518cm" svg:x="6.966cm" svg:y="14.1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7.181cm" svg:y="14.36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54cm" svg:height="0.511cm" svg:x="7.606cm" svg:y="14.35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42cm" svg:height="0.485cm" svg:x="8.244cm" svg:y="14.23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8.555cm" svg:y="14.17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261cm" svg:height="0.342cm" svg:x="8.981cm" svg:y="14.3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9.284cm" svg:y="14.36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51cm" svg:x="9.674cm" svg:y="14.36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354cm" svg:height="0.511cm" svg:x="10.1cm" svg:y="14.35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9cm" svg:height="0.537cm" svg:x="10.489cm" svg:y="14.17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10.917cm" svg:y="14.3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11.306cm" svg:y="14.36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2cm" svg:height="0.485cm" svg:x="11.725cm" svg:y="14.23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3cm" svg:height="0.546cm" svg:x="12.291cm" svg:y="14.17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79cm" svg:height="0.492cm" svg:x="12.693cm" svg:y="14.37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18cm" svg:height="0.773cm" svg:x="13.419cm" svg:y="14.1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3.666cm" svg:y="14.3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4.301cm" svg:y="14.25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5.1cm" svg:y="14.1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5.461cm" svg:y="14.1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8cm" svg:height="0.773cm" svg:x="15.794cm" svg:y="14.1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6.042cm" svg:y="14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16.675cm" svg:y="14.25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7.437cm" svg:y="14.19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7.837cm" svg:y="14.1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78" draw:id="id178">
          <svg:title>TexMaths</svg:title>
          <svg:desc>22§display§\frac{4x + 3}{(x + 3)(x + 1)} =§svg§600§FALSE§</svg:desc>
          <draw:polygon draw:style-name="gr2" draw:text-style-name="P7" draw:layer="layout" svg:width="5.539cm" svg:height="1.694cm" svg:x="5.981cm" svg:y="11.666cm" svg:viewBox="0 0 5540 1695" draw:points="2771,1695 0,1695 0,0 5540,0 5540,1695">
            <text:p/>
          </draw:polygon>
          <draw:path draw:style-name="gr3" draw:text-style-name="P8" draw:layer="layout" svg:width="0.344cm" svg:height="0.524cm" svg:x="7.259cm" svg:y="11.62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6cm" svg:height="0.351cm" svg:x="7.646cm" svg:y="11.8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7cm" svg:x="8.281cm" svg:y="11.6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9.044cm" svg:y="11.63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4.752cm" svg:height="0.032cm" svg:x="5.942cm" svg:y="12.465cm" svg:viewBox="0 0 4753 33" draw:points="2376,33 0,33 0,0 4753,0 4753,33">
            <text:p/>
          </draw:polygon>
          <draw:path draw:style-name="gr3" draw:text-style-name="P8" draw:layer="layout" svg:width="0.18cm" svg:height="0.774cm" svg:x="6.018cm" svg:y="12.623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86cm" svg:height="0.351cm" svg:x="6.266cm" svg:y="12.86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6.9cm" svg:y="12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7.662cm" svg:y="12.6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4cm" svg:x="8.061cm" svg:y="12.623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18cm" svg:height="0.774cm" svg:x="8.394cm" svg:y="12.623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86cm" svg:height="0.351cm" svg:x="8.64cm" svg:y="12.863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9.276cm" svg:y="12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073cm" svg:y="12.68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0.436cm" svg:y="12.623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515cm" svg:height="0.182cm" svg:x="11.043cm" svg:y="12.389cm" svg:viewBox="0 0 516 183" svg:d="M489 32c13 0 27 0 27-16s-14-16-25-16h-465c-12 0-26 0-26 16s14 16 26 16zM491 183c11 0 25 0 25-16s-14-16-27-16h-463c-12 0-26 0-26 16s14 16 26 16z">
            <text:p/>
          </draw:path>
        </draw:g>
        <draw:g xml:id="id169" draw:id="id169">
          <svg:title>TexMaths</svg:title>
          <svg:desc>26§display§\therefore§svg§600§FALSE§</svg:desc>
          <draw:polygon draw:style-name="gr2" draw:text-style-name="P7" draw:layer="layout" svg:width="0.49cm" svg:height="0.402cm" svg:x="4.308cm" svg:y="7.6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7.5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1+width/2;x" smil:keyTimes="0;1"/>
                  <anim:animate smil:dur="0.5s" smil:fill="hold" smil:targetElement="id18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4cm" svg:x="0.8cm" svg:y="0.626cm" presentation:class="title" presentation:user-transformed="true">
          <draw:text-box>
            <text:p text:style-name="P5"><text:span text:style-name="T8"><text:s text:c="5"/></text:span><text:span text:style-name="T8"><text:line-break/></text:span><text:span text:style-name="T9"> 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7"/></text:span><text:span text:style-name="T9"><text:line-break/></text:span><text:span text:style-name="T9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<text:tab/></text:span><text:span text:style-name="T11"><text:tab/></text:span></text:p>
          </draw:text-box>
        </draw:frame>
        <draw:g xml:id="id182" draw:id="id182">
          <svg:title>TexMaths</svg:title>
          <svg:desc>22§display§4x + 3 =  A(x + 1) + B(x + 3)§svg§600§FALSE§</svg:desc>
          <draw:polygon draw:style-name="gr2" draw:text-style-name="P7" draw:layer="layout" svg:width="9.938cm" svg:height="0.696cm" svg:x="2.668cm" svg:y="1.065cm" svg:viewBox="0 0 9939 697" draw:points="4968,697 0,697 0,0 9939,0 9939,697">
            <text:p/>
          </draw:polygon>
          <draw:path draw:style-name="gr3" draw:text-style-name="P8" draw:layer="layout" svg:width="0.344cm" svg:height="0.523cm" svg:x="2.65cm" svg:y="1.08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86cm" svg:height="0.351cm" svg:x="3.037cm" svg:y="1.2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3.673cm" svg:y="1.1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4.435cm" svg:y="1.09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182cm" svg:x="5.047cm" svg:y="1.3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5.848cm" svg:y="1.052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8-9-18-9-48 0-48-5-49-28l-48-484c-2-15-2-19-16-19-12 0-16 5-19 12zM204 352l153-255 25 255z">
            <text:p/>
          </draw:path>
          <draw:path draw:style-name="gr3" draw:text-style-name="P8" draw:layer="layout" svg:width="0.18cm" svg:height="0.773cm" svg:x="6.476cm" svg:y="1.0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6.723cm" svg:y="1.2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7.358cm" svg:y="1.1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8.157cm" svg:y="1.0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8.518cm" svg:y="1.0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989cm" svg:y="1.1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3cm" svg:height="0.528cm" svg:x="9.752cm" svg:y="1.077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8" draw:layer="layout" svg:width="0.18cm" svg:height="0.773cm" svg:x="10.422cm" svg:y="1.0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0.669cm" svg:y="1.2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1.302cm" svg:y="1.1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2.066cm" svg:y="1.09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2.464cm" svg:y="1.0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83" draw:id="id183">
          <svg:title>TexMaths</svg:title>
          <svg:desc>22§display§.\ .\ .\ .\ \ (2)§svg§600§FALSE§</svg:desc>
          <draw:polygon draw:style-name="gr4" draw:text-style-name="P7" draw:layer="layout" svg:width="2.983cm" svg:height="0.696cm" svg:x="16.236cm" svg:y="0.957cm" svg:viewBox="0 0 2984 697" draw:points="1491,697 0,697 0,0 2984,0 2984,697">
            <text:p/>
          </draw:polygon>
          <draw:path draw:style-name="gr5" draw:text-style-name="P8" draw:layer="layout" svg:width="0.084cm" svg:height="0.083cm" svg:x="16.264cm" svg:y="1.416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6.736cm" svg:y="1.416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7.21cm" svg:y="1.416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7.681cm" svg:y="1.416cm" svg:viewBox="0 0 85 84" svg:d="M85 42c0-23-20-42-43-42s-42 19-42 42 19 42 42 42 43-19 43-42z">
            <text:p/>
          </draw:path>
          <draw:path draw:style-name="gr5" draw:text-style-name="P8" draw:layer="layout" svg:width="0.18cm" svg:height="0.773cm" svg:x="18.423cm" svg:y="0.91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5" draw:text-style-name="P8" draw:layer="layout" svg:width="0.309cm" svg:height="0.516cm" svg:x="18.685cm" svg:y="0.983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  <draw:path draw:style-name="gr5" draw:text-style-name="P8" draw:layer="layout" svg:width="0.18cm" svg:height="0.773cm" svg:x="19.078cm" svg:y="0.91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85" draw:id="id185">
          <svg:title>TexMaths</svg:title>
          <svg:desc>22§display§-12 + 3  =  A( - 3 + 1 ) + B( 0 )§svg§600§FALSE§</svg:desc>
          <draw:polygon draw:style-name="gr2" draw:text-style-name="P7" draw:layer="layout" svg:width="9.642cm" svg:height="0.696cm" svg:x="2.65cm" svg:y="3.465cm" svg:viewBox="0 0 9643 697" draw:points="4823,697 0,697 0,0 9643,0 9643,697">
            <text:p/>
          </draw:polygon>
          <draw:path draw:style-name="gr3" draw:text-style-name="P8" draw:layer="layout" svg:width="0.472cm" svg:height="0.032cm" svg:x="2.675cm" svg:y="3.79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3.282cm" svg:y="3.49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3.637cm" svg:y="3.4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515cm" svg:height="0.516cm" svg:x="4.201cm" svg:y="3.5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4.963cm" svg:y="3.49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182cm" svg:x="5.575cm" svg:y="3.7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6.376cm" svg:y="3.452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8" draw:layer="layout" svg:width="0.18cm" svg:height="0.773cm" svg:x="7.004cm" svg:y="3.4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7.293cm" svg:y="3.79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7.863cm" svg:y="3.49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516cm" svg:x="8.432cm" svg:y="3.5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9.231cm" svg:y="3.4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9.593cm" svg:y="3.4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0.065cm" svg:y="3.5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3cm" svg:height="0.528cm" svg:x="10.827cm" svg:y="3.477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8" draw:layer="layout" svg:width="0.18cm" svg:height="0.773cm" svg:x="11.496cm" svg:y="3.4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11.751cm" svg:y="3.49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8cm" svg:height="0.773cm" svg:x="12.151cm" svg:y="3.4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84" draw:id="id184">
          <svg:title>TexMaths</svg:title>
          <svg:desc>22§display§\text {For } x = - 3 \text { from (2), we get,}§svg§600§FALSE§</svg:desc>
          <draw:polygon draw:style-name="gr2" draw:text-style-name="P7" draw:layer="layout" svg:width="9.644cm" svg:height="0.696cm" svg:x="2.662cm" svg:y="2.166cm" svg:viewBox="0 0 9645 697" draw:points="4823,697 0,697 0,0 9645,0 9645,697">
            <text:p/>
          </draw:polygon>
          <draw:path draw:style-name="gr3" draw:text-style-name="P8" draw:layer="layout" svg:width="0.446cm" svg:height="0.527cm" svg:x="2.648cm" svg:y="2.182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3.084cm" svg:y="2.3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3.472cm" svg:y="2.3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4.033cm" svg:y="2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711cm" svg:y="2.4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5.549cm" svg:y="2.49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6.117cm" svg:y="2.1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251cm" svg:height="0.546cm" svg:x="6.756cm" svg:y="2.162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6.988cm" svg:y="2.3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7.291cm" svg:y="2.36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7.68cm" svg:y="2.364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8.634cm" svg:y="2.1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896cm" svg:y="2.1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9.289cm" svg:y="2.1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9.613cm" svg:y="2.62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0.032cm" svg:y="2.373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8" draw:layer="layout" svg:width="0.3cm" svg:height="0.356cm" svg:x="10.577cm" svg:y="2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1.177cm" svg:y="2.3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1.565cm" svg:y="2.3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1.901cm" svg:y="2.2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2.254cm" svg:y="2.625cm" svg:viewBox="0 0 92 232" svg:d="M92 81c0-49-18-81-50-81-28 0-42 21-42 40 0 22 14 43 42 43 13 0 21-6 30-11l2-2c0 0 2 0 2 11 0 51-23 98-58 135-4 4-6 6-6 7 0 7 4 9 9 9 9 0 71-61 71-151z">
            <text:p/>
          </draw:path>
        </draw:g>
        <draw:g xml:id="id186" draw:id="id186">
          <svg:title>TexMaths</svg:title>
          <svg:desc>22§display§\Rightarrow \ \ -2A = - 9 \ \ \Rightarrow \ \ A = \frac{9}{2}§svg§600§FALSE§</svg:desc>
          <draw:polygon draw:style-name="gr2" draw:text-style-name="P7" draw:layer="layout" svg:width="9.336cm" svg:height="1.491cm" svg:x="13.152cm" svg:y="2.967cm" svg:viewBox="0 0 9337 1492" draw:points="4669,1492 0,1492 0,0 9337,0 9337,1492">
            <text:p/>
          </draw:polygon>
          <draw:path draw:style-name="gr3" draw:text-style-name="P8" draw:layer="layout" svg:width="0.687cm" svg:height="0.426cm" svg:x="13.156cm" svg:y="3.56cm" svg:viewBox="0 0 688 427" svg:d="M521 153c32 28 72 49 97 60-28 12-65 33-97 60h-493c-14 0-28 0-28 16 0 15 14 15 26 15h460c-37 36-78 104-78 115 0 8 9 8 14 8 7 0 13 0 14-7 18-29 39-70 90-116 53-47 106-67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472cm" svg:height="0.032cm" svg:x="14.681cm" svg:y="3.75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5.257cm" svg:y="3.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53cm" svg:height="0.555cm" svg:x="15.632cm" svg:y="3.412cm" svg:viewBox="0 0 531 556" svg:d="M111 466c-30 51-60 64-95 65-9 0-16 0-16 16 0 4 4 9 11 9 21 0 44-4 66-4 25 0 53 4 78 4 3 0 14 0 14-16 0-9-7-9-12-9-18-1-37-9-37-28 0-9 5-17 12-28l58-99h195c0 16 13 122 13 129 0 25-41 26-57 26-10 0-19 0-19 16 0 9 11 9 12 9 32 0 65-4 97-4 19 0 67 4 86 4 6 0 14 0 14-16 0-9-7-9-17-9-48 0-48-5-49-28l-48-484c-2-15-2-19-16-19-12 0-16 5-19 12zM204 352l153-255 25 255z">
            <text:p/>
          </draw:path>
          <draw:path draw:style-name="gr3" draw:text-style-name="P8" draw:layer="layout" svg:width="0.515cm" svg:height="0.182cm" svg:x="16.443cm" svg:y="3.6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7.279cm" svg:y="3.75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7.849cm" svg:y="3.45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687cm" svg:height="0.426cm" svg:x="18.975cm" svg:y="3.56cm" svg:viewBox="0 0 688 427" svg:d="M521 153c32 28 70 49 97 60-28 12-65 33-97 60h-493c-14 0-28 0-28 16 0 15 14 15 26 15h460c-37 36-78 104-78 115 0 8 9 8 14 8 7 0 13 0 14-7 18-29 39-70 90-116 53-47 106-67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53cm" svg:height="0.555cm" svg:x="20.464cm" svg:y="3.412cm" svg:viewBox="0 0 531 556" svg:d="M111 466c-30 51-60 64-95 65-9 0-16 0-16 16 0 4 4 9 11 9 21 0 44-4 66-4 25 0 53 4 78 4 3 0 14 0 14-16 0-9-7-9-12-9-18-1-37-9-37-28 0-9 5-17 12-28l58-99h195c2 16 13 122 13 129 0 25-41 26-57 26-10 0-19 0-19 16 0 9 11 9 12 9 32 0 65-4 97-4 19 0 67 4 86 4 6 0 14 0 14-16 0-9-7-9-17-9-48 0-48-5-49-28l-48-484c-2-15-2-19-16-19-12 0-14 5-19 12zM204 352l153-255 25 255z">
            <text:p/>
          </draw:path>
          <draw:path draw:style-name="gr3" draw:text-style-name="P8" draw:layer="layout" svg:width="0.515cm" svg:height="0.182cm" svg:x="21.275cm" svg:y="3.6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2.173cm" svg:y="2.928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22.139cm" svg:y="3.757cm" svg:viewBox="0 0 389 33" draw:points="194,33 0,33 0,0 389,0 389,33">
            <text:p/>
          </draw:polygon>
          <draw:path draw:style-name="gr3" draw:text-style-name="P8" draw:layer="layout" svg:width="0.309cm" svg:height="0.516cm" svg:x="22.178cm" svg:y="3.9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6 7-57 7-72 7z">
            <text:p/>
          </draw:path>
        </draw:g>
        <draw:g xml:id="id187" draw:id="id187">
          <svg:title>TexMaths</svg:title>
          <svg:desc>22§display§\text {For } x = - 1 \text { from (2), we get,}§svg§600§FALSE§</svg:desc>
          <draw:polygon draw:style-name="gr2" draw:text-style-name="P7" draw:layer="layout" svg:width="9.644cm" svg:height="0.696cm" svg:x="2.663cm" svg:y="4.768cm" svg:viewBox="0 0 9645 697" draw:points="4823,697 0,697 0,0 9645,0 9645,697">
            <text:p/>
          </draw:polygon>
          <draw:path draw:style-name="gr3" draw:text-style-name="P8" draw:layer="layout" svg:width="0.446cm" svg:height="0.527cm" svg:x="2.649cm" svg:y="4.7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3.085cm" svg:y="4.96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3.473cm" svg:y="4.9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4.034cm" svg:y="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712cm" svg:y="5.0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5.55cm" svg:y="5.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6.155cm" svg:y="4.7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251cm" svg:height="0.546cm" svg:x="6.757cm" svg:y="4.764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6.989cm" svg:y="4.9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7.292cm" svg:y="4.9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7.681cm" svg:y="4.9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8.635cm" svg:y="4.7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897cm" svg:y="4.7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9.29cm" svg:y="4.7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9.614cm" svg:y="5.22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0.033cm" svg:y="4.975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8" draw:layer="layout" svg:width="0.3cm" svg:height="0.356cm" svg:x="10.578cm" svg:y="4.9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1.178cm" svg:y="4.95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1.566cm" svg:y="4.9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1.902cm" svg:y="4.83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2.255cm" svg:y="5.227cm" svg:viewBox="0 0 92 232" svg:d="M92 81c0-49-18-81-50-81-28 0-42 21-42 40 0 22 14 43 42 43 13 0 21-6 30-11l2-2c0 0 2 0 2 11 0 51-23 98-58 135-4 4-6 6-6 7 0 7 4 9 9 9 9 0 71-61 71-151z">
            <text:p/>
          </draw:path>
        </draw:g>
        <draw:g xml:id="id188" draw:id="id188">
          <svg:title>TexMaths</svg:title>
          <svg:desc>22§display§- 4 + 3=  A(0) + B( -1 + 3 )§svg§600§FALSE§</svg:desc>
          <draw:polygon draw:style-name="gr2" draw:text-style-name="P7" draw:layer="layout" svg:width="9.257cm" svg:height="0.696cm" svg:x="2.754cm" svg:y="6.166cm" svg:viewBox="0 0 9258 697" draw:points="4629,697 0,697 0,0 9258,0 9258,697">
            <text:p/>
          </draw:polygon>
          <draw:path draw:style-name="gr3" draw:text-style-name="P8" draw:layer="layout" svg:width="0.472cm" svg:height="0.032cm" svg:x="2.779cm" svg:y="6.498cm" svg:viewBox="0 0 473 33" svg:d="M447 33c12 0 26 0 26-17 0-16-14-16-26-16h-421c-12 0-26 0-26 16 0 17 14 17 26 17z">
            <text:p/>
          </draw:path>
          <draw:path draw:style-name="gr3" draw:text-style-name="P8" draw:layer="layout" svg:width="0.344cm" svg:height="0.523cm" svg:x="3.338cm" svg:y="6.18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515cm" svg:height="0.516cm" svg:x="3.919cm" svg:y="6.2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4.681cm" svg:y="6.1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182cm" svg:x="5.294cm" svg:y="6.4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6.093cm" svg:y="6.153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8" draw:layer="layout" svg:width="0.18cm" svg:height="0.773cm" svg:x="6.723cm" svg:y="6.1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6.977cm" svg:y="6.192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8cm" svg:height="0.773cm" svg:x="7.378cm" svg:y="6.1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7.85cm" svg:y="6.2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3cm" svg:height="0.528cm" svg:x="8.612cm" svg:y="6.178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8" draw:layer="layout" svg:width="0.18cm" svg:height="0.773cm" svg:x="9.281cm" svg:y="6.1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9.569cm" svg:y="6.49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175cm" svg:y="6.1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0.708cm" svg:y="6.2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1.47cm" svg:y="6.1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1.87cm" svg:y="6.1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89" draw:id="id189">
          <svg:title>TexMaths</svg:title>
          <svg:desc>22§display§\Rightarrow \ \ 2B = - 1 \ \ \Rightarrow \  B = - \frac{1}{2}§svg§600§FALSE§</svg:desc>
          <draw:polygon draw:style-name="gr2" draw:text-style-name="P7" draw:layer="layout" svg:width="9.169cm" svg:height="1.491cm" svg:x="12.754cm" svg:y="5.668cm" svg:viewBox="0 0 9170 1492" draw:points="4586,1492 0,1492 0,0 9170,0 9170,1492">
            <text:p/>
          </draw:polygon>
          <draw:path draw:style-name="gr3" draw:text-style-name="P8" draw:layer="layout" svg:width="0.687cm" svg:height="0.426cm" svg:x="12.758cm" svg:y="6.261cm" svg:viewBox="0 0 688 427" svg:d="M521 153c32 28 72 49 97 60-28 12-65 33-97 60h-493c-14 0-28 0-28 16 0 15 14 15 26 15h460c-37 36-78 104-78 115 0 8 9 8 14 8 7 0 13 0 14-7 18-29 39-70 90-116 53-47 106-67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309cm" svg:height="0.516cm" svg:x="14.257cm" svg:y="6.15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553cm" svg:height="0.529cm" svg:x="14.637cm" svg:y="6.13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4 0 90 58 90 92 0 77-69 151-160 151z">
            <text:p/>
          </draw:path>
          <draw:path draw:style-name="gr3" draw:text-style-name="P8" draw:layer="layout" svg:width="0.515cm" svg:height="0.182cm" svg:x="15.489cm" svg:y="6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6.325cm" svg:y="6.45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6.932cm" svg:y="6.1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687cm" svg:height="0.426cm" svg:x="18.021cm" svg:y="6.261cm" svg:viewBox="0 0 688 427" svg:d="M521 153c32 28 70 49 97 60-28 12-65 33-97 60h-493c-14 0-28 0-28 16 0 15 14 15 26 15h460c-37 36-78 104-78 115 0 8 9 8 14 8 7 0 13 0 14-7 18-29 39-70 90-116 53-47 106-67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553cm" svg:height="0.529cm" svg:x="19.256cm" svg:y="6.13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4 0 90 58 90 92 0 77-69 151-160 151z">
            <text:p/>
          </draw:path>
          <draw:path draw:style-name="gr3" draw:text-style-name="P8" draw:layer="layout" svg:width="0.515cm" svg:height="0.182cm" svg:x="20.108cm" svg:y="6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20.944cm" svg:y="6.45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644cm" svg:y="5.62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1.574cm" svg:y="6.458cm" svg:viewBox="0 0 389 33" draw:points="194,33 0,33 0,0 389,0 389,33">
            <text:p/>
          </draw:polygon>
          <draw:path draw:style-name="gr3" draw:text-style-name="P8" draw:layer="layout" svg:width="0.309cm" svg:height="0.516cm" svg:x="21.613cm" svg:y="6.6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</draw:g>
        <draw:g xml:id="id191" draw:id="id191">
          <svg:title>TexMaths</svg:title>
          <svg:desc>22§display§\frac{4x + 3}{(x + 3)(x + 1)} =§svg§600§FALSE§</svg:desc>
          <draw:polygon draw:style-name="gr2" draw:text-style-name="P7" draw:layer="layout" svg:width="5.539cm" svg:height="1.694cm" svg:x="2.982cm" svg:y="9.864cm" svg:viewBox="0 0 5540 1695" draw:points="2771,1695 0,1695 0,0 5540,0 5540,1695">
            <text:p/>
          </draw:polygon>
          <draw:path draw:style-name="gr3" draw:text-style-name="P8" draw:layer="layout" svg:width="0.344cm" svg:height="0.524cm" svg:x="4.26cm" svg:y="9.82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6cm" svg:height="0.351cm" svg:x="4.647cm" svg:y="10.0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7cm" svg:x="5.282cm" svg:y="9.8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6.045cm" svg:y="9.83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4.752cm" svg:height="0.032cm" svg:x="2.943cm" svg:y="10.663cm" svg:viewBox="0 0 4753 33" draw:points="2376,33 0,33 0,0 4753,0 4753,33">
            <text:p/>
          </draw:polygon>
          <draw:path draw:style-name="gr3" draw:text-style-name="P8" draw:layer="layout" svg:width="0.18cm" svg:height="0.774cm" svg:x="3.019cm" svg:y="10.821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86cm" svg:height="0.351cm" svg:x="3.267cm" svg:y="11.06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3.901cm" svg:y="10.9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4.663cm" svg:y="10.88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4cm" svg:x="5.062cm" svg:y="10.8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18cm" svg:height="0.774cm" svg:x="5.395cm" svg:y="10.821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86cm" svg:height="0.351cm" svg:x="5.641cm" svg:y="11.061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6.277cm" svg:y="10.9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7.074cm" svg:y="10.88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7.437cm" svg:y="10.8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515cm" svg:height="0.182cm" svg:x="8.044cm" svg:y="10.587cm" svg:viewBox="0 0 516 183" svg:d="M489 32c13 0 27 0 27-16s-14-16-25-16h-465c-12 0-26 0-26 16s14 16 26 16zM491 183c11 0 25 0 25-16s-14-16-27-16h-463c-12 0-26 0-26 16s14 16 26 16z">
            <text:p/>
          </draw:path>
        </draw:g>
        <draw:g xml:id="id192" draw:id="id192">
          <svg:title>TexMaths</svg:title>
          <svg:desc>22§display§\frac{ \frac{9}{2} }{ x + 3 }\ + \ \frac{ - \frac{1}{2} }{ x + 1 }§svg§600§FALSE§</svg:desc>
          <draw:polygon draw:style-name="gr2" draw:text-style-name="P7" draw:layer="layout" svg:width="5.118cm" svg:height="1.75cm" svg:x="8.982cm" svg:y="9.664cm" svg:viewBox="0 0 5119 1751" draw:points="2559,1751 0,1751 0,0 5119,0 5119,1751">
            <text:p/>
          </draw:polygon>
          <draw:path draw:style-name="gr3" draw:text-style-name="P8" draw:layer="layout" svg:width="0.249cm" svg:height="0.37cm" svg:x="9.705cm" svg:y="9.625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8" draw:layer="layout" svg:width="0.309cm" svg:height="0.032cm" svg:x="9.675cm" svg:y="10.081cm" svg:viewBox="0 0 310 33" draw:points="155,33 0,33 0,0 310,0 310,33">
            <text:p/>
          </draw:polygon>
          <draw:path draw:style-name="gr3" draw:text-style-name="P8" draw:layer="layout" svg:width="0.24cm" svg:height="0.36cm" svg:x="9.71cm" svg:y="10.1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775cm" svg:height="0.032cm" svg:x="8.943cm" svg:y="10.647cm" svg:viewBox="0 0 1776 33" draw:points="887,33 0,33 0,0 1776,0 1776,33">
            <text:p/>
          </draw:polygon>
          <draw:path draw:style-name="gr3" draw:text-style-name="P8" draw:layer="layout" svg:width="0.386cm" svg:height="0.351cm" svg:x="8.966cm" svg:y="11.0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9.6cm" svg:y="10.9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362cm" svg:y="10.87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516cm" svg:x="11.282cm" svg:y="10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472cm" svg:height="0.032cm" svg:x="12.766cm" svg:y="10.081cm" svg:viewBox="0 0 473 33" svg:d="M447 33c12 0 26 0 26-17 0-16-14-16-26-16h-421c-12 0-26 0-26 16 0 17 14 17 26 17z">
            <text:p/>
          </draw:path>
          <draw:path draw:style-name="gr3" draw:text-style-name="P8" draw:layer="layout" svg:width="0.198cm" svg:height="0.36cm" svg:x="13.456cm" svg:y="9.62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309cm" svg:height="0.032cm" svg:x="13.396cm" svg:y="10.081cm" svg:viewBox="0 0 310 33" draw:points="155,33 0,33 0,0 310,0 310,33">
            <text:p/>
          </draw:polygon>
          <draw:path draw:style-name="gr3" draw:text-style-name="P8" draw:layer="layout" svg:width="0.24cm" svg:height="0.36cm" svg:x="13.43cm" svg:y="10.1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775cm" svg:height="0.032cm" svg:x="12.363cm" svg:y="10.647cm" svg:viewBox="0 0 1776 33" draw:points="887,33 0,33 0,0 1776,0 1776,33">
            <text:p/>
          </draw:polygon>
          <draw:path draw:style-name="gr3" draw:text-style-name="P8" draw:layer="layout" svg:width="0.386cm" svg:height="0.351cm" svg:x="12.386cm" svg:y="11.04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3.02cm" svg:y="10.9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3.819cm" svg:y="10.872cm" svg:viewBox="0 0 257 517" svg:d="M160 19c0-17 0-19-19-19-48 49-116 49-141 49v25c16 0 62 0 102-21v403c0 28-2 37-72 37h-25v24c27-3 95-3 125-3 32 0 99 0 127 3v-24h-25c-70 0-72-9-72-37z">
            <text:p/>
          </draw:path>
        </draw:g>
        <draw:g xml:id="id193" draw:id="id193">
          <svg:title>TexMaths</svg:title>
          <svg:desc>22§display§=  \frac{ 9 }{2( x + 3 ) } - \frac{ 1 }{ 2( x + 1 ) }§svg§600§FALSE§</svg:desc>
          <draw:polygon draw:style-name="gr2" draw:text-style-name="P7" draw:layer="layout" svg:width="7.486cm" svg:height="1.686cm" svg:x="15.044cm" svg:y="9.767cm" svg:viewBox="0 0 7487 1687" draw:points="3744,1687 0,1687 0,0 7487,0 7487,1687">
            <text:p/>
          </draw:polygon>
          <draw:path draw:style-name="gr3" draw:text-style-name="P8" draw:layer="layout" svg:width="0.515cm" svg:height="0.182cm" svg:x="15.049cm" svg:y="10.4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7.135cm" svg:y="9.728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2.762cm" svg:height="0.032cm" svg:x="15.913cm" svg:y="10.557cm" svg:viewBox="0 0 2763 33" draw:points="1382,33 0,33 0,0 2763,0 2763,33">
            <text:p/>
          </draw:polygon>
          <draw:path draw:style-name="gr3" draw:text-style-name="P8" draw:layer="layout" svg:width="0.309cm" svg:height="0.517cm" svg:x="15.952cm" svg:y="10.78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4cm" svg:x="16.378cm" svg:y="10.7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6.625cm" svg:y="10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7.258cm" svg:y="10.8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8.02cm" svg:y="10.78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18.42cm" svg:y="10.71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472cm" svg:height="0.032cm" svg:x="19.004cm" svg:y="10.55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21.063cm" svg:y="9.72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762cm" svg:height="0.032cm" svg:x="19.807cm" svg:y="10.557cm" svg:viewBox="0 0 2763 33" draw:points="1382,33 0,33 0,0 2763,0 2763,33">
            <text:p/>
          </draw:polygon>
          <draw:path draw:style-name="gr3" draw:text-style-name="P8" draw:layer="layout" svg:width="0.309cm" svg:height="0.517cm" svg:x="19.845cm" svg:y="10.78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4cm" svg:x="20.27cm" svg:y="10.7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20.516cm" svg:y="10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21.151cm" svg:y="10.8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1.95cm" svg:y="10.7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2.311cm" svg:y="10.71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194" draw:id="id194">
          <svg:title>TexMaths</svg:title>
          <svg:desc>26§display§\therefore§svg§600§FALSE§</svg:desc>
          <draw:polygon draw:style-name="gr2" draw:text-style-name="P7" draw:layer="layout" svg:width="0.49cm" svg:height="0.402cm" svg:x="1.708cm" svg:y="13.322cm" svg:viewBox="0 0 491 403" draw:points="246,403 0,403 0,0 491,0 491,403">
            <text:p/>
          </draw:polygon>
          <draw:path draw:style-name="gr3" draw:text-style-name="P8" draw:layer="layout" svg:width="0.555cm" svg:height="0.493cm" svg:x="1.689cm" svg:y="13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6" draw:id="id196">
          <svg:title>TexMaths</svg:title>
          <svg:desc>22§display§= \int_1^2 \left[ \frac{ 9 }{2( x + 3 ) } - \frac{1}{ 2( x + 1 ) }  \right]\ dx§svg§600§FALSE§</svg:desc>
          <draw:polygon draw:style-name="gr2" draw:text-style-name="P7" draw:layer="layout" svg:width="10.841cm" svg:height="1.878cm" svg:x="3.347cm" svg:y="12.567cm" svg:viewBox="0 0 10842 1879" draw:points="5421,1879 0,1879 0,0 10842,0 10842,1879">
            <text:p/>
          </draw:polygon>
          <draw:path draw:style-name="gr3" draw:text-style-name="P8" draw:layer="layout" svg:width="0.515cm" svg:height="0.182cm" svg:x="3.352cm" svg:y="13.4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4.167cm" svg:y="12.697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cm" svg:height="0.36cm" svg:x="4.931cm" svg:y="12.5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4.613cm" svg:y="14.095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5.566cm" svg:y="12.628cm" svg:viewBox="0 0 206 1858" draw:points="0,1858 206,1858 206,1815 42,1815 42,42 206,42 206,0 0,0">
            <text:p/>
          </draw:polygon>
          <draw:path draw:style-name="gr3" draw:text-style-name="P8" draw:layer="layout" svg:width="0.321cm" svg:height="0.533cm" svg:x="7.094cm" svg:y="12.711cm" svg:viewBox="0 0 322 534" svg:d="M253 269v25c0 183-81 218-126 218-13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2.762cm" svg:height="0.032cm" svg:x="5.875cm" svg:y="13.54cm" svg:viewBox="0 0 2763 33" draw:points="1382,33 0,33 0,0 2763,0 2763,33">
            <text:p/>
          </draw:polygon>
          <draw:path draw:style-name="gr3" draw:text-style-name="P8" draw:layer="layout" svg:width="0.309cm" svg:height="0.517cm" svg:x="5.913cm" svg:y="13.76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8" draw:layer="layout" svg:width="0.18cm" svg:height="0.774cm" svg:x="6.337cm" svg:y="13.6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6.584cm" svg:y="13.9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515cm" svg:height="0.517cm" svg:x="7.219cm" svg:y="13.8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7.981cm" svg:y="13.764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18cm" svg:height="0.774cm" svg:x="8.379cm" svg:y="13.69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472cm" svg:height="0.032cm" svg:x="8.965cm" svg:y="13.5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1.023cm" svg:y="12.7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762cm" svg:height="0.032cm" svg:x="9.766cm" svg:y="13.54cm" svg:viewBox="0 0 2763 33" draw:points="1382,33 0,33 0,0 2763,0 2763,33">
            <text:p/>
          </draw:polygon>
          <draw:path draw:style-name="gr3" draw:text-style-name="P8" draw:layer="layout" svg:width="0.309cm" svg:height="0.517cm" svg:x="9.805cm" svg:y="13.76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0.231cm" svg:y="13.6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0.477cm" svg:y="13.9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515cm" svg:height="0.517cm" svg:x="11.111cm" svg:y="13.8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1.91cm" svg:y="13.76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273cm" svg:y="13.69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8" draw:layer="layout" svg:width="0.205cm" svg:height="1.857cm" svg:x="12.632cm" svg:y="12.628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3.447cm" svg:y="13.213cm" svg:viewBox="0 0 370 548" svg:d="M370 9c0-2 0-9-11-9-10 0-84 7-99 9-5 0-10 3-10 14 0 10 7 10 19 10 37 0 39 6 39 13l-4 16-45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3.841cm" svg:y="13.40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97" draw:id="id197">
          <svg:title>TexMaths</svg:title>
          <svg:desc>22§display§= \frac{9}{2}\int_1^2 \frac{ 1 }{ x + 3 }\ dx - \frac{1}{2} \int_1^2 \frac{1}{ x + 1 } \ dx§svg§600§FALSE§</svg:desc>
          <draw:polygon draw:style-name="gr2" draw:text-style-name="P7" draw:layer="layout" svg:width="11.673cm" svg:height="1.849cm" svg:x="14.551cm" svg:y="12.572cm" svg:viewBox="0 0 11674 1850" draw:points="5836,1850 0,1850 0,0 11674,0 11674,1850">
            <text:p/>
          </draw:polygon>
          <draw:path draw:style-name="gr3" draw:text-style-name="P8" draw:layer="layout" svg:width="0.515cm" svg:height="0.182cm" svg:x="14.556cm" svg:y="13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5.454cm" svg:y="12.716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15.42cm" svg:y="13.545cm" svg:viewBox="0 0 389 33" draw:points="194,33 0,33 0,0 389,0 389,33">
            <text:p/>
          </draw:polygon>
          <draw:path draw:style-name="gr3" draw:text-style-name="P8" draw:layer="layout" svg:width="0.309cm" svg:height="0.516cm" svg:x="15.459cm" svg:y="13.7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687cm" svg:height="1.718cm" svg:x="16.073cm" svg:y="12.70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16.837cm" svg:y="12.5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6.519cm" svg:y="14.0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8.134cm" svg:y="12.7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17.371cm" svg:y="13.545cm" svg:viewBox="0 0 1776 33" draw:points="887,33 0,33 0,0 1776,0 1776,33">
            <text:p/>
          </draw:polygon>
          <draw:path draw:style-name="gr3" draw:text-style-name="P8" draw:layer="layout" svg:width="0.386cm" svg:height="0.351cm" svg:x="17.393cm" svg:y="13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8.029cm" svg:y="13.8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8.791cm" svg:y="13.76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9.527cm" svg:y="13.2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9.921cm" svg:y="13.4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20.576cm" svg:y="13.54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447cm" svg:y="12.7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1.378cm" svg:y="13.545cm" svg:viewBox="0 0 389 33" draw:points="194,33 0,33 0,0 389,0 389,33">
            <text:p/>
          </draw:polygon>
          <draw:path draw:style-name="gr3" draw:text-style-name="P8" draw:layer="layout" svg:width="0.309cm" svg:height="0.516cm" svg:x="21.417cm" svg:y="13.7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687cm" svg:height="1.718cm" svg:x="22.029cm" svg:y="12.70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22.793cm" svg:y="12.5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22.475cm" svg:y="14.0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24.09cm" svg:y="12.7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23.328cm" svg:y="13.545cm" svg:viewBox="0 0 1776 33" draw:points="887,33 0,33 0,0 1776,0 1776,33">
            <text:p/>
          </draw:polygon>
          <draw:path draw:style-name="gr3" draw:text-style-name="P8" draw:layer="layout" svg:width="0.386cm" svg:height="0.351cm" svg:x="23.349cm" svg:y="13.9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23.985cm" svg:y="13.8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4.784cm" svg:y="13.76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69cm" svg:height="0.546cm" svg:x="25.483cm" svg:y="13.21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386cm" svg:height="0.351cm" svg:x="25.877cm" svg:y="13.4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90" draw:id="id190">
          <svg:title>TexMaths</svg:title>
          <svg:desc>22§display§\text {Put } A = \frac{9}{2} \text { and } B = - \frac{1}{2} \text { in (1), we get}§svg§600§FALSE§</svg:desc>
          <draw:polygon draw:style-name="gr2" draw:text-style-name="P7" draw:layer="layout" svg:width="12.959cm" svg:height="1.491cm" svg:x="2.965cm" svg:y="7.469cm" svg:viewBox="0 0 12960 1492" draw:points="6479,1492 0,1492 0,0 12960,0 12960,1492">
            <text:p/>
          </draw:polygon>
          <draw:path draw:style-name="gr3" draw:text-style-name="P8" draw:layer="layout" svg:width="0.457cm" svg:height="0.529cm" svg:x="2.953cm" svg:y="7.9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3.478cm" svg:y="8.12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4cm" svg:height="0.485cm" svg:x="3.896cm" svg:y="7.99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31cm" svg:height="0.555cm" svg:x="4.468cm" svg:y="7.914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8" draw:layer="layout" svg:width="0.515cm" svg:height="0.182cm" svg:x="5.278cm" svg:y="8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178cm" svg:y="7.43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6.144cm" svg:y="8.259cm" svg:viewBox="0 0 389 33" draw:points="194,33 0,33 0,0 389,0 389,33">
            <text:p/>
          </draw:polygon>
          <draw:path draw:style-name="gr3" draw:text-style-name="P8" draw:layer="layout" svg:width="0.309cm" svg:height="0.516cm" svg:x="6.183cm" svg:y="8.4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349cm" svg:height="0.356cm" svg:x="6.915cm" svg:y="8.121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7.294cm" svg:y="8.127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7.725cm" svg:y="7.931cm" svg:viewBox="0 0 384 547" svg:d="M269 496v51l115-9v-24c-55 0-62-6-62-43v-471l-111 9v24c53 0 60 6 60 43v167c-23-27-56-48-99-48-91 0-172 76-172 176 0 99 76 176 165 176 50 0 85-26 104-51zM269 289v158c0 14 0 16-8 28-23 37-59 55-92 55-35 0-63-20-83-50-19-31-21-75-21-107 0-30 2-76 23-111 18-25 46-49 88-49 28 0 60 10 85 46 8 14 8 15 8 30z">
            <text:p/>
          </draw:path>
          <draw:path draw:style-name="gr3" draw:text-style-name="P8" draw:layer="layout" svg:width="0.553cm" svg:height="0.529cm" svg:x="8.418cm" svg:y="7.94cm" svg:viewBox="0 0 554 530" svg:d="M92 470c-8 30-9 35-71 35-14 0-21 0-21 16 0 9 7 9 21 9h276c124 0 215-92 215-168 0-56-46-100-119-109 79-16 161-72 161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8" draw:layer="layout" svg:width="0.515cm" svg:height="0.182cm" svg:x="9.268cm" svg:y="8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106cm" svg:y="8.25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805cm" svg:y="7.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0.736cm" svg:y="8.259cm" svg:viewBox="0 0 389 33" draw:points="194,33 0,33 0,0 389,0 389,33">
            <text:p/>
          </draw:polygon>
          <draw:path draw:style-name="gr3" draw:text-style-name="P8" draw:layer="layout" svg:width="0.309cm" svg:height="0.516cm" svg:x="10.775cm" svg:y="8.4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66cm" svg:height="0.518cm" svg:x="11.499cm" svg:y="7.95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1.713cm" svg:y="8.127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2.453cm" svg:y="7.88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2.745cm" svg:y="7.95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3.107cm" svg:y="7.88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091cm" svg:height="0.231cm" svg:x="13.429cm" svg:y="8.38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3.85cm" svg:y="8.134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4.394cm" svg:y="8.12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4.996cm" svg:y="8.11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cm" svg:height="0.356cm" svg:x="15.383cm" svg:y="8.12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5.719cm" svg:y="7.993cm" svg:viewBox="0 0 245 486" svg:d="M120 167h111v-25h-111v-142h-20c0 63-24 146-100 150v17h67v213c0 97 72 106 100 106 55 0 78-55 78-106v-44h-21v44c0 56-23 86-52 86-52 0-52-70-52-84z">
            <text:p/>
          </draw:path>
        </draw:g>
        <draw:g xml:id="id195" draw:id="id195">
          <svg:title>TexMaths</svg:title>
          <svg:desc>22§display§\text {I}§svg§600§FALSE§</svg:desc>
          <draw:polygon draw:style-name="gr2" draw:text-style-name="P7" draw:layer="layout" svg:width="0.181cm" svg:height="0.452cm" svg:x="2.771cm" svg:y="13.269cm" svg:viewBox="0 0 182 453" draw:points="92,453 0,453 0,0 182,0 182,453">
            <text:p/>
          </draw:polygon>
          <draw:path draw:style-name="gr3" draw:text-style-name="P8" draw:layer="layout" svg:width="0.237cm" svg:height="0.529cm" svg:x="2.753cm" svg:y="13.23cm" svg:viewBox="0 0 238 530" svg:d="M153 60c0-27 4-35 64-35h21v-25c-26 2-88 2-118 2-32 0-94 0-120-2v25h21c60 0 64 8 64 35v410c0 28-4 35-64 35h-21v25c26-2 88-2 118-2 32 0 94 0 120 2v-25h-21c-60 0-64-7-64-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1+width/2;x" smil:keyTimes="0;1"/>
                  <anim:animate smil:dur="0.5s" smil:fill="hold" smil:targetElement="id1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4cm" svg:x="0.8cm" svg:y="0.626cm" presentation:class="title" presentation:user-transformed="true">
          <draw:text-box>
            <text:p text:style-name="P5"><text:span text:style-name="T8"><text:s text:c="5"/></text:span><text:span text:style-name="T8"><text:line-break/></text:span><text:span text:style-name="T9"> 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7"/></text:span><text:span text:style-name="T9"><text:line-break/></text:span><text:span text:style-name="T9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<text:tab/></text:span><text:span text:style-name="T11"><text:tab/></text:span></text:p>
          </draw:text-box>
        </draw:frame>
        <draw:g xml:id="id201" draw:id="id201">
          <svg:title>TexMaths</svg:title>
          <svg:desc>26§display§\therefore§svg§600§FALSE§</svg:desc>
          <draw:polygon draw:style-name="gr2" draw:text-style-name="P7" draw:layer="layout" svg:width="0.49cm" svg:height="0.402cm" svg:x="4.508cm" svg:y="5.822cm" svg:viewBox="0 0 491 403" draw:points="246,403 0,403 0,0 491,0 491,403">
            <text:p/>
          </draw:polygon>
          <draw:path draw:style-name="gr3" draw:text-style-name="P8" draw:layer="layout" svg:width="0.555cm" svg:height="0.493cm" svg:x="4.489cm" svg:y="5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9" draw:id="id199">
          <svg:title>TexMaths</svg:title>
          <svg:desc>22§display§= \frac{9}{2} [\  \log ( x + 3 ) } \ ]_1^2 - \frac{1}{2} [\  \log ( x + 1 ) } \ ]_1^2§svg§600§FALSE§</svg:desc>
          <draw:polygon draw:style-name="gr2" draw:text-style-name="P7" draw:layer="layout" svg:width="12.086cm" svg:height="1.491cm" svg:x="6.352cm" svg:y="0.773cm" svg:viewBox="0 0 12087 1492" draw:points="6044,1492 0,1492 0,0 12087,0 12087,1492">
            <text:p/>
          </draw:polygon>
          <draw:path draw:style-name="gr3" draw:text-style-name="P8" draw:layer="layout" svg:width="0.515cm" svg:height="0.182cm" svg:x="6.357cm" svg:y="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255cm" svg:y="0.734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7.221cm" svg:y="1.563cm" svg:viewBox="0 0 389 33" draw:points="194,33 0,33 0,0 389,0 389,33">
            <text:p/>
          </draw:polygon>
          <draw:path draw:style-name="gr3" draw:text-style-name="P8" draw:layer="layout" svg:width="0.309cm" svg:height="0.516cm" svg:x="7.26cm" svg:y="1.78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7.793cm" svg:y="1.191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8.2cm" svg:y="1.23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411cm" svg:y="1.42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8.797cm" svg:y="1.42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9.249cm" svg:y="1.19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9.495cm" svg:y="1.4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0.131cm" svg:y="1.3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893cm" svg:y="1.256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18cm" svg:height="0.773cm" svg:x="11.29cm" svg:y="1.1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1.822cm" svg:y="1.191cm" svg:viewBox="0 0 107 774" draw:points="107,0 0,0 0,32 76,32 76,744 0,744 0,774 107,774">
            <text:p/>
          </draw:polygon>
          <draw:path draw:style-name="gr3" draw:text-style-name="P8" draw:layer="layout" svg:width="0.24cm" svg:height="0.36cm" svg:x="12.054cm" svg:y="1.0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2.079cm" svg:y="1.60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472cm" svg:height="0.032cm" svg:x="12.603cm" svg:y="1.56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3.473cm" svg:y="0.7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404cm" svg:y="1.563cm" svg:viewBox="0 0 389 33" draw:points="194,33 0,33 0,0 389,0 389,33">
            <text:p/>
          </draw:polygon>
          <draw:path draw:style-name="gr3" draw:text-style-name="P8" draw:layer="layout" svg:width="0.309cm" svg:height="0.516cm" svg:x="13.443cm" svg:y="1.78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3.976cm" svg:y="1.191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4.383cm" svg:y="1.23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4.594cm" svg:y="1.42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4.979cm" svg:y="1.42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15.432cm" svg:y="1.19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15.678cm" svg:y="1.4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6.313cm" svg:y="1.3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7.112cm" svg:y="1.2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473cm" svg:y="1.1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8.005cm" svg:y="1.191cm" svg:viewBox="0 0 107 774" draw:points="107,0 0,0 0,32 76,32 76,744 0,744 0,774 107,774">
            <text:p/>
          </draw:polygon>
          <draw:path draw:style-name="gr3" draw:text-style-name="P8" draw:layer="layout" svg:width="0.24cm" svg:height="0.36cm" svg:x="18.237cm" svg:y="1.0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8.262cm" svg:y="1.603cm" svg:viewBox="0 0 199 361" svg:d="M123 16c0-16-2-16-16-16-35 33-84 35-107 35v20c12 0 49 0 79-16v278c0 17 0 24-54 24h-21v20c10 0 77-2 96-2 18 0 87 2 99 2v-20h-21c-55 0-55-7-55-24z">
            <text:p/>
          </draw:path>
        </draw:g>
        <draw:g xml:id="id198" draw:id="id198">
          <svg:title>TexMaths</svg:title>
          <svg:desc>22§display§\text {I}§svg§600§FALSE§</svg:desc>
          <draw:polygon draw:style-name="gr2" draw:text-style-name="P7" draw:layer="layout" svg:width="0.181cm" svg:height="0.452cm" svg:x="5.671cm" svg:y="1.369cm" svg:viewBox="0 0 182 453" draw:points="92,453 0,453 0,0 182,0 182,453">
            <text:p/>
          </draw:polygon>
          <draw:path draw:style-name="gr3" draw:text-style-name="P8" draw:layer="layout" svg:width="0.237cm" svg:height="0.529cm" svg:x="5.653cm" svg:y="1.33cm" svg:viewBox="0 0 238 530" svg:d="M153 60c0-27 4-35 64-35h21v-25c-26 2-88 2-118 2-32 0-94 0-120-2v25h21c60 0 64 8 64 35v410c0 28-4 35-64 35h-21v25c26-2 88-2 118-2 32 0 94 0 120 2v-25h-21c-60 0-64-7-64-35z">
            <text:p/>
          </draw:path>
        </draw:g>
        <draw:g xml:id="id200" draw:id="id200">
          <svg:title>TexMaths</svg:title>
          <svg:desc>22§display§= \frac{9}{2} [\  \log 5 - \log 4 \ ] - \frac{1}{2} [\  \log 3 - \log 2 \ ]§svg§600§FALSE§</svg:desc>
          <draw:polygon draw:style-name="gr2" draw:text-style-name="P7" draw:layer="layout" svg:width="12.575cm" svg:height="1.491cm" svg:x="6.354cm" svg:y="2.876cm" svg:viewBox="0 0 12576 1492" draw:points="6287,1492 0,1492 0,0 12576,0 12576,1492">
            <text:p/>
          </draw:polygon>
          <draw:path draw:style-name="gr3" draw:text-style-name="P8" draw:layer="layout" svg:width="0.515cm" svg:height="0.182cm" svg:x="6.359cm" svg:y="3.5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257cm" svg:y="2.837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7.224cm" svg:y="3.666cm" svg:viewBox="0 0 389 33" draw:points="194,33 0,33 0,0 389,0 389,33">
            <text:p/>
          </draw:polygon>
          <draw:path draw:style-name="gr3" draw:text-style-name="P8" draw:layer="layout" svg:width="0.309cm" svg:height="0.516cm" svg:x="7.262cm" svg:y="3.8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7.796cm" svg:y="3.294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8.202cm" svg:y="3.33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413cm" svg:y="3.528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8.799cm" svg:y="3.52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09cm" svg:height="0.532cm" svg:x="9.343cm" svg:y="3.359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8" draw:layer="layout" svg:width="0.472cm" svg:height="0.032cm" svg:x="9.927cm" svg:y="3.666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0.661cm" svg:y="3.33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0.872cm" svg:y="3.528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11.26cm" svg:y="3.52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44cm" svg:height="0.523cm" svg:x="11.786cm" svg:y="3.351cm" svg:viewBox="0 0 345 524" svg:d="M208 398v66c0 29-2 37-60 37h-16v23c32-2 72-2 104-2 33 0 74 0 105 2v-23h-15c-58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12.425cm" svg:y="3.294cm" svg:viewBox="0 0 107 774" draw:points="107,0 0,0 0,32 76,32 76,744 0,744 0,774 107,774">
            <text:p/>
          </draw:polygon>
          <draw:path draw:style-name="gr3" draw:text-style-name="P8" draw:layer="layout" svg:width="0.472cm" svg:height="0.032cm" svg:x="12.86cm" svg:y="3.666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3.729cm" svg:y="2.8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66cm" svg:y="3.666cm" svg:viewBox="0 0 389 33" draw:points="194,33 0,33 0,0 389,0 389,33">
            <text:p/>
          </draw:polygon>
          <draw:path draw:style-name="gr3" draw:text-style-name="P8" draw:layer="layout" svg:width="0.309cm" svg:height="0.516cm" svg:x="13.699cm" svg:y="3.8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4.231cm" svg:y="3.294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4.637cm" svg:y="3.33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4.848cm" svg:y="3.52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5.236cm" svg:y="3.52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21cm" svg:height="0.532cm" svg:x="15.773cm" svg:y="3.3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16.362cm" svg:y="3.666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7.098cm" svg:y="3.33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7.309cm" svg:y="3.528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17.695cm" svg:y="3.52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09cm" svg:height="0.516cm" svg:x="18.239cm" svg:y="3.3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8.862cm" svg:y="3.294cm" svg:viewBox="0 0 107 774" draw:points="107,0 0,0 0,32 76,32 76,744 0,744 0,774 107,774">
            <text:p/>
          </draw:polygon>
        </draw:g>
        <draw:g xml:id="id202" draw:id="id202">
          <svg:title>TexMaths</svg:title>
          <svg:desc>22§display§\text {I}§svg§600§FALSE§</svg:desc>
          <draw:polygon draw:style-name="gr2" draw:text-style-name="P7" draw:layer="layout" svg:width="0.181cm" svg:height="0.452cm" svg:x="5.671cm" svg:y="5.769cm" svg:viewBox="0 0 182 453" draw:points="92,453 0,453 0,0 182,0 182,453">
            <text:p/>
          </draw:polygon>
          <draw:path draw:style-name="gr3" draw:text-style-name="P8" draw:layer="layout" svg:width="0.237cm" svg:height="0.529cm" svg:x="5.653cm" svg:y="5.73cm" svg:viewBox="0 0 238 530" svg:d="M153 60c0-27 4-35 64-35h21v-25c-26 2-88 2-118 2-32 0-94 0-120-2v25h21c60 0 64 8 64 35v410c0 28-4 35-64 35h-21v25c26-2 88-2 118-2 32 0 94 0 120 2v-25h-21c-60 0-64-7-64-35z">
            <text:p/>
          </draw:path>
        </draw:g>
        <draw:g xml:id="id203" draw:id="id203">
          <svg:title>TexMaths</svg:title>
          <svg:desc>22§display§= \frac{9}{2} \log \left( \frac{5}{4} \right) - \frac{1}{2} \log \left( \frac{3}{2} \right)§svg§600§FALSE§</svg:desc>
          <draw:polygon draw:style-name="gr2" draw:text-style-name="P7" draw:layer="layout" svg:width="8.601cm" svg:height="1.779cm" svg:x="6.356cm" svg:y="5.078cm" svg:viewBox="0 0 8602 1780" draw:points="4301,1780 0,1780 0,0 8602,0 8602,1780">
            <text:p/>
          </draw:polygon>
          <draw:path draw:style-name="gr3" draw:text-style-name="P8" draw:layer="layout" svg:width="0.515cm" svg:height="0.182cm" svg:x="6.361cm" svg:y="5.8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259cm" svg:y="5.122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7.225cm" svg:y="5.951cm" svg:viewBox="0 0 389 33" draw:points="194,33 0,33 0,0 389,0 389,33">
            <text:p/>
          </draw:polygon>
          <draw:path draw:style-name="gr3" draw:text-style-name="P8" draw:layer="layout" svg:width="0.309cm" svg:height="0.516cm" svg:x="7.264cm" svg:y="6.1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173cm" svg:height="0.538cm" svg:x="7.861cm" svg:y="5.6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07cm" svg:y="5.8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8.457cm" svg:y="5.8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9.122cm" svg:y="5.039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309cm" svg:height="0.532cm" svg:x="9.663cm" svg:y="5.122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8" draw:layer="layout" svg:width="0.388cm" svg:height="0.032cm" svg:x="9.624cm" svg:y="5.951cm" svg:viewBox="0 0 389 33" draw:points="194,33 0,33 0,0 389,0 389,33">
            <text:p/>
          </draw:polygon>
          <draw:path draw:style-name="gr3" draw:text-style-name="P8" draw:layer="layout" svg:width="0.344cm" svg:height="0.524cm" svg:x="9.645cm" svg:y="6.16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81cm" svg:height="1.856cm" svg:x="10.131cm" svg:y="5.039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8" draw:layer="layout" svg:width="0.472cm" svg:height="0.032cm" svg:x="10.909cm" svg:y="5.95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778cm" svg:y="5.1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709cm" svg:y="5.951cm" svg:viewBox="0 0 389 33" draw:points="194,33 0,33 0,0 389,0 389,33">
            <text:p/>
          </draw:polygon>
          <draw:path draw:style-name="gr3" draw:text-style-name="P8" draw:layer="layout" svg:width="0.309cm" svg:height="0.516cm" svg:x="11.748cm" svg:y="6.1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173cm" svg:height="0.538cm" svg:x="12.343cm" svg:y="5.62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554cm" svg:y="5.81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12.941cm" svg:y="5.8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3.606cm" svg:y="5.039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8" draw:layer="layout" svg:width="0.321cm" svg:height="0.532cm" svg:x="14.14cm" svg:y="5.12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388cm" svg:height="0.032cm" svg:x="14.108cm" svg:y="5.951cm" svg:viewBox="0 0 389 33" draw:points="194,33 0,33 0,0 389,0 389,33">
            <text:p/>
          </draw:polygon>
          <draw:path draw:style-name="gr3" draw:text-style-name="P8" draw:layer="layout" svg:width="0.309cm" svg:height="0.516cm" svg:x="14.147cm" svg:y="6.1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381cm" svg:height="1.856cm" svg:x="14.613cm" svg:y="5.039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204" draw:id="id204">
          <svg:title>TexMaths</svg:title>
          <svg:desc>24§display§(11)§svg§600§FALSE§</svg:desc>
          <draw:polygon draw:style-name="gr2" draw:text-style-name="P7" draw:layer="layout" svg:width="1.332cm" svg:height="0.76cm" svg:x="2.315cm" svg:y="8.044cm" svg:viewBox="0 0 1333 761" draw:points="666,761 0,761 0,0 1333,0 1333,761">
            <text:p/>
          </draw:polygon>
          <draw:path draw:style-name="gr3" draw:text-style-name="P8" draw:layer="layout" svg:width="0.197cm" svg:height="0.844cm" svg:x="2.355cm" svg:y="8.002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79cm" svg:height="0.564cm" svg:x="2.676cm" svg:y="8.0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3.099cm" svg:y="8.0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3.492cm" svg:y="8.0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7" draw:id="id207">
          <svg:title>TexMaths</svg:title>
          <svg:desc>22§display§= \int_{2}^{3} \frac{x}{x^2 + 5x + 6}\ dx§svg§600§FALSE§</svg:desc>
          <draw:polygon draw:style-name="gr2" draw:text-style-name="P7" draw:layer="layout" svg:width="7.136cm" svg:height="1.849cm" svg:x="6.518cm" svg:y="7.338cm" svg:viewBox="0 0 7137 1850" draw:points="3568,1850 0,1850 0,0 7137,0 7137,1850">
            <text:p/>
          </draw:polygon>
          <draw:path draw:style-name="gr3" draw:text-style-name="P8" draw:layer="layout" svg:width="0.515cm" svg:height="0.182cm" svg:x="6.523cm" svg:y="8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8cm" svg:y="7.4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8.099cm" svg:y="7.29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7.759cm" svg:y="8.8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0.387cm" svg:y="7.6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3.894cm" svg:height="0.032cm" svg:x="8.637cm" svg:y="8.311cm" svg:viewBox="0 0 3895 33" draw:points="1948,33 0,33 0,0 3895,0 3895,33">
            <text:p/>
          </draw:polygon>
          <draw:path draw:style-name="gr3" draw:text-style-name="P8" draw:layer="layout" svg:width="0.386cm" svg:height="0.351cm" svg:x="8.66cm" svg:y="8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9.114cm" svg:y="8.46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9.64cm" svg:y="8.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32cm" svg:x="10.41cm" svg:y="8.534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8" draw:layer="layout" svg:width="0.386cm" svg:height="0.351cm" svg:x="10.781cm" svg:y="8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415cm" svg:y="8.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2.177cm" svg:y="8.534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8" draw:layer="layout" svg:width="0.369cm" svg:height="0.546cm" svg:x="12.913cm" svg:y="7.984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3.307cm" svg:y="8.1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05" draw:id="id205">
          <svg:title>TexMaths</svg:title>
          <svg:desc>24§display§\text {Let,}§svg§600§FALSE§</svg:desc>
          <draw:polygon draw:style-name="gr2" draw:text-style-name="P7" draw:layer="layout" svg:width="1.318cm" svg:height="0.655cm" svg:x="4.025cm" svg:y="8.137cm" svg:viewBox="0 0 1319 656" draw:points="659,656 0,656 0,0 1319,0 1319,656">
            <text:p/>
          </draw:polygon>
          <draw:path draw:style-name="gr3" draw:text-style-name="P8" draw:layer="layout" svg:width="0.464cm" svg:height="0.577cm" svg:x="4.01cm" svg:y="8.09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4cm" svg:y="8.29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1cm" svg:y="8.15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5cm" svg:y="8.58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6" draw:id="id206">
          <svg:title>TexMaths</svg:title>
          <svg:desc>24§display§\text {I} §svg§600§FALSE§</svg:desc>
          <draw:polygon draw:style-name="gr2" draw:text-style-name="P7" draw:layer="layout" svg:width="0.197cm" svg:height="0.493cm" svg:x="5.932cm" svg:y="8.138cm" svg:viewBox="0 0 198 494" draw:points="100,494 0,494 0,0 198,0 198,494">
            <text:p/>
          </draw:polygon>
          <draw:path draw:style-name="gr3" draw:text-style-name="P8" draw:layer="layout" svg:width="0.258cm" svg:height="0.577cm" svg:x="5.913cm" svg:y="8.0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8" draw:id="id208">
          <svg:title>TexMaths</svg:title>
          <svg:desc>22§display§= \int_{2}^{3} \frac{x}{(x + 2)(x + 3)}\ dx§svg§600§FALSE§</svg:desc>
          <draw:polygon draw:style-name="gr2" draw:text-style-name="P7" draw:layer="layout" svg:width="7.99cm" svg:height="1.868cm" svg:x="14.121cm" svg:y="7.338cm" svg:viewBox="0 0 7991 1869" draw:points="3997,1869 0,1869 0,0 7991,0 7991,1869">
            <text:p/>
          </draw:polygon>
          <draw:path draw:style-name="gr3" draw:text-style-name="P8" draw:layer="layout" svg:width="0.515cm" svg:height="0.182cm" svg:x="14.126cm" svg:y="8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4.941cm" svg:y="7.468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9cm" svg:height="0.37cm" svg:x="15.701cm" svg:y="7.299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15.362cm" svg:y="8.8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8.417cm" svg:y="7.6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4.75cm" svg:height="0.032cm" svg:x="16.24cm" svg:y="8.311cm" svg:viewBox="0 0 4751 33" draw:points="2376,33 0,33 0,0 4751,0 4751,33">
            <text:p/>
          </draw:polygon>
          <draw:path draw:style-name="gr3" draw:text-style-name="P8" draw:layer="layout" svg:width="0.18cm" svg:height="0.773cm" svg:x="16.317cm" svg:y="8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6.564cm" svg:y="8.7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7.197cm" svg:y="8.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7.966cm" svg:y="8.5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18cm" svg:height="0.773cm" svg:x="18.359cm" svg:y="8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8.691cm" svg:y="8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8.938cm" svg:y="8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516cm" svg:x="19.573cm" svg:y="8.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20.335cm" svg:y="8.53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20.733cm" svg:y="8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21.371cm" svg:y="7.984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21.764cm" svg:y="8.1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212" draw:id="id212">
          <svg:title>TexMaths</svg:title>
          <svg:desc>22§display§= \int_{2}^{3} \frac{3(x +2) - 2(x + 3)}{(x + 2)(x + 3)}\ dx§svg§600§FALSE§</svg:desc>
          <draw:polygon draw:style-name="gr2" draw:text-style-name="P7" draw:layer="layout" svg:width="9.709cm" svg:height="1.868cm" svg:x="6.519cm" svg:y="10.041cm" svg:viewBox="0 0 9710 1869" draw:points="4856,1869 0,1869 0,0 9710,0 9710,1869">
            <text:p/>
          </draw:polygon>
          <draw:path draw:style-name="gr3" draw:text-style-name="P8" draw:layer="layout" svg:width="0.515cm" svg:height="0.182cm" svg:x="6.524cm" svg:y="10.9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10.171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49cm" svg:height="0.37cm" svg:x="8.099cm" svg:y="10.002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7.76cm" svg:y="11.5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21cm" svg:height="0.532cm" svg:x="8.671cm" svg:y="10.18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9.101cm" svg:y="10.1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9.347cm" svg:y="10.3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9.983cm" svg:y="10.2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0.752cm" svg:y="10.1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8" draw:layer="layout" svg:width="0.18cm" svg:height="0.773cm" svg:x="11.142cm" svg:y="10.1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1.635cm" svg:y="10.491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383cm" svg:y="10.1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2.807cm" svg:y="10.1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3.054cm" svg:y="10.3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3.689cm" svg:y="10.2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4.451cm" svg:y="10.18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4.849cm" svg:y="10.1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6.468cm" svg:height="0.032cm" svg:x="8.638cm" svg:y="11.014cm" svg:viewBox="0 0 6469 33" draw:points="3235,33 0,33 0,0 6469,0 6469,33">
            <text:p/>
          </draw:polygon>
          <draw:path draw:style-name="gr3" draw:text-style-name="P8" draw:layer="layout" svg:width="0.18cm" svg:height="0.773cm" svg:x="9.574cm" svg:y="11.1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9.821cm" svg:y="11.4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0.454cm" svg:y="11.3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1.223cm" svg:y="11.2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1.616cm" svg:y="11.1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1.948cm" svg:y="11.1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2.195cm" svg:y="11.4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2.83cm" svg:y="11.3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3.592cm" svg:y="11.23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3.99cm" svg:y="11.1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5.488cm" svg:y="10.687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5.882cm" svg:y="10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209" draw:id="id209">
          <svg:title>TexMaths</svg:title>
          <svg:desc>24§display§[\ 3(x +2) - 2(x + 3) §svg§600§FALSE§</svg:desc>
          <draw:polygon draw:style-name="gr2" draw:text-style-name="P7" draw:layer="layout" svg:width="7.404cm" svg:height="0.759cm" svg:x="19.612cm" svg:y="10.141cm" svg:viewBox="0 0 7405 760" draw:points="3701,760 0,760 0,0 7405,0 7405,760">
            <text:p/>
          </draw:polygon>
          <draw:polygon draw:style-name="gr3" draw:text-style-name="P8" draw:layer="layout" svg:width="0.116cm" svg:height="0.844cm" svg:x="19.67cm" svg:y="10.099cm" svg:viewBox="0 0 117 845" draw:points="117,845 117,812 35,812 35,35 117,35 117,0 0,0 0,845">
            <text:p/>
          </draw:polygon>
          <draw:path draw:style-name="gr3" draw:text-style-name="P8" draw:layer="layout" svg:width="0.35cm" svg:height="0.581cm" svg:x="20.121cm" svg:y="10.17cm" svg:viewBox="0 0 351 582" svg:d="M211 265c69-21 117-81 117-148 0-69-73-117-155-117-85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197cm" svg:height="0.844cm" svg:x="20.591cm" svg:y="10.09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21cm" svg:height="0.383cm" svg:x="20.86cm" svg:y="10.3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8" draw:layer="layout" svg:width="0.562cm" svg:height="0.564cm" svg:x="21.551cm" svg:y="10.23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337cm" svg:height="0.564cm" svg:x="22.39cm" svg:y="10.1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8" draw:layer="layout" svg:width="0.197cm" svg:height="0.844cm" svg:x="22.818cm" svg:y="10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15cm" svg:height="0.035cm" svg:x="23.356cm" svg:y="10.50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24.17cm" svg:y="10.1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8" draw:layer="layout" svg:width="0.197cm" svg:height="0.844cm" svg:x="24.634cm" svg:y="10.09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21cm" svg:height="0.383cm" svg:x="24.903cm" svg:y="10.35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8" draw:layer="layout" svg:width="0.562cm" svg:height="0.564cm" svg:x="25.594cm" svg:y="10.23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35cm" svg:height="0.581cm" svg:x="26.425cm" svg:y="10.17cm" svg:viewBox="0 0 351 582" svg:d="M211 265c69-21 117-81 117-148 0-69-73-117-155-117-85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197cm" svg:height="0.844cm" svg:x="26.861cm" svg:y="10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0" draw:id="id210">
          <svg:title>TexMaths</svg:title>
          <svg:desc>24§display§= 3x + 6 - 2x - 6§svg§600§FALSE§</svg:desc>
          <draw:polygon draw:style-name="gr2" draw:text-style-name="P7" draw:layer="layout" svg:width="6.514cm" svg:height="0.548cm" svg:x="20.212cm" svg:y="11.341cm" svg:viewBox="0 0 6515 549" draw:points="3258,549 0,549 0,0 6515,0 6515,549">
            <text:p/>
          </draw:polygon>
          <draw:path draw:style-name="gr3" draw:text-style-name="P8" draw:layer="layout" svg:width="0.562cm" svg:height="0.199cm" svg:x="20.218cm" svg:y="11.55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21.095cm" svg:y="11.299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21.506cm" svg:y="11.4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62cm" svg:height="0.564cm" svg:x="22.199cm" svg:y="11.36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cm" svg:height="0.581cm" svg:x="23.031cm" svg:y="11.299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515cm" svg:height="0.036cm" svg:x="23.674cm" svg:y="11.633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64cm" svg:x="24.49cm" svg:y="11.2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24.893cm" svg:y="11.4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515cm" svg:height="0.036cm" svg:x="25.609cm" svg:y="11.633cm" svg:viewBox="0 0 516 37" svg:d="M488 37c13 0 28 0 28-20 0-17-15-17-28-17h-459c-14 0-29 0-29 17 0 20 15 20 29 20z">
            <text:p/>
          </draw:path>
          <draw:path draw:style-name="gr3" draw:text-style-name="P8" draw:layer="layout" svg:width="0.35cm" svg:height="0.581cm" svg:x="26.418cm" svg:y="11.299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5 56-84 56z">
            <text:p/>
          </draw:path>
        </draw:g>
        <draw:g xml:id="id211" draw:id="id211">
          <svg:title>TexMaths</svg:title>
          <svg:desc>24§display§= x \ ]§svg§600§FALSE§</svg:desc>
          <draw:polygon draw:style-name="gr2" draw:text-style-name="P7" draw:layer="layout" svg:width="1.704cm" svg:height="0.759cm" svg:x="20.214cm" svg:y="12.442cm" svg:viewBox="0 0 1705 760" draw:points="852,760 0,760 0,0 1705,0 1705,760">
            <text:p/>
          </draw:polygon>
          <draw:path draw:style-name="gr3" draw:text-style-name="P8" draw:layer="layout" svg:width="0.561cm" svg:height="0.199cm" svg:x="20.22cm" svg:y="12.72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421cm" svg:height="0.383cm" svg:x="21.086cm" svg:y="12.65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0.116cm" svg:height="0.844cm" svg:x="21.844cm" svg:y="12.4cm" svg:viewBox="0 0 117 845" draw:points="117,0 0,0 0,35 83,35 83,812 0,812 0,845 117,845">
            <text:p/>
          </draw:polygon>
        </draw:g>
        <draw:g xml:id="id213" draw:id="id213">
          <svg:title>TexMaths</svg:title>
          <svg:desc>22§display§= \int_{2}^{3} \left[ \frac{3}{x + 3} - \frac{2}{x + 2} \right]\ dx§svg§600§FALSE§</svg:desc>
          <draw:polygon draw:style-name="gr2" draw:text-style-name="P7" draw:layer="layout" svg:width="8.863cm" svg:height="1.878cm" svg:x="6.52cm" svg:y="12.642cm" svg:viewBox="0 0 8864 1879" draw:points="4433,1879 0,1879 0,0 8864,0 8864,1879">
            <text:p/>
          </draw:polygon>
          <draw:path draw:style-name="gr3" draw:text-style-name="P8" draw:layer="layout" svg:width="0.515cm" svg:height="0.182cm" svg:x="6.525cm" svg:y="13.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12.772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8.1cm" svg:y="12.603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24cm" svg:height="0.36cm" svg:x="7.761cm" svg:y="14.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205cm" svg:height="1.857cm" svg:x="8.739cm" svg:y="12.703cm" svg:viewBox="0 0 206 1858" draw:points="0,1858 206,1858 206,1815 42,1815 42,42 206,42 206,0 0,0">
            <text:p/>
          </draw:polygon>
          <draw:path draw:style-name="gr3" draw:text-style-name="P8" draw:layer="layout" svg:width="0.321cm" svg:height="0.533cm" svg:x="9.772cm" svg:y="12.786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8" draw:layer="layout" svg:width="1.775cm" svg:height="0.032cm" svg:x="9.047cm" svg:y="13.615cm" svg:viewBox="0 0 1776 33" draw:points="887,33 0,33 0,0 1776,0 1776,33">
            <text:p/>
          </draw:polygon>
          <draw:path draw:style-name="gr3" draw:text-style-name="P8" draw:layer="layout" svg:width="0.386cm" svg:height="0.351cm" svg:x="9.07cm" svg:y="14.0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515cm" svg:height="0.517cm" svg:x="9.704cm" svg:y="13.9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10.466cm" svg:y="13.839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472cm" svg:height="0.032cm" svg:x="11.148cm" svg:y="13.615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2.683cm" svg:y="12.78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1.775cm" svg:height="0.032cm" svg:x="11.951cm" svg:y="13.615cm" svg:viewBox="0 0 1776 33" draw:points="887,33 0,33 0,0 1776,0 1776,33">
            <text:p/>
          </draw:polygon>
          <draw:path draw:style-name="gr3" draw:text-style-name="P8" draw:layer="layout" svg:width="0.386cm" svg:height="0.351cm" svg:x="11.974cm" svg:y="14.0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515cm" svg:height="0.517cm" svg:x="12.607cm" svg:y="13.9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3.376cm" svg:y="13.8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0.205cm" svg:height="1.857cm" svg:x="13.829cm" svg:y="12.703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4.643cm" svg:y="13.28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5.036cm" svg:y="13.4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1+width/2;x" smil:keyTimes="0;1"/>
                  <anim:animate smil:dur="0.5s" smil:fill="hold" smil:targetElement="id20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1+width/2;x" smil:keyTimes="0;1"/>
                  <anim:animate smil:dur="0.5s" smil:fill="hold" smil:targetElement="id2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1+width/2;x" smil:keyTimes="0;1"/>
                  <anim:animate smil:dur="0.5s" smil:fill="hold" smil:targetElement="id2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6.4cm" svg:height="14.574cm" svg:x="0.8cm" svg:y="0.626cm" presentation:class="title" presentation:user-transformed="true">
          <draw:text-box>
            <text:p text:style-name="P5"><text:span text:style-name="T8"><text:s text:c="5"/></text:span><text:span text:style-name="T8"><text:line-break/></text:span><text:span text:style-name="T9"> 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7"/></text:span><text:span text:style-name="T9"><text:line-break/></text:span><text:span text:style-name="T9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<text:tab/></text:span><text:span text:style-name="T11"><text:tab/></text:span></text:p>
          </draw:text-box>
        </draw:frame>
        <draw:g xml:id="id221" draw:id="id221">
          <svg:title>TexMaths</svg:title>
          <svg:desc>26§display§\therefore§svg§600§FALSE§</svg:desc>
          <draw:polygon draw:style-name="gr2" draw:text-style-name="P7" draw:layer="layout" svg:width="0.49cm" svg:height="0.402cm" svg:x="3.208cm" svg:y="13.422cm" svg:viewBox="0 0 491 403" draw:points="246,403 0,403 0,0 491,0 491,403">
            <text:p/>
          </draw:polygon>
          <draw:path draw:style-name="gr3" draw:text-style-name="P8" draw:layer="layout" svg:width="0.555cm" svg:height="0.493cm" svg:x="3.189cm" svg:y="13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14" draw:id="id214">
          <svg:title>TexMaths</svg:title>
          <svg:desc>22§display§\text {I}§svg§600§FALSE§</svg:desc>
          <draw:polygon draw:style-name="gr2" draw:text-style-name="P7" draw:layer="layout" svg:width="0.181cm" svg:height="0.452cm" svg:x="4.471cm" svg:y="1.769cm" svg:viewBox="0 0 182 453" draw:points="92,453 0,453 0,0 182,0 182,453">
            <text:p/>
          </draw:polygon>
          <draw:path draw:style-name="gr3" draw:text-style-name="P8" draw:layer="layout" svg:width="0.237cm" svg:height="0.529cm" svg:x="4.453cm" svg:y="1.73cm" svg:viewBox="0 0 238 530" svg:d="M153 60c0-27 4-35 64-35h21v-25c-26 2-88 2-118 2-32 0-94 0-120-2v25h21c60 0 64 8 64 35v410c0 28-4 35-64 35h-21v25c26-2 88-2 118-2 32 0 94 0 120 2v-25h-21c-60 0-64-7-64-35z">
            <text:p/>
          </draw:path>
        </draw:g>
        <draw:g xml:id="id215" draw:id="id215">
          <svg:title>TexMaths</svg:title>
          <svg:desc>22§display§= 3\int_2^3 \frac{ 1 }{ x + 3 }\ dx - 2\int_2^3 \frac{1}{ x + 2 } \ dx§svg§600§FALSE§</svg:desc>
          <draw:polygon draw:style-name="gr2" draw:text-style-name="P7" draw:layer="layout" svg:width="11.301cm" svg:height="1.849cm" svg:x="5.55cm" svg:y="1.071cm" svg:viewBox="0 0 11302 1850" draw:points="5651,1850 0,1850 0,0 11302,0 11302,1850">
            <text:p/>
          </draw:polygon>
          <draw:path draw:style-name="gr3" draw:text-style-name="P8" draw:layer="layout" svg:width="0.515cm" svg:height="0.182cm" svg:x="5.555cm" svg:y="1.9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36cm" svg:y="1.7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687cm" svg:height="1.718cm" svg:x="6.886cm" svg:y="1.20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7.646cm" svg:y="1.032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8" draw:layer="layout" svg:width="0.24cm" svg:height="0.36cm" svg:x="7.306cm" svg:y="2.5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6cm" svg:height="0.516cm" svg:x="8.947cm" svg:y="1.2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8.185cm" svg:y="2.044cm" svg:viewBox="0 0 1776 33" draw:points="887,33 0,33 0,0 1776,0 1776,33">
            <text:p/>
          </draw:polygon>
          <draw:path draw:style-name="gr3" draw:text-style-name="P8" draw:layer="layout" svg:width="0.386cm" svg:height="0.351cm" svg:x="8.207cm" svg:y="2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8.841cm" svg:y="2.3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9.603cm" svg:y="2.26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0.339cm" svg:y="1.71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0.733cm" svg:y="1.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1.389cm" svg:y="2.04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136cm" svg:y="1.7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687cm" svg:height="1.718cm" svg:x="12.657cm" svg:y="1.20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3.415cm" svg:y="1.032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8" draw:layer="layout" svg:width="0.24cm" svg:height="0.36cm" svg:x="13.077cm" svg:y="2.5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6cm" svg:height="0.516cm" svg:x="14.717cm" svg:y="1.2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75cm" svg:height="0.032cm" svg:x="13.955cm" svg:y="2.044cm" svg:viewBox="0 0 1776 33" draw:points="887,33 0,33 0,0 1776,0 1776,33">
            <text:p/>
          </draw:polygon>
          <draw:path draw:style-name="gr3" draw:text-style-name="P8" draw:layer="layout" svg:width="0.386cm" svg:height="0.351cm" svg:x="13.978cm" svg:y="2.4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4.612cm" svg:y="2.3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5.381cm" svg:y="2.26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369cm" svg:height="0.546cm" svg:x="16.11cm" svg:y="1.71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386cm" svg:height="0.351cm" svg:x="16.504cm" svg:y="1.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16" draw:id="id216">
          <svg:title>TexMaths</svg:title>
          <svg:desc>22§display§= 3 [\ \log ( x + 3 ) \ ]_2^3 - 2 [\ \log ( x + 2 ) \ ]_2^3§svg§600§FALSE§</svg:desc>
          <draw:polygon draw:style-name="gr2" draw:text-style-name="P7" draw:layer="layout" svg:width="11.721cm" svg:height="0.795cm" svg:x="5.55cm" svg:y="3.769cm" svg:viewBox="0 0 11722 796" draw:points="5861,796 0,796 0,0 11722,0 11722,796">
            <text:p/>
          </draw:polygon>
          <draw:path draw:style-name="gr3" draw:text-style-name="P8" draw:layer="layout" svg:width="0.515cm" svg:height="0.182cm" svg:x="5.555cm" svg:y="4.1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36cm" svg:y="3.89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106cm" svg:height="0.773cm" svg:x="6.805cm" svg:y="3.829cm" svg:viewBox="0 0 107 774" draw:points="107,774 107,745 32,745 32,32 107,32 107,0 0,0 0,774">
            <text:p/>
          </draw:polygon>
          <draw:path draw:style-name="gr3" draw:text-style-name="P8" draw:layer="layout" svg:width="0.173cm" svg:height="0.538cm" svg:x="7.212cm" svg:y="3.8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7.423cm" svg:y="4.06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7.81cm" svg:y="4.05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18cm" svg:height="0.773cm" svg:x="8.262cm" svg:y="3.8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8.509cm" svg:y="4.0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9.144cm" svg:y="3.9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9.906cm" svg:y="3.89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18cm" svg:height="0.773cm" svg:x="10.304cm" svg:y="3.82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106cm" svg:height="0.773cm" svg:x="10.835cm" svg:y="3.829cm" svg:viewBox="0 0 107 774" draw:points="107,0 0,0 0,32 76,32 76,745 0,745 0,774 107,774">
            <text:p/>
          </draw:polygon>
          <draw:path draw:style-name="gr3" draw:text-style-name="P8" draw:layer="layout" svg:width="0.249cm" svg:height="0.37cm" svg:x="11.063cm" svg:y="3.73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8" draw:layer="layout" svg:width="0.24cm" svg:height="0.36cm" svg:x="11.068cm" svg:y="4.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1.615cm" svg:y="4.2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363cm" svg:y="3.89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106cm" svg:height="0.773cm" svg:x="12.803cm" svg:y="3.829cm" svg:viewBox="0 0 107 774" draw:points="107,774 107,745 32,745 32,32 107,32 107,0 0,0 0,774">
            <text:p/>
          </draw:polygon>
          <draw:path draw:style-name="gr3" draw:text-style-name="P8" draw:layer="layout" svg:width="0.173cm" svg:height="0.538cm" svg:x="13.21cm" svg:y="3.8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3.421cm" svg:y="4.06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3.806cm" svg:y="4.05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18cm" svg:height="0.773cm" svg:x="14.259cm" svg:y="3.8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4.505cm" svg:y="4.0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5.141cm" svg:y="3.9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5.91cm" svg:y="3.89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6.3cm" svg:y="3.82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106cm" svg:height="0.773cm" svg:x="16.832cm" svg:y="3.829cm" svg:viewBox="0 0 107 774" draw:points="107,0 0,0 0,32 76,32 76,745 0,745 0,774 107,774">
            <text:p/>
          </draw:polygon>
          <draw:path draw:style-name="gr3" draw:text-style-name="P8" draw:layer="layout" svg:width="0.249cm" svg:height="0.37cm" svg:x="17.059cm" svg:y="3.73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24cm" svg:height="0.36cm" svg:x="17.064cm" svg:y="4.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17" draw:id="id217">
          <svg:title>TexMaths</svg:title>
          <svg:desc>22§display§= 3 [\ \log 6 - \log 5  \ ] - 2 [\ \log 5 - \log 4 \ ]§svg§600§FALSE§</svg:desc>
          <draw:polygon draw:style-name="gr2" draw:text-style-name="P7" draw:layer="layout" svg:width="12.203cm" svg:height="0.696cm" svg:x="5.551cm" svg:y="5.67cm" svg:viewBox="0 0 12204 697" draw:points="6102,697 0,697 0,0 12204,0 12204,697">
            <text:p/>
          </draw:polygon>
          <draw:path draw:style-name="gr3" draw:text-style-name="P8" draw:layer="layout" svg:width="0.515cm" svg:height="0.182cm" svg:x="5.556cm" svg:y="5.9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361cm" svg:y="5.69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8" draw:layer="layout" svg:width="0.106cm" svg:height="0.773cm" svg:x="6.806cm" svg:y="5.631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7.212cm" svg:y="5.67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7.424cm" svg:y="5.8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7.811cm" svg:y="5.8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8.348cm" svg:y="5.696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8" draw:layer="layout" svg:width="0.472cm" svg:height="0.032cm" svg:x="8.937cm" svg:y="6.002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9.673cm" svg:y="5.67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9.883cm" svg:y="5.8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0.27cm" svg:y="5.8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32cm" svg:x="10.814cm" svg:y="5.69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olygon draw:style-name="gr3" draw:text-style-name="P8" draw:layer="layout" svg:width="0.106cm" svg:height="0.773cm" svg:x="11.437cm" svg:y="5.631cm" svg:viewBox="0 0 107 774" draw:points="107,0 0,0 0,32 76,32 76,744 0,744 0,774 107,774">
            <text:p/>
          </draw:polygon>
          <draw:path draw:style-name="gr3" draw:text-style-name="P8" draw:layer="layout" svg:width="0.472cm" svg:height="0.032cm" svg:x="11.87cm" svg:y="6.002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2.618cm" svg:y="5.6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3.056cm" svg:y="5.631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3.464cm" svg:y="5.67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13.674cm" svg:y="5.86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4.061cm" svg:y="5.8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32cm" svg:x="14.605cm" svg:y="5.69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472cm" svg:height="0.032cm" svg:x="15.187cm" svg:y="6.002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5.923cm" svg:y="5.675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16.134cm" svg:y="5.8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6.52cm" svg:y="5.8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44cm" svg:height="0.523cm" svg:x="17.046cm" svg:y="5.687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17.687cm" svg:y="5.631cm" svg:viewBox="0 0 107 774" draw:points="107,0 0,0 0,32 76,32 76,744 0,744 0,774 107,774">
            <text:p/>
          </draw:polygon>
        </draw:g>
        <draw:g xml:id="id222" draw:id="id222">
          <svg:title>TexMaths</svg:title>
          <svg:desc>24§display§\text {I}§svg§600§FALSE§</svg:desc>
          <draw:polygon draw:style-name="gr4" draw:text-style-name="P7" draw:layer="layout" svg:width="0.197cm" svg:height="0.493cm" svg:x="4.647cm" svg:y="13.351cm" svg:viewBox="0 0 198 494" draw:points="100,494 0,494 0,0 198,0 198,494">
            <text:p/>
          </draw:polygon>
          <draw:path draw:style-name="gr5" draw:text-style-name="P8" draw:layer="layout" svg:width="0.258cm" svg:height="0.577cm" svg:x="4.628cm" svg:y="13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8" draw:id="id218">
          <svg:title>TexMaths</svg:title>
          <svg:desc>22§display§= 3 \log \left( \frac{6}{5} \right) - 2 \log \left( \frac{5}{4} \right)§svg§600§FALSE§</svg:desc>
          <draw:polygon draw:style-name="gr2" draw:text-style-name="P7" draw:layer="layout" svg:width="8.23cm" svg:height="1.779cm" svg:x="5.55cm" svg:y="7.371cm" svg:viewBox="0 0 8231 1780" draw:points="4115,1780 0,1780 0,0 8231,0 8231,1780">
            <text:p/>
          </draw:polygon>
          <draw:path draw:style-name="gr3" draw:text-style-name="P8" draw:layer="layout" svg:width="0.515cm" svg:height="0.182cm" svg:x="5.555cm" svg:y="8.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36cm" svg:y="7.93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73cm" svg:height="0.538cm" svg:x="6.868cm" svg:y="7.91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7.079cm" svg:y="8.10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7.467cm" svg:y="8.1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8.132cm" svg:y="7.33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8.665cm" svg:y="7.41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8" draw:layer="layout" svg:width="0.388cm" svg:height="0.032cm" svg:x="8.632cm" svg:y="8.244cm" svg:viewBox="0 0 389 33" draw:points="194,33 0,33 0,0 389,0 389,33">
            <text:p/>
          </draw:polygon>
          <draw:path draw:style-name="gr3" draw:text-style-name="P8" draw:layer="layout" svg:width="0.309cm" svg:height="0.532cm" svg:x="8.67cm" svg:y="8.46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81cm" svg:height="1.856cm" svg:x="9.139cm" svg:y="7.332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8" draw:layer="layout" svg:width="0.472cm" svg:height="0.032cm" svg:x="9.916cm" svg:y="8.24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0.664cm" svg:y="7.9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73cm" svg:height="0.538cm" svg:x="11.168cm" svg:y="7.91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1.377cm" svg:y="8.10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1.764cm" svg:y="8.1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2.43cm" svg:y="7.33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32cm" svg:x="12.97cm" svg:y="7.41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0.388cm" svg:height="0.032cm" svg:x="12.931cm" svg:y="8.244cm" svg:viewBox="0 0 389 33" draw:points="194,33 0,33 0,0 389,0 389,33">
            <text:p/>
          </draw:polygon>
          <draw:path draw:style-name="gr3" draw:text-style-name="P8" draw:layer="layout" svg:width="0.344cm" svg:height="0.524cm" svg:x="12.952cm" svg:y="8.4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81cm" svg:height="1.856cm" svg:x="13.438cm" svg:y="7.332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220" draw:id="id220">
          <svg:title>TexMaths</svg:title>
          <svg:desc>22§display§=  \log \left( \frac{216/125}{25/16} \right) = \log \left( \frac{216 \times 16}{125 \times 25} \right)§svg§600§FALSE§</svg:desc>
          <draw:polygon draw:style-name="gr2" draw:text-style-name="P7" draw:layer="layout" svg:width="12.095cm" svg:height="1.779cm" svg:x="5.551cm" svg:y="9.973cm" svg:viewBox="0 0 12096 1780" draw:points="6049,1780 0,1780 0,0 12096,0 12096,1780">
            <text:p/>
          </draw:polygon>
          <draw:path draw:style-name="gr3" draw:text-style-name="P8" draw:layer="layout" svg:width="0.515cm" svg:height="0.182cm" svg:x="5.556cm" svg:y="10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8cm" svg:x="6.354cm" svg:y="10.51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6.565cm" svg:y="10.70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6.952cm" svg:y="10.70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7.617cm" svg:y="9.93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8.158cm" svg:y="10.0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8" draw:layer="layout" svg:width="0.256cm" svg:height="0.516cm" svg:x="8.573cm" svg:y="10.0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8.923cm" svg:y="10.01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02cm" svg:height="0.773cm" svg:x="9.321cm" svg:y="9.952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256cm" svg:height="0.516cm" svg:x="9.733cm" svg:y="10.0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10.09cm" svg:y="10.0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10.475cm" svg:y="10.01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8" draw:layer="layout" svg:width="2.708cm" svg:height="0.032cm" svg:x="8.119cm" svg:y="10.846cm" svg:viewBox="0 0 2709 33" draw:points="1353,33 0,33 0,0 2709,0 2709,33">
            <text:p/>
          </draw:polygon>
          <draw:path draw:style-name="gr3" draw:text-style-name="P8" draw:layer="layout" svg:width="0.309cm" svg:height="0.516cm" svg:x="8.543cm" svg:y="11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8.93cm" svg:y="11.0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02cm" svg:height="0.773cm" svg:x="9.321cm" svg:y="11.006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256cm" svg:height="0.516cm" svg:x="9.733cm" svg:y="11.0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0.083cm" svg:y="11.07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81cm" svg:height="1.856cm" svg:x="10.944cm" svg:y="9.93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515cm" svg:height="0.182cm" svg:x="11.744cm" svg:y="10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8cm" svg:x="12.543cm" svg:y="10.51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753cm" svg:y="10.70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3.14cm" svg:y="10.70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3.805cm" svg:y="9.93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14.346cm" svg:y="10.0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56cm" svg:height="0.516cm" svg:x="14.763cm" svg:y="10.0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5.113cm" svg:y="10.017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8" draw:layer="layout" svg:width="0.374cm" svg:height="0.374cm" svg:x="15.752cm" svg:y="10.152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8" draw:layer="layout" svg:width="0.256cm" svg:height="0.516cm" svg:x="16.48cm" svg:y="10.0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6.831cm" svg:y="10.01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8" draw:layer="layout" svg:width="2.878cm" svg:height="0.032cm" svg:x="14.307cm" svg:y="10.846cm" svg:viewBox="0 0 2879 33" draw:points="1440,33 0,33 0,0 2879,0 2879,33">
            <text:p/>
          </draw:polygon>
          <draw:path draw:style-name="gr3" draw:text-style-name="P8" draw:layer="layout" svg:width="0.256cm" svg:height="0.516cm" svg:x="14.375cm" svg:y="11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14.731cm" svg:y="11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15.118cm" svg:y="11.0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74cm" svg:height="0.374cm" svg:x="15.752cm" svg:y="11.207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8" draw:layer="layout" svg:width="0.309cm" svg:height="0.516cm" svg:x="16.451cm" svg:y="11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9cm" svg:height="0.532cm" svg:x="16.836cm" svg:y="11.0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81cm" svg:height="1.856cm" svg:x="17.304cm" svg:y="9.934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</draw:g>
        <draw:g xml:id="id219" draw:id="id219">
          <svg:title>TexMaths</svg:title>
          <svg:desc>22§display§= \log \left( \frac{216}{125} \right) - \log \left( \frac{25}{16} \right)§svg§600§FALSE§</svg:desc>
          <draw:polygon draw:style-name="gr2" draw:text-style-name="P7" draw:layer="layout" svg:width="8.36cm" svg:height="1.779cm" svg:x="14.25cm" svg:y="7.373cm" svg:viewBox="0 0 8361 1780" draw:points="4181,1780 0,1780 0,0 8361,0 8361,1780">
            <text:p/>
          </draw:polygon>
          <draw:path draw:style-name="gr3" draw:text-style-name="P8" draw:layer="layout" svg:width="0.515cm" svg:height="0.182cm" svg:x="14.255cm" svg:y="8.1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8cm" svg:x="15.053cm" svg:y="7.91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5.264cm" svg:y="8.108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15.651cm" svg:y="8.10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8" draw:layer="layout" svg:width="0.381cm" svg:height="1.856cm" svg:x="16.317cm" svg:y="7.33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16.857cm" svg:y="7.4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6 7-72 7z">
            <text:p/>
          </draw:path>
          <draw:path draw:style-name="gr3" draw:text-style-name="P8" draw:layer="layout" svg:width="0.256cm" svg:height="0.516cm" svg:x="17.272cm" svg:y="7.4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7.623cm" svg:y="7.41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olygon draw:style-name="gr3" draw:text-style-name="P8" draw:layer="layout" svg:width="1.161cm" svg:height="0.032cm" svg:x="16.818cm" svg:y="8.246cm" svg:viewBox="0 0 1162 33" draw:points="581,33 0,33 0,0 1162,0 1162,33">
            <text:p/>
          </draw:polygon>
          <draw:path draw:style-name="gr3" draw:text-style-name="P8" draw:layer="layout" svg:width="0.256cm" svg:height="0.516cm" svg:x="16.887cm" svg:y="8.4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17.242cm" svg:y="8.4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09cm" svg:height="0.532cm" svg:x="17.63cm" svg:y="8.4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81cm" svg:height="1.856cm" svg:x="18.098cm" svg:y="7.334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8" draw:layer="layout" svg:width="0.473cm" svg:height="0.032cm" svg:x="18.876cm" svg:y="8.246cm" svg:viewBox="0 0 474 33" svg:d="M447 33c12 0 27 0 27-17 0-16-15-16-27-16h-421c-12 0-26 0-26 16 0 17 14 17 26 17z">
            <text:p/>
          </draw:path>
          <draw:path draw:style-name="gr3" draw:text-style-name="P8" draw:layer="layout" svg:width="0.173cm" svg:height="0.538cm" svg:x="19.61cm" svg:y="7.91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9.821cm" svg:y="8.108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355cm" svg:height="0.511cm" svg:x="20.209cm" svg:y="8.10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8" draw:layer="layout" svg:width="0.381cm" svg:height="1.856cm" svg:x="20.874cm" svg:y="7.33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21.413cm" svg:y="7.4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09cm" svg:height="0.532cm" svg:x="21.8cm" svg:y="7.417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8" draw:layer="layout" svg:width="0.774cm" svg:height="0.032cm" svg:x="21.374cm" svg:y="8.246cm" svg:viewBox="0 0 775 33" draw:points="387,33 0,33 0,0 775,0 775,33">
            <text:p/>
          </draw:polygon>
          <draw:path draw:style-name="gr3" draw:text-style-name="P8" draw:layer="layout" svg:width="0.256cm" svg:height="0.516cm" svg:x="21.442cm" svg:y="8.4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21.793cm" svg:y="8.47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8" draw:layer="layout" svg:width="0.381cm" svg:height="1.856cm" svg:x="22.268cm" svg:y="7.33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</draw:g>
        <draw:g xml:id="id223" draw:id="id223">
          <svg:title>TexMaths</svg:title>
          <svg:desc>22§display§=  \log \left( \frac{3456}{3125} \right) §svg§600§FALSE§</svg:desc>
          <draw:polygon draw:style-name="gr2" draw:text-style-name="P7" draw:layer="layout" svg:width="4.576cm" svg:height="1.779cm" svg:x="5.552cm" svg:y="12.675cm" svg:viewBox="0 0 4577 1780" draw:points="2289,1780 0,1780 0,0 4577,0 4577,1780">
            <text:p/>
          </draw:polygon>
          <draw:path draw:style-name="gr3" draw:text-style-name="P8" draw:layer="layout" svg:width="0.515cm" svg:height="0.182cm" svg:x="5.557cm" svg:y="13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8cm" svg:x="6.355cm" svg:y="13.2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6.566cm" svg:y="13.41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6.953cm" svg:y="13.407cm" svg:viewBox="0 0 356 512" svg:d="M151 218c-68 0-68-77-68-95 0-21 2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8" draw:layer="layout" svg:width="0.381cm" svg:height="1.856cm" svg:x="7.619cm" svg:y="12.636cm" svg:viewBox="0 0 382 1857" svg:d="M382 1850c0-4-2-5-3-7-29-30-81-81-133-166-125-198-181-450-181-748 0-209 28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8" draw:layer="layout" svg:width="0.321cm" svg:height="0.532cm" svg:x="8.152cm" svg:y="12.719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44cm" svg:height="0.524cm" svg:x="8.529cm" svg:y="12.71cm" svg:viewBox="0 0 345 525" svg:d="M206 398v67c0 28 0 37-58 37h-16v23c32-2 72-2 104-2 33 0 74 0 106 2v-23h-16c-58 0-60-9-60-37v-67h79v-25h-79v-354c0-14 0-19-12-19-8 0-9 0-15 9l-239 364v25zM211 373h-190l190-289z">
            <text:p/>
          </draw:path>
          <draw:path draw:style-name="gr3" draw:text-style-name="P8" draw:layer="layout" svg:width="0.309cm" svg:height="0.532cm" svg:x="8.932cm" svg:y="12.719cm" svg:viewBox="0 0 310 533" svg:d="M310 361c0-92-64-171-148-171-37 0-70 12-99 41v-152c16 5 43 11 67 11 95 0 150-71 150-81 0-5-2-9-7-9-2 0-4 0-7 2-16 7-53 23-106 23-31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321cm" svg:height="0.532cm" svg:x="9.312cm" svg:y="12.719cm" svg:viewBox="0 0 322 533" svg:d="M70 262v-19c0-195 97-224 136-224 19 0 51 6 69 32-13 0-43 0-43 33 0 25 18 37 36 37 12 0 35-7 35-37 0-47-34-84-99-84-98 0-204 100-204 271 0 208 90 262 162 262 86 0 160-72 160-174 0-98-68-174-155-174-53 0-81 40-97 77zM162 512c-49 0-72-47-76-58-14-37-14-98-14-113 0-59 25-139 95-139 13 0 48 0 72 50 15 28 15 68 15 105s0 76-15 104c-22 48-59 51-77 51z">
            <text:p/>
          </draw:path>
          <draw:polygon draw:style-name="gr3" draw:text-style-name="P8" draw:layer="layout" svg:width="1.548cm" svg:height="0.032cm" svg:x="8.121cm" svg:y="13.548cm" svg:viewBox="0 0 1549 33" draw:points="775,33 0,33 0,0 1549,0 1549,33">
            <text:p/>
          </draw:polygon>
          <draw:path draw:style-name="gr3" draw:text-style-name="P8" draw:layer="layout" svg:width="0.321cm" svg:height="0.532cm" svg:x="8.152cm" svg:y="13.773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56cm" svg:height="0.516cm" svg:x="8.575cm" svg:y="13.77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8.932cm" svg:y="13.77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09cm" svg:height="0.532cm" svg:x="9.319cm" svg:y="13.773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8" draw:layer="layout" svg:width="0.381cm" svg:height="1.856cm" svg:x="9.786cm" svg:y="12.636cm" svg:viewBox="0 0 382 1857" svg:d="M382 929c0-304-70-610-268-843-15-17-44-49-75-77-11-9-13-9-23-9-9 0-16 0-16 7 0 4 4 7 5 9 27 28 80 79 131 164 125 198 183 450 183 748 0 209-29 477-157 707-62 111-127 174-158 208-2 2-4 3-4 7 0 7 7 7 16 7 10 0 12 0 24-12 261-236 342-590 342-9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24" draw:id="id224">
          <svg:title>TexMaths</svg:title>
          <svg:desc>24§display§(12)§svg§600§FALSE§</svg:desc>
          <draw:polygon draw:style-name="gr2" draw:text-style-name="P7" draw:layer="layout" svg:width="1.332cm" svg:height="0.76cm" svg:x="2.31cm" svg:y="1.536cm" svg:viewBox="0 0 1333 761" draw:points="666,761 0,761 0,0 1333,0 1333,761">
            <text:p/>
          </draw:polygon>
          <draw:path draw:style-name="gr3" draw:text-style-name="P8" draw:layer="layout" svg:width="0.197cm" svg:height="0.844cm" svg:x="2.35cm" svg:y="1.494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671cm" svg:y="1.56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64cm" svg:x="3.059cm" svg:y="1.5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3.487cm" svg:y="1.4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7" draw:id="id227">
          <svg:title>TexMaths</svg:title>
          <svg:desc>22§display§= \int_{1}^{3} \frac{1}{x ( x^2 + 1) }\ dx§svg§600§FALSE§</svg:desc>
          <draw:polygon draw:style-name="gr2" draw:text-style-name="P7" draw:layer="layout" svg:width="6.406cm" svg:height="1.868cm" svg:x="6.514cm" svg:y="0.933cm" svg:viewBox="0 0 6407 1869" draw:points="3204,1869 0,1869 0,0 6407,0 6407,1869">
            <text:p/>
          </draw:polygon>
          <draw:path draw:style-name="gr3" draw:text-style-name="P8" draw:layer="layout" svg:width="0.515cm" svg:height="0.182cm" svg:x="6.519cm" svg:y="1.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4cm" svg:y="1.063cm" svg:viewBox="0 0 688 1720" svg:d="M37 1684c25 0 39-17 39-36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8" draw:layer="layout" svg:width="0.249cm" svg:height="0.37cm" svg:x="8.095cm" svg:y="0.894cm" svg:viewBox="0 0 250 371" svg:d="M120 180c42 0 72 29 72 88 0 66-39 86-71 86-21 0-70-5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8" draw:layer="layout" svg:width="0.198cm" svg:height="0.36cm" svg:x="7.78cm" svg:y="2.4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0.091cm" svg:y="1.07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166cm" svg:height="0.032cm" svg:x="8.633cm" svg:y="1.906cm" svg:viewBox="0 0 3167 33" draw:points="1582,33 0,33 0,0 3167,0 3167,33">
            <text:p/>
          </draw:polygon>
          <draw:path draw:style-name="gr3" draw:text-style-name="P8" draw:layer="layout" svg:width="0.386cm" svg:height="0.351cm" svg:x="8.656cm" svg:y="2.3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9.153cm" svg:y="2.065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8" draw:layer="layout" svg:width="0.386cm" svg:height="0.351cm" svg:x="9.399cm" svg:y="2.30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9.851cm" svg:y="2.0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0.379cm" svg:y="2.1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1.179cm" svg:y="2.1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1.541cm" svg:y="2.065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8" draw:layer="layout" svg:width="0.369cm" svg:height="0.546cm" svg:x="12.178cm" svg:y="1.579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2.573cm" svg:y="1.77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 xml:id="id225" draw:id="id225">
          <svg:title>TexMaths</svg:title>
          <svg:desc>24§display§\text {Let,}§svg§600§FALSE§</svg:desc>
          <draw:polygon draw:style-name="gr2" draw:text-style-name="P7" draw:layer="layout" svg:width="1.318cm" svg:height="0.655cm" svg:x="4.0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4.0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8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6" draw:id="id226">
          <svg:title>TexMaths</svg:title>
          <svg:desc>24§display§\text {I} §svg§600§FALSE§</svg:desc>
          <draw:polygon draw:style-name="gr2" draw:text-style-name="P7" draw:layer="layout" svg:width="0.197cm" svg:height="0.493cm" svg:x="5.9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8" draw:id="id228">
          <svg:title>TexMaths</svg:title>
          <svg:desc>24§display§\text {Let,}§svg§600§FALSE§</svg:desc>
          <draw:polygon draw:style-name="gr2" draw:text-style-name="P7" draw:layer="layout" svg:width="1.318cm" svg:height="0.655cm" svg:x="4.042cm" svg:y="3.855cm" svg:viewBox="0 0 1319 656" draw:points="659,656 0,656 0,0 1319,0 1319,656">
            <text:p/>
          </draw:polygon>
          <draw:path draw:style-name="gr3" draw:text-style-name="P8" draw:layer="layout" svg:width="0.464cm" svg:height="0.577cm" svg:x="4.027cm" svg:y="3.81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51cm" svg:y="4.01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18cm" svg:y="3.87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302cm" svg:y="4.29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0" draw:id="id230">
          <svg:title>TexMaths</svg:title>
          <svg:desc>22§display§\frac{ A }{ x  }\ + \ \frac{ Bx + c }{ x^2 + 1 }§svg§600§FALSE§</svg:desc>
          <draw:polygon draw:style-name="gr2" draw:text-style-name="P7" draw:layer="layout" svg:width="4.496cm" svg:height="1.594cm" svg:x="10.679cm" svg:y="3.367cm" svg:viewBox="0 0 4497 1595" draw:points="2249,1595 0,1595 0,0 4497,0 4497,1595">
            <text:p/>
          </draw:polygon>
          <draw:path draw:style-name="gr3" draw:text-style-name="P8" draw:layer="layout" svg:width="0.53cm" svg:height="0.555cm" svg:x="10.666cm" svg:y="3.328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olygon draw:style-name="gr3" draw:text-style-name="P8" draw:layer="layout" svg:width="0.58cm" svg:height="0.032cm" svg:x="10.64cm" svg:y="4.196cm" svg:viewBox="0 0 581 33" draw:points="290,33 0,33 0,0 581,0 581,33">
            <text:p/>
          </draw:polygon>
          <draw:path draw:style-name="gr3" draw:text-style-name="P8" draw:layer="layout" svg:width="0.386cm" svg:height="0.351cm" svg:x="10.732cm" svg:y="4.5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7cm" svg:x="11.786cm" svg:y="3.9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553cm" svg:height="0.529cm" svg:x="12.898cm" svg:y="3.353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99c68 0 86 45 86 79 0 69-67 142-162 142zM174 505c-10 0-12 0-17 0-7 0-11-2-11-7 0-3 0-5 4-19l54-217h146c74 0 90 58 90 92 0 77-69 151-160 151z">
            <text:p/>
          </draw:path>
          <draw:path draw:style-name="gr3" draw:text-style-name="P8" draw:layer="layout" svg:width="0.386cm" svg:height="0.351cm" svg:x="13.514cm" svg:y="3.5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4.147cm" svg:y="3.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2cm" svg:height="0.351cm" svg:x="14.91cm" svg:y="3.53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olygon draw:style-name="gr3" draw:text-style-name="P8" draw:layer="layout" svg:width="2.347cm" svg:height="0.032cm" svg:x="12.866cm" svg:y="4.196cm" svg:viewBox="0 0 2348 33" draw:points="1174,33 0,33 0,0 2348,0 2348,33">
            <text:p/>
          </draw:polygon>
          <draw:path draw:style-name="gr3" draw:text-style-name="P8" draw:layer="layout" svg:width="0.386cm" svg:height="0.351cm" svg:x="13.002cm" svg:y="4.5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3.456cm" svg:y="4.35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3.982cm" svg:y="4.48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4.781cm" svg:y="4.421cm" svg:viewBox="0 0 257 518" svg:d="M160 19c0-17 0-19-19-19-48 49-116 49-141 49v25c16 0 62 0 102-21v403c0 28-2 37-72 37h-25v25c27-4 95-4 125-4 32 0 99 0 127 4v-25h-25c-70 0-72-9-72-37z">
            <text:p/>
          </draw:path>
        </draw:g>
        <draw:g xml:id="id231" draw:id="id231">
          <svg:title>TexMaths</svg:title>
          <svg:desc>22§display§.\ .\ .\ .\ \ (1)§svg§600§FALSE§</svg:desc>
          <draw:polygon draw:style-name="gr2" draw:text-style-name="P7" draw:layer="layout" svg:width="2.983cm" svg:height="0.696cm" svg:x="17.134cm" svg:y="3.761cm" svg:viewBox="0 0 2984 697" draw:points="1491,697 0,697 0,0 2984,0 2984,697">
            <text:p/>
          </draw:polygon>
          <draw:path draw:style-name="gr3" draw:text-style-name="P8" draw:layer="layout" svg:width="0.084cm" svg:height="0.083cm" svg:x="17.162cm" svg:y="4.22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7.634cm" svg:y="4.22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8.108cm" svg:y="4.22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18.579cm" svg:y="4.22cm" svg:viewBox="0 0 85 84" svg:d="M85 42c0-23-20-42-43-42s-42 19-42 42 19 42 42 42 43-19 43-42z">
            <text:p/>
          </draw:path>
          <draw:path draw:style-name="gr3" draw:text-style-name="P8" draw:layer="layout" svg:width="0.18cm" svg:height="0.773cm" svg:x="19.321cm" svg:y="3.72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256cm" svg:height="0.516cm" svg:x="19.613cm" svg:y="3.78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9.976cm" svg:y="3.72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32" draw:id="id232">
          <svg:title>TexMaths</svg:title>
          <svg:desc>22§display§\text {Multiplying throughout by  } x(x^2 + 1)§svg§600§FALSE§</svg:desc>
          <draw:polygon draw:style-name="gr2" draw:text-style-name="P7" draw:layer="layout" svg:width="12.334cm" svg:height="0.795cm" svg:x="4.059cm" svg:y="5.57cm" svg:viewBox="0 0 12335 796" draw:points="6167,796 0,796 0,0 12335,0 12335,796">
            <text:p/>
          </draw:polygon>
          <draw:path draw:style-name="gr3" draw:text-style-name="P8" draw:layer="layout" svg:width="0.652cm" svg:height="0.529cm" svg:x="4.048cm" svg:y="5.682cm" svg:viewBox="0 0 653 530" svg:d="M158 18c-7-18-8-18-28-18h-130v25h19c58 0 60 8 60 35v389c0 21 0 56-79 56v25c26 0 65-2 92-2 24 0 63 2 89 2v-25c-79 0-79-35-79-56v-419l187 482c5 11 8 18 15 18 9 0 11-5 15-14l190-491h1v445c0 28-1 35-61 35h-20v25c30-2 83-2 113-2s83 0 111 2v-25h-19c-60 0-60-7-60-35v-410c0-27 0-35 60-35h19v-25h-132c-19 0-19 0-25 14l-170 438z">
            <text:p/>
          </draw:path>
          <draw:path draw:style-name="gr3" draw:text-style-name="P8" draw:layer="layout" svg:width="0.39cm" svg:height="0.351cm" svg:x="4.754cm" svg:y="5.86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173cm" svg:height="0.538cm" svg:x="5.183cm" svg:y="5.67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44cm" svg:height="0.485cm" svg:x="5.387cm" svg:y="5.73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166cm" svg:height="0.518cm" svg:x="5.699cm" svg:y="5.69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83cm" svg:height="0.492cm" svg:x="5.91cm" svg:y="5.86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173cm" svg:height="0.538cm" svg:x="6.343cm" svg:y="5.67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6.547cm" svg:y="5.876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166cm" svg:height="0.518cm" svg:x="6.966cm" svg:y="5.69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181cm" svg:y="5.8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55cm" svg:height="0.511cm" svg:x="7.607cm" svg:y="5.8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242cm" svg:height="0.485cm" svg:x="8.244cm" svg:y="5.73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8.556cm" svg:y="5.67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261cm" svg:height="0.342cm" svg:x="8.982cm" svg:y="5.86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4cm" svg:height="0.356cm" svg:x="9.284cm" svg:y="5.8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51cm" svg:x="9.675cm" svg:y="5.867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355cm" svg:height="0.511cm" svg:x="10.101cm" svg:y="5.8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9cm" svg:height="0.538cm" svg:x="10.49cm" svg:y="5.67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4cm" svg:height="0.356cm" svg:x="10.918cm" svg:y="5.86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11.307cm" svg:y="5.86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2cm" svg:height="0.485cm" svg:x="11.726cm" svg:y="5.73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83cm" svg:height="0.546cm" svg:x="12.292cm" svg:y="5.67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79cm" svg:height="0.492cm" svg:x="12.694cm" svg:y="5.876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386cm" svg:height="0.351cm" svg:x="13.366cm" svg:y="5.8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13.862cm" svg:y="5.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4.109cm" svg:y="5.8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4.563cm" svg:y="5.5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5.091cm" svg:y="5.7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5.89cm" svg:y="5.6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6.251cm" svg:y="5.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229" draw:id="id229">
          <svg:title>TexMaths</svg:title>
          <svg:desc>22§display§\frac{1}{x ( x^2 + 1) } =§svg§600§FALSE§</svg:desc>
          <draw:polygon draw:style-name="gr2" draw:text-style-name="P7" draw:layer="layout" svg:width="3.952cm" svg:height="1.686cm" svg:x="5.981cm" svg:y="3.467cm" svg:viewBox="0 0 3953 1687" draw:points="1976,1687 0,1687 0,0 3953,0 3953,1687">
            <text:p/>
          </draw:polygon>
          <draw:path draw:style-name="gr3" draw:text-style-name="P8" draw:layer="layout" svg:width="0.256cm" svg:height="0.517cm" svg:x="7.399cm" svg:y="3.42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3.165cm" svg:height="0.032cm" svg:x="5.942cm" svg:y="4.257cm" svg:viewBox="0 0 3166 33" draw:points="1582,33 0,33 0,0 3166,0 3166,33">
            <text:p/>
          </draw:polygon>
          <draw:path draw:style-name="gr3" draw:text-style-name="P8" draw:layer="layout" svg:width="0.386cm" svg:height="0.351cm" svg:x="5.965cm" svg:y="4.6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4cm" svg:x="6.461cm" svg:y="4.4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6.708cm" svg:y="4.6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7.16cm" svg:y="4.4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7.688cm" svg:y="4.5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8.487cm" svg:y="4.4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8.849cm" svg:y="4.41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515cm" svg:height="0.182cm" svg:x="9.456cm" svg:y="4.183cm" svg:viewBox="0 0 516 183" svg:d="M489 32c13 0 27 0 27-16s-14-16-25-16h-465c-12 0-26 0-26 16s14 16 26 16zM491 183c11 0 25 0 25-16s-14-16-27-16h-463c-12 0-26 0-26 16s14 16 26 16z">
            <text:p/>
          </draw:path>
        </draw:g>
        <draw:g xml:id="id233" draw:id="id233">
          <svg:title>TexMaths</svg:title>
          <svg:desc>22§display§1 =  A(x^2 + 1) + x (Bx + C)§svg§600§FALSE§</svg:desc>
          <draw:polygon draw:style-name="gr2" draw:text-style-name="P7" draw:layer="layout" svg:width="9.174cm" svg:height="0.795cm" svg:x="4.051cm" svg:y="6.767cm" svg:viewBox="0 0 9175 796" draw:points="4587,796 0,796 0,0 9175,0 9175,796">
            <text:p/>
          </draw:polygon>
          <draw:path draw:style-name="gr3" draw:text-style-name="P8" draw:layer="layout" svg:width="0.256cm" svg:height="0.516cm" svg:x="4.081cm" svg:y="6.8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4.656cm" svg:y="7.1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5.457cm" svg:y="6.853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8" draw:layer="layout" svg:width="0.18cm" svg:height="0.773cm" svg:x="6.086cm" svg:y="6.8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6.332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6.786cm" svg:y="6.7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7.314cm" svg:y="6.9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8.113cm" svg:y="6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8.476cm" svg:y="6.82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516cm" svg:x="8.948cm" svg:y="6.9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86cm" svg:height="0.351cm" svg:x="9.699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10.195cm" svg:y="6.8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553cm" svg:height="0.529cm" svg:x="10.452cm" svg:y="6.879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6 0 90 58 90 92 0 77-69 151-160 151z">
            <text:p/>
          </draw:path>
          <draw:path draw:style-name="gr3" draw:text-style-name="P8" draw:layer="layout" svg:width="0.386cm" svg:height="0.351cm" svg:x="11.067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702cm" svg:y="6.9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55cm" svg:height="0.562cm" svg:x="12.471cm" svg:y="6.862cm" svg:viewBox="0 0 551 563" svg:d="M551 7c0-2-2-7-9-7-2 0-3 0-12 9l-53 60c-7-11-44-69-130-69-173 0-347 171-347 352 0 127 92 211 209 211 69 0 127-30 169-67 73-63 85-133 85-135 0-7-7-7-9-7-5 0-9 0-10 7-8 23-25 77-78 123-54 42-104 56-144 56-69 0-152-40-152-162 0-44 16-169 94-260 47-55 121-93 190-93 79 0 125 59 125 149 0 30-2 32-2 39 0 9 7 9 11 9 10 0 10-2 14-16z">
            <text:p/>
          </draw:path>
          <draw:path draw:style-name="gr3" draw:text-style-name="P8" draw:layer="layout" svg:width="0.18cm" svg:height="0.773cm" svg:x="13.084cm" svg:y="6.82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234" draw:id="id234">
          <svg:title>TexMaths</svg:title>
          <svg:desc>22§display§.\ .\ .\ .\ \ (2)§svg§600§FALSE§</svg:desc>
          <draw:polygon draw:style-name="gr4" draw:text-style-name="P7" draw:layer="layout" svg:width="2.983cm" svg:height="0.696cm" svg:x="17.236cm" svg:y="6.758cm" svg:viewBox="0 0 2984 697" draw:points="1491,697 0,697 0,0 2984,0 2984,697">
            <text:p/>
          </draw:polygon>
          <draw:path draw:style-name="gr5" draw:text-style-name="P8" draw:layer="layout" svg:width="0.084cm" svg:height="0.083cm" svg:x="17.264cm" svg:y="7.217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7.736cm" svg:y="7.217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8.21cm" svg:y="7.217cm" svg:viewBox="0 0 85 84" svg:d="M85 42c0-23-20-42-43-42s-42 19-42 42 19 42 42 42 43-19 43-42z">
            <text:p/>
          </draw:path>
          <draw:path draw:style-name="gr5" draw:text-style-name="P8" draw:layer="layout" svg:width="0.084cm" svg:height="0.083cm" svg:x="18.681cm" svg:y="7.217cm" svg:viewBox="0 0 85 84" svg:d="M85 42c0-23-20-42-43-42s-42 19-42 42 19 42 42 42 43-19 43-42z">
            <text:p/>
          </draw:path>
          <draw:path draw:style-name="gr5" draw:text-style-name="P8" draw:layer="layout" svg:width="0.18cm" svg:height="0.773cm" svg:x="19.423cm" svg:y="6.71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5" draw:text-style-name="P8" draw:layer="layout" svg:width="0.309cm" svg:height="0.516cm" svg:x="19.685cm" svg:y="6.784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  <draw:path draw:style-name="gr5" draw:text-style-name="P8" draw:layer="layout" svg:width="0.18cm" svg:height="0.773cm" svg:x="20.078cm" svg:y="6.71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36" draw:id="id236">
          <svg:title>TexMaths</svg:title>
          <svg:desc>22§display§1 =  A( 0 + 1 ) + 0§svg§600§FALSE§</svg:desc>
          <draw:polygon draw:style-name="gr2" draw:text-style-name="P7" draw:layer="layout" svg:width="5.541cm" svg:height="0.696cm" svg:x="4.051cm" svg:y="9.266cm" svg:viewBox="0 0 5542 697" draw:points="2770,697 0,697 0,0 5542,0 5542,697">
            <text:p/>
          </draw:polygon>
          <draw:path draw:style-name="gr3" draw:text-style-name="P8" draw:layer="layout" svg:width="0.256cm" svg:height="0.516cm" svg:x="4.081cm" svg:y="9.2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4.656cm" svg:y="9.5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31cm" svg:height="0.555cm" svg:x="5.457cm" svg:y="9.253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8" draw:layer="layout" svg:width="0.18cm" svg:height="0.773cm" svg:x="6.086cm" svg:y="9.2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6.341cm" svg:y="9.292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515cm" svg:height="0.516cm" svg:x="6.913cm" svg:y="9.3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7.71cm" svg:y="9.2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8.073cm" svg:y="9.2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544cm" svg:y="9.3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6cm" svg:height="0.532cm" svg:x="9.305cm" svg:y="9.292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235" draw:id="id235">
          <svg:title>TexMaths</svg:title>
          <svg:desc>22§display§\text {For } x = 0 \text { from (2), we get,}§svg§600§FALSE§</svg:desc>
          <draw:polygon draw:style-name="gr2" draw:text-style-name="P7" draw:layer="layout" svg:width="9.041cm" svg:height="0.696cm" svg:x="4.063cm" svg:y="8.067cm" svg:viewBox="0 0 9042 697" draw:points="4521,697 0,697 0,0 9042,0 9042,697">
            <text:p/>
          </draw:polygon>
          <draw:path draw:style-name="gr3" draw:text-style-name="P8" draw:layer="layout" svg:width="0.446cm" svg:height="0.527cm" svg:x="4.049cm" svg:y="8.0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4.485cm" svg:y="8.2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4.873cm" svg:y="8.2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5.434cm" svg:y="8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182cm" svg:x="6.112cm" svg:y="8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6.914cm" svg:y="8.09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251cm" svg:height="0.546cm" svg:x="7.555cm" svg:y="8.06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7.787cm" svg:y="8.26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8.09cm" svg:y="8.2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604cm" svg:height="0.342cm" svg:x="8.479cm" svg:y="8.26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9.432cm" svg:y="8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9.696cm" svg:y="8.0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0.087cm" svg:y="8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0.411cm" svg:y="8.5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cm" svg:height="0.342cm" svg:x="10.832cm" svg:y="8.274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1.375cm" svg:y="8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4cm" svg:height="0.511cm" svg:x="11.977cm" svg:y="8.257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2.363cm" svg:y="8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2.701cm" svg:y="8.13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3.052cm" svg:y="8.526cm" svg:viewBox="0 0 92 232" svg:d="M92 81c0-49-18-81-50-81-28 0-42 21-42 40 0 22 14 43 42 43 13 0 21-6 30-11l2-2c0 0 2 0 2 11 0 51-23 98-58 135-4 4-6 6-6 7 0 7 4 9 9 9 9 0 71-61 71-151z">
            <text:p/>
          </draw:path>
        </draw:g>
        <draw:g xml:id="id237" draw:id="id237">
          <svg:title>TexMaths</svg:title>
          <svg:desc>22§display§\Rightarrow \ \ A = 1§svg§600§FALSE§</svg:desc>
          <draw:polygon draw:style-name="gr2" draw:text-style-name="P7" draw:layer="layout" svg:width="3.36cm" svg:height="0.496cm" svg:x="10.253cm" svg:y="9.268cm" svg:viewBox="0 0 3361 497" draw:points="1680,497 0,497 0,0 3361,0 3361,497">
            <text:p/>
          </draw:polygon>
          <draw:path draw:style-name="gr3" draw:text-style-name="P8" draw:layer="layout" svg:width="0.687cm" svg:height="0.427cm" svg:x="10.257cm" svg:y="9.377cm" svg:viewBox="0 0 688 428" svg:d="M521 153c31 28 72 50 97 60-29 12-66 34-97 60h-493c-14 0-28 0-28 16s14 16 26 16h460c-37 35-78 104-78 114 0 9 9 9 14 9 7 0 13 0 14-7 18-30 39-70 90-116 53-48 106-67 144-80 14-5 14-5 16-7 2 0 2-3 2-5s0-2 0-3l-4-2c-1-2-1-2-15-7-106-30-183-102-227-185-7-16-9-16-20-16-5 0-14 0-14 9 0 10 39 77 78 114h-460c-12 0-26 0-26 16 0 14 14 14 28 14z">
            <text:p/>
          </draw:path>
          <draw:path draw:style-name="gr3" draw:text-style-name="P8" draw:layer="layout" svg:width="0.53cm" svg:height="0.556cm" svg:x="11.745cm" svg:y="9.229cm" svg:viewBox="0 0 531 557" svg:d="M111 467c-30 51-60 63-95 65-9 0-16 0-16 16 0 3 4 9 11 9 21 0 44-4 66-4 25 0 53 4 78 4 3 0 14 0 14-16 0-9-7-9-12-9-18-2-37-9-37-28 0-9 5-18 10-28l60-99h195c2 16 13 121 13 129 0 24-41 26-57 26-10 0-19 0-19 16 0 9 11 9 12 9 32 0 65-4 97-4 19 0 67 4 86 4 6 0 14 0 14-16 0-9-7-9-17-9-48 0-48-5-50-28l-47-485c-2-15-2-19-16-19-12 0-14 5-19 12zM204 352l153-255 25 255z">
            <text:p/>
          </draw:path>
          <draw:path draw:style-name="gr3" draw:text-style-name="P8" draw:layer="layout" svg:width="0.515cm" svg:height="0.182cm" svg:x="12.554cm" svg:y="9.499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56cm" svg:height="0.517cm" svg:x="13.397cm" svg:y="9.268cm" svg:viewBox="0 0 257 518" svg:d="M160 19c0-17 0-19-19-19-48 49-116 49-141 49v25c16 0 62 0 102-21v403c0 28-2 37-72 37h-25v25c27-4 95-4 125-4 32 0 99 0 127 4v-25h-25c-70 0-72-9-72-37z">
            <text:p/>
          </draw:path>
        </draw:g>
        <draw:g xml:id="id238" draw:id="id238">
          <svg:title>TexMaths</svg:title>
          <svg:desc>22§display§\text {For } x = 1 \text { and } A = 1, \text { from (2), we get,}§svg§600§FALSE§</svg:desc>
          <draw:polygon draw:style-name="gr2" draw:text-style-name="P7" draw:layer="layout" svg:width="13.144cm" svg:height="0.696cm" svg:x="4.065cm" svg:y="10.367cm" svg:viewBox="0 0 13145 697" draw:points="6573,697 0,697 0,0 13145,0 13145,697">
            <text:p/>
          </draw:polygon>
          <draw:path draw:style-name="gr3" draw:text-style-name="P8" draw:layer="layout" svg:width="0.446cm" svg:height="0.527cm" svg:x="4.051cm" svg:y="10.3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4.487cm" svg:y="10.5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4.875cm" svg:y="10.5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5.436cm" svg:y="10.5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6.114cm" svg:y="10.6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6.955cm" svg:y="10.3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9cm" svg:height="0.356cm" svg:x="7.564cm" svg:y="10.56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7.942cm" svg:y="10.56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8.373cm" svg:y="10.37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531cm" svg:height="0.555cm" svg:x="9.062cm" svg:y="10.354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8" draw:layer="layout" svg:width="0.515cm" svg:height="0.182cm" svg:x="9.873cm" svg:y="10.6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0.714cm" svg:y="10.3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1.098cm" svg:y="10.82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51cm" svg:height="0.546cm" svg:x="11.659cm" svg:y="10.36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11.892cm" svg:y="10.5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2.194cm" svg:y="10.5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12.583cm" svg:y="10.565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3.537cm" svg:y="10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3.801cm" svg:y="10.3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4.192cm" svg:y="10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4.516cm" svg:y="10.8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4.935cm" svg:y="10.57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5.48cm" svg:y="10.5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6.082cm" svg:y="10.5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6.468cm" svg:y="10.5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6.805cm" svg:y="10.43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17.157cm" svg:y="10.826cm" svg:viewBox="0 0 92 232" svg:d="M92 81c0-49-18-81-50-81-28 0-42 21-42 40 0 22 14 43 42 43 13 0 21-6 30-11l2-2c0 0 2 0 2 11 0 51-23 98-58 135-4 4-6 6-6 7 0 7 4 9 9 9 9 0 71-61 71-151z">
            <text:p/>
          </draw:path>
        </draw:g>
        <draw:g xml:id="id239" draw:id="id239">
          <svg:title>TexMaths</svg:title>
          <svg:desc>22§display§1 =  1( 1 + 1 ) + 1(B(1) + C)§svg§600§FALSE§</svg:desc>
          <draw:polygon draw:style-name="gr2" draw:text-style-name="P7" draw:layer="layout" svg:width="9.069cm" svg:height="0.696cm" svg:x="4.053cm" svg:y="11.567cm" svg:viewBox="0 0 9070 697" draw:points="4536,697 0,697 0,0 9070,0 9070,697">
            <text:p/>
          </draw:polygon>
          <draw:path draw:style-name="gr3" draw:text-style-name="P8" draw:layer="layout" svg:width="0.256cm" svg:height="0.516cm" svg:x="4.083cm" svg:y="11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4.658cm" svg:y="11.8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5.502cm" svg:y="11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896cm" svg:y="11.5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6.188cm" svg:y="11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6.721cm" svg:y="11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7.52cm" svg:y="11.5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7.881cm" svg:y="11.5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353cm" svg:y="11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9.152cm" svg:y="11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9.546cm" svg:y="11.5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53cm" svg:height="0.528cm" svg:x="9.803cm" svg:y="11.57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8" draw:layer="layout" svg:width="0.18cm" svg:height="0.773cm" svg:x="10.472cm" svg:y="11.5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0.766cm" svg:y="11.5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1.127cm" svg:y="11.5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1.598cm" svg:y="11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cm" svg:height="0.562cm" svg:x="12.367cm" svg:y="11.563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8" draw:layer="layout" svg:width="0.18cm" svg:height="0.773cm" svg:x="12.982cm" svg:y="11.5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40" draw:id="id240">
          <svg:title>TexMaths</svg:title>
          <svg:desc>22§display§\Rightarrow \ \ B + C  = -1§svg§600§FALSE§</svg:desc>
          <draw:polygon draw:style-name="gr2" draw:text-style-name="P7" draw:layer="layout" svg:width="5.561cm" svg:height="0.532cm" svg:x="13.854cm" svg:y="11.568cm" svg:viewBox="0 0 5562 533" draw:points="2781,533 0,533 0,0 5562,0 5562,533">
            <text:p/>
          </draw:polygon>
          <draw:path draw:style-name="gr3" draw:text-style-name="P8" draw:layer="layout" svg:width="0.687cm" svg:height="0.426cm" svg:x="13.858cm" svg:y="11.668cm" svg:viewBox="0 0 688 427" svg:d="M521 153c32 28 72 49 97 60-28 12-65 33-97 60h-493c-14 0-28 0-28 15 0 16 14 16 26 16h460c-37 35-78 104-78 115 0 8 9 8 14 8 7 0 13 0 15-7 17-30 38-70 89-116 53-47 106-67 145-79 14-5 14-5 15-7 2 0 2-3 2-5s0-2 0-4l-3-1c-2-2-2-2-16-8-106-29-183-102-227-184-7-16-9-16-20-16-5 0-14 0-14 9 0 10 39 77 78 114h-460c-12 0-26 0-26 16 0 14 14 14 28 14z">
            <text:p/>
          </draw:path>
          <draw:path draw:style-name="gr3" draw:text-style-name="P8" draw:layer="layout" svg:width="0.553cm" svg:height="0.528cm" svg:x="15.352cm" svg:y="11.547cm" svg:viewBox="0 0 554 529" svg:d="M92 470c-8 29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6 5-20l53-216h146c76 0 90 58 90 91 0 78-69 152-160 152z">
            <text:p/>
          </draw:path>
          <draw:path draw:style-name="gr3" draw:text-style-name="P8" draw:layer="layout" svg:width="0.515cm" svg:height="0.516cm" svg:x="16.16cm" svg:y="11.6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cm" svg:height="0.562cm" svg:x="16.927cm" svg:y="11.529cm" svg:viewBox="0 0 551 563" svg:d="M551 7c0-2-2-7-9-7-2 0-3 0-12 9l-53 60c-7-11-44-69-130-69-173 0-347 171-347 352 0 126 92 211 209 211 69 0 127-30 169-67 73-63 85-134 85-135 0-8-7-8-9-8-5 0-9 0-10 8-7 22-25 77-78 123-54 42-104 56-142 56-71 0-154-41-154-162 0-44 16-169 94-260 47-55 121-93 190-93 79 0 125 59 125 149 0 30-2 32-2 39 0 9 7 9 11 9 10 0 10-2 14-16z">
            <text:p/>
          </draw:path>
          <draw:path draw:style-name="gr3" draw:text-style-name="P8" draw:layer="layout" svg:width="0.515cm" svg:height="0.182cm" svg:x="17.756cm" svg:y="11.7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8.592cm" svg:y="11.86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9.198cm" svg:y="11.559cm" svg:viewBox="0 0 257 517" svg:d="M160 19c0-17 0-19-19-19-48 49-116 49-141 49v25c16 0 62 0 102-21v402c0 29-2 37-72 37h-25v25c27-3 95-3 125-3 32 0 99 0 127 3v-25h-25c-70 0-72-8-72-37z">
            <text:p/>
          </draw:path>
        </draw:g>
        <draw:g xml:id="id242" draw:id="id242">
          <svg:title>TexMaths</svg:title>
          <svg:desc>22§display§\text {For } x = - 1 \text { and } A = 1, \text { from (2), we get,}§svg§600§FALSE§</svg:desc>
          <draw:polygon draw:style-name="gr2" draw:text-style-name="P7" draw:layer="layout" svg:width="13.747cm" svg:height="0.696cm" svg:x="4.066cm" svg:y="12.767cm" svg:viewBox="0 0 13748 697" draw:points="6873,697 0,697 0,0 13748,0 13748,697">
            <text:p/>
          </draw:polygon>
          <draw:path draw:style-name="gr3" draw:text-style-name="P8" draw:layer="layout" svg:width="0.446cm" svg:height="0.527cm" svg:x="4.052cm" svg:y="12.7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8" draw:layer="layout" svg:width="0.344cm" svg:height="0.356cm" svg:x="4.489cm" svg:y="12.9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4.876cm" svg:y="12.9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6cm" svg:height="0.351cm" svg:x="5.437cm" svg:y="12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6.115cm" svg:y="13.0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6.953cm" svg:y="13.09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7.558cm" svg:y="12.7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9cm" svg:height="0.356cm" svg:x="8.165cm" svg:y="12.96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9cm" svg:height="0.342cm" svg:x="8.546cm" svg:y="12.96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8.977cm" svg:y="12.77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531cm" svg:height="0.555cm" svg:x="9.665cm" svg:y="12.754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8" draw:layer="layout" svg:width="0.515cm" svg:height="0.182cm" svg:x="10.475cm" svg:y="13.0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1.318cm" svg:y="12.7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1.701cm" svg:y="13.22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51cm" svg:height="0.546cm" svg:x="12.261cm" svg:y="12.76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12.493cm" svg:y="12.96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12.796cm" svg:y="12.9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13.187cm" svg:y="12.96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4.141cm" svg:y="12.7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4.403cm" svg:y="12.7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4.796cm" svg:y="12.7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5.12cm" svg:y="13.2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5.538cm" svg:y="12.974cm" svg:viewBox="0 0 532 343" svg:d="M466 74c15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6.084cm" svg:y="12.9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6.684cm" svg:y="12.9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7.072cm" svg:y="12.9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7.408cm" svg:y="12.83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7.761cm" svg:y="13.226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3" draw:id="id243">
          <svg:title>TexMaths</svg:title>
          <svg:desc>22§display§1 =  1( 1 + 1 ) + (-1)(B(-1) + C)§svg§600§FALSE§</svg:desc>
          <draw:polygon draw:style-name="gr2" draw:text-style-name="P7" draw:layer="layout" svg:width="10.873cm" svg:height="0.696cm" svg:x="4.053cm" svg:y="14.067cm" svg:viewBox="0 0 10874 697" draw:points="5437,697 0,697 0,0 10874,0 10874,697">
            <text:p/>
          </draw:polygon>
          <draw:path draw:style-name="gr3" draw:text-style-name="P8" draw:layer="layout" svg:width="0.256cm" svg:height="0.516cm" svg:x="4.083cm" svg:y="1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182cm" svg:x="4.658cm" svg:y="14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5.502cm" svg:y="1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896cm" svg:y="14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6.188cm" svg:y="1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6.721cm" svg:y="14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7.52cm" svg:y="1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7.881cm" svg:y="14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353cm" svg:y="14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18cm" svg:height="0.773cm" svg:x="9.161cm" svg:y="14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9.448cm" svg:y="14.39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055cm" svg:y="1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0.416cm" svg:y="14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8cm" svg:height="0.773cm" svg:x="10.75cm" svg:y="14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53cm" svg:height="0.528cm" svg:x="11.005cm" svg:y="14.07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8" draw:layer="layout" svg:width="0.18cm" svg:height="0.773cm" svg:x="11.676cm" svg:y="14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11.964cm" svg:y="14.39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57cm" svg:y="1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2.931cm" svg:y="14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3.402cm" svg:y="14.1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cm" svg:height="0.562cm" svg:x="14.171cm" svg:y="14.063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8" draw:layer="layout" svg:width="0.18cm" svg:height="0.773cm" svg:x="14.786cm" svg:y="14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44" draw:id="id244">
          <svg:title>TexMaths</svg:title>
          <svg:desc>22§display§\Rightarrow \ \ B - C  = -1§svg§600§FALSE§</svg:desc>
          <draw:polygon draw:style-name="gr2" draw:text-style-name="P7" draw:layer="layout" svg:width="5.561cm" svg:height="0.489cm" svg:x="15.755cm" svg:y="14.068cm" svg:viewBox="0 0 5562 490" draw:points="2781,490 0,490 0,0 5562,0 5562,490">
            <text:p/>
          </draw:polygon>
          <draw:path draw:style-name="gr3" draw:text-style-name="P8" draw:layer="layout" svg:width="0.687cm" svg:height="0.428cm" svg:x="15.759cm" svg:y="14.168cm" svg:viewBox="0 0 688 429" svg:d="M521 153c32 29 72 50 97 60-28 13-65 34-97 60h-493c-14 0-28 0-28 16s14 16 26 16h460c-37 35-78 104-78 115 0 9 9 9 14 9 7 0 13 0 15-7 17-30 38-71 89-117 53-47 106-67 145-79 14-6 14-6 15-7 2 0 2-4 2-6 0-1 0-1 0-3l-3-2c-2-2-2-2-16-7-106-30-183-102-227-185-7-16-9-16-20-16-5 0-14 0-14 9 0 10 39 77 78 114h-460c-12 0-26 0-26 16 0 14 14 14 28 14z">
            <text:p/>
          </draw:path>
          <draw:path draw:style-name="gr3" draw:text-style-name="P8" draw:layer="layout" svg:width="0.553cm" svg:height="0.53cm" svg:x="17.253cm" svg:y="14.047cm" svg:viewBox="0 0 554 531" svg:d="M92 471c-8 30-9 35-71 35-14 0-21 0-21 16 0 9 7 9 21 9h276c124 0 215-92 215-168 0-56-46-100-119-109 79-16 161-72 161-146 0-59-51-108-144-108h-260c-16 0-23 0-23 16 0 9 7 9 21 9 2 0 16 0 30 1 14 0 21 2 21 13 0 2-2 5-4 14zM209 247l48-194c7-27 9-28 42-28h101c66 0 84 46 84 79 0 69-67 143-162 143zM174 506c-10 0-12 0-17 0-7 0-11-2-11-7 0-3 0-5 5-19l53-217h146c76 0 90 58 90 92 0 77-69 151-160 151z">
            <text:p/>
          </draw:path>
          <draw:path draw:style-name="gr3" draw:text-style-name="P8" draw:layer="layout" svg:width="0.472cm" svg:height="0.033cm" svg:x="18.082cm" svg:y="14.366cm" svg:viewBox="0 0 473 34" svg:d="M447 34c12 0 26 0 26-18 0-16-14-16-26-16h-421c-12 0-26 0-26 16 0 18 14 18 26 18z">
            <text:p/>
          </draw:path>
          <draw:path draw:style-name="gr3" draw:text-style-name="P8" draw:layer="layout" svg:width="0.55cm" svg:height="0.563cm" svg:x="18.828cm" svg:y="14.029cm" svg:viewBox="0 0 551 564" svg:d="M551 7c0-2-2-7-9-7-2 0-3 0-12 9l-53 60c-7-11-44-69-130-69-173 0-347 171-347 353 0 127 92 211 209 211 69 0 127-30 169-67 73-63 85-134 85-135 0-7-7-7-9-7-5 0-9 0-10 7-7 23-25 77-78 123-54 42-104 57-142 57-71 0-154-41-154-163 0-44 16-169 94-261 47-54 121-93 190-93 79 0 125 60 125 150 0 30-2 31-2 38 0 9 7 9 11 9 10 0 10-2 14-16z">
            <text:p/>
          </draw:path>
          <draw:path draw:style-name="gr3" draw:text-style-name="P8" draw:layer="layout" svg:width="0.515cm" svg:height="0.182cm" svg:x="19.657cm" svg:y="14.2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8" draw:layer="layout" svg:width="0.472cm" svg:height="0.033cm" svg:x="20.493cm" svg:y="14.366cm" svg:viewBox="0 0 473 34" svg:d="M447 34c12 0 26 0 26-18 0-16-14-16-26-16h-421c-12 0-26 0-26 16 0 18 14 18 26 18z">
            <text:p/>
          </draw:path>
          <draw:path draw:style-name="gr3" draw:text-style-name="P8" draw:layer="layout" svg:width="0.256cm" svg:height="0.518cm" svg:x="21.099cm" svg:y="14.059cm" svg:viewBox="0 0 257 519" svg:d="M160 19c0-17 0-19-19-19-48 49-116 49-141 49v25c16 0 62 0 102-21v404c0 28-2 37-72 37h-25v25c27-4 95-4 125-4 32 0 99 0 127 4v-25h-25c-70 0-72-9-72-37z">
            <text:p/>
          </draw:path>
        </draw:g>
        <draw:g xml:id="id241" draw:id="id241">
          <svg:title>TexMaths</svg:title>
          <svg:desc>22§display§.\ .\ .\ .\ \ (3)§svg§600§FALSE§</svg:desc>
          <draw:polygon draw:style-name="gr2" draw:text-style-name="P7" draw:layer="layout" svg:width="2.983cm" svg:height="0.696cm" svg:x="22.238cm" svg:y="11.459cm" svg:viewBox="0 0 2984 697" draw:points="1491,697 0,697 0,0 2984,0 2984,697">
            <text:p/>
          </draw:polygon>
          <draw:path draw:style-name="gr3" draw:text-style-name="P8" draw:layer="layout" svg:width="0.084cm" svg:height="0.083cm" svg:x="22.266cm" svg:y="11.918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2.738cm" svg:y="11.918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3.212cm" svg:y="11.918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3.683cm" svg:y="11.918cm" svg:viewBox="0 0 85 84" svg:d="M85 42c0-23-20-42-43-42s-42 19-42 42 19 42 42 42 43-19 43-42z">
            <text:p/>
          </draw:path>
          <draw:path draw:style-name="gr3" draw:text-style-name="P8" draw:layer="layout" svg:width="0.18cm" svg:height="0.773cm" svg:x="24.425cm" svg:y="11.4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21cm" svg:height="0.532cm" svg:x="24.682cm" svg:y="11.485cm" svg:viewBox="0 0 322 533" svg:d="M194 243c63-20 107-74 107-136 0-63-67-107-143-107-79 0-137 46-137 106 0 24 18 40 39 40 25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25.08cm" svg:y="11.4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45" draw:id="id245">
          <svg:title>TexMaths</svg:title>
          <svg:desc>22§display§.\ .\ .\ .\ \ (4)§svg§600§FALSE§</svg:desc>
          <draw:polygon draw:style-name="gr2" draw:text-style-name="P7" draw:layer="layout" svg:width="2.983cm" svg:height="0.696cm" svg:x="22.339cm" svg:y="13.858cm" svg:viewBox="0 0 2984 697" draw:points="1491,697 0,697 0,0 2984,0 2984,697">
            <text:p/>
          </draw:polygon>
          <draw:path draw:style-name="gr3" draw:text-style-name="P8" draw:layer="layout" svg:width="0.084cm" svg:height="0.083cm" svg:x="22.367cm" svg:y="14.317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2.839cm" svg:y="14.317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3.313cm" svg:y="14.317cm" svg:viewBox="0 0 85 84" svg:d="M85 42c0-23-20-42-43-42s-42 19-42 42 19 42 42 42 43-19 43-42z">
            <text:p/>
          </draw:path>
          <draw:path draw:style-name="gr3" draw:text-style-name="P8" draw:layer="layout" svg:width="0.084cm" svg:height="0.083cm" svg:x="23.784cm" svg:y="14.317cm" svg:viewBox="0 0 85 84" svg:d="M85 42c0-23-20-42-43-42s-42 19-42 42 19 42 42 42 43-19 43-42z">
            <text:p/>
          </draw:path>
          <draw:path draw:style-name="gr3" draw:text-style-name="P8" draw:layer="layout" svg:width="0.18cm" svg:height="0.773cm" svg:x="24.526cm" svg:y="13.81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44cm" svg:height="0.523cm" svg:x="24.772cm" svg:y="13.875cm" svg:viewBox="0 0 345 524" svg:d="M206 398v66c0 29 0 37-58 37h-16v23c32-2 72-2 104-2 33 0 74 0 106 2v-23h-16c-58 0-60-8-60-37v-66h79v-25h-79v-354c0-14 0-19-12-19-8 0-9 0-15 9l-239 364v25zM211 373h-190l190-289z">
            <text:p/>
          </draw:path>
          <draw:path draw:style-name="gr3" draw:text-style-name="P8" draw:layer="layout" svg:width="0.18cm" svg:height="0.773cm" svg:x="25.181cm" svg:y="13.81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1+width/2;x" smil:keyTimes="0;1"/>
                  <anim:animate smil:dur="0.5s" smil:fill="hold" smil:targetElement="id23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1+width/2;x" smil:keyTimes="0;1"/>
                  <anim:animate smil:dur="0.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width*0.05;width" smil:keyTimes="0;1"/>
                  <anim:animate smil:dur="0.5s" smil:fill="hold" smil:targetElement="id238" smil:attributeName="height" smil:values="height;height" smil:keyTimes="0;1"/>
                  <anim:animate smil:dur="0.5s" smil:fill="hold" smil:targetElement="id238" smil:attributeName="x" smil:values="x-.2;x" smil:keyTimes="0;1"/>
                  <anim:animate smil:dur="0.5s" smil:fill="hold" smil:targetElement="id238" smil:attributeName="y" smil:values="y;y" smil:keyTimes="0;1"/>
                  <anim:transitionFilter smil:dur="0.5s" smil:targetElement="id2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1+width/2;x" smil:keyTimes="0;1"/>
                  <anim:animate smil:dur="0.5s" smil:fill="hold" smil:targetElement="id24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1+width/2;x" smil:keyTimes="0;1"/>
                  <anim:animate smil:dur="0.5s" smil:fill="hold" smil:targetElement="id24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48" draw:id="id248">
          <svg:title>TexMaths</svg:title>
          <svg:desc>22§display§\text {Put } B = -1 \text { in (3), we get}§svg§600§FALSE§</svg:desc>
          <draw:polygon draw:style-name="gr2" draw:text-style-name="P7" draw:layer="layout" svg:width="8.827cm" svg:height="0.696cm" svg:x="4.063cm" svg:y="3.067cm" svg:viewBox="0 0 8828 697" draw:points="4414,697 0,697 0,0 8828,0 8828,697">
            <text:p/>
          </draw:polygon>
          <draw:path draw:style-name="gr3" draw:text-style-name="P8" draw:layer="layout" svg:width="0.457cm" svg:height="0.528cm" svg:x="4.051cm" svg:y="3.079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575cm" svg:y="3.26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4cm" svg:height="0.485cm" svg:x="4.994cm" svg:y="3.13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53cm" svg:height="0.528cm" svg:x="5.572cm" svg:y="3.07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4-20l54-216h146c74 0 90 58 90 92 0 77-69 151-160 151z">
            <text:p/>
          </draw:path>
          <draw:path draw:style-name="gr3" draw:text-style-name="P8" draw:layer="layout" svg:width="0.515cm" svg:height="0.182cm" svg:x="6.422cm" svg:y="3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259cm" svg:y="3.39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7.865cm" svg:y="3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66cm" svg:height="0.518cm" svg:x="8.467cm" svg:y="3.0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68cm" svg:y="3.26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9.419cm" svg:y="3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9.676cm" svg:y="3.09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10.074cm" svg:y="3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0.397cm" svg:y="3.5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0.816cm" svg:y="3.274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8" draw:layer="layout" svg:width="0.3cm" svg:height="0.356cm" svg:x="11.362cm" svg:y="3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1.964cm" svg:y="3.2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2.349cm" svg:y="3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2.687cm" svg:y="3.132cm" svg:viewBox="0 0 243 486" svg:d="M120 167h111v-25h-111v-142h-20c0 63-24 146-100 150v17h67v213c0 97 72 106 100 106 55 0 76-55 76-106v-44h-19v44c0 56-23 86-52 86-52 0-52-70-52-84z">
            <text:p/>
          </draw:path>
        </draw:g>
        <draw:g xml:id="id247" draw:id="id247">
          <svg:title>TexMaths</svg:title>
          <svg:desc>22§display§2B =  - 2 \ \ \Rightarrow \ \  B = -1§svg§600§FALSE§</svg:desc>
          <draw:polygon draw:style-name="gr2" draw:text-style-name="P7" draw:layer="layout" svg:width="7.77cm" svg:height="0.471cm" svg:x="4.053cm" svg:y="1.967cm" svg:viewBox="0 0 7771 472" draw:points="3885,472 0,472 0,0 7771,0 7771,472">
            <text:p/>
          </draw:polygon>
          <draw:path draw:style-name="gr3" draw:text-style-name="P8" draw:layer="layout" svg:width="0.309cm" svg:height="0.517cm" svg:x="4.053cm" svg:y="1.94cm" svg:viewBox="0 0 310 518" svg:d="M60 458l83-81c121-107 167-148 167-225 0-90-69-152-164-152-88 0-146 72-146 141 0 42 39 42 40 42 15 0 41-8 41-40 0-20-14-41-41-41-7 0-7 0-10 2 18-51 60-79 106-79 70 0 103 61 103 127 0 61-38 123-81 171l-149 165c-9 9-9 11-9 30h289l21-135h-20c-3 22-8 58-15 68-7 7-58 7-74 7z">
            <text:p/>
          </draw:path>
          <draw:path draw:style-name="gr3" draw:text-style-name="P8" draw:layer="layout" svg:width="0.553cm" svg:height="0.53cm" svg:x="4.433cm" svg:y="1.928cm" svg:viewBox="0 0 554 531" svg:d="M92 471c-8 30-9 35-71 35-14 0-21 0-21 16 0 9 7 9 21 9h276c124 0 215-92 215-168 0-56-46-100-119-109 79-16 161-72 161-146 0-59-51-108-144-108h-260c-16 0-23 0-23 16 0 9 7 9 21 9 2 0 16 0 30 1 14 0 21 2 21 13 0 2-2 5-4 14zM209 247l48-194c7-27 9-28 42-28h101c66 0 84 46 84 79 0 69-67 143-162 143zM174 506c-10 0-12 0-17 0-7 0-11-2-11-7 0-4 0-5 5-20l53-216h146c76 0 90 58 90 91 0 78-69 152-160 152z">
            <text:p/>
          </draw:path>
          <draw:path draw:style-name="gr3" draw:text-style-name="P8" draw:layer="layout" svg:width="0.515cm" svg:height="0.182cm" svg:x="5.285cm" svg:y="2.173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472cm" svg:height="0.032cm" svg:x="6.121cm" svg:y="2.24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6.697cm" svg:y="1.94cm" svg:viewBox="0 0 310 518" svg:d="M60 458l83-81c121-107 167-148 167-225 0-90-69-152-164-152-88 0-146 72-146 141 0 42 39 42 40 42 15 0 41-8 41-40 0-20-14-41-41-41-7 0-7 0-10 2 18-51 60-79 106-79 70 0 103 61 103 127 0 61-38 123-81 171l-149 165c-9 9-9 11-9 30h289l21-135h-20c-3 22-8 58-17 68-5 7-56 7-72 7z">
            <text:p/>
          </draw:path>
          <draw:path draw:style-name="gr3" draw:text-style-name="P8" draw:layer="layout" svg:width="0.687cm" svg:height="0.427cm" svg:x="7.818cm" svg:y="2.05cm" svg:viewBox="0 0 688 428" svg:d="M521 153c32 29 70 50 97 60-28 13-65 34-97 60h-493c-14 0-28 0-28 16s14 16 26 16h460c-37 35-78 104-78 115 0 8 9 8 14 8 7 0 13 0 15-7 17-30 38-70 89-116 53-48 106-67 145-79 14-6 14-6 15-7 2 0 2-4 2-6 0-1 0-1 0-3l-3-2c-2-2-2-2-16-7-106-30-183-102-227-185-7-16-9-16-20-16-5 0-14 0-14 9 0 10 39 77 78 114h-460c-12 0-26 0-26 16 0 14 14 14 28 14z">
            <text:p/>
          </draw:path>
          <draw:path draw:style-name="gr3" draw:text-style-name="P8" draw:layer="layout" svg:width="0.553cm" svg:height="0.53cm" svg:x="9.312cm" svg:y="1.928cm" svg:viewBox="0 0 554 531" svg:d="M92 471c-8 30-9 35-71 35-14 0-21 0-21 16 0 9 7 9 21 9h276c124 0 215-92 215-168 0-56-46-100-119-109 79-16 161-72 161-146 0-59-51-108-144-108h-260c-16 0-23 0-23 16 0 9 7 9 21 9 2 0 16 0 30 1 14 0 21 2 21 13 0 2-2 5-4 14zM209 247l48-194c7-27 9-28 42-28h101c66 0 84 46 84 79 0 69-67 143-162 143zM174 506c-10 0-12 0-17 0-7 0-11-2-11-7 0-4 0-5 5-20l53-216h146c76 0 90 58 90 91 0 78-69 152-160 152z">
            <text:p/>
          </draw:path>
          <draw:path draw:style-name="gr3" draw:text-style-name="P8" draw:layer="layout" svg:width="0.515cm" svg:height="0.182cm" svg:x="10.163cm" svg:y="2.173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472cm" svg:height="0.032cm" svg:x="11.001cm" svg:y="2.24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1.606cm" svg:y="1.94cm" svg:viewBox="0 0 257 518" svg:d="M160 19c0-17 0-19-19-19-48 49-116 49-141 49v25c16 0 62 0 102-21v404c0 28-2 37-72 37h-25v24c27-3 95-3 125-3 32 0 99 0 127 3v-24h-25c-70 0-72-9-72-37z">
            <text:p/>
          </draw:path>
        </draw:g>
        <draw:g xml:id="id246" draw:id="id246">
          <svg:title>TexMaths</svg:title>
          <svg:desc>22§display§\text {Eq. (3) + Eq. (4) gives}§svg§600§FALSE§</svg:desc>
          <draw:polygon draw:style-name="gr2" draw:text-style-name="P7" draw:layer="layout" svg:width="7.87cm" svg:height="0.696cm" svg:x="4.066cm" svg:y="0.769cm" svg:viewBox="0 0 7871 697" draw:points="3936,697 0,697 0,0 7871,0 7871,697">
            <text:p/>
          </draw:polygon>
          <draw:path draw:style-name="gr3" draw:text-style-name="P8" draw:layer="layout" svg:width="0.48cm" svg:height="0.527cm" svg:x="4.052cm" svg:y="0.78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8" draw:layer="layout" svg:width="0.383cm" svg:height="0.492cm" svg:x="4.58cm" svg:y="0.96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083cm" svg:height="0.083cm" svg:x="5.029cm" svg:y="1.228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5.597cm" svg:y="0.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1cm" svg:height="0.532cm" svg:x="5.853cm" svg:y="0.79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18cm" svg:height="0.773cm" svg:x="6.252cm" svg:y="0.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6.81cm" svg:y="0.85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48cm" svg:height="0.527cm" svg:x="7.651cm" svg:y="0.78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8" draw:layer="layout" svg:width="0.383cm" svg:height="0.492cm" svg:x="8.178cm" svg:y="0.96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8" draw:layer="layout" svg:width="0.083cm" svg:height="0.083cm" svg:x="8.627cm" svg:y="1.228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9.195cm" svg:y="0.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9.44cm" svg:y="0.78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8cm" svg:height="0.773cm" svg:x="9.85cm" svg:y="0.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55cm" svg:height="0.511cm" svg:x="10.385cm" svg:y="0.95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66cm" svg:height="0.518cm" svg:x="10.776cm" svg:y="0.79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79cm" svg:height="0.342cm" svg:x="10.98cm" svg:y="0.976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1.374cm" svg:y="0.96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1.721cm" svg:y="0.9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 xml:id="id249" draw:id="id249">
          <svg:title>TexMaths</svg:title>
          <svg:desc>22§display§-1 + C = -1 \ \ \Rightarrow \ \ C = 0§svg§600§FALSE§</svg:desc>
          <draw:polygon draw:style-name="gr2" draw:text-style-name="P7" draw:layer="layout" svg:width="8.712cm" svg:height="0.532cm" svg:x="4.053cm" svg:y="4.268cm" svg:viewBox="0 0 8713 533" draw:points="4357,533 0,533 0,0 8713,0 8713,533">
            <text:p/>
          </draw:polygon>
          <draw:path draw:style-name="gr3" draw:text-style-name="P8" draw:layer="layout" svg:width="0.473cm" svg:height="0.032cm" svg:x="4.078cm" svg:y="4.565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4.685cm" svg:y="4.259cm" svg:viewBox="0 0 257 517" svg:d="M160 19c0-17 0-19-17-19-50 49-118 49-143 49v25c16 0 62 0 102-21v402c0 29-2 37-72 37h-25v25c27-3 95-3 125-3 32 0 99 0 127 3v-25h-25c-70 0-72-8-72-37z">
            <text:p/>
          </draw:path>
          <draw:path draw:style-name="gr3" draw:text-style-name="P8" draw:layer="layout" svg:width="0.515cm" svg:height="0.516cm" svg:x="5.218cm" svg:y="4.3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55cm" svg:height="0.562cm" svg:x="5.986cm" svg:y="4.229cm" svg:viewBox="0 0 551 563" svg:d="M551 7c0-2-2-7-9-7-2 0-3 0-12 9l-53 60c-7-11-44-69-130-69-173 0-347 171-347 352 0 126 92 211 209 211 69 0 127-30 169-67 73-63 85-134 85-135 0-8-7-8-9-8-5 0-9 0-10 8-7 22-25 77-78 123-54 42-104 56-144 56-69 0-152-41-152-162 0-44 16-169 94-260 47-55 121-93 190-93 79 0 125 59 125 149 0 30-2 32-2 39 0 9 7 9 11 9 10 0 10-2 14-16z">
            <text:p/>
          </draw:path>
          <draw:path draw:style-name="gr3" draw:text-style-name="P8" draw:layer="layout" svg:width="0.515cm" svg:height="0.182cm" svg:x="6.813cm" svg:y="4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3cm" svg:height="0.032cm" svg:x="7.651cm" svg:y="4.565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8.256cm" svg:y="4.259cm" svg:viewBox="0 0 257 517" svg:d="M160 19c0-17 0-19-19-19-48 49-116 49-141 49v25c16 0 62 0 102-21v402c0 29-2 37-72 37h-25v25c27-3 95-3 125-3 32 0 99 0 127 3v-25h-25c-70 0-72-8-72-37z">
            <text:p/>
          </draw:path>
          <draw:path draw:style-name="gr3" draw:text-style-name="P8" draw:layer="layout" svg:width="0.687cm" svg:height="0.426cm" svg:x="9.348cm" svg:y="4.368cm" svg:viewBox="0 0 688 427" svg:d="M521 153c32 28 70 49 97 60-28 12-65 33-97 60h-493c-14 0-28 0-28 15 0 16 14 16 26 16h460c-37 35-78 104-78 115 0 8 9 8 14 8 8 0 13 0 15-7 17-30 38-70 89-116 53-47 106-67 145-79 14-5 14-5 16-7 1 0 1-3 1-5s0-2 0-4l-3-1c-2-2-2-2-16-8-106-29-183-102-227-184-7-16-9-16-20-16-5 0-14 0-14 9 0 10 39 77 78 114h-460c-12 0-26 0-26 16 0 14 14 14 28 14z">
            <text:p/>
          </draw:path>
          <draw:path draw:style-name="gr3" draw:text-style-name="P8" draw:layer="layout" svg:width="0.55cm" svg:height="0.562cm" svg:x="10.848cm" svg:y="4.229cm" svg:viewBox="0 0 551 563" svg:d="M551 7c0-2-2-7-9-7-2 0-3 0-12 9l-53 60c-7-11-44-69-130-69-173 0-347 171-347 352 0 126 92 211 209 211 69 0 127-30 169-67 73-63 85-134 85-135 0-8-7-8-9-8-5 0-9 0-10 8-7 22-25 77-78 123-54 42-104 56-142 56-71 0-154-41-154-162 0-44 16-169 94-260 47-55 121-93 190-93 79 0 125 59 125 149 0 30-2 32-2 39 0 9 7 9 11 9 10 0 10-2 14-16z">
            <text:p/>
          </draw:path>
          <draw:path draw:style-name="gr3" draw:text-style-name="P8" draw:layer="layout" svg:width="0.515cm" svg:height="0.182cm" svg:x="11.675cm" svg:y="4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2.478cm" svg:y="4.259cm" svg:viewBox="0 0 327 533" svg:d="M327 269c0-63-3-125-31-183-35-74-99-86-132-86-46 0-104 19-136 91-24 55-28 115-28 178 0 58 4 127 35 186 34 62 90 78 129 78 42 0 100-16 135-90 25-53 28-114 28-174zM164 517c-30 0-78-19-90-95-9-46-9-118-9-163 0-50 0-101 5-143 16-91 74-98 94-98 24 0 77 14 91 89 7 44 7 102 7 152 0 58 0 110-9 160-10 73-54 98-89 98z">
            <text:p/>
          </draw:path>
        </draw:g>
        <draw:g xml:id="id250" draw:id="id250">
          <svg:title>TexMaths</svg:title>
          <svg:desc>22§display§\text {Put } A = 1, B = -1 , C = 0 \text { in (1), we get}§svg§600§FALSE§</svg:desc>
          <draw:polygon draw:style-name="gr2" draw:text-style-name="P7" draw:layer="layout" svg:width="13.537cm" svg:height="0.696cm" svg:x="4.065cm" svg:y="5.368cm" svg:viewBox="0 0 13538 697" draw:points="6769,697 0,697 0,0 13538,0 13538,697">
            <text:p/>
          </draw:polygon>
          <draw:path draw:style-name="gr3" draw:text-style-name="P8" draw:layer="layout" svg:width="0.457cm" svg:height="0.528cm" svg:x="4.053cm" svg:y="5.38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577cm" svg:y="5.56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4cm" svg:height="0.485cm" svg:x="4.996cm" svg:y="5.43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31cm" svg:height="0.555cm" svg:x="5.568cm" svg:y="5.355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8" draw:layer="layout" svg:width="0.515cm" svg:height="0.182cm" svg:x="6.378cm" svg:y="5.6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221cm" svg:y="5.3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7.605cm" svg:y="5.82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553cm" svg:height="0.528cm" svg:x="7.914cm" svg:y="5.3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8" draw:layer="layout" svg:width="0.515cm" svg:height="0.182cm" svg:x="8.765cm" svg:y="5.6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9.602cm" svg:y="5.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208cm" svg:y="5.3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0.593cm" svg:y="5.82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55cm" svg:height="0.562cm" svg:x="10.908cm" svg:y="5.364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8" draw:layer="layout" svg:width="0.515cm" svg:height="0.182cm" svg:x="11.735cm" svg:y="5.6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2.538cm" svg:y="5.39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66cm" svg:height="0.518cm" svg:x="13.179cm" svg:y="5.3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393cm" svg:y="5.56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4.131cm" svg:y="5.3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4.425cm" svg:y="5.3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4.787cm" svg:y="5.3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15.109cm" svg:y="5.82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15.53cm" svg:y="5.575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6.074cm" svg:y="5.5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6.676cm" svg:y="5.55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7.063cm" svg:y="5.5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7.399cm" svg:y="5.433cm" svg:viewBox="0 0 243 486" svg:d="M120 167h111v-25h-111v-142h-20c0 63-24 146-100 150v17h67v213c0 97 72 106 100 106 55 0 76-55 76-106v-44h-19v44c0 56-23 86-52 86-52 0-52-70-52-84z">
            <text:p/>
          </draw:path>
        </draw:g>
        <draw:g xml:id="id252" draw:id="id252">
          <svg:title>TexMaths</svg:title>
          <svg:desc>22§display§\frac{ 1 }{ x  }\ + \ \frac{ (-1)x + 0 }{ x^2 + 1 }§svg§600§FALSE§</svg:desc>
          <draw:polygon draw:style-name="gr2" draw:text-style-name="P7" draw:layer="layout" svg:width="5.374cm" svg:height="1.621cm" svg:x="9.079cm" svg:y="6.468cm" svg:viewBox="0 0 5375 1622" draw:points="2687,1622 0,1622 0,0 5375,0 5375,1622">
            <text:p/>
          </draw:polygon>
          <draw:path draw:style-name="gr3" draw:text-style-name="P8" draw:layer="layout" svg:width="0.256cm" svg:height="0.517cm" svg:x="9.137cm" svg:y="6.49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442cm" svg:height="0.032cm" svg:x="9.04cm" svg:y="7.324cm" svg:viewBox="0 0 443 33" draw:points="222,33 0,33 0,0 443,0 443,33">
            <text:p/>
          </draw:polygon>
          <draw:path draw:style-name="gr3" draw:text-style-name="P8" draw:layer="layout" svg:width="0.386cm" svg:height="0.351cm" svg:x="9.063cm" svg:y="7.72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4 85-79 103-104 103-30 0-42-25-42-51 0-18 5-34 14-69z">
            <text:p/>
          </draw:path>
          <draw:path draw:style-name="gr3" draw:text-style-name="P8" draw:layer="layout" svg:width="0.515cm" svg:height="0.517cm" svg:x="10.047cm" svg:y="7.0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18cm" svg:height="0.774cm" svg:x="11.205cm" svg:y="6.42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472cm" svg:height="0.032cm" svg:x="11.493cm" svg:y="6.80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099cm" svg:y="6.4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461cm" svg:y="6.42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86cm" svg:height="0.351cm" svg:x="12.739cm" svg:y="6.6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8" draw:layer="layout" svg:width="0.515cm" svg:height="0.517cm" svg:x="13.374cm" svg:y="6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6cm" svg:height="0.533cm" svg:x="14.135cm" svg:y="6.494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3.364cm" svg:height="0.032cm" svg:x="11.127cm" svg:y="7.324cm" svg:viewBox="0 0 3365 33" draw:points="1682,33 0,33 0,0 3365,0 3365,33">
            <text:p/>
          </draw:polygon>
          <draw:path draw:style-name="gr3" draw:text-style-name="P8" draw:layer="layout" svg:width="0.386cm" svg:height="0.351cm" svg:x="11.771cm" svg:y="7.72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8" draw:layer="layout" svg:width="0.24cm" svg:height="0.36cm" svg:x="12.225cm" svg:y="7.4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2.753cm" svg:y="7.6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3.552cm" svg:y="7.547cm" svg:viewBox="0 0 257 518" svg:d="M160 19c0-17 0-19-19-19-48 49-116 49-141 49v25c16 0 62 0 102-21v403c0 28-2 37-72 37h-25v25c27-4 95-4 125-4 32 0 99 0 127 4v-25h-25c-70 0-72-9-72-37z">
            <text:p/>
          </draw:path>
        </draw:g>
        <draw:g xml:id="id251" draw:id="id251">
          <svg:title>TexMaths</svg:title>
          <svg:desc>22§display§\frac{1}{x ( x^2 + 1) } =§svg§600§FALSE§</svg:desc>
          <draw:polygon draw:style-name="gr2" draw:text-style-name="P7" draw:layer="layout" svg:width="3.952cm" svg:height="1.686cm" svg:x="4.381cm" svg:y="6.567cm" svg:viewBox="0 0 3953 1687" draw:points="1976,1687 0,1687 0,0 3953,0 3953,1687">
            <text:p/>
          </draw:polygon>
          <draw:path draw:style-name="gr3" draw:text-style-name="P8" draw:layer="layout" svg:width="0.256cm" svg:height="0.517cm" svg:x="5.799cm" svg:y="6.52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3.165cm" svg:height="0.032cm" svg:x="4.342cm" svg:y="7.357cm" svg:viewBox="0 0 3166 33" draw:points="1582,33 0,33 0,0 3166,0 3166,33">
            <text:p/>
          </draw:polygon>
          <draw:path draw:style-name="gr3" draw:text-style-name="P8" draw:layer="layout" svg:width="0.386cm" svg:height="0.351cm" svg:x="4.365cm" svg:y="7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4cm" svg:x="4.861cm" svg:y="7.5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5.108cm" svg:y="7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5.56cm" svg:y="7.5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6.088cm" svg:y="7.6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6.887cm" svg:y="7.5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7.249cm" svg:y="7.51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515cm" svg:height="0.182cm" svg:x="7.856cm" svg:y="7.283cm" svg:viewBox="0 0 516 183" svg:d="M489 32c13 0 27 0 27-16s-14-16-25-16h-465c-12 0-26 0-26 16s14 16 26 16zM491 183c11 0 25 0 25-16s-14-16-27-16h-463c-12 0-26 0-26 16s14 16 26 16z">
            <text:p/>
          </draw:path>
        </draw:g>
        <draw:g xml:id="id253" draw:id="id253">
          <svg:title>TexMaths</svg:title>
          <svg:desc>22§display§= \frac{ 1 }{ x  }\ - \ \frac{ x  }{ x^2 + 1 }§svg§600§FALSE§</svg:desc>
          <draw:polygon draw:style-name="gr2" draw:text-style-name="P7" draw:layer="layout" svg:width="5.041cm" svg:height="1.557cm" svg:x="15.14cm" svg:y="6.47cm" svg:viewBox="0 0 5042 1558" draw:points="2521,1558 0,1558 0,0 5042,0 5042,1558">
            <text:p/>
          </draw:polygon>
          <draw:path draw:style-name="gr3" draw:text-style-name="P8" draw:layer="layout" svg:width="0.515cm" svg:height="0.182cm" svg:x="15.145cm" svg:y="7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6.106cm" svg:y="6.4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443cm" svg:height="0.032cm" svg:x="16.01cm" svg:y="7.26cm" svg:viewBox="0 0 444 33" draw:points="222,33 0,33 0,0 444,0 444,33">
            <text:p/>
          </draw:polygon>
          <draw:path draw:style-name="gr3" draw:text-style-name="P8" draw:layer="layout" svg:width="0.386cm" svg:height="0.351cm" svg:x="16.032cm" svg:y="7.65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3cm" svg:height="0.032cm" svg:x="17.039cm" svg:y="7.26cm" svg:viewBox="0 0 474 33" svg:d="M447 33c12 0 27 0 27-17 0-16-15-16-27-16h-421c-12 0-26 0-26 16 0 17 14 17 26 17z">
            <text:p/>
          </draw:path>
          <draw:path draw:style-name="gr3" draw:text-style-name="P8" draw:layer="layout" svg:width="0.386cm" svg:height="0.351cm" svg:x="18.96cm" svg:y="6.60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2.122cm" svg:height="0.032cm" svg:x="18.099cm" svg:y="7.26cm" svg:viewBox="0 0 2123 33" draw:points="1061,33 0,33 0,0 2123,0 2123,33">
            <text:p/>
          </draw:polygon>
          <draw:path draw:style-name="gr3" draw:text-style-name="P8" draw:layer="layout" svg:width="0.386cm" svg:height="0.351cm" svg:x="18.122cm" svg:y="7.65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8.574cm" svg:y="7.4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9.102cm" svg:y="7.5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9.902cm" svg:y="7.485cm" svg:viewBox="0 0 257 517" svg:d="M160 19c0-17 0-19-19-19-48 49-116 49-141 49v25c16 0 62 0 102-21v403c0 28-2 37-72 37h-25v24c27-3 95-3 125-3 32 0 99 0 127 3v-24h-25c-70 0-72-9-72-37z">
            <text:p/>
          </draw:path>
        </draw:g>
        <draw:g xml:id="id254" draw:id="id254">
          <svg:title>TexMaths</svg:title>
          <svg:desc>26§display§\therefore§svg§600§FALSE§</svg:desc>
          <draw:polygon draw:style-name="gr2" draw:text-style-name="P7" draw:layer="layout" svg:width="0.49cm" svg:height="0.402cm" svg:x="2.808cm" svg:y="9.422cm" svg:viewBox="0 0 491 403" draw:points="246,403 0,403 0,0 491,0 491,403">
            <text:p/>
          </draw:polygon>
          <draw:path draw:style-name="gr3" draw:text-style-name="P8" draw:layer="layout" svg:width="0.555cm" svg:height="0.493cm" svg:x="2.789cm" svg:y="9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55" draw:id="id255">
          <svg:title>TexMaths</svg:title>
          <svg:desc>24§display§\text {I}§svg§600§FALSE§</svg:desc>
          <draw:polygon draw:style-name="gr4" draw:text-style-name="P7" draw:layer="layout" svg:width="0.197cm" svg:height="0.493cm" svg:x="4.247cm" svg:y="9.351cm" svg:viewBox="0 0 198 494" draw:points="100,494 0,494 0,0 198,0 198,494">
            <text:p/>
          </draw:polygon>
          <draw:path draw:style-name="gr5" draw:text-style-name="P8" draw:layer="layout" svg:width="0.258cm" svg:height="0.577cm" svg:x="4.228cm" svg:y="9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6" draw:id="id256">
          <svg:title>TexMaths</svg:title>
          <svg:desc>22§display§= \int_{1}^{3} \left[ \frac{ 1 }{ x  }\ - \ \frac{ x  }{ x^2 + 1 } \right]\ dx§svg§600§FALSE§</svg:desc>
          <draw:polygon draw:style-name="gr2" draw:text-style-name="P7" draw:layer="layout" svg:width="8.394cm" svg:height="1.878cm" svg:x="4.915cm" svg:y="8.634cm" svg:viewBox="0 0 8395 1879" draw:points="4197,1879 0,1879 0,0 8395,0 8395,1879">
            <text:p/>
          </draw:polygon>
          <draw:path draw:style-name="gr3" draw:text-style-name="P8" draw:layer="layout" svg:width="0.515cm" svg:height="0.182cm" svg:x="4.92cm" svg:y="9.5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5.735cm" svg:y="8.764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6.495cm" svg:y="8.595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6.18cm" svg:y="10.162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7.134cm" svg:y="8.695cm" svg:viewBox="0 0 206 1858" draw:points="0,1858 206,1858 206,1815 42,1815 42,42 206,42 206,0 0,0">
            <text:p/>
          </draw:polygon>
          <draw:path draw:style-name="gr3" draw:text-style-name="P8" draw:layer="layout" svg:width="0.256cm" svg:height="0.517cm" svg:x="7.539cm" svg:y="8.77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442cm" svg:height="0.032cm" svg:x="7.442cm" svg:y="9.607cm" svg:viewBox="0 0 443 33" draw:points="222,33 0,33 0,0 443,0 443,33">
            <text:p/>
          </draw:polygon>
          <draw:path draw:style-name="gr3" draw:text-style-name="P8" draw:layer="layout" svg:width="0.386cm" svg:height="0.351cm" svg:x="7.465cm" svg:y="10.0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472cm" svg:height="0.032cm" svg:x="8.47cm" svg:y="9.60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0.392cm" svg:y="8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olygon draw:style-name="gr3" draw:text-style-name="P8" draw:layer="layout" svg:width="2.121cm" svg:height="0.032cm" svg:x="9.529cm" svg:y="9.607cm" svg:viewBox="0 0 2122 33" draw:points="1061,33 0,33 0,0 2122,0 2122,33">
            <text:p/>
          </draw:polygon>
          <draw:path draw:style-name="gr3" draw:text-style-name="P8" draw:layer="layout" svg:width="0.386cm" svg:height="0.351cm" svg:x="9.552cm" svg:y="10.0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24cm" svg:height="0.36cm" svg:x="10.006cm" svg:y="9.7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534cm" svg:y="9.8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1.333cm" svg:y="9.8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205cm" svg:height="1.857cm" svg:x="11.754cm" svg:y="8.695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2.569cm" svg:y="9.2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2.963cm" svg:y="9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</draw:g>
        <draw:g xml:id="id257" draw:id="id257">
          <svg:title>TexMaths</svg:title>
          <svg:desc>22§display§= \int_{1}^{3} \frac{ 1 }{ x  }\ dx - \frac{1}{2} \int_{1}^{3} \frac{ 2x  }{ x^2 + 1 }\ dx§svg§600§FALSE§</svg:desc>
          <draw:polygon draw:style-name="gr2" draw:text-style-name="P7" draw:layer="layout" svg:width="9.988cm" svg:height="1.849cm" svg:x="4.917cm" svg:y="11.035cm" svg:viewBox="0 0 9989 1850" draw:points="4994,1850 0,1850 0,0 9989,0 9989,1850">
            <text:p/>
          </draw:polygon>
          <draw:path draw:style-name="gr3" draw:text-style-name="P8" draw:layer="layout" svg:width="0.515cm" svg:height="0.182cm" svg:x="4.922cm" svg:y="11.9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5.737cm" svg:y="11.165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6.498cm" svg:y="10.996cm" svg:viewBox="0 0 250 371" svg:d="M120 180c42 0 72 29 72 87 0 67-39 87-71 87-21 0-70-6-93-37 27-2 32-20 32-30 0-18-12-30-30-30-14 0-30 9-30 30 0 53 56 84 123 84 76 0 127-49 127-104 0-42-33-84-93-98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8" draw:layer="layout" svg:width="0.198cm" svg:height="0.36cm" svg:x="6.183cm" svg:y="12.5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7.133cm" svg:y="11.17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443cm" svg:height="0.032cm" svg:x="7.036cm" svg:y="12.008cm" svg:viewBox="0 0 444 33" draw:points="222,33 0,33 0,0 444,0 444,33">
            <text:p/>
          </draw:polygon>
          <draw:path draw:style-name="gr3" draw:text-style-name="P8" draw:layer="layout" svg:width="0.386cm" svg:height="0.351cm" svg:x="7.059cm" svg:y="12.4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7.86cm" svg:y="11.68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8.254cm" svg:y="11.8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473cm" svg:height="0.032cm" svg:x="8.909cm" svg:y="12.008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9.781cm" svg:y="11.17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9.712cm" svg:y="12.008cm" svg:viewBox="0 0 389 33" draw:points="194,33 0,33 0,0 389,0 389,33">
            <text:p/>
          </draw:polygon>
          <draw:path draw:style-name="gr3" draw:text-style-name="P8" draw:layer="layout" svg:width="0.309cm" svg:height="0.516cm" svg:x="9.751cm" svg:y="12.23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8 7-74 7z">
            <text:p/>
          </draw:path>
          <draw:path draw:style-name="gr3" draw:text-style-name="P8" draw:layer="layout" svg:width="0.687cm" svg:height="1.718cm" svg:x="10.363cm" svg:y="11.165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1.122cm" svg:y="10.996cm" svg:viewBox="0 0 250 371" svg:d="M120 180c42 0 72 29 72 87 0 67-39 87-71 87-21 0-70-6-93-37 27-2 32-20 32-30 0-18-12-30-30-30-14 0-30 9-30 30 0 53 56 84 123 84 76 0 127-49 127-104 0-42-33-84-93-98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8" draw:layer="layout" svg:width="0.198cm" svg:height="0.36cm" svg:x="10.808cm" svg:y="12.5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09cm" svg:height="0.516cm" svg:x="12.347cm" svg:y="11.17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8 7-74 7z">
            <text:p/>
          </draw:path>
          <draw:path draw:style-name="gr3" draw:text-style-name="P8" draw:layer="layout" svg:width="0.386cm" svg:height="0.351cm" svg:x="12.717cm" svg:y="11.3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2.122cm" svg:height="0.032cm" svg:x="11.662cm" svg:y="12.008cm" svg:viewBox="0 0 2123 33" draw:points="1061,33 0,33 0,0 2123,0 2123,33">
            <text:p/>
          </draw:polygon>
          <draw:path draw:style-name="gr3" draw:text-style-name="P8" draw:layer="layout" svg:width="0.386cm" svg:height="0.351cm" svg:x="11.683cm" svg:y="12.4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2.137cm" svg:y="12.1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2.666cm" svg:y="12.2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3.465cm" svg:y="12.2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69cm" svg:height="0.546cm" svg:x="14.163cm" svg:y="11.68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4.558cm" svg:y="11.8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61" draw:id="id261">
          <svg:title>TexMaths</svg:title>
          <svg:desc>22§display§= [\ \log 3 - \log 1 \ ] - \frac{1}{2}[\ \log 10 - \log 2 \ ]§svg§600§FALSE§</svg:desc>
          <draw:polygon draw:style-name="gr2" draw:text-style-name="P7" draw:layer="layout" svg:width="12.388cm" svg:height="1.491cm" svg:x="4.917cm" svg:y="13.438cm" svg:viewBox="0 0 12389 1492" draw:points="6196,1492 0,1492 0,0 12389,0 12389,1492">
            <text:p/>
          </draw:polygon>
          <draw:path draw:style-name="gr3" draw:text-style-name="P8" draw:layer="layout" svg:width="0.515cm" svg:height="0.182cm" svg:x="4.922cm" svg:y="14.15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786cm" svg:y="13.856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6.193cm" svg:y="13.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6.404cm" svg:y="14.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6.79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7.327cm" svg:y="13.92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7.918cm" svg:y="14.228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8.652cm" svg:y="13.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863cm" svg:y="14.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9.249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56cm" svg:height="0.516cm" svg:x="9.822cm" svg:y="13.9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106cm" svg:height="0.773cm" svg:x="10.416cm" svg:y="13.856cm" svg:viewBox="0 0 107 774" draw:points="107,0 0,0 0,32 76,32 76,744 0,744 0,774 107,774">
            <text:p/>
          </draw:polygon>
          <draw:path draw:style-name="gr3" draw:text-style-name="P8" draw:layer="layout" svg:width="0.472cm" svg:height="0.032cm" svg:x="10.849cm" svg:y="14.22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72cm" svg:y="13.3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651cm" svg:y="14.228cm" svg:viewBox="0 0 389 33" draw:points="194,33 0,33 0,0 389,0 389,33">
            <text:p/>
          </draw:polygon>
          <draw:path draw:style-name="gr3" draw:text-style-name="P8" draw:layer="layout" svg:width="0.309cm" svg:height="0.516cm" svg:x="11.69cm" svg:y="14.4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2.221cm" svg:y="13.856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2.628cm" svg:y="13.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2.839cm" svg:y="14.0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3.226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56cm" svg:height="0.516cm" svg:x="13.8cm" svg:y="13.92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6cm" svg:height="0.532cm" svg:x="14.147cm" svg:y="13.92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472cm" svg:height="0.032cm" svg:x="14.74cm" svg:y="14.228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5.474cm" svg:y="13.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5.685cm" svg:y="14.0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6.072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16cm" svg:x="16.615cm" svg:y="13.92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7.238cm" svg:y="13.856cm" svg:viewBox="0 0 107 774" draw:points="107,0 0,0 0,32 76,32 76,744 0,744 0,774 107,774">
            <text:p/>
          </draw:polygon>
        </draw:g>
        <draw:g xml:id="id258" draw:id="id258">
          <svg:title>TexMaths</svg:title>
          <svg:desc>22§display§= [\ \log x \ ]_1^3 - \frac{1}{2} [\ \log ( x^2 + 1 ) \ ]_1^3§svg§600§FALSE§</svg:desc>
          <draw:polygon draw:style-name="gr2" draw:text-style-name="P7" draw:layer="layout" svg:width="10.06cm" svg:height="1.491cm" svg:x="15.417cm" svg:y="11.24cm" svg:viewBox="0 0 10061 1492" draw:points="5032,1492 0,1492 0,0 10061,0 10061,1492">
            <text:p/>
          </draw:polygon>
          <draw:path draw:style-name="gr3" draw:text-style-name="P8" draw:layer="layout" svg:width="0.515cm" svg:height="0.182cm" svg:x="15.422cm" svg:y="11.95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16.286cm" svg:y="11.658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6.693cm" svg:y="11.70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6.904cm" svg:y="11.89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17.29cm" svg:y="11.889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6cm" svg:height="0.351cm" svg:x="17.817cm" svg:y="1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8" draw:layer="layout" svg:width="0.106cm" svg:height="0.773cm" svg:x="18.511cm" svg:y="11.658cm" svg:viewBox="0 0 107 774" draw:points="107,0 0,0 0,32 76,32 76,744 0,744 0,774 107,774">
            <text:p/>
          </draw:polygon>
          <draw:path draw:style-name="gr3" draw:text-style-name="P8" draw:layer="layout" svg:width="0.249cm" svg:height="0.37cm" svg:x="18.738cm" svg:y="11.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18.768cm" svg:y="12.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472cm" svg:height="0.032cm" svg:x="19.292cm" svg:y="12.0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0.162cm" svg:y="11.2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0.093cm" svg:y="12.03cm" svg:viewBox="0 0 389 33" draw:points="194,33 0,33 0,0 389,0 389,33">
            <text:p/>
          </draw:polygon>
          <draw:path draw:style-name="gr3" draw:text-style-name="P8" draw:layer="layout" svg:width="0.309cm" svg:height="0.516cm" svg:x="20.132cm" svg:y="12.2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20.663cm" svg:y="11.658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21.072cm" svg:y="11.70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1.281cm" svg:y="11.89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21.668cm" svg:y="11.889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22.12cm" svg:y="11.65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86cm" svg:height="0.351cm" svg:x="22.367cm" svg:y="1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22.821cm" svg:y="11.5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23.349cm" svg:y="11.7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24.148cm" svg:y="11.7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4.509cm" svg:y="11.65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25.04cm" svg:y="11.658cm" svg:viewBox="0 0 107 774" draw:points="107,0 0,0 0,32 76,32 76,744 0,744 0,774 107,774">
            <text:p/>
          </draw:polygon>
          <draw:path draw:style-name="gr3" draw:text-style-name="P8" draw:layer="layout" svg:width="0.249cm" svg:height="0.37cm" svg:x="25.267cm" svg:y="11.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25.297cm" svg:y="12.07cm" svg:viewBox="0 0 199 361" svg:d="M123 16c0-16-2-16-16-16-35 33-84 35-107 35v20c12 0 49 0 79-16v278c0 17 0 24-54 24h-21v20c10 0 77-2 96-2 18 0 87 2 99 2v-20h-21c-55 0-55-7-55-24z">
            <text:p/>
          </draw:path>
        </draw:g>
        <draw:g xml:id="id259" draw:id="id259">
          <svg:title>TexMaths</svg:title>
          <svg:desc>26§display§\therefore§svg§600§FALSE§</svg:desc>
          <draw:polygon draw:style-name="gr2" draw:text-style-name="P7" draw:layer="layout" svg:width="0.49cm" svg:height="0.402cm" svg:x="2.809cm" svg:y="14.022cm" svg:viewBox="0 0 491 403" draw:points="246,403 0,403 0,0 491,0 491,403">
            <text:p/>
          </draw:polygon>
          <draw:path draw:style-name="gr3" draw:text-style-name="P8" draw:layer="layout" svg:width="0.555cm" svg:height="0.493cm" svg:x="2.79cm" svg:y="13.9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0" draw:id="id260">
          <svg:title>TexMaths</svg:title>
          <svg:desc>24§display§\text {I}§svg§600§FALSE§</svg:desc>
          <draw:polygon draw:style-name="gr4" draw:text-style-name="P7" draw:layer="layout" svg:width="0.197cm" svg:height="0.493cm" svg:x="4.248cm" svg:y="13.951cm" svg:viewBox="0 0 198 494" draw:points="100,494 0,494 0,0 198,0 198,494">
            <text:p/>
          </draw:polygon>
          <draw:path draw:style-name="gr5" draw:text-style-name="P8" draw:layer="layout" svg:width="0.258cm" svg:height="0.577cm" svg:x="4.229cm" svg:y="13.9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2" draw:id="id262">
          <svg:title>TexMaths</svg:title>
          <svg:desc>22§display§= \log 3 - \frac{1}{2} \log 5§svg§600§FALSE§</svg:desc>
          <draw:polygon draw:style-name="gr2" draw:text-style-name="P7" draw:layer="layout" svg:width="5.374cm" svg:height="1.491cm" svg:x="17.918cm" svg:y="13.44cm" svg:viewBox="0 0 5375 1492" draw:points="2688,1492 0,1492 0,0 5375,0 5375,1492">
            <text:p/>
          </draw:polygon>
          <draw:path draw:style-name="gr3" draw:text-style-name="P8" draw:layer="layout" svg:width="0.515cm" svg:height="0.182cm" svg:x="17.923cm" svg:y="14.1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7cm" svg:x="18.721cm" svg:y="13.90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8.932cm" svg:y="14.09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9.319cm" svg:y="14.0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19.856cm" svg:y="13.92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20.445cm" svg:y="14.2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317cm" svg:y="13.4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1.248cm" svg:y="14.23cm" svg:viewBox="0 0 389 33" draw:points="194,33 0,33 0,0 389,0 389,33">
            <text:p/>
          </draw:polygon>
          <draw:path draw:style-name="gr3" draw:text-style-name="P8" draw:layer="layout" svg:width="0.309cm" svg:height="0.516cm" svg:x="21.287cm" svg:y="14.4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73cm" svg:height="0.537cm" svg:x="21.882cm" svg:y="13.90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2.093cm" svg:y="14.09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22.478cm" svg:y="14.0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32cm" svg:x="23.022cm" svg:y="13.92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width*0.05;width" smil:keyTimes="0;1"/>
                  <anim:animate smil:dur="0.5s" smil:fill="hold" smil:targetElement="id246" smil:attributeName="height" smil:values="height;height" smil:keyTimes="0;1"/>
                  <anim:animate smil:dur="0.5s" smil:fill="hold" smil:targetElement="id246" smil:attributeName="x" smil:values="x-.2;x" smil:keyTimes="0;1"/>
                  <anim:animate smil:dur="0.5s" smil:fill="hold" smil:targetElement="id246" smil:attributeName="y" smil:values="y;y" smil:keyTimes="0;1"/>
                  <anim:transitionFilter smil:dur="0.5s" smil:targetElement="id2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48" smil:attributeName="visibility" smil:to="visible"/>
                  <anim:animate smil:dur="0.25s" smil:fill="hold" smil:targetElement="id248" smil:attributeName="width" smil:values="width*0.05;width" smil:keyTimes="0;1"/>
                  <anim:animate smil:dur="0.25s" smil:fill="hold" smil:targetElement="id248" smil:attributeName="height" smil:values="height;height" smil:keyTimes="0;1"/>
                  <anim:animate smil:dur="0.25s" smil:fill="hold" smil:targetElement="id248" smil:attributeName="x" smil:values="x-.2;x" smil:keyTimes="0;1"/>
                  <anim:animate smil:dur="0.25s" smil:fill="hold" smil:targetElement="id248" smil:attributeName="y" smil:values="y;y" smil:keyTimes="0;1"/>
                  <anim:transitionFilter smil:dur="0.25s" smil:targetElement="id2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0" smil:attributeName="visibility" smil:to="visible"/>
                  <anim:animate smil:dur="0.5s" smil:fill="hold" smil:targetElement="id250" smil:attributeName="width" smil:values="width*0.05;width" smil:keyTimes="0;1"/>
                  <anim:animate smil:dur="0.5s" smil:fill="hold" smil:targetElement="id250" smil:attributeName="height" smil:values="height;height" smil:keyTimes="0;1"/>
                  <anim:animate smil:dur="0.5s" smil:fill="hold" smil:targetElement="id250" smil:attributeName="x" smil:values="x-.2;x" smil:keyTimes="0;1"/>
                  <anim:animate smil:dur="0.5s" smil:fill="hold" smil:targetElement="id250" smil:attributeName="y" smil:values="y;y" smil:keyTimes="0;1"/>
                  <anim:transitionFilter smil:dur="0.5s" smil:targetElement="id2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63" draw:id="id263">
          <svg:title>TexMaths</svg:title>
          <svg:desc>24§display§(13)§svg§600§FALSE§</svg:desc>
          <draw:polygon draw:style-name="gr2" draw:text-style-name="P7" draw:layer="layout" svg:width="1.332cm" svg:height="0.76cm" svg:x="2.222cm" svg:y="1.353cm" svg:viewBox="0 0 1333 761" draw:points="666,761 0,761 0,0 1333,0 1333,761">
            <text:p/>
          </draw:polygon>
          <draw:path draw:style-name="gr3" draw:text-style-name="P8" draw:layer="layout" svg:width="0.197cm" svg:height="0.844cm" svg:x="2.262cm" svg:y="1.31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583cm" svg:y="1.38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cm" svg:height="0.581cm" svg:x="2.965cm" svg:y="1.382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8" draw:layer="layout" svg:width="0.197cm" svg:height="0.844cm" svg:x="3.399cm" svg:y="1.3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66" draw:id="id266">
          <svg:title>TexMaths</svg:title>
          <svg:desc>22§display§= \int_1^3 x^2 \log x \ dx§svg§600§FALSE§</svg:desc>
          <draw:polygon draw:style-name="gr2" draw:text-style-name="P7" draw:layer="layout" svg:width="5.544cm" svg:height="1.849cm" svg:x="6.523cm" svg:y="0.645cm" svg:viewBox="0 0 5545 1850" draw:points="2773,1850 0,1850 0,0 5545,0 5545,1850">
            <text:p/>
          </draw:polygon>
          <draw:path draw:style-name="gr3" draw:text-style-name="P8" draw:layer="layout" svg:width="0.515cm" svg:height="0.182cm" svg:x="6.528cm" svg:y="1.5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3cm" svg:y="0.775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8.104cm" svg:y="0.606cm" svg:viewBox="0 0 250 371" svg:d="M120 180c42 0 72 29 72 87 0 67-39 87-71 87-21 0-70-6-93-37 27-2 32-20 32-30 0-18-12-30-30-30-14 0-30 9-30 30 0 53 56 84 123 84 76 0 127-49 127-104 0-42-33-84-93-98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8" draw:layer="layout" svg:width="0.198cm" svg:height="0.36cm" svg:x="7.789cm" svg:y="2.1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8.572cm" svg:y="1.484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9.026cm" svg:y="1.14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73cm" svg:height="0.538cm" svg:x="9.493cm" svg:y="1.29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704cm" svg:y="1.481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10.091cm" svg:y="1.47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3 98 91 0 172-40 172-100 0-28-12-67-51-90-42-21-86-21-134-21-19 0-53 0-58 0-25-4-42-28-42-53zM173 493c-80 0-133-39-133-79 0-37 30-66 64-67h46c67 0 155 0 155 67 0 40-57 79-132 79z">
            <text:p/>
          </draw:path>
          <draw:path draw:style-name="gr3" draw:text-style-name="P8" draw:layer="layout" svg:width="0.386cm" svg:height="0.351cm" svg:x="10.618cm" svg:y="1.48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11.327cm" svg:y="1.29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1.72cm" svg:y="1.484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4" draw:id="id264">
          <svg:title>TexMaths</svg:title>
          <svg:desc>24§display§\text {Let,}§svg§600§FALSE§</svg:desc>
          <draw:polygon draw:style-name="gr2" draw:text-style-name="P7" draw:layer="layout" svg:width="1.318cm" svg:height="0.655cm" svg:x="4.028cm" svg:y="1.44cm" svg:viewBox="0 0 1319 656" draw:points="659,656 0,656 0,0 1319,0 1319,656">
            <text:p/>
          </draw:polygon>
          <draw:path draw:style-name="gr3" draw:text-style-name="P8" draw:layer="layout" svg:width="0.464cm" svg:height="0.577cm" svg:x="4.013cm" svg:y="1.3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7cm" svg:y="1.5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4cm" svg:y="1.4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8cm" svg:y="1.8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65" draw:id="id265">
          <svg:title>TexMaths</svg:title>
          <svg:desc>24§display§\text {I} §svg§600§FALSE§</svg:desc>
          <draw:polygon draw:style-name="gr2" draw:text-style-name="P7" draw:layer="layout" svg:width="0.197cm" svg:height="0.493cm" svg:x="5.935cm" svg:y="1.4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1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9" draw:id="id269">
          <svg:title>TexMaths</svg:title>
          <svg:desc>22§display§= [\ \log x \smallint x^2 \ dx \ ] }_1^3 - \int_{1}^{3}\left[ \smallint x^2 \ dx \ \frac{d}{dx}( \log x ) \right] \ dx§svg§600§FALSE§</svg:desc>
          <draw:polygon draw:style-name="gr2" draw:text-style-name="P7" draw:layer="layout" svg:width="16.251cm" svg:height="1.878cm" svg:x="6.527cm" svg:y="3.047cm" svg:viewBox="0 0 16252 1879" draw:points="8126,1879 0,1879 0,0 16252,0 16252,1879">
            <text:p/>
          </draw:polygon>
          <draw:path draw:style-name="gr3" draw:text-style-name="P8" draw:layer="layout" svg:width="0.515cm" svg:height="0.182cm" svg:x="6.532cm" svg:y="3.94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4cm" svg:x="7.396cm" svg:y="3.649cm" svg:viewBox="0 0 107 775" draw:points="107,775 107,745 32,745 32,32 107,32 107,0 0,0 0,775">
            <text:p/>
          </draw:polygon>
          <draw:path draw:style-name="gr3" draw:text-style-name="P8" draw:layer="layout" svg:width="0.173cm" svg:height="0.538cm" svg:x="7.803cm" svg:y="3.69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014cm" svg:y="3.88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8.4cm" svg:y="3.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8.928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323cm" svg:height="0.721cm" svg:x="9.517cm" svg:y="3.67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19-111 37-210 49-347 4-42 9-86 14-123 8-58 20-88 48-88 14 0 25 7 30 14z">
            <text:p/>
          </draw:path>
          <draw:path draw:style-name="gr3" draw:text-style-name="P8" draw:layer="layout" svg:width="0.386cm" svg:height="0.351cm" svg:x="10.035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4cm" svg:height="0.36cm" svg:x="10.489cm" svg:y="3.5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1.089cm" svg:y="3.693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1.483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olygon draw:style-name="gr3" draw:text-style-name="P8" draw:layer="layout" svg:width="0.106cm" svg:height="0.774cm" svg:x="12.179cm" svg:y="3.649cm" svg:viewBox="0 0 107 775" draw:points="107,0 0,0 0,32 76,32 76,745 0,745 0,775 107,775">
            <text:p/>
          </draw:polygon>
          <draw:path draw:style-name="gr3" draw:text-style-name="P8" draw:layer="layout" svg:width="0.249cm" svg:height="0.371cm" svg:x="12.406cm" svg:y="3.55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2.435cm" svg:y="4.06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2.958cm" svg:y="4.02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3.712cm" svg:y="3.177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14.47cm" svg:y="3.00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4.157cm" svg:y="4.575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15.111cm" svg:y="3.108cm" svg:viewBox="0 0 206 1858" draw:points="0,1858 206,1858 206,1815 42,1815 42,42 206,42 206,0 0,0">
            <text:p/>
          </draw:polygon>
          <draw:path draw:style-name="gr3" draw:text-style-name="P8" draw:layer="layout" svg:width="0.323cm" svg:height="0.721cm" svg:x="15.368cm" svg:y="3.67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6-42 9-86 14-123 8-58 20-88 48-88 14 0 25 7 30 14z">
            <text:p/>
          </draw:path>
          <draw:path draw:style-name="gr3" draw:text-style-name="P8" draw:layer="layout" svg:width="0.386cm" svg:height="0.351cm" svg:x="15.883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6.338cm" svg:y="3.5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6.939cm" svg:y="3.693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7.334cm" svg:y="3.8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369cm" svg:height="0.547cm" svg:x="18.355cm" svg:y="3.168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olygon draw:style-name="gr3" draw:text-style-name="P8" draw:layer="layout" svg:width="0.846cm" svg:height="0.032cm" svg:x="18.103cm" svg:y="4.02cm" svg:viewBox="0 0 847 33" draw:points="422,33 0,33 0,0 847,0 847,33">
            <text:p/>
          </draw:polygon>
          <draw:path draw:style-name="gr3" draw:text-style-name="P8" draw:layer="layout" svg:width="0.369cm" svg:height="0.547cm" svg:x="18.135cm" svg:y="4.223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18.529cm" svg:y="4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18cm" svg:height="0.774cm" svg:x="19.117cm" svg:y="3.64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173cm" svg:height="0.538cm" svg:x="19.367cm" svg:y="3.69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9.578cm" svg:y="3.88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19.965cm" svg:y="3.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20.491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18cm" svg:height="0.774cm" svg:x="20.954cm" svg:y="3.64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8" draw:layer="layout" svg:width="0.205cm" svg:height="1.857cm" svg:x="21.222cm" svg:y="3.108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22.037cm" svg:y="3.693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22.431cm" svg:y="3.8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</draw:g>
        <draw:g xml:id="id268" draw:id="id268">
          <svg:title>TexMaths</svg:title>
          <svg:desc>22§display§= \int_1^3 ( \log x ) . ( x^2 ) \ dx§svg§600§FALSE§</svg:desc>
          <draw:polygon draw:style-name="gr2" draw:text-style-name="P7" draw:layer="layout" svg:width="6.703cm" svg:height="1.849cm" svg:x="12.826cm" svg:y="0.648cm" svg:viewBox="0 0 6704 1850" draw:points="3353,1850 0,1850 0,0 6704,0 6704,1850">
            <text:p/>
          </draw:polygon>
          <draw:path draw:style-name="gr3" draw:text-style-name="P8" draw:layer="layout" svg:width="0.515cm" svg:height="0.182cm" svg:x="12.831cm" svg:y="1.5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3.646cm" svg:y="0.77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4.407cm" svg:y="0.60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14.092cm" svg:y="2.17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4.801cm" svg:y="1.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173cm" svg:height="0.538cm" svg:x="15.051cm" svg:y="1.2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5.26cm" svg:y="1.4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5.647cm" svg:y="1.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16.174cm" svg:y="1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3cm" svg:x="16.638cm" svg:y="1.2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083cm" svg:height="0.083cm" svg:x="16.961cm" svg:y="1.748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7.186cm" svg:y="1.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17.432cm" svg:y="1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7.886cm" svg:y="1.15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8.244cm" svg:y="1.2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369cm" svg:height="0.546cm" svg:x="18.789cm" svg:y="1.294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9.182cm" svg:y="1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70" draw:id="id270">
          <svg:title>TexMaths</svg:title>
          <svg:desc>22§display§= \left[\ \log x \left( \frac{x^3}{3} \right)\ \right] }_1^3 - \int_{1}^{3}\left[ \left( \frac{x^3}{3} \right)\ \frac{1}{x} \right] \ dx§svg§600§FALSE§</svg:desc>
          <draw:polygon draw:style-name="gr2" draw:text-style-name="P7" draw:layer="layout" svg:width="13.562cm" svg:height="2.019cm" svg:x="6.529cm" svg:y="5.748cm" svg:viewBox="0 0 13563 2020" draw:points="6781,2020 0,2020 0,0 13563,0 13563,2020">
            <text:p/>
          </draw:polygon>
          <draw:path draw:style-name="gr3" draw:text-style-name="P8" draw:layer="layout" svg:width="0.515cm" svg:height="0.182cm" svg:x="6.534cm" svg:y="6.74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7cm" svg:x="7.501cm" svg:y="5.908cm" svg:viewBox="0 0 206 1858" draw:points="0,1858 206,1858 206,1815 42,1815 42,42 206,42 206,0 0,0">
            <text:p/>
          </draw:polygon>
          <draw:path draw:style-name="gr3" draw:text-style-name="P8" draw:layer="layout" svg:width="0.173cm" svg:height="0.538cm" svg:x="7.999cm" svg:y="6.4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208cm" svg:y="6.68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595cm" svg:y="6.67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9.121cm" svg:y="6.6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81cm" svg:height="1.857cm" svg:x="9.831cm" svg:y="5.908cm" svg:viewBox="0 0 382 1858" svg:d="M382 1851c0-4-2-6-4-8-28-29-81-81-132-165-125-199-181-451-181-748 0-210 27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8" draw:layer="layout" svg:width="0.386cm" svg:height="0.351cm" svg:x="10.355cm" svg:y="6.1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9cm" svg:height="0.371cm" svg:x="10.804cm" svg:y="5.867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10.332cm" svg:y="6.822cm" svg:viewBox="0 0 790 33" draw:points="396,33 0,33 0,0 790,0 790,33">
            <text:p/>
          </draw:polygon>
          <draw:path draw:style-name="gr3" draw:text-style-name="P8" draw:layer="layout" svg:width="0.321cm" svg:height="0.532cm" svg:x="10.566cm" svg:y="7.04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381cm" svg:height="1.857cm" svg:x="11.241cm" svg:y="5.908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olygon draw:style-name="gr3" draw:text-style-name="P8" draw:layer="layout" svg:width="0.205cm" svg:height="1.857cm" svg:x="12.052cm" svg:y="5.908cm" svg:viewBox="0 0 206 1858" draw:points="162,1815 0,1815 0,1858 206,1858 206,0 0,0 0,42 162,42">
            <text:p/>
          </draw:polygon>
          <draw:path draw:style-name="gr3" draw:text-style-name="P8" draw:layer="layout" svg:width="0.249cm" svg:height="0.371cm" svg:x="12.478cm" svg:y="5.70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2.508cm" svg:y="7.44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3.032cm" svg:y="6.822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3.784cm" svg:y="5.977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49cm" svg:height="0.371cm" svg:x="14.544cm" svg:y="5.80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4.229cm" svg:y="7.375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15.183cm" svg:y="5.908cm" svg:viewBox="0 0 206 1858" draw:points="0,1858 206,1858 206,1815 42,1815 42,42 206,42 206,0 0,0">
            <text:p/>
          </draw:polygon>
          <draw:path draw:style-name="gr3" draw:text-style-name="P8" draw:layer="layout" svg:width="0.381cm" svg:height="1.857cm" svg:x="15.56cm" svg:y="5.908cm" svg:viewBox="0 0 382 1858" svg:d="M382 1851c0-4-2-6-4-8-28-29-81-81-132-165-125-199-181-451-181-748 0-210 27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8" draw:layer="layout" svg:width="0.386cm" svg:height="0.351cm" svg:x="16.082cm" svg:y="6.1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9cm" svg:height="0.371cm" svg:x="16.531cm" svg:y="5.867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16.059cm" svg:y="6.822cm" svg:viewBox="0 0 790 33" draw:points="396,33 0,33 0,0 790,0 790,33">
            <text:p/>
          </draw:polygon>
          <draw:path draw:style-name="gr3" draw:text-style-name="P8" draw:layer="layout" svg:width="0.321cm" svg:height="0.532cm" svg:x="16.293cm" svg:y="7.04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381cm" svg:height="1.857cm" svg:x="16.969cm" svg:y="5.908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8" draw:layer="layout" svg:width="0.256cm" svg:height="0.517cm" svg:x="18.087cm" svg:y="5.99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443cm" svg:height="0.032cm" svg:x="17.99cm" svg:y="6.822cm" svg:viewBox="0 0 444 33" draw:points="222,33 0,33 0,0 444,0 444,33">
            <text:p/>
          </draw:polygon>
          <draw:path draw:style-name="gr3" draw:text-style-name="P8" draw:layer="layout" svg:width="0.386cm" svg:height="0.351cm" svg:x="18.013cm" svg:y="7.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8" draw:layer="layout" svg:width="0.205cm" svg:height="1.857cm" svg:x="18.536cm" svg:y="5.908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9.351cm" svg:y="6.49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9.745cm" svg:y="6.6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</draw:g>
        <draw:g xml:id="id271" draw:id="id271">
          <svg:title>TexMaths</svg:title>
          <svg:desc>22§display§= \frac{1}{3} \left[\ x^3 \log x  \right] }_1^3 - \frac{1}{3} \smallint_{1}^{3} x^2 \ dx§svg§600§FALSE§</svg:desc>
          <draw:polygon draw:style-name="gr2" draw:text-style-name="P7" draw:layer="layout" svg:width="9.215cm" svg:height="1.603cm" svg:x="6.531cm" svg:y="8.651cm" svg:viewBox="0 0 9216 1604" draw:points="4607,1604 0,1604 0,0 9216,0 9216,1604">
            <text:p/>
          </draw:polygon>
          <draw:path draw:style-name="gr3" draw:text-style-name="P8" draw:layer="layout" svg:width="0.515cm" svg:height="0.182cm" svg:x="6.536cm" svg:y="9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71cm" svg:y="8.62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4cm" svg:y="9.455cm" svg:viewBox="0 0 389 33" draw:points="194,33 0,33 0,0 389,0 389,33">
            <text:p/>
          </draw:polygon>
          <draw:path draw:style-name="gr3" draw:text-style-name="P8" draw:layer="layout" svg:width="0.321cm" svg:height="0.532cm" svg:x="7.434cm" svg:y="9.6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149cm" svg:height="0.928cm" svg:x="8.166cm" svg:y="9.006cm" svg:viewBox="0 0 150 929" draw:points="0,929 150,929 150,898 32,898 32,32 150,32 150,0 0,0">
            <text:p/>
          </draw:polygon>
          <draw:path draw:style-name="gr3" draw:text-style-name="P8" draw:layer="layout" svg:width="0.386cm" svg:height="0.351cm" svg:x="8.611cm" svg:y="9.3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249cm" svg:height="0.37cm" svg:x="9.06cm" svg:y="8.98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173cm" svg:height="0.538cm" svg:x="9.532cm" svg:y="9.12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743cm" svg:y="9.31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10.13cm" svg:y="9.313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10.656cm" svg:y="9.32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0.149cm" svg:height="0.928cm" svg:x="11.093cm" svg:y="9.006cm" svg:viewBox="0 0 150 929" draw:points="150,929 150,0 0,0 0,32 120,32 120,898 0,898 0,929">
            <text:p/>
          </draw:polygon>
          <draw:path draw:style-name="gr3" draw:text-style-name="P8" draw:layer="layout" svg:width="0.249cm" svg:height="0.37cm" svg:x="11.427cm" svg:y="8.82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198cm" svg:height="0.36cm" svg:x="11.457cm" svg:y="9.61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472cm" svg:height="0.032cm" svg:x="11.981cm" svg:y="9.45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852cm" svg:y="8.6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2.784cm" svg:y="9.455cm" svg:viewBox="0 0 389 33" draw:points="194,33 0,33 0,0 389,0 389,33">
            <text:p/>
          </draw:polygon>
          <draw:path draw:style-name="gr3" draw:text-style-name="P8" draw:layer="layout" svg:width="0.321cm" svg:height="0.532cm" svg:x="12.815cm" svg:y="9.67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49cm" svg:height="0.37cm" svg:x="13.514cm" svg:y="8.612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8" draw:layer="layout" svg:width="0.323cm" svg:height="0.721cm" svg:x="13.433cm" svg:y="9.11cm" svg:viewBox="0 0 324 722" svg:d="M294 32c-27 1-34 21-34 31 0 20 16 32 32 32s32-11 32-33c0-30-25-62-62-62-65 0-79 84-91 144-21 117-37 215-50 351-3 40-8 84-14 121-7 58-19 90-47 90-12 0-25-9-30-16 26 0 33-19 33-32 0-17-15-30-31-30s-32 9-32 32c0 30 25 62 62 62 65 0 79-83 91-146 21-111 37-210 49-347 4-42 9-86 14-123 7-58 20-88 48-88 14 0 25 7 30 14z">
            <text:p/>
          </draw:path>
          <draw:path draw:style-name="gr3" draw:text-style-name="P8" draw:layer="layout" svg:width="0.198cm" svg:height="0.36cm" svg:x="13.458cm" svg:y="9.93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3.95cm" svg:y="9.32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14.405cm" svg:y="8.98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5.005cm" svg:y="9.126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5.399cm" svg:y="9.3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</draw:g>
        <draw:g xml:id="id272" draw:id="id272">
          <svg:title>TexMaths</svg:title>
          <svg:desc>22§display§= \frac{1}{3} \left[\ x^3 \log x  \right] }_1^3 - \frac{1}{3} \left( \frac{x^3}{3} \right)_1^3§svg§600§FALSE§</svg:desc>
          <draw:polygon draw:style-name="gr2" draw:text-style-name="P7" draw:layer="layout" svg:width="9.213cm" svg:height="2.019cm" svg:x="6.533cm" svg:y="10.752cm" svg:viewBox="0 0 9214 2020" draw:points="4608,2020 0,2020 0,0 9214,0 9214,2020">
            <text:p/>
          </draw:polygon>
          <draw:path draw:style-name="gr3" draw:text-style-name="P8" draw:layer="layout" svg:width="0.515cm" svg:height="0.182cm" svg:x="6.538cm" svg:y="11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73cm" svg:y="10.99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403cm" svg:y="11.826cm" svg:viewBox="0 0 389 33" draw:points="194,33 0,33 0,0 389,0 389,33">
            <text:p/>
          </draw:polygon>
          <draw:path draw:style-name="gr3" draw:text-style-name="P8" draw:layer="layout" svg:width="0.321cm" svg:height="0.532cm" svg:x="7.436cm" svg:y="12.04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8" draw:layer="layout" svg:width="0.149cm" svg:height="0.929cm" svg:x="8.168cm" svg:y="11.377cm" svg:viewBox="0 0 150 930" draw:points="0,930 150,930 150,898 32,898 32,32 150,32 150,0 0,0">
            <text:p/>
          </draw:polygon>
          <draw:path draw:style-name="gr3" draw:text-style-name="P8" draw:layer="layout" svg:width="0.386cm" svg:height="0.351cm" svg:x="8.613cm" svg:y="11.6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249cm" svg:height="0.371cm" svg:x="9.062cm" svg:y="11.356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73cm" svg:height="0.538cm" svg:x="9.534cm" svg:y="11.49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745cm" svg:y="11.68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0.132cm" svg:y="11.68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5 0 155 67 0 40-57 79-133 79z">
            <text:p/>
          </draw:path>
          <draw:path draw:style-name="gr3" draw:text-style-name="P8" draw:layer="layout" svg:width="0.386cm" svg:height="0.351cm" svg:x="10.659cm" svg:y="11.6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8" draw:layer="layout" svg:width="0.149cm" svg:height="0.929cm" svg:x="11.095cm" svg:y="11.377cm" svg:viewBox="0 0 150 930" draw:points="150,930 150,0 0,0 0,32 120,32 120,898 0,898 0,930">
            <text:p/>
          </draw:polygon>
          <draw:path draw:style-name="gr3" draw:text-style-name="P8" draw:layer="layout" svg:width="0.249cm" svg:height="0.371cm" svg:x="11.43cm" svg:y="11.197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1.46cm" svg:y="11.984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1.984cm" svg:y="11.826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855cm" svg:y="10.99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2.787cm" svg:y="11.826cm" svg:viewBox="0 0 389 33" draw:points="194,33 0,33 0,0 389,0 389,33">
            <text:p/>
          </draw:polygon>
          <draw:path draw:style-name="gr3" draw:text-style-name="P8" draw:layer="layout" svg:width="0.321cm" svg:height="0.532cm" svg:x="12.818cm" svg:y="12.04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381cm" svg:height="1.857cm" svg:x="13.556cm" svg:y="10.912cm" svg:viewBox="0 0 382 1858" svg:d="M382 1851c0-4-2-6-4-8-28-29-81-81-132-165-125-199-181-451-181-748 0-210 27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8" draw:layer="layout" svg:width="0.386cm" svg:height="0.351cm" svg:x="14.079cm" svg:y="11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49cm" svg:height="0.371cm" svg:x="14.528cm" svg:y="10.871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14.056cm" svg:y="11.826cm" svg:viewBox="0 0 790 33" draw:points="396,33 0,33 0,0 790,0 790,33">
            <text:p/>
          </draw:polygon>
          <draw:path draw:style-name="gr3" draw:text-style-name="P8" draw:layer="layout" svg:width="0.321cm" svg:height="0.532cm" svg:x="14.29cm" svg:y="12.04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381cm" svg:height="1.857cm" svg:x="14.964cm" svg:y="10.912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8" draw:layer="layout" svg:width="0.249cm" svg:height="0.371cm" svg:x="15.536cm" svg:y="10.713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5.566cm" svg:y="12.449cm" svg:viewBox="0 0 199 361" svg:d="M123 16c0-16-2-16-16-16-35 33-84 35-107 35v20c12 0 49 0 79-16v278c0 18 0 25-54 25h-21v19c10 0 77-2 96-2 18 0 87 2 99 2v-19h-21c-55 0-55-7-55-25z">
            <text:p/>
          </draw:path>
        </draw:g>
        <draw:g xml:id="id273" draw:id="id273">
          <svg:title>TexMaths</svg:title>
          <svg:desc>22§display§= \frac{1}{3} \left[\ 27 \log 3 \right]  - \frac{26}{9}§svg§600§FALSE§</svg:desc>
          <draw:polygon draw:style-name="gr2" draw:text-style-name="P7" draw:layer="layout" svg:width="6.353cm" svg:height="1.51cm" svg:x="16.535cm" svg:y="11.154cm" svg:viewBox="0 0 6354 1511" draw:points="3178,1511 0,1511 0,0 6354,0 6354,1511">
            <text:p/>
          </draw:polygon>
          <draw:path draw:style-name="gr3" draw:text-style-name="P8" draw:layer="layout" svg:width="0.515cm" svg:height="0.182cm" svg:x="16.54cm" svg:y="11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7.475cm" svg:y="11.1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7.404cm" svg:y="11.944cm" svg:viewBox="0 0 389 33" draw:points="194,33 0,33 0,0 389,0 389,33">
            <text:p/>
          </draw:polygon>
          <draw:path draw:style-name="gr3" draw:text-style-name="P8" draw:layer="layout" svg:width="0.321cm" svg:height="0.532cm" svg:x="17.438cm" svg:y="12.1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8.105cm" svg:y="11.573cm" svg:viewBox="0 0 107 775" draw:points="107,775 107,745 32,745 32,32 107,32 107,0 0,0 0,775">
            <text:p/>
          </draw:polygon>
          <draw:path draw:style-name="gr3" draw:text-style-name="P8" draw:layer="layout" svg:width="0.309cm" svg:height="0.517cm" svg:x="18.525cm" svg:y="11.638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7 69-6 7-57 7-72 7z">
            <text:p/>
          </draw:path>
          <draw:path draw:style-name="gr3" draw:text-style-name="P8" draw:layer="layout" svg:width="0.332cm" svg:height="0.541cm" svg:x="18.916cm" svg:y="11.631cm" svg:viewBox="0 0 333 542" svg:d="M326 53c7-11 7-13 7-28h-189c-95 0-96-11-98-25h-20l-26 160h19c2-12 9-61 20-70 5-5 67-5 75-5h162c-9 12-70 96-88 123-68 104-95 211-95 290 0 9 0 44 35 44 37 0 37-35 37-44v-39c0-42 2-86 7-126 4-18 15-85 50-134z">
            <text:p/>
          </draw:path>
          <draw:path draw:style-name="gr3" draw:text-style-name="P8" draw:layer="layout" svg:width="0.173cm" svg:height="0.538cm" svg:x="19.414cm" svg:y="11.61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9.623cm" svg:y="11.80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20.01cm" svg:y="11.803cm" svg:viewBox="0 0 355 512" svg:d="M151 218c-68 0-68-77-68-95 0-21 1-46 12-65 7-10 25-32 56-32 67 0 67 78 67 95 0 22 0 46-12 66-7 10-25 31-55 31zM60 248c0-3 0-21 14-37 30 23 61 25 77 25 72 0 125-53 125-113 0-30-12-58-31-75 28-27 56-30 70-30 2 0 5 0 7 0-9 3-12 12-12 21 0 14 10 23 23 23 7 0 22-6 22-23 0-14-10-39-40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20.547cm" svg:y="11.63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20.918cm" svg:y="11.573cm" svg:viewBox="0 0 107 775" draw:points="107,0 0,0 0,32 76,32 76,745 0,745 0,775 107,775">
            <text:p/>
          </draw:polygon>
          <draw:path draw:style-name="gr3" draw:text-style-name="P8" draw:layer="layout" svg:width="0.472cm" svg:height="0.032cm" svg:x="21.353cm" svg:y="11.94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22.192cm" svg:y="11.11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8" draw:layer="layout" svg:width="0.321cm" svg:height="0.532cm" svg:x="22.573cm" svg:y="11.115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olygon draw:style-name="gr3" draw:text-style-name="P8" draw:layer="layout" svg:width="0.773cm" svg:height="0.032cm" svg:x="22.154cm" svg:y="11.944cm" svg:viewBox="0 0 774 33" draw:points="387,33 0,33 0,0 774,0 774,33">
            <text:p/>
          </draw:polygon>
          <draw:path draw:style-name="gr3" draw:text-style-name="P8" draw:layer="layout" svg:width="0.321cm" svg:height="0.532cm" svg:x="22.379cm" svg:y="12.1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</draw:g>
        <draw:g xml:id="id276" draw:id="id276">
          <svg:title>TexMaths</svg:title>
          <svg:desc>22§display§= 9 \log 3 - \frac{26}{9}§svg§600§FALSE§</svg:desc>
          <draw:polygon draw:style-name="gr2" draw:text-style-name="P7" draw:layer="layout" svg:width="4.58cm" svg:height="1.51cm" svg:x="6.536cm" svg:y="13.454cm" svg:viewBox="0 0 4581 1511" draw:points="2290,1511 0,1511 0,0 4581,0 4581,1511">
            <text:p/>
          </draw:polygon>
          <draw:path draw:style-name="gr3" draw:text-style-name="P8" draw:layer="layout" svg:width="0.515cm" svg:height="0.182cm" svg:x="6.541cm" svg:y="14.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7.346cm" svg:y="13.938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173cm" svg:height="0.538cm" svg:x="7.854cm" svg:y="13.91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065cm" svg:y="14.10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453cm" svg:y="14.1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8.989cm" svg:y="13.93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9.579cm" svg:y="14.24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10.42cm" svg:y="13.4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21cm" svg:height="0.532cm" svg:x="10.8cm" svg:y="13.41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8" draw:layer="layout" svg:width="0.773cm" svg:height="0.032cm" svg:x="10.382cm" svg:y="14.244cm" svg:viewBox="0 0 774 33" draw:points="387,33 0,33 0,0 774,0 774,33">
            <text:p/>
          </draw:polygon>
          <draw:path draw:style-name="gr3" draw:text-style-name="P8" draw:layer="layout" svg:width="0.321cm" svg:height="0.532cm" svg:x="10.607cm" svg:y="14.4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</draw:g>
        <draw:g xml:id="id275" draw:id="id275">
          <svg:title>TexMaths</svg:title>
          <svg:desc>24§display§\text {I} §svg§600§FALSE§</svg:desc>
          <draw:polygon draw:style-name="gr2" draw:text-style-name="P7" draw:layer="layout" svg:width="0.197cm" svg:height="0.493cm" svg:x="5.935cm" svg:y="14.038cm" svg:viewBox="0 0 198 494" draw:points="100,494 0,494 0,0 198,0 198,494">
            <text:p/>
          </draw:polygon>
          <draw:path draw:style-name="gr3" draw:text-style-name="P8" draw:layer="layout" svg:width="0.258cm" svg:height="0.577cm" svg:x="5.916cm" svg:y="13.9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4" draw:id="id274">
          <svg:title>TexMaths</svg:title>
          <svg:desc>26§display§\therefore§svg§600§FALSE§</svg:desc>
          <draw:polygon draw:style-name="gr2" draw:text-style-name="P7" draw:layer="layout" svg:width="0.49cm" svg:height="0.402cm" svg:x="4.61cm" svg:y="14.123cm" svg:viewBox="0 0 491 403" draw:points="246,403 0,403 0,0 491,0 491,403">
            <text:p/>
          </draw:polygon>
          <draw:path draw:style-name="gr3" draw:text-style-name="P8" draw:layer="layout" svg:width="0.555cm" svg:height="0.493cm" svg:x="4.591cm" svg:y="14.0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7" draw:id="id267">
          <svg:title>TexMaths</svg:title>
          <svg:desc>22§display§\text {[ Remember - LIATE ]}§svg§600§FALSE§</svg:desc>
          <draw:polygon draw:style-name="gr2" draw:text-style-name="P7" draw:layer="layout" svg:width="7.532cm" svg:height="0.696cm" svg:x="19.914cm" svg:y="1.338cm" svg:viewBox="0 0 7533 697" draw:points="3766,697 0,697 0,0 7533,0 7533,697">
            <text:p/>
          </draw:polygon>
          <draw:polygon draw:style-name="gr3" draw:text-style-name="P8" draw:layer="layout" svg:width="0.106cm" svg:height="0.773cm" svg:x="19.967cm" svg:y="1.299cm" svg:viewBox="0 0 107 774" draw:points="107,774 107,744 32,744 32,32 107,32 107,0 0,0 0,774">
            <text:p/>
          </draw:polygon>
          <draw:path draw:style-name="gr3" draw:text-style-name="P8" draw:layer="layout" svg:width="0.539cm" svg:height="0.546cm" svg:x="20.375cm" svg:y="1.35cm" svg:viewBox="0 0 540 547" svg:d="M146 255v-200c0-18 0-27 18-29 7-1 30-1 45-1 71 0 157 1 157 114 0 54-19 116-134 116zM310 266c75-18 135-65 135-127 0-74-88-139-202-139h-243v25h19c60 0 60 8 60 35v410c0 28 0 35-60 35h-19v24c28-1 83-1 113-1 31 0 86 0 114 1v-24h-19c-60 0-62-7-62-35v-197h90c12 0 46 0 72 26 30 28 30 53 30 104s0 81 32 111c31 28 73 33 96 33 62 0 74-63 74-86 0-4 0-12-10-12-7 0-7 7-9 12-4 54-32 68-51 68-37 0-44-38-55-110l-10-64c-14-49-51-74-95-89z">
            <text:p/>
          </draw:path>
          <draw:path draw:style-name="gr3" draw:text-style-name="P8" draw:layer="layout" svg:width="0.3cm" svg:height="0.356cm" svg:x="20.938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1.285cm" svg:y="1.536cm" svg:viewBox="0 0 605 343" svg:d="M60 76v209c0 33-7 33-60 33v25c26 0 67-2 88-2 19 0 60 2 86 2v-25c-51 0-60 0-60-33v-144c0-81 55-123 104-123s58 42 58 86v181c0 33-9 33-61 33v25c28 0 67-2 88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3cm" svg:height="0.356cm" svg:x="21.927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2.274cm" svg:y="1.536cm" svg:viewBox="0 0 605 343" svg:d="M60 76v209c0 33-9 33-60 33v25c26 0 67-2 88-2 19 0 60 2 86 2v-25c-51 0-60 0-60-33v-144c0-81 55-123 104-123s58 42 58 86v181c0 33-9 33-60 33v25c27 0 66-2 87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383cm" svg:height="0.546cm" svg:x="22.893cm" svg:y="1.343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23.344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3.687cm" svg:y="1.53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olygon draw:style-name="gr3" draw:text-style-name="P8" draw:layer="layout" svg:width="0.205cm" svg:height="0.045cm" svg:x="24.234cm" svg:y="1.69cm" svg:viewBox="0 0 206 46" draw:points="206,46 206,0 0,0 0,46">
            <text:p/>
          </draw:polygon>
          <draw:path draw:style-name="gr3" draw:text-style-name="P8" draw:layer="layout" svg:width="0.425cm" svg:height="0.528cm" svg:x="24.767cm" svg:y="1.35cm" svg:viewBox="0 0 426 529" svg:d="M426 329h-20c-8 79-19 176-156 176h-63c-36 0-37-5-37-30v-413c0-27 0-37 73-37h25v-25c-28 2-98 2-130 2-30 0-92 0-118-2v25h19c60 0 60 8 60 35v410c0 28 0 35-60 35h-19v24h405z">
            <text:p/>
          </draw:path>
          <draw:path draw:style-name="gr3" draw:text-style-name="P8" draw:layer="layout" svg:width="0.237cm" svg:height="0.528cm" svg:x="25.246cm" svg:y="1.35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53cm" svg:height="0.555cm" svg:x="25.529cm" svg:y="1.325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502cm" svg:height="0.523cm" svg:x="26.047cm" svg:y="1.355cm" svg:viewBox="0 0 503 524" svg:d="M489 0h-475l-14 174h19c11-125 23-149 139-149 14 0 36 0 43 1 15 2 15 11 15 29v409c0 27 0 37-81 37h-29v23c31-2 110-2 146-2 35 0 116 0 147 2v-23h-31c-81 0-81-10-81-37v-409c0-16 0-27 14-29 9-1 28-1 44-1 116 0 128 24 139 149h19z">
            <text:p/>
          </draw:path>
          <draw:path draw:style-name="gr3" draw:text-style-name="P8" draw:layer="layout" svg:width="0.479cm" svg:height="0.527cm" svg:x="26.603cm" svg:y="1.354cm" svg:viewBox="0 0 480 528" svg:d="M79 466c0 28 0 37-60 37h-19v25h447l33-201h-19c-19 120-37 176-171 176h-103c-36 0-37-5-37-32v-205h68c76 0 85 24 85 89h19v-204h-19c0 65-9 90-85 90h-68v-186c0-25 1-30 37-30h100c119 0 139 42 153 149h19l-23-174h-436v25h19c60 0 60 8 60 35z">
            <text:p/>
          </draw:path>
          <draw:polygon draw:style-name="gr3" draw:text-style-name="P8" draw:layer="layout" svg:width="0.106cm" svg:height="0.773cm" svg:x="27.379cm" svg:y="1.299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3" smil:attributeName="visibility" smil:to="visible"/>
                  <anim:animate smil:dur="0.5s" smil:fill="hold" smil:targetElement="id263" smil:attributeName="width" smil:values="width*0.05;width" smil:keyTimes="0;1"/>
                  <anim:animate smil:dur="0.5s" smil:fill="hold" smil:targetElement="id263" smil:attributeName="height" smil:values="height;height" smil:keyTimes="0;1"/>
                  <anim:animate smil:dur="0.5s" smil:fill="hold" smil:targetElement="id263" smil:attributeName="x" smil:values="x-.2;x" smil:keyTimes="0;1"/>
                  <anim:animate smil:dur="0.5s" smil:fill="hold" smil:targetElement="id263" smil:attributeName="y" smil:values="y;y" smil:keyTimes="0;1"/>
                  <anim:transitionFilter smil:dur="0.5s" smil:targetElement="id26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4" smil:attributeName="visibility" smil:to="visible"/>
                  <anim:animate smil:dur="0.5s" smil:fill="hold" smil:targetElement="id264" smil:attributeName="width" smil:values="width*0.05;width" smil:keyTimes="0;1"/>
                  <anim:animate smil:dur="0.5s" smil:fill="hold" smil:targetElement="id264" smil:attributeName="height" smil:values="height;height" smil:keyTimes="0;1"/>
                  <anim:animate smil:dur="0.5s" smil:fill="hold" smil:targetElement="id264" smil:attributeName="x" smil:values="x-.2;x" smil:keyTimes="0;1"/>
                  <anim:animate smil:dur="0.5s" smil:fill="hold" smil:targetElement="id264" smil:attributeName="y" smil:values="y;y" smil:keyTimes="0;1"/>
                  <anim:transitionFilter smil:dur="0.5s" smil:targetElement="id26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1+width/2;x" smil:keyTimes="0;1"/>
                  <anim:animate smil:dur="0.5s" smil:fill="hold" smil:targetElement="id26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77" draw:id="id277">
          <svg:title>TexMaths</svg:title>
          <svg:desc>24§display§(14)§svg§600§FALSE§</svg:desc>
          <draw:polygon draw:style-name="gr2" draw:text-style-name="P7" draw:layer="layout" svg:width="1.332cm" svg:height="0.76cm" svg:x="2.223cm" svg:y="1.354cm" svg:viewBox="0 0 1333 761" draw:points="666,761 0,761 0,0 1333,0 1333,761">
            <text:p/>
          </draw:polygon>
          <draw:path draw:style-name="gr3" draw:text-style-name="P8" draw:layer="layout" svg:width="0.197cm" svg:height="0.844cm" svg:x="2.263cm" svg:y="1.312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584cm" svg:y="1.38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75cm" svg:height="0.571cm" svg:x="2.955cm" svg:y="1.373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197cm" svg:height="0.844cm" svg:x="3.4cm" svg:y="1.3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0" draw:id="id280">
          <svg:title>TexMaths</svg:title>
          <svg:desc>22§display§= \int_{1}^{3} \frac{\log x}{x^2}\ dx§svg§600§FALSE§</svg:desc>
          <draw:polygon draw:style-name="gr2" draw:text-style-name="P7" draw:layer="layout" svg:width="4.811cm" svg:height="1.849cm" svg:x="6.525cm" svg:y="0.647cm" svg:viewBox="0 0 4812 1850" draw:points="2406,1850 0,1850 0,0 4812,0 4812,1850">
            <text:p/>
          </draw:polygon>
          <draw:path draw:style-name="gr3" draw:text-style-name="P8" draw:layer="layout" svg:width="0.515cm" svg:height="0.182cm" svg:x="6.53cm" svg:y="1.5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5cm" svg:y="0.77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8.106cm" svg:y="0.60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7.791cm" svg:y="2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73cm" svg:height="0.538cm" svg:x="8.671cm" svg:y="0.76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88cm" svg:y="0.9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9.267cm" svg:y="0.95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5 0 155 67 0 40-57 79-133 79z">
            <text:p/>
          </draw:path>
          <draw:path draw:style-name="gr3" draw:text-style-name="P8" draw:layer="layout" svg:width="0.386cm" svg:height="0.351cm" svg:x="9.794cm" svg:y="0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8" draw:layer="layout" svg:width="1.571cm" svg:height="0.032cm" svg:x="8.644cm" svg:y="1.62cm" svg:viewBox="0 0 1572 33" draw:points="785,33 0,33 0,0 1572,0 1572,33">
            <text:p/>
          </draw:polygon>
          <draw:path draw:style-name="gr3" draw:text-style-name="P8" draw:layer="layout" svg:width="0.386cm" svg:height="0.351cm" svg:x="9.058cm" svg:y="2.0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9.51cm" svg:y="1.77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0.596cm" svg:y="1.29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0.989cm" svg:y="1.4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78" draw:id="id278">
          <svg:title>TexMaths</svg:title>
          <svg:desc>24§display§\text {Let,}§svg§600§FALSE§</svg:desc>
          <draw:polygon draw:style-name="gr2" draw:text-style-name="P7" draw:layer="layout" svg:width="1.318cm" svg:height="0.655cm" svg:x="4.028cm" svg:y="1.44cm" svg:viewBox="0 0 1319 656" draw:points="659,656 0,656 0,0 1319,0 1319,656">
            <text:p/>
          </draw:polygon>
          <draw:path draw:style-name="gr3" draw:text-style-name="P8" draw:layer="layout" svg:width="0.464cm" svg:height="0.577cm" svg:x="4.013cm" svg:y="1.3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7cm" svg:y="1.5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4cm" svg:y="1.4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8cm" svg:y="1.8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79" draw:id="id279">
          <svg:title>TexMaths</svg:title>
          <svg:desc>24§display§\text {I} §svg§600§FALSE§</svg:desc>
          <draw:polygon draw:style-name="gr2" draw:text-style-name="P7" draw:layer="layout" svg:width="0.197cm" svg:height="0.493cm" svg:x="5.835cm" svg:y="1.441cm" svg:viewBox="0 0 198 494" draw:points="100,494 0,494 0,0 198,0 198,494">
            <text:p/>
          </draw:polygon>
          <draw:path draw:style-name="gr3" draw:text-style-name="P8" draw:layer="layout" svg:width="0.258cm" svg:height="0.577cm" svg:x="5.816cm" svg:y="1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3" draw:id="id283">
          <svg:title>TexMaths</svg:title>
          <svg:desc>22§display§= \left[\ \log x \smallint \left( x^{-2} \right) \ dx \ \right]_1^3 - \int_{1}^{3}\left[ \smallint \left( x^{-2} \right) \ dx \ \frac{d}{dx}( \log x ) \right] \ dx§svg§600§FALSE§</svg:desc>
          <draw:polygon draw:style-name="gr2" draw:text-style-name="P7" draw:layer="layout" svg:width="19.107cm" svg:height="1.878cm" svg:x="6.533cm" svg:y="3.448cm" svg:viewBox="0 0 19108 1879" draw:points="9553,1879 0,1879 0,0 19108,0 19108,1879">
            <text:p/>
          </draw:polygon>
          <draw:path draw:style-name="gr3" draw:text-style-name="P8" draw:layer="layout" svg:width="0.515cm" svg:height="0.182cm" svg:x="6.538cm" svg:y="4.34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9cm" svg:x="7.466cm" svg:y="3.972cm" svg:viewBox="0 0 150 930" draw:points="0,930 150,930 150,898 32,898 32,32 150,32 150,0 0,0">
            <text:p/>
          </draw:polygon>
          <draw:path draw:style-name="gr3" draw:text-style-name="P8" draw:layer="layout" svg:width="0.173cm" svg:height="0.538cm" svg:x="7.916cm" svg:y="4.0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128cm" svg:y="4.28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8.513cm" svg:y="4.2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9.041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23cm" svg:height="0.721cm" svg:x="9.631cm" svg:y="4.076cm" svg:viewBox="0 0 324 722" svg:d="M294 32c-26 1-34 21-34 31 0 20 16 32 32 32s32-10 32-33c0-30-25-62-62-62-65 0-79 85-91 144-21 117-37 215-50 351-3 40-8 84-14 121-7 58-19 90-47 90-14 0-25-9-30-16 26 0 33-19 33-31 0-18-15-30-31-30s-32 8-32 31c0 30 25 62 62 62 65 0 79-83 91-146 19-111 37-210 49-347 4-42 9-86 14-123 8-58 20-88 48-88 14 0 25 7 30 14z">
            <text:p/>
          </draw:path>
          <draw:path draw:style-name="gr3" draw:text-style-name="P8" draw:layer="layout" svg:width="0.203cm" svg:height="0.929cm" svg:x="10.243cm" svg:y="3.972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8" draw:layer="layout" svg:width="0.386cm" svg:height="0.351cm" svg:x="10.502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67cm" svg:height="0.027cm" svg:x="10.981cm" svg:y="4.163cm" svg:viewBox="0 0 368 28" svg:d="M347 28c7 0 21 0 21-14s-12-14-21-14h-326c-9 0-21 0-21 14s12 14 21 14z">
            <text:p/>
          </draw:path>
          <draw:path draw:style-name="gr3" draw:text-style-name="P8" draw:layer="layout" svg:width="0.24cm" svg:height="0.36cm" svg:x="11.44cm" svg:y="3.9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1.787cm" svg:y="3.972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369cm" svg:height="0.547cm" svg:x="12.524cm" svg:y="4.094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2.918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olygon draw:style-name="gr3" draw:text-style-name="P8" draw:layer="layout" svg:width="0.149cm" svg:height="0.929cm" svg:x="13.612cm" svg:y="3.972cm" svg:viewBox="0 0 150 930" draw:points="150,930 150,0 0,0 0,32 120,32 120,898 0,898 0,930">
            <text:p/>
          </draw:polygon>
          <draw:path draw:style-name="gr3" draw:text-style-name="P8" draw:layer="layout" svg:width="0.249cm" svg:height="0.371cm" svg:x="13.946cm" svg:y="3.793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3.976cm" svg:y="4.5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4.501cm" svg:y="4.421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5.252cm" svg:y="3.578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16.012cm" svg:y="3.40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5.697cm" svg:y="4.976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16.651cm" svg:y="3.509cm" svg:viewBox="0 0 206 1858" draw:points="0,1858 206,1858 206,1815 42,1815 42,42 206,42 206,0 0,0">
            <text:p/>
          </draw:polygon>
          <draw:path draw:style-name="gr3" draw:text-style-name="P8" draw:layer="layout" svg:width="0.323cm" svg:height="0.721cm" svg:x="16.908cm" svg:y="4.07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8" draw:layer="layout" svg:width="0.203cm" svg:height="0.929cm" svg:x="17.521cm" svg:y="3.972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8" draw:layer="layout" svg:width="0.386cm" svg:height="0.351cm" svg:x="17.779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67cm" svg:height="0.027cm" svg:x="18.258cm" svg:y="4.163cm" svg:viewBox="0 0 368 28" svg:d="M347 28c7 0 21 0 21-14s-12-14-21-14h-326c-9 0-21 0-21 14s12 14 21 14z">
            <text:p/>
          </draw:path>
          <draw:path draw:style-name="gr3" draw:text-style-name="P8" draw:layer="layout" svg:width="0.24cm" svg:height="0.36cm" svg:x="18.717cm" svg:y="3.9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3cm" svg:height="0.929cm" svg:x="19.064cm" svg:y="3.972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369cm" svg:height="0.547cm" svg:x="19.802cm" svg:y="4.09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20.196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369cm" svg:height="0.547cm" svg:x="21.217cm" svg:y="3.56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olygon draw:style-name="gr3" draw:text-style-name="P8" draw:layer="layout" svg:width="0.846cm" svg:height="0.032cm" svg:x="20.965cm" svg:y="4.421cm" svg:viewBox="0 0 847 33" draw:points="422,33 0,33 0,0 847,0 847,33">
            <text:p/>
          </draw:polygon>
          <draw:path draw:style-name="gr3" draw:text-style-name="P8" draw:layer="layout" svg:width="0.369cm" svg:height="0.547cm" svg:x="20.997cm" svg:y="4.62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21.391cm" svg:y="4.8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18cm" svg:height="0.774cm" svg:x="21.979cm" svg:y="4.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173cm" svg:height="0.538cm" svg:x="22.229cm" svg:y="4.0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22.44cm" svg:y="4.28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22.827cm" svg:y="4.2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23.353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18cm" svg:height="0.774cm" svg:x="23.816cm" svg:y="4.05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8" draw:layer="layout" svg:width="0.205cm" svg:height="1.857cm" svg:x="24.084cm" svg:y="3.509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24.899cm" svg:y="4.09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25.293cm" svg:y="4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282" draw:id="id282">
          <svg:title>TexMaths</svg:title>
          <svg:desc>22§display§= \int_{1}^{3} \left( \log x \right) \left( \frac{1}{x^2} \right) \ dx§svg§600§FALSE§</svg:desc>
          <draw:polygon draw:style-name="gr2" draw:text-style-name="P7" draw:layer="layout" svg:width="7.597cm" svg:height="1.878cm" svg:x="11.826cm" svg:y="0.648cm" svg:viewBox="0 0 7598 1879" draw:points="3800,1879 0,1879 0,0 7598,0 7598,1879">
            <text:p/>
          </draw:polygon>
          <draw:path draw:style-name="gr3" draw:text-style-name="P8" draw:layer="layout" svg:width="0.515cm" svg:height="0.182cm" svg:x="11.831cm" svg:y="1.5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2.646cm" svg:y="0.778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249cm" svg:height="0.371cm" svg:x="13.406cm" svg:y="0.60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3.091cm" svg:y="2.17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18cm" svg:height="0.774cm" svg:x="13.929cm" svg:y="1.2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173cm" svg:height="0.538cm" svg:x="14.179cm" svg:y="1.29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4.39cm" svg:y="1.48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1cm" svg:x="14.776cm" svg:y="1.4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15.304cm" svg:y="1.4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18cm" svg:height="0.774cm" svg:x="15.766cm" svg:y="1.25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81cm" svg:height="1.857cm" svg:x="16.312cm" svg:y="0.709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256cm" svg:height="0.517cm" svg:x="17.085cm" svg:y="0.79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789cm" svg:height="0.032cm" svg:x="16.814cm" svg:y="1.621cm" svg:viewBox="0 0 790 33" draw:points="396,33 0,33 0,0 790,0 790,33">
            <text:p/>
          </draw:polygon>
          <draw:path draw:style-name="gr3" draw:text-style-name="P8" draw:layer="layout" svg:width="0.386cm" svg:height="0.351cm" svg:x="16.836cm" svg:y="2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7.291cm" svg:y="1.7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81cm" svg:height="1.857cm" svg:x="17.722cm" svg:y="0.709cm" svg:viewBox="0 0 382 1858" svg:d="M382 930c0-305-70-611-268-844-14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18.683cm" svg:y="1.29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19.077cm" svg:y="1.4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</draw:g>
        <draw:g xml:id="id284" draw:id="id284">
          <svg:title>TexMaths</svg:title>
          <svg:desc>22§display§= \left[\ \log x \left( \frac{x^{-1}}{-1} \right) \ \right]_1^3 - \int_{1}^{3}\left[ \left( \frac{x^{-1}}{-1} \right) \ \frac{1}{x} \right] \ dx§svg§600§FALSE§</svg:desc>
          <draw:polygon draw:style-name="gr2" draw:text-style-name="P7" draw:layer="layout" svg:width="14.528cm" svg:height="2.019cm" svg:x="6.532cm" svg:y="6.35cm" svg:viewBox="0 0 14529 2020" draw:points="7265,2020 0,2020 0,0 14529,0 14529,2020">
            <text:p/>
          </draw:polygon>
          <draw:path draw:style-name="gr3" draw:text-style-name="P8" draw:layer="layout" svg:width="0.515cm" svg:height="0.182cm" svg:x="6.537cm" svg:y="7.34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7cm" svg:x="7.503cm" svg:y="6.51cm" svg:viewBox="0 0 206 1858" draw:points="0,1858 206,1858 206,1815 42,1815 42,42 206,42 206,0 0,0">
            <text:p/>
          </draw:polygon>
          <draw:path draw:style-name="gr3" draw:text-style-name="P8" draw:layer="layout" svg:width="0.173cm" svg:height="0.538cm" svg:x="8.001cm" svg:y="7.09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211cm" svg:y="7.286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8.598cm" svg:y="7.281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86cm" svg:height="0.351cm" svg:x="9.124cm" svg:y="7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381cm" svg:height="1.857cm" svg:x="9.833cm" svg:y="6.51cm" svg:viewBox="0 0 382 1858" svg:d="M382 1851c0-4-2-6-4-8-28-29-81-81-132-165-125-199-181-451-181-748 0-210 27-477 155-708 62-111 125-174 160-208 2-2 2-3 2-7 0-7-5-7-16-7s-12 0-25 12c-260 236-341 590-341 916 0 304 70 611 267 843 16 18 44 50 78 78 9 9 10 9 21 9s16 0 16-7z">
            <text:p/>
          </draw:path>
          <draw:path draw:style-name="gr3" draw:text-style-name="P8" draw:layer="layout" svg:width="0.386cm" svg:height="0.351cm" svg:x="10.358cm" svg:y="6.7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8" draw:layer="layout" svg:width="0.367cm" svg:height="0.027cm" svg:x="10.835cm" svg:y="6.679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1.319cm" svg:y="6.469cm" svg:viewBox="0 0 199 361" svg:d="M123 16c0-16 0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1.273cm" svg:height="0.032cm" svg:x="10.335cm" svg:y="7.424cm" svg:viewBox="0 0 1274 33" draw:points="637,33 0,33 0,0 1274,0 1274,33">
            <text:p/>
          </draw:polygon>
          <draw:path draw:style-name="gr3" draw:text-style-name="P8" draw:layer="layout" svg:width="0.472cm" svg:height="0.032cm" svg:x="10.541cm" svg:y="7.95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1.148cm" svg:y="7.6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81cm" svg:height="1.857cm" svg:x="11.727cm" svg:y="6.51cm" svg:viewBox="0 0 382 1858" svg:d="M382 930c0-305-71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olygon draw:style-name="gr3" draw:text-style-name="P8" draw:layer="layout" svg:width="0.205cm" svg:height="1.857cm" svg:x="12.538cm" svg:y="6.51cm" svg:viewBox="0 0 206 1858" draw:points="162,1815 0,1815 0,1858 206,1858 206,0 0,0 0,42 162,42">
            <text:p/>
          </draw:polygon>
          <draw:path draw:style-name="gr3" draw:text-style-name="P8" draw:layer="layout" svg:width="0.249cm" svg:height="0.371cm" svg:x="12.964cm" svg:y="6.311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2.994cm" svg:y="8.04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472cm" svg:height="0.032cm" svg:x="13.517cm" svg:y="7.424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4.27cm" svg:y="6.579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8" draw:layer="layout" svg:width="0.249cm" svg:height="0.371cm" svg:x="15.029cm" svg:y="6.411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4.715cm" svg:y="7.977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205cm" svg:height="1.857cm" svg:x="15.669cm" svg:y="6.51cm" svg:viewBox="0 0 206 1858" draw:points="0,1858 206,1858 206,1815 42,1815 42,42 206,42 206,0 0,0">
            <text:p/>
          </draw:polygon>
          <draw:path draw:style-name="gr3" draw:text-style-name="P8" draw:layer="layout" svg:width="0.381cm" svg:height="1.857cm" svg:x="16.044cm" svg:y="6.51cm" svg:viewBox="0 0 382 1858" svg:d="M382 1851c0-4-2-6-4-8-28-29-81-81-132-165-125-199-181-451-181-748 0-210 28-477 155-708 62-111 125-174 160-208 2-2 2-3 2-7 0-7-5-7-16-7s-12 0-25 12c-260 236-341 590-341 916 0 304 70 611 267 843 16 18 44 50 78 78 9 9 10 9 21 9s16 0 16-7z">
            <text:p/>
          </draw:path>
          <draw:path draw:style-name="gr3" draw:text-style-name="P8" draw:layer="layout" svg:width="0.386cm" svg:height="0.351cm" svg:x="16.568cm" svg:y="6.7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367cm" svg:height="0.027cm" svg:x="17.045cm" svg:y="6.679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7.529cm" svg:y="6.469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1.273cm" svg:height="0.032cm" svg:x="16.546cm" svg:y="7.424cm" svg:viewBox="0 0 1274 33" draw:points="637,33 0,33 0,0 1274,0 1274,33">
            <text:p/>
          </draw:polygon>
          <draw:path draw:style-name="gr3" draw:text-style-name="P8" draw:layer="layout" svg:width="0.472cm" svg:height="0.032cm" svg:x="16.751cm" svg:y="7.95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7.357cm" svg:y="7.6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81cm" svg:height="1.857cm" svg:x="17.938cm" svg:y="6.51cm" svg:viewBox="0 0 382 1858" svg:d="M382 930c0-305-71-611-268-844-14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8" draw:layer="layout" svg:width="0.256cm" svg:height="0.517cm" svg:x="19.055cm" svg:y="6.59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442cm" svg:height="0.032cm" svg:x="18.958cm" svg:y="7.424cm" svg:viewBox="0 0 443 33" draw:points="222,33 0,33 0,0 443,0 443,33">
            <text:p/>
          </draw:polygon>
          <draw:path draw:style-name="gr3" draw:text-style-name="P8" draw:layer="layout" svg:width="0.386cm" svg:height="0.351cm" svg:x="18.981cm" svg:y="7.8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olygon draw:style-name="gr3" draw:text-style-name="P8" draw:layer="layout" svg:width="0.205cm" svg:height="1.857cm" svg:x="19.504cm" svg:y="6.51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20.319cm" svg:y="7.09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20.713cm" svg:y="7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285" draw:id="id285">
          <svg:title>TexMaths</svg:title>
          <svg:desc>22§display§= - \left[\ \frac{ \log x}{x} \ \right]_1^3 + \int_{1}^{3}\left[  \frac{1}{x^2} \right] \ dx§svg§600§FALSE§</svg:desc>
          <draw:polygon draw:style-name="gr2" draw:text-style-name="P7" draw:layer="layout" svg:width="10.083cm" svg:height="1.986cm" svg:x="6.532cm" svg:y="9.453cm" svg:viewBox="0 0 10084 1987" draw:points="5042,1987 0,1987 0,0 10084,0 10084,1987">
            <text:p/>
          </draw:polygon>
          <draw:path draw:style-name="gr3" draw:text-style-name="P8" draw:layer="layout" svg:width="0.515cm" svg:height="0.182cm" svg:x="6.537cm" svg:y="10.4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373cm" svg:y="10.494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5cm" svg:x="8.232cm" svg:y="9.583cm" svg:viewBox="0 0 206 1856" draw:points="0,1856 206,1856 206,1814 42,1814 42,42 206,42 206,0 0,0">
            <text:p/>
          </draw:polygon>
          <draw:path draw:style-name="gr3" draw:text-style-name="P8" draw:layer="layout" svg:width="0.173cm" svg:height="0.537cm" svg:x="8.823cm" svg:y="9.645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9.034cm" svg:y="9.8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9.422cm" svg:y="9.829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9.948cm" svg:y="9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1.57cm" svg:height="0.032cm" svg:x="8.799cm" svg:y="10.494cm" svg:viewBox="0 0 1571 33" draw:points="785,33 0,33 0,0 1571,0 1571,33">
            <text:p/>
          </draw:polygon>
          <draw:path draw:style-name="gr3" draw:text-style-name="P8" draw:layer="layout" svg:width="0.386cm" svg:height="0.351cm" svg:x="9.385cm" svg:y="10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8" draw:layer="layout" svg:width="0.205cm" svg:height="1.855cm" svg:x="10.729cm" svg:y="9.583cm" svg:viewBox="0 0 206 1856" draw:points="162,1814 0,1814 0,1856 206,1856 206,0 0,0 0,42 162,42">
            <text:p/>
          </draw:polygon>
          <draw:path draw:style-name="gr3" draw:text-style-name="P8" draw:layer="layout" svg:width="0.249cm" svg:height="0.37cm" svg:x="11.155cm" svg:y="9.41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11.185cm" svg:y="11.11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515cm" svg:height="0.516cm" svg:x="11.688cm" svg:y="10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687cm" svg:height="1.718cm" svg:x="12.461cm" svg:y="9.652cm" svg:viewBox="0 0 688 1719" svg:d="M37 1684c25 0 39-18 39-37 0-26-20-39-37-39-20 0-39 13-39 39 0 40 39 72 86 72 118 0 162-181 217-405 60-244 111-492 153-740 28-164 56-319 82-419 9-39 36-137 67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49cm" svg:height="0.37cm" svg:x="13.219cm" svg:y="9.48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12.906cm" svg:y="11.04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205cm" svg:height="1.855cm" svg:x="13.86cm" svg:y="9.583cm" svg:viewBox="0 0 206 1856" draw:points="0,1856 206,1856 206,1814 42,1814 42,42 206,42 206,0 0,0">
            <text:p/>
          </draw:polygon>
          <draw:path draw:style-name="gr3" draw:text-style-name="P8" draw:layer="layout" svg:width="0.256cm" svg:height="0.516cm" svg:x="14.437cm" svg:y="9.6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789cm" svg:height="0.032cm" svg:x="14.168cm" svg:y="10.494cm" svg:viewBox="0 0 790 33" draw:points="396,33 0,33 0,0 790,0 790,33">
            <text:p/>
          </draw:polygon>
          <draw:path draw:style-name="gr3" draw:text-style-name="P8" draw:layer="layout" svg:width="0.386cm" svg:height="0.351cm" svg:x="14.189cm" svg:y="10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24cm" svg:height="0.36cm" svg:x="14.643cm" svg:y="10.65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205cm" svg:height="1.855cm" svg:x="15.06cm" svg:y="9.583cm" svg:viewBox="0 0 206 1856" draw:points="162,1814 0,1814 0,1856 206,1856 206,0 0,0 0,42 162,42">
            <text:p/>
          </draw:polygon>
          <draw:path draw:style-name="gr3" draw:text-style-name="P8" draw:layer="layout" svg:width="0.369cm" svg:height="0.546cm" svg:x="15.875cm" svg:y="10.16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8" draw:layer="layout" svg:width="0.386cm" svg:height="0.351cm" svg:x="16.269cm" svg:y="10.3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286" draw:id="id286">
          <svg:title>TexMaths</svg:title>
          <svg:desc>22§display§= - \left[\ \frac{ \log x}{x} \ \right]_1^3 + \int_{1}^{3} x^{-2} \ dx§svg§600§FALSE§</svg:desc>
          <draw:polygon draw:style-name="gr2" draw:text-style-name="P7" draw:layer="layout" svg:width="9.437cm" svg:height="1.986cm" svg:x="16.932cm" svg:y="9.455cm" svg:viewBox="0 0 9438 1987" draw:points="4719,1987 0,1987 0,0 9438,0 9438,1987">
            <text:p/>
          </draw:polygon>
          <draw:path draw:style-name="gr3" draw:text-style-name="P8" draw:layer="layout" svg:width="0.515cm" svg:height="0.182cm" svg:x="16.937cm" svg:y="10.4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7.773cm" svg:y="10.496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5cm" svg:x="18.632cm" svg:y="9.585cm" svg:viewBox="0 0 206 1856" draw:points="0,1856 206,1856 206,1814 42,1814 42,42 206,42 206,0 0,0">
            <text:p/>
          </draw:polygon>
          <draw:path draw:style-name="gr3" draw:text-style-name="P8" draw:layer="layout" svg:width="0.173cm" svg:height="0.537cm" svg:x="19.224cm" svg:y="9.64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9.435cm" svg:y="9.83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9.822cm" svg:y="9.83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20.348cm" svg:y="9.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1.571cm" svg:height="0.032cm" svg:x="19.199cm" svg:y="10.496cm" svg:viewBox="0 0 1572 33" draw:points="785,33 0,33 0,0 1572,0 1572,33">
            <text:p/>
          </draw:polygon>
          <draw:path draw:style-name="gr3" draw:text-style-name="P8" draw:layer="layout" svg:width="0.386cm" svg:height="0.351cm" svg:x="19.785cm" svg:y="10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205cm" svg:height="1.855cm" svg:x="21.13cm" svg:y="9.585cm" svg:viewBox="0 0 206 1856" draw:points="162,1814 0,1814 0,1856 206,1856 206,0 0,0 0,42 162,42">
            <text:p/>
          </draw:polygon>
          <draw:path draw:style-name="gr3" draw:text-style-name="P8" draw:layer="layout" svg:width="0.249cm" svg:height="0.37cm" svg:x="21.556cm" svg:y="9.41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21.586cm" svg:y="11.11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515cm" svg:height="0.516cm" svg:x="22.089cm" svg:y="10.2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687cm" svg:height="1.718cm" svg:x="22.862cm" svg:y="9.654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49cm" svg:height="0.37cm" svg:x="23.62cm" svg:y="9.48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198cm" svg:height="0.36cm" svg:x="23.307cm" svg:y="11.05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24.09cm" svg:y="10.3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7cm" svg:height="0.027cm" svg:x="24.567cm" svg:y="10.238cm" svg:viewBox="0 0 368 28" svg:d="M347 28c7 0 21 0 21-14s-12-14-21-14h-326c-9 0-21 0-21 14s12 14 21 14z">
            <text:p/>
          </draw:path>
          <draw:path draw:style-name="gr3" draw:text-style-name="P8" draw:layer="layout" svg:width="0.24cm" svg:height="0.36cm" svg:x="25.027cm" svg:y="10.0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5.629cm" svg:y="10.16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8" draw:layer="layout" svg:width="0.386cm" svg:height="0.351cm" svg:x="26.023cm" svg:y="10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87" draw:id="id287">
          <svg:title>TexMaths</svg:title>
          <svg:desc>22§display§= - \left[\ \frac{ \log 3}{3} - \frac{ \log 1}{1} \ \right] + \left( \frac{x^{-1}}{-1} \right)_1^3§svg§600§FALSE§</svg:desc>
          <draw:polygon draw:style-name="gr2" draw:text-style-name="P7" draw:layer="layout" svg:width="10.966cm" svg:height="2.019cm" svg:x="6.632cm" svg:y="12.457cm" svg:viewBox="0 0 10967 2020" draw:points="5483,2020 0,2020 0,0 10967,0 10967,2020">
            <text:p/>
          </draw:polygon>
          <draw:path draw:style-name="gr3" draw:text-style-name="P8" draw:layer="layout" svg:width="0.515cm" svg:height="0.182cm" svg:x="6.637cm" svg:y="13.4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473cm" svg:y="13.531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7cm" svg:x="8.332cm" svg:y="12.617cm" svg:viewBox="0 0 206 1858" draw:points="0,1858 206,1858 206,1815 42,1815 42,42 206,42 206,0 0,0">
            <text:p/>
          </draw:polygon>
          <draw:path draw:style-name="gr3" draw:text-style-name="P8" draw:layer="layout" svg:width="0.173cm" svg:height="0.538cm" svg:x="8.924cm" svg:y="12.67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135cm" svg:y="12.86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9.522cm" svg:y="12.86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10.059cm" svg:y="12.70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8" draw:layer="layout" svg:width="1.514cm" svg:height="0.032cm" svg:x="8.899cm" svg:y="13.531cm" svg:viewBox="0 0 1515 33" draw:points="759,33 0,33 0,0 1515,0 1515,33">
            <text:p/>
          </draw:polygon>
          <draw:path draw:style-name="gr3" draw:text-style-name="P8" draw:layer="layout" svg:width="0.321cm" svg:height="0.532cm" svg:x="9.494cm" svg:y="13.7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10.742cm" svg:y="13.531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11.569cm" svg:y="12.67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1.78cm" svg:y="12.86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2.166cm" svg:y="12.86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256cm" svg:height="0.517cm" svg:x="12.739cm" svg:y="12.7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514cm" svg:height="0.032cm" svg:x="11.543cm" svg:y="13.531cm" svg:viewBox="0 0 1515 33" draw:points="759,33 0,33 0,0 1515,0 1515,33">
            <text:p/>
          </draw:polygon>
          <draw:path draw:style-name="gr3" draw:text-style-name="P8" draw:layer="layout" svg:width="0.256cm" svg:height="0.517cm" svg:x="12.176cm" svg:y="13.75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205cm" svg:height="1.857cm" svg:x="13.419cm" svg:y="12.617cm" svg:viewBox="0 0 206 1858" draw:points="162,1815 0,1815 0,1858 206,1858 206,0 0,0 0,42 162,42">
            <text:p/>
          </draw:polygon>
          <draw:path draw:style-name="gr3" draw:text-style-name="P8" draw:layer="layout" svg:width="0.515cm" svg:height="0.517cm" svg:x="14.031cm" svg:y="13.2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81cm" svg:height="1.857cm" svg:x="14.922cm" svg:y="12.617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8" draw:layer="layout" svg:width="0.386cm" svg:height="0.351cm" svg:x="15.446cm" svg:y="12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367cm" svg:height="0.027cm" svg:x="15.923cm" svg:y="12.786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407cm" svg:y="12.576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1.273cm" svg:height="0.032cm" svg:x="15.424cm" svg:y="13.531cm" svg:viewBox="0 0 1274 33" draw:points="637,33 0,33 0,0 1274,0 1274,33">
            <text:p/>
          </draw:polygon>
          <draw:path draw:style-name="gr3" draw:text-style-name="P8" draw:layer="layout" svg:width="0.472cm" svg:height="0.032cm" svg:x="15.63cm" svg:y="14.06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6.235cm" svg:y="13.75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81cm" svg:height="1.857cm" svg:x="16.816cm" svg:y="12.617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8" draw:layer="layout" svg:width="0.249cm" svg:height="0.371cm" svg:x="17.386cm" svg:y="12.41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198cm" svg:height="0.36cm" svg:x="17.416cm" svg:y="14.154cm" svg:viewBox="0 0 199 361" svg:d="M123 16c0-16-2-16-16-16-35 33-84 35-107 35v20c12 0 49 0 79-16v278c0 18 0 25-54 25h-21v19c10 0 77-2 96-2 18 0 87 2 99 2v-19h-21c-55 0-55-7-55-25z">
            <text:p/>
          </draw:path>
        </draw:g>
        <draw:g xml:id="id288" draw:id="id288">
          <svg:title>TexMaths</svg:title>
          <svg:desc>22§display§= -  \frac{ \log 3}{3} - \left( \frac{1}{x} \right)_1^3§svg§600§FALSE§</svg:desc>
          <draw:polygon draw:style-name="gr2" draw:text-style-name="P7" draw:layer="layout" svg:width="6.028cm" svg:height="1.986cm" svg:x="18.034cm" svg:y="12.459cm" svg:viewBox="0 0 6029 1987" draw:points="3015,1987 0,1987 0,0 6029,0 6029,1987">
            <text:p/>
          </draw:polygon>
          <draw:path draw:style-name="gr3" draw:text-style-name="P8" draw:layer="layout" svg:width="0.515cm" svg:height="0.182cm" svg:x="18.039cm" svg:y="13.4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8.875cm" svg:y="13.5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9.532cm" svg:y="12.65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9.741cm" svg:y="12.84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20.128cm" svg:y="12.83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21cm" svg:height="0.532cm" svg:x="20.665cm" svg:y="12.67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1.514cm" svg:height="0.032cm" svg:x="19.505cm" svg:y="13.5cm" svg:viewBox="0 0 1515 33" draw:points="759,33 0,33 0,0 1515,0 1515,33">
            <text:p/>
          </draw:polygon>
          <draw:path draw:style-name="gr3" draw:text-style-name="P8" draw:layer="layout" svg:width="0.321cm" svg:height="0.532cm" svg:x="20.102cm" svg:y="13.724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21.348cm" svg:y="13.5cm" svg:viewBox="0 0 473 33" svg:d="M447 33c12 0 26 0 26-17 0-16-14-16-26-16h-421c-12 0-26 0-26 16 0 17 14 17 26 17z">
            <text:p/>
          </draw:path>
          <draw:path draw:style-name="gr3" draw:text-style-name="P8" draw:layer="layout" svg:width="0.381cm" svg:height="1.855cm" svg:x="22.219cm" svg:y="12.589cm" svg:viewBox="0 0 382 1856" svg:d="M382 1849c0-3-2-5-4-7-28-30-81-81-132-165-125-199-181-451-181-748 0-209 28-477 155-707 62-111 125-174 160-208 2-2 2-3 2-7 0-7-5-7-16-7s-12 0-25 12c-260 236-341 590-341 915 0 305 70 611 267 843 16 18 44 49 78 78 9 8 10 8 21 8s16 0 16-7z">
            <text:p/>
          </draw:path>
          <draw:path draw:style-name="gr3" draw:text-style-name="P8" draw:layer="layout" svg:width="0.256cm" svg:height="0.516cm" svg:x="22.816cm" svg:y="12.67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442cm" svg:height="0.032cm" svg:x="22.719cm" svg:y="13.5cm" svg:viewBox="0 0 443 33" draw:points="222,33 0,33 0,0 443,0 443,33">
            <text:p/>
          </draw:polygon>
          <draw:path draw:style-name="gr3" draw:text-style-name="P8" draw:layer="layout" svg:width="0.386cm" svg:height="0.351cm" svg:x="22.742cm" svg:y="13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381cm" svg:height="1.855cm" svg:x="23.28cm" svg:y="12.589cm" svg:viewBox="0 0 382 1856" svg:d="M382 929c0-304-71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8" draw:layer="layout" svg:width="0.249cm" svg:height="0.37cm" svg:x="23.852cm" svg:y="12.4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8" draw:layer="layout" svg:width="0.198cm" svg:height="0.36cm" svg:x="23.882cm" svg:y="14.123cm" svg:viewBox="0 0 199 361" svg:d="M123 16c0-16-2-16-16-16-35 33-84 35-107 35v20c12 0 49 0 79-16v278c0 17 0 24-54 24h-21v20c10 0 77-2 96-2 18 0 87 2 99 2v-20h-21c-55 0-55-7-55-24z">
            <text:p/>
          </draw:path>
        </draw:g>
        <draw:g xml:id="id281" draw:id="id281">
          <svg:title>TexMaths</svg:title>
          <svg:desc>22§display§\text {[ Remember - LIATE ]}§svg§600§FALSE§</svg:desc>
          <draw:polygon draw:style-name="gr2" draw:text-style-name="P7" draw:layer="layout" svg:width="7.532cm" svg:height="0.696cm" svg:x="19.914cm" svg:y="1.338cm" svg:viewBox="0 0 7533 697" draw:points="3766,697 0,697 0,0 7533,0 7533,697">
            <text:p/>
          </draw:polygon>
          <draw:polygon draw:style-name="gr3" draw:text-style-name="P8" draw:layer="layout" svg:width="0.106cm" svg:height="0.773cm" svg:x="19.967cm" svg:y="1.299cm" svg:viewBox="0 0 107 774" draw:points="107,774 107,744 32,744 32,32 107,32 107,0 0,0 0,774">
            <text:p/>
          </draw:polygon>
          <draw:path draw:style-name="gr3" draw:text-style-name="P8" draw:layer="layout" svg:width="0.539cm" svg:height="0.546cm" svg:x="20.375cm" svg:y="1.35cm" svg:viewBox="0 0 540 547" svg:d="M146 255v-200c0-18 0-27 18-29 7-1 30-1 45-1 71 0 157 1 157 114 0 54-19 116-134 116zM310 266c75-18 135-65 135-127 0-74-88-139-202-139h-243v25h19c60 0 60 8 60 35v410c0 28 0 35-60 35h-19v24c28-1 83-1 113-1 31 0 86 0 114 1v-24h-19c-60 0-62-7-62-35v-197h90c12 0 46 0 72 26 30 28 30 53 30 104s0 81 32 111c31 28 73 33 96 33 62 0 74-63 74-86 0-4 0-12-10-12-7 0-7 7-9 12-4 54-32 68-51 68-37 0-44-38-55-110l-10-64c-14-49-51-74-95-89z">
            <text:p/>
          </draw:path>
          <draw:path draw:style-name="gr3" draw:text-style-name="P8" draw:layer="layout" svg:width="0.3cm" svg:height="0.356cm" svg:x="20.938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1.285cm" svg:y="1.536cm" svg:viewBox="0 0 605 343" svg:d="M60 76v209c0 33-7 33-60 33v25c26 0 67-2 88-2 19 0 60 2 86 2v-25c-51 0-60 0-60-33v-144c0-81 55-123 104-123s58 42 58 86v181c0 33-9 33-61 33v25c28 0 67-2 88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3cm" svg:height="0.356cm" svg:x="21.927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604cm" svg:height="0.342cm" svg:x="22.274cm" svg:y="1.536cm" svg:viewBox="0 0 605 343" svg:d="M60 76v209c0 33-9 33-60 33v25c26 0 67-2 88-2 19 0 60 2 86 2v-25c-51 0-60 0-60-33v-144c0-81 55-123 104-123s58 42 58 86v181c0 33-9 33-60 33v25c27 0 66-2 87-2s61 2 88 2v-25c-53 0-62 0-62-33v-144c0-81 56-123 106-123 49 0 56 42 56 86v181c0 33-7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383cm" svg:height="0.546cm" svg:x="22.893cm" svg:y="1.343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cm" svg:height="0.356cm" svg:x="23.344cm" svg:y="1.533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3.687cm" svg:y="1.53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olygon draw:style-name="gr3" draw:text-style-name="P8" draw:layer="layout" svg:width="0.205cm" svg:height="0.045cm" svg:x="24.234cm" svg:y="1.69cm" svg:viewBox="0 0 206 46" draw:points="206,46 206,0 0,0 0,46">
            <text:p/>
          </draw:polygon>
          <draw:path draw:style-name="gr3" draw:text-style-name="P8" draw:layer="layout" svg:width="0.425cm" svg:height="0.528cm" svg:x="24.767cm" svg:y="1.35cm" svg:viewBox="0 0 426 529" svg:d="M426 329h-20c-8 79-19 176-156 176h-63c-36 0-37-5-37-30v-413c0-27 0-37 73-37h25v-25c-28 2-98 2-130 2-30 0-92 0-118-2v25h19c60 0 60 8 60 35v410c0 28 0 35-60 35h-19v24h405z">
            <text:p/>
          </draw:path>
          <draw:path draw:style-name="gr3" draw:text-style-name="P8" draw:layer="layout" svg:width="0.237cm" svg:height="0.528cm" svg:x="25.246cm" svg:y="1.35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8" draw:layer="layout" svg:width="0.53cm" svg:height="0.555cm" svg:x="25.529cm" svg:y="1.325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502cm" svg:height="0.523cm" svg:x="26.047cm" svg:y="1.355cm" svg:viewBox="0 0 503 524" svg:d="M489 0h-475l-14 174h19c11-125 23-149 139-149 14 0 36 0 43 1 15 2 15 11 15 29v409c0 27 0 37-81 37h-29v23c31-2 110-2 146-2 35 0 116 0 147 2v-23h-31c-81 0-81-10-81-37v-409c0-16 0-27 14-29 9-1 28-1 44-1 116 0 128 24 139 149h19z">
            <text:p/>
          </draw:path>
          <draw:path draw:style-name="gr3" draw:text-style-name="P8" draw:layer="layout" svg:width="0.479cm" svg:height="0.527cm" svg:x="26.603cm" svg:y="1.354cm" svg:viewBox="0 0 480 528" svg:d="M79 466c0 28 0 37-60 37h-19v25h447l33-201h-19c-19 120-37 176-171 176h-103c-36 0-37-5-37-32v-205h68c76 0 85 24 85 89h19v-204h-19c0 65-9 90-85 90h-68v-186c0-25 1-30 37-30h100c119 0 139 42 153 149h19l-23-174h-436v25h19c60 0 60 8 60 35z">
            <text:p/>
          </draw:path>
          <draw:polygon draw:style-name="gr3" draw:text-style-name="P8" draw:layer="layout" svg:width="0.106cm" svg:height="0.773cm" svg:x="27.379cm" svg:y="1.299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1+width/2;x" smil:keyTimes="0;1"/>
                  <anim:animate smil:dur="0.5s" smil:fill="hold" smil:targetElement="id28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94" draw:id="id294">
          <svg:title>TexMaths</svg:title>
          <svg:desc>24§display§(15)§svg§600§FALSE§</svg:desc>
          <draw:polygon draw:style-name="gr2" draw:text-style-name="P7" draw:layer="layout" svg:width="1.332cm" svg:height="0.76cm" svg:x="2.224cm" svg:y="3.855cm" svg:viewBox="0 0 1333 761" draw:points="666,761 0,761 0,0 1333,0 1333,761">
            <text:p/>
          </draw:polygon>
          <draw:path draw:style-name="gr3" draw:text-style-name="P8" draw:layer="layout" svg:width="0.197cm" svg:height="0.844cm" svg:x="2.264cm" svg:y="3.8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585cm" svg:y="3.8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37cm" svg:height="0.581cm" svg:x="2.973cm" svg:y="3.88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3.401cm" svg:y="3.8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7" draw:id="id297">
          <svg:title>TexMaths</svg:title>
          <svg:desc>22§display§= \int_{0}^{\frac{\pi}{4}} e^x ( 1 + \tan x + \tan^2 x ) }\ dx§svg§600§FALSE§</svg:desc>
          <draw:polygon draw:style-name="gr2" draw:text-style-name="P7" draw:layer="layout" svg:width="10.619cm" svg:height="1.873cm" svg:x="6.525cm" svg:y="3.249cm" svg:viewBox="0 0 10620 1874" draw:points="5310,1874 0,1874 0,0 10620,0 10620,1874">
            <text:p/>
          </draw:polygon>
          <draw:path draw:style-name="gr3" draw:text-style-name="P8" draw:layer="layout" svg:width="0.515cm" svg:height="0.182cm" svg:x="6.53cm" svg:y="4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5cm" svg:y="3.39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02cm" svg:y="3.2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69cm" svg:y="3.435cm" svg:viewBox="0 0 336 28" draw:points="169,28 0,28 0,0 336,0 336,28">
            <text:p/>
          </draw:polygon>
          <draw:path draw:style-name="gr3" draw:text-style-name="P8" draw:layer="layout" svg:width="0.215cm" svg:height="0.263cm" svg:x="8.229cm" svg:y="3.509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61cm" svg:y="4.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8.799cm" svg:y="4.10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91cm" svg:height="0.245cm" svg:x="9.149cm" svg:y="3.887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8" draw:layer="layout" svg:width="0.18cm" svg:height="0.773cm" svg:x="9.589cm" svg:y="3.86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9.883cm" svg:y="3.93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0.417cm" svg:y="3.9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11.161cm" svg:y="3.9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1.48cm" svg:y="4.098cm" svg:viewBox="0 0 350 357" svg:d="M225 289c4 31 25 63 62 63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1.858cm" svg:y="4.10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2.414cm" svg:y="4.1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3.048cm" svg:y="3.9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13.794cm" svg:y="3.9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4.111cm" svg:y="4.09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4.491cm" svg:y="4.10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4.929cm" svg:y="3.76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5.394cm" svg:y="4.1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15.857cm" svg:y="3.86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6.403cm" svg:y="3.908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6.797cm" svg:y="4.1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95" draw:id="id295">
          <svg:title>TexMaths</svg:title>
          <svg:desc>24§display§\text {Let,}§svg§600§FALSE§</svg:desc>
          <draw:polygon draw:style-name="gr2" draw:text-style-name="P7" draw:layer="layout" svg:width="1.318cm" svg:height="0.655cm" svg:x="4.028cm" svg:y="3.94cm" svg:viewBox="0 0 1319 656" draw:points="659,656 0,656 0,0 1319,0 1319,656">
            <text:p/>
          </draw:polygon>
          <draw:path draw:style-name="gr3" draw:text-style-name="P8" draw:layer="layout" svg:width="0.464cm" svg:height="0.577cm" svg:x="4.013cm" svg:y="3.8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537cm" svg:y="4.0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904cm" svg:y="3.9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288cm" svg:y="4.3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6" draw:id="id296">
          <svg:title>TexMaths</svg:title>
          <svg:desc>24§display§\text {I} §svg§600§FALSE§</svg:desc>
          <draw:polygon draw:style-name="gr2" draw:text-style-name="P7" draw:layer="layout" svg:width="0.197cm" svg:height="0.493cm" svg:x="5.935cm" svg:y="3.9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3.8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8" draw:id="id298">
          <svg:title>TexMaths</svg:title>
          <svg:desc>22§display§= \int_{0}^{\frac{\pi}{4}} e^x ( 1 + \tan x + \sec^2 x - 1 ) }\ dx§svg§600§FALSE§</svg:desc>
          <draw:polygon draw:style-name="gr2" draw:text-style-name="P7" draw:layer="layout" svg:width="11.826cm" svg:height="1.873cm" svg:x="6.532cm" svg:y="5.75cm" svg:viewBox="0 0 11827 1874" draw:points="5914,1874 0,1874 0,0 11827,0 11827,1874">
            <text:p/>
          </draw:polygon>
          <draw:path draw:style-name="gr3" draw:text-style-name="P8" draw:layer="layout" svg:width="0.515cm" svg:height="0.182cm" svg:x="6.537cm" svg:y="6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52cm" svg:y="5.89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09cm" svg:y="5.7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76cm" svg:y="5.936cm" svg:viewBox="0 0 336 28" draw:points="169,28 0,28 0,0 336,0 336,28">
            <text:p/>
          </draw:polygon>
          <draw:path draw:style-name="gr3" draw:text-style-name="P8" draw:layer="layout" svg:width="0.215cm" svg:height="0.263cm" svg:x="8.236cm" svg:y="6.01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68cm" svg:y="7.29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8.806cm" svg:y="6.60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291cm" svg:height="0.245cm" svg:x="9.156cm" svg:y="6.388cm" svg:viewBox="0 0 292 246" svg:d="M109 183c-5 18-23 47-51 47-2 0-18 0-30-7 23-7 25-26 25-29 0-13-9-22-21-22-16 0-32 14-32 34 0 28 30 40 56 40 27 0 48-16 62-38 14 28 44 38 65 38 63 0 95-68 95-84 0-7-7-7-9-7-7 0-7 3-8 10-13 37-45 65-76 65-21 0-34-14-34-35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8" draw:layer="layout" svg:width="0.18cm" svg:height="0.773cm" svg:x="9.596cm" svg:y="6.3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9.89cm" svg:y="6.43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0.424cm" svg:y="6.49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2cm" svg:height="0.485cm" svg:x="11.168cm" svg:y="6.47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1.487cm" svg:y="6.599cm" svg:viewBox="0 0 350 357" svg:d="M225 289c4 31 25 63 62 63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1.865cm" svg:y="6.60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2.421cm" svg:y="6.6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3.055cm" svg:y="6.49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4cm" svg:height="0.356cm" svg:x="13.812cm" svg:y="6.5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4.113cm" svg:y="6.59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4.462cm" svg:y="6.59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14.812cm" svg:y="6.26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5.276cm" svg:y="6.6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15.931cm" svg:y="6.73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6.709cm" svg:y="6.4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072cm" svg:y="6.3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7.617cm" svg:y="6.409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18.012cm" svg:y="6.6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04" draw:id="id304">
          <svg:title>TexMaths</svg:title>
          <svg:desc>24§display§\text {I} §svg§600§FALSE§</svg:desc>
          <draw:polygon draw:style-name="gr2" draw:text-style-name="P7" draw:layer="layout" svg:width="0.197cm" svg:height="0.493cm" svg:x="5.935cm" svg:y="14.338cm" svg:viewBox="0 0 198 494" draw:points="100,494 0,494 0,0 198,0 198,494">
            <text:p/>
          </draw:polygon>
          <draw:path draw:style-name="gr3" draw:text-style-name="P8" draw:layer="layout" svg:width="0.258cm" svg:height="0.577cm" svg:x="5.916cm" svg:y="14.2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3" draw:id="id303">
          <svg:title>TexMaths</svg:title>
          <svg:desc>26§display§\therefore§svg§600§FALSE§</svg:desc>
          <draw:polygon draw:style-name="gr2" draw:text-style-name="P7" draw:layer="layout" svg:width="0.49cm" svg:height="0.402cm" svg:x="4.61cm" svg:y="14.423cm" svg:viewBox="0 0 491 403" draw:points="246,403 0,403 0,0 491,0 491,403">
            <text:p/>
          </draw:polygon>
          <draw:path draw:style-name="gr3" draw:text-style-name="P8" draw:layer="layout" svg:width="0.555cm" svg:height="0.493cm" svg:x="4.591cm" svg:y="14.3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9" draw:id="id299">
          <svg:title>TexMaths</svg:title>
          <svg:desc>22§display§= \int_{0}^{\frac{\pi}{4}} e^x ( \tan x + \sec^2 x ) }\ dx§svg§600§FALSE§</svg:desc>
          <draw:polygon draw:style-name="gr2" draw:text-style-name="P7" draw:layer="layout" svg:width="9.16cm" svg:height="1.873cm" svg:x="6.532cm" svg:y="8.25cm" svg:viewBox="0 0 9161 1874" draw:points="4581,1874 0,1874 0,0 9161,0 9161,1874">
            <text:p/>
          </draw:polygon>
          <draw:path draw:style-name="gr3" draw:text-style-name="P8" draw:layer="layout" svg:width="0.515cm" svg:height="0.182cm" svg:x="6.537cm" svg:y="9.1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52cm" svg:y="8.394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09cm" svg:y="8.2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8" draw:layer="layout" svg:width="0.335cm" svg:height="0.027cm" svg:x="8.176cm" svg:y="8.436cm" svg:viewBox="0 0 336 28" draw:points="169,28 0,28 0,0 336,0 336,28">
            <text:p/>
          </draw:polygon>
          <draw:path draw:style-name="gr3" draw:text-style-name="P8" draw:layer="layout" svg:width="0.215cm" svg:height="0.263cm" svg:x="8.235cm" svg:y="8.51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67cm" svg:y="9.79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8.806cm" svg:y="9.10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91cm" svg:height="0.245cm" svg:x="9.156cm" svg:y="8.888cm" svg:viewBox="0 0 292 246" svg:d="M109 183c-5 18-23 47-51 47-2 0-18 0-30-7 23-7 25-26 25-29 0-13-9-22-21-22-16 0-32 14-32 34 0 28 30 40 56 40 27 0 48-16 62-38 14 28 44 38 65 38 63 0 95-68 95-84 0-7-7-7-9-7-7 0-7 3-9 10-12 37-44 65-75 65-21 0-34-14-34-35 0-14 14-63 28-125 13-42 37-54 55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8" draw:layer="layout" svg:width="0.18cm" svg:height="0.773cm" svg:x="9.596cm" svg:y="8.8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42cm" svg:height="0.485cm" svg:x="9.835cm" svg:y="8.971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8" draw:layer="layout" svg:width="0.349cm" svg:height="0.356cm" svg:x="10.154cm" svg:y="9.099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0.532cm" svg:y="9.10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1.088cm" svg:y="9.1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1.723cm" svg:y="8.99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4cm" svg:height="0.356cm" svg:x="12.478cm" svg:y="9.0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2.779cm" svg:y="9.09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3.128cm" svg:y="9.09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13.48cm" svg:y="8.76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3.942cm" svg:y="9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18cm" svg:height="0.773cm" svg:x="14.407cm" svg:y="8.8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4.952cm" svg:y="8.909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5.345cm" svg:y="9.1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300" draw:id="id300">
          <svg:title>TexMaths</svg:title>
          <svg:desc>22§display§= [\ e^x \tan x \ ]_0^{\pi / 4}§svg§600§FALSE§</svg:desc>
          <draw:polygon draw:style-name="gr2" draw:text-style-name="P7" draw:layer="layout" svg:width="5.236cm" svg:height="0.947cm" svg:x="6.533cm" svg:y="10.854cm" svg:viewBox="0 0 5237 948" draw:points="2618,948 0,948 0,0 5237,0 5237,948">
            <text:p/>
          </draw:polygon>
          <draw:path draw:style-name="gr3" draw:text-style-name="P8" draw:layer="layout" svg:width="0.515cm" svg:height="0.182cm" svg:x="6.538cm" svg:y="11.33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7.403cm" svg:y="11.042cm" svg:viewBox="0 0 107 774" draw:points="107,774 107,744 32,744 32,32 107,32 107,0 0,0 0,774">
            <text:p/>
          </draw:polygon>
          <draw:path draw:style-name="gr3" draw:text-style-name="P8" draw:layer="layout" svg:width="0.298cm" svg:height="0.351cm" svg:x="7.818cm" svg:y="11.281cm" svg:viewBox="0 0 299 352" svg:d="M109 164c23 0 81-2 120-18 54-23 58-69 58-79 0-35-30-67-83-67-86 0-204 76-204 211 0 79 46 141 121 141 113 0 178-83 178-92 0-5-5-10-10-10-4 0-6 1-9 8-62 76-146 76-157 76-60 0-67-65-67-90 0-8 0-33 13-80zM74 146c30-118 109-128 130-128 37 0 57 22 57 49 0 79-124 79-155 79z">
            <text:p/>
          </draw:path>
          <draw:path draw:style-name="gr3" draw:text-style-name="P8" draw:layer="layout" svg:width="0.291cm" svg:height="0.245cm" svg:x="8.17cm" svg:y="11.065cm" svg:viewBox="0 0 292 246" svg:d="M109 183c-5 17-23 47-51 47-2 0-18 0-30-7 23-7 25-26 25-30 0-12-9-21-21-21-16 0-32 14-32 34 0 28 30 40 56 40 27 0 48-16 62-39 14 29 44 39 65 39 63 0 95-68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7 39-10 56z">
            <text:p/>
          </draw:path>
          <draw:path draw:style-name="gr3" draw:text-style-name="P8" draw:layer="layout" svg:width="0.242cm" svg:height="0.484cm" svg:x="8.677cm" svg:y="11.147cm" svg:viewBox="0 0 243 485" svg:d="M120 167h111v-25h-111v-142h-20c0 63-24 146-100 149v18h67v213c0 96 72 105 100 105 55 0 76-54 76-105v-44h-19v44c0 56-23 86-51 86-53 0-53-70-53-84z">
            <text:p/>
          </draw:path>
          <draw:path draw:style-name="gr3" draw:text-style-name="P8" draw:layer="layout" svg:width="0.349cm" svg:height="0.356cm" svg:x="8.994cm" svg:y="11.276cm" svg:viewBox="0 0 350 357" svg:d="M225 288c4 32 25 64 62 64 16 0 63-11 63-74v-42h-19v42c0 45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9.374cm" svg:y="11.281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8" draw:layer="layout" svg:width="0.386cm" svg:height="0.351cm" svg:x="9.931cm" svg:y="11.281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olygon draw:style-name="gr3" draw:text-style-name="P8" draw:layer="layout" svg:width="0.106cm" svg:height="0.773cm" svg:x="10.624cm" svg:y="11.042cm" svg:viewBox="0 0 107 774" draw:points="107,0 0,0 0,32 76,32 76,744 0,744 0,774 107,774">
            <text:p/>
          </draw:polygon>
          <draw:path draw:style-name="gr3" draw:text-style-name="P8" draw:layer="layout" svg:width="0.325cm" svg:height="0.24cm" svg:x="10.846cm" svg:y="10.987cm" svg:viewBox="0 0 326 241" svg:d="M144 37h65c-8 33-19 83-19 125 0 23 2 37 5 49 9 26 16 30 25 30 12 0 25-12 25-25 0-5 0-7-4-12-10-21-19-51-19-97 0-10 0-31 7-70h69c8 0 14 0 19-4 7-7 9-14 9-17 0-16-14-16-23-16h-206c-21 0-37 5-62 28-14 12-35 42-35 46 0 7 7 7 9 7 7 0 7 0 10-5 29-39 62-39 74-39h32c-16 60-46 125-62 156-3 7-8 20-10 21 0 2-2 6-2 9 0 9 7 18 19 18 22 0 29-25 41-74z">
            <text:p/>
          </draw:path>
          <draw:path draw:style-name="gr3" draw:text-style-name="P8" draw:layer="layout" svg:width="0.233cm" svg:height="0.542cm" svg:x="11.246cm" svg:y="10.815cm" svg:viewBox="0 0 234 543" svg:d="M231 25c3-7 3-9 3-11 0-9-7-14-12-14-9 0-13 7-16 14l-202 505c-4 7-4 8-4 10 0 9 7 14 12 14 11 0 13-7 16-14z">
            <text:p/>
          </draw:path>
          <draw:path draw:style-name="gr3" draw:text-style-name="P8" draw:layer="layout" svg:width="0.267cm" svg:height="0.365cm" svg:x="11.541cm" svg:y="10.855cm" svg:viewBox="0 0 268 366" svg:d="M268 278v-21h-62v-241c0-12 0-16-11-16-7 0-8 0-15 7l-180 250v21h160v44c0 17 0 24-44 24h-14v20c27 0 62-2 81-2s55 2 83 2v-20h-16c-44 0-44-7-44-24v-44zM164 58v199h-145z">
            <text:p/>
          </draw:path>
          <draw:path draw:style-name="gr3" draw:text-style-name="P8" draw:layer="layout" svg:width="0.253cm" svg:height="0.37cm" svg:x="10.851cm" svg:y="11.469cm" svg:viewBox="0 0 254 371" svg:d="M254 188c0-60-8-104-34-141-16-26-49-47-93-47-127 0-127 148-127 188 0 39 0 183 127 183s127-144 127-183zM127 357c-25 0-58-16-69-60-9-32-9-77-9-116 0-40 0-81 9-111 11-44 46-54 69-54 30 0 58 17 67 49 8 28 8 69 8 116 0 39 0 79-7 114-10 50-47 62-68 62z">
            <text:p/>
          </draw:path>
        </draw:g>
        <draw:g xml:id="id305" draw:id="id305">
          <svg:title>TexMaths</svg:title>
          <svg:desc>22§display§= e^\frac{\pi}{4}§svg§600§FALSE§</svg:desc>
          <draw:polygon draw:style-name="gr2" draw:text-style-name="P7" draw:layer="layout" svg:width="1.526cm" svg:height="0.626cm" svg:x="6.634cm" svg:y="14.155cm" svg:viewBox="0 0 1527 627" draw:points="764,627 0,627 0,0 1527,0 1527,627">
            <text:p/>
          </draw:polygon>
          <draw:path draw:style-name="gr3" draw:text-style-name="P8" draw:layer="layout" svg:width="0.515cm" svg:height="0.182cm" svg:x="6.639cm" svg:y="14.526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98cm" svg:height="0.351cm" svg:x="7.447cm" svg:y="14.46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61cm" svg:height="0.171cm" svg:x="7.899cm" svg:y="14.116cm" svg:viewBox="0 0 262 172" svg:d="M239 30c7 0 11 0 18-4 2-3 5-8 5-14 0-12-12-12-17-12h-168c-8 0-26 0-49 19-10 9-28 30-28 34 0 7 5 7 7 7 7 0 7-2 9-5 14-16 32-25 56-25h28c-14 49-35 90-47 114-7 9-7 11-7 14 0 9 7 14 16 14 15 0 21-17 29-49 9-30 16-58 25-93h51c-2 5-12 47-12 79 0 27 10 63 26 63 11 0 21-8 21-19 0-3-1-5-3-10-20-30-20-64-20-71 0-14 2-30 6-42z">
            <text:p/>
          </draw:path>
          <draw:polygon draw:style-name="gr3" draw:text-style-name="P8" draw:layer="layout" svg:width="0.335cm" svg:height="0.027cm" svg:x="7.864cm" svg:y="14.341cm" svg:viewBox="0 0 336 28" draw:points="169,28 0,28 0,0 336,0 336,28">
            <text:p/>
          </draw:polygon>
          <draw:path draw:style-name="gr3" draw:text-style-name="P8" draw:layer="layout" svg:width="0.215cm" svg:height="0.263cm" svg:x="7.924cm" svg:y="14.415cm" svg:viewBox="0 0 216 264" svg:d="M216 201v-18h-49v-171c0-10 0-12-10-12-7 0-9 0-13 5l-144 178v18h130v30c0 12 0 15-35 15h-12v18c17-2 44-2 65-2 23 0 47 0 67 2v-18h-14c-34 0-34-3-34-15v-30zM134 42v141h-116z">
            <text:p/>
          </draw:path>
        </draw:g>
        <draw:g xml:id="id301" draw:id="id301">
          <svg:title>TexMaths</svg:title>
          <svg:desc>22§display§= e^\frac{\pi}{4} \tan \left( \frac{\pi}{4} \right) - e^0. \tan 0§svg§600§FALSE§</svg:desc>
          <draw:polygon draw:style-name="gr2" draw:text-style-name="P7" draw:layer="layout" svg:width="8.208cm" svg:height="1.343cm" svg:x="12.335cm" svg:y="10.757cm" svg:viewBox="0 0 8209 1344" draw:points="4105,1344 0,1344 0,0 8209,0 8209,1344">
            <text:p/>
          </draw:polygon>
          <draw:path draw:style-name="gr3" draw:text-style-name="P8" draw:layer="layout" svg:width="0.515cm" svg:height="0.182cm" svg:x="12.34cm" svg:y="11.3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3.148cm" svg:y="11.266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8" draw:layer="layout" svg:width="0.261cm" svg:height="0.172cm" svg:x="13.601cm" svg:y="10.913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13.565cm" svg:y="11.139cm" svg:viewBox="0 0 336 28" draw:points="169,28 0,28 0,0 336,0 336,28">
            <text:p/>
          </draw:polygon>
          <draw:path draw:style-name="gr3" draw:text-style-name="P8" draw:layer="layout" svg:width="0.215cm" svg:height="0.263cm" svg:x="13.625cm" svg:y="11.213cm" svg:viewBox="0 0 216 264" svg:d="M216 201v-18h-49v-171c0-10 0-12-10-12-7 0-9 0-13 5l-144 178v18h130v30c0 12 0 16-35 16h-12v17c17-2 44-2 65-2 23 0 47 0 67 2v-17h-14c-34 0-34-4-34-16v-30zM134 42v141h-116z">
            <text:p/>
          </draw:path>
          <draw:path draw:style-name="gr3" draw:text-style-name="P8" draw:layer="layout" svg:width="0.242cm" svg:height="0.485cm" svg:x="14.176cm" svg:y="11.1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4.495cm" svg:y="11.2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14.873cm" svg:y="11.26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1.392cm" svg:x="15.545cm" svg:y="10.718cm" svg:viewBox="0 0 296 1393" svg:d="M261 1386c1 0 8 7 8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8" draw:layer="layout" svg:width="0.418cm" svg:height="0.342cm" svg:x="15.982cm" svg:y="10.751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15.961cm" svg:y="11.399cm" svg:viewBox="0 0 470 33" draw:points="236,33 0,33 0,0 470,0 470,33">
            <text:p/>
          </draw:polygon>
          <draw:path draw:style-name="gr3" draw:text-style-name="P8" draw:layer="layout" svg:width="0.344cm" svg:height="0.524cm" svg:x="16.024cm" svg:y="11.61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95cm" svg:height="1.392cm" svg:x="16.551cm" svg:y="10.718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8" draw:layer="layout" svg:width="0.472cm" svg:height="0.032cm" svg:x="17.221cm" svg:y="11.399cm" svg:viewBox="0 0 473 33" svg:d="M447 33c12 0 26 0 26-17 0-16-14-16-26-16h-421c-12 0-26 0-26 16 0 17 14 17 26 17z">
            <text:p/>
          </draw:path>
          <draw:path draw:style-name="gr3" draw:text-style-name="P8" draw:layer="layout" svg:width="0.298cm" svg:height="0.351cm" svg:x="17.966cm" svg:y="11.266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8" draw:layer="layout" svg:width="0.252cm" svg:height="0.371cm" svg:x="18.318cm" svg:y="10.929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083cm" svg:height="0.084cm" svg:x="18.703cm" svg:y="11.526cm" svg:viewBox="0 0 84 85" svg:d="M84 42c0-23-19-42-42-42s-42 19-42 42 19 43 42 43 42-20 42-43z">
            <text:p/>
          </draw:path>
          <draw:path draw:style-name="gr3" draw:text-style-name="P8" draw:layer="layout" svg:width="0.242cm" svg:height="0.485cm" svg:x="18.995cm" svg:y="11.1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9.314cm" svg:y="11.26cm" svg:viewBox="0 0 350 357" svg:d="M225 289c4 31 25 63 62 63 16 0 63-10 63-74v-42h-19v42c0 46-19 51-28 51-25 0-28-35-28-38v-157c0-32 0-62-29-92-30-30-68-42-105-42-65 0-118 37-118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19.692cm" svg:y="11.26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8" draw:layer="layout" svg:width="0.326cm" svg:height="0.533cm" svg:x="20.256cm" svg:y="11.093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</draw:g>
        <draw:g xml:id="id302" draw:id="id302">
          <svg:title>TexMaths</svg:title>
          <svg:desc>22§display§= e^\frac{\pi}{4} \left( 1 \right) - (1) (0)§svg§600§FALSE§</svg:desc>
          <draw:polygon draw:style-name="gr2" draw:text-style-name="P7" draw:layer="layout" svg:width="5.62cm" svg:height="0.811cm" svg:x="6.637cm" svg:y="12.66cm" svg:viewBox="0 0 5621 812" draw:points="2811,812 0,812 0,0 5621,0 5621,812">
            <text:p/>
          </draw:polygon>
          <draw:path draw:style-name="gr3" draw:text-style-name="P8" draw:layer="layout" svg:width="0.515cm" svg:height="0.182cm" svg:x="6.642cm" svg:y="13.0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7.45cm" svg:y="12.97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261cm" svg:height="0.172cm" svg:x="7.903cm" svg:y="12.621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7.867cm" svg:y="12.846cm" svg:viewBox="0 0 336 28" draw:points="169,28 0,28 0,0 336,0 336,28">
            <text:p/>
          </draw:polygon>
          <draw:path draw:style-name="gr3" draw:text-style-name="P8" draw:layer="layout" svg:width="0.216cm" svg:height="0.263cm" svg:x="7.927cm" svg:y="12.92cm" svg:viewBox="0 0 217 264" svg:d="M217 201v-18h-50v-171c0-10 0-12-10-12-7 0-9 0-13 5l-144 178v18h130v30c0 12 0 15-35 15h-12v18c17-2 44-2 65-2 23 0 47 0 67 2v-18h-14c-34 0-34-3-34-15v-30zM134 42v141h-116z">
            <text:p/>
          </draw:path>
          <draw:path draw:style-name="gr3" draw:text-style-name="P8" draw:layer="layout" svg:width="0.18cm" svg:height="0.774cm" svg:x="8.54cm" svg:y="12.735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256cm" svg:height="0.517cm" svg:x="8.832cm" svg:y="12.80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9.195cm" svg:y="12.735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473cm" svg:height="0.032cm" svg:x="9.688cm" svg:y="13.107cm" svg:viewBox="0 0 474 33" svg:d="M447 33c12 0 27 0 27-17 0-16-15-16-27-16h-421c-12 0-26 0-26 16 0 17 14 17 26 17z">
            <text:p/>
          </draw:path>
          <draw:path draw:style-name="gr3" draw:text-style-name="P8" draw:layer="layout" svg:width="0.18cm" svg:height="0.774cm" svg:x="10.473cm" svg:y="12.735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256cm" svg:height="0.517cm" svg:x="10.767cm" svg:y="12.80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1.127cm" svg:y="12.735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8" draw:layer="layout" svg:width="0.18cm" svg:height="0.774cm" svg:x="11.462cm" svg:y="12.735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326cm" svg:height="0.532cm" svg:x="11.715cm" svg:y="12.801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18cm" svg:height="0.774cm" svg:x="12.117cm" svg:y="12.735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g xml:id="id291" draw:id="id291">
          <svg:title>TexMaths</svg:title>
          <svg:desc>22§display§= -  \frac{ \log 3}{3} - \left( \frac{1}{3} - 1 \right)§svg§600§FALSE§</svg:desc>
          <draw:polygon draw:style-name="gr2" draw:text-style-name="P7" draw:layer="layout" svg:width="6.866cm" svg:height="1.779cm" svg:x="6.533cm" svg:y="0.955cm" svg:viewBox="0 0 6867 1780" draw:points="3434,1780 0,1780 0,0 6867,0 6867,1780">
            <text:p/>
          </draw:polygon>
          <draw:path draw:style-name="gr3" draw:text-style-name="P8" draw:layer="layout" svg:width="0.515cm" svg:height="0.182cm" svg:x="6.538cm" svg:y="1.7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7.374cm" svg:y="1.828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8.031cm" svg:y="0.978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24cm" svg:y="1.1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8.627cm" svg:y="1.16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9.164cm" svg:y="0.99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1.514cm" svg:height="0.032cm" svg:x="8.004cm" svg:y="1.828cm" svg:viewBox="0 0 1515 33" draw:points="759,33 0,33 0,0 1515,0 1515,33">
            <text:p/>
          </draw:polygon>
          <draw:path draw:style-name="gr3" draw:text-style-name="P8" draw:layer="layout" svg:width="0.321cm" svg:height="0.532cm" svg:x="8.601cm" svg:y="2.053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472cm" svg:height="0.032cm" svg:x="9.847cm" svg:y="1.828cm" svg:viewBox="0 0 473 33" svg:d="M447 33c12 0 26 0 26-17 0-16-14-16-26-16h-421c-12 0-26 0-26 16 0 17 14 17 26 17z">
            <text:p/>
          </draw:path>
          <draw:path draw:style-name="gr3" draw:text-style-name="P8" draw:layer="layout" svg:width="0.381cm" svg:height="1.856cm" svg:x="10.718cm" svg:y="0.91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56cm" svg:height="0.516cm" svg:x="11.287cm" svg:y="0.99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218cm" svg:y="1.828cm" svg:viewBox="0 0 389 33" draw:points="194,33 0,33 0,0 389,0 389,33">
            <text:p/>
          </draw:polygon>
          <draw:path draw:style-name="gr3" draw:text-style-name="P8" draw:layer="layout" svg:width="0.321cm" svg:height="0.532cm" svg:x="11.251cm" svg:y="2.05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472cm" svg:height="0.032cm" svg:x="11.934cm" svg:y="1.82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712cm" svg:y="1.5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81cm" svg:height="1.856cm" svg:x="13.057cm" svg:y="0.916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290" draw:id="id290">
          <svg:title>TexMaths</svg:title>
          <svg:desc>24§display§\text {I} §svg§600§FALSE§</svg:desc>
          <draw:polygon draw:style-name="gr2" draw:text-style-name="P7" draw:layer="layout" svg:width="0.197cm" svg:height="0.493cm" svg:x="5.835cm" svg:y="1.539cm" svg:viewBox="0 0 198 494" draw:points="100,494 0,494 0,0 198,0 198,494">
            <text:p/>
          </draw:polygon>
          <draw:path draw:style-name="gr3" draw:text-style-name="P8" draw:layer="layout" svg:width="0.258cm" svg:height="0.577cm" svg:x="5.816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9" draw:id="id289">
          <svg:title>TexMaths</svg:title>
          <svg:desc>26§display§\therefore§svg§600§FALSE§</svg:desc>
          <draw:polygon draw:style-name="gr2" draw:text-style-name="P7" draw:layer="layout" svg:width="0.49cm" svg:height="0.402cm" svg:x="4.61cm" svg:y="1.624cm" svg:viewBox="0 0 491 403" draw:points="246,403 0,403 0,0 491,0 491,403">
            <text:p/>
          </draw:polygon>
          <draw:path draw:style-name="gr3" draw:text-style-name="P8" draw:layer="layout" svg:width="0.555cm" svg:height="0.493cm" svg:x="4.591cm" svg:y="1.57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2" draw:id="id292">
          <svg:title>TexMaths</svg:title>
          <svg:desc>22§display§= -  \frac{ \log 3}{3} +  \frac{2}{3}§svg§600§FALSE§</svg:desc>
          <draw:polygon draw:style-name="gr2" draw:text-style-name="P7" draw:layer="layout" svg:width="4.465cm" svg:height="1.53cm" svg:x="13.933cm" svg:y="0.956cm" svg:viewBox="0 0 4466 1531" draw:points="2234,1531 0,1531 0,0 4466,0 4466,1531">
            <text:p/>
          </draw:polygon>
          <draw:path draw:style-name="gr3" draw:text-style-name="P8" draw:layer="layout" svg:width="0.515cm" svg:height="0.182cm" svg:x="13.938cm" svg:y="1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4.774cm" svg:y="1.767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5.431cm" svg:y="0.91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5.64cm" svg:y="1.10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16.028cm" svg:y="1.1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21cm" svg:height="0.532cm" svg:x="16.564cm" svg:y="0.93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1.514cm" svg:height="0.032cm" svg:x="15.404cm" svg:y="1.767cm" svg:viewBox="0 0 1515 33" draw:points="759,33 0,33 0,0 1515,0 1515,33">
            <text:p/>
          </draw:polygon>
          <draw:path draw:style-name="gr3" draw:text-style-name="P8" draw:layer="layout" svg:width="0.321cm" svg:height="0.532cm" svg:x="16.001cm" svg:y="1.992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516cm" svg:x="17.226cm" svg:y="1.5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8.089cm" svg:y="0.93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388cm" svg:height="0.032cm" svg:x="18.05cm" svg:y="1.767cm" svg:viewBox="0 0 389 33" draw:points="194,33 0,33 0,0 389,0 389,33">
            <text:p/>
          </draw:polygon>
          <draw:path draw:style-name="gr3" draw:text-style-name="P8" draw:layer="layout" svg:width="0.321cm" svg:height="0.532cm" svg:x="18.082cm" svg:y="1.99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</draw:g>
        <draw:g xml:id="id293" draw:id="id293">
          <svg:title>TexMaths</svg:title>
          <svg:desc>22§display§= \frac{1}{3}[\ 2 - \log3 \ ]§svg§600§FALSE§</svg:desc>
          <draw:polygon draw:style-name="gr2" draw:text-style-name="P7" draw:layer="layout" svg:width="5.009cm" svg:height="1.51cm" svg:x="19.034cm" svg:y="0.956cm" svg:viewBox="0 0 5010 1511" draw:points="2506,1511 0,1511 0,0 5010,0 5010,1511">
            <text:p/>
          </draw:polygon>
          <draw:path draw:style-name="gr3" draw:text-style-name="P8" draw:layer="layout" svg:width="0.515cm" svg:height="0.182cm" svg:x="19.039cm" svg:y="1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9.974cm" svg:y="0.91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9.903cm" svg:y="1.746cm" svg:viewBox="0 0 389 33" draw:points="194,33 0,33 0,0 389,0 389,33">
            <text:p/>
          </draw:polygon>
          <draw:path draw:style-name="gr3" draw:text-style-name="P8" draw:layer="layout" svg:width="0.321cm" svg:height="0.532cm" svg:x="19.937cm" svg:y="1.9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20.475cm" svg:y="1.375cm" svg:viewBox="0 0 107 775" draw:points="107,775 107,745 32,745 32,32 107,32 107,0 0,0 0,775">
            <text:p/>
          </draw:polygon>
          <draw:path draw:style-name="gr3" draw:text-style-name="P8" draw:layer="layout" svg:width="0.309cm" svg:height="0.517cm" svg:x="20.894cm" svg:y="1.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472cm" svg:height="0.032cm" svg:x="21.478cm" svg:y="1.746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22.212cm" svg:y="1.41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22.423cm" svg:y="1.60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4cm" svg:height="0.511cm" svg:x="22.811cm" svg:y="1.60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8" draw:layer="layout" svg:width="0.321cm" svg:height="0.532cm" svg:x="23.347cm" svg:y="1.4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23.976cm" svg:y="1.375cm" svg:viewBox="0 0 107 775" draw:points="107,0 0,0 0,32 76,32 76,745 0,745 0,775 107,77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0">
        <office:forms form:automatic-focus="false" form:apply-design-mode="false"/>
        <draw:frame presentation:style-name="pr14" draw:text-style-name="P9" draw:layer="layout" svg:width="25.199cm" svg:height="1.738cm" svg:x="1.438cm" svg:y="0.303cm" presentation:class="title" presentation:user-transformed="true">
          <draw:text-box>
            <text:p xml:id="id306" text:id="id306"><text:span text:style-name="T5">Examples</text:span></text:p>
          </draw:text-box>
        </draw:frame>
        <draw:frame presentation:style-name="pr15" draw:text-style-name="P10" draw:layer="layout" svg:width="26.2cm" svg:height="12.592cm" svg:x="1cm" svg:y="2.608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308" draw:id="id308">
          <svg:title>TexMaths</svg:title>
          <svg:desc>26§display§\text {Evaluate the following}§svg§600§FALSE§</svg:desc>
          <draw:polygon draw:style-name="gr2" draw:text-style-name="P7" draw:layer="layout" svg:width="8.819cm" svg:height="0.742cm" svg:x="3.721cm" svg:y="2.938cm" svg:viewBox="0 0 8820 743" draw:points="4410,743 0,743 0,0 8820,0 8820,743">
            <text:p/>
          </draw:polygon>
          <draw:path draw:style-name="gr3" draw:text-style-name="P8" draw:layer="layout" svg:width="0.567cm" svg:height="0.624cm" svg:x="3.704cm" svg:y="2.9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8" draw:layer="layout" svg:width="0.448cm" svg:height="0.405cm" svg:x="4.313cm" svg:y="3.1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13cm" svg:height="0.422cm" svg:x="4.767cm" svg:y="3.1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05cm" svg:height="0.636cm" svg:x="5.216cm" svg:y="2.9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61cm" svg:height="0.415cm" svg:x="5.468cm" svg:y="3.1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13cm" svg:height="0.422cm" svg:x="5.986cm" svg:y="3.1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6.421cm" svg:y="2.9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6.785cm" svg:y="3.1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88cm" svg:height="0.574cm" svg:x="7.488cm" svg:y="2.9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461cm" svg:height="0.636cm" svg:x="7.854cm" svg:y="2.9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8" draw:layer="layout" svg:width="0.355cm" svg:height="0.422cm" svg:x="8.359cm" svg:y="3.1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9.075cm" svg:y="2.8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07cm" svg:height="0.422cm" svg:x="9.349cm" svg:y="3.1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9.809cm" svg:y="2.9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205cm" svg:height="0.636cm" svg:x="10.063cm" svg:y="2.902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07cm" svg:height="0.422cm" svg:x="10.312cm" svg:y="3.1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627cm" svg:height="0.405cm" svg:x="10.735cm" svg:y="3.1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8" draw:layer="layout" svg:width="0.197cm" svg:height="0.613cm" svg:x="11.409cm" svg:y="2.9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1.662cm" svg:y="3.1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2.166cm" svg:y="3.1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307" draw:id="id307">
          <svg:title>TexMaths</svg:title>
          <svg:desc>26§display§\text {(II)}§svg§600§FALSE§</svg:desc>
          <draw:polygon draw:style-name="gr2" draw:text-style-name="P7" draw:layer="layout" svg:width="1.214cm" svg:height="0.823cm" svg:x="1.907cm" svg:y="2.938cm" svg:viewBox="0 0 1215 824" draw:points="608,824 0,824 0,0 1215,0 1215,824">
            <text:p/>
          </draw:polygon>
          <draw:path draw:style-name="gr3" draw:text-style-name="P8" draw:layer="layout" svg:width="0.213cm" svg:height="0.914cm" svg:x="1.951cm" svg:y="2.892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8" draw:layer="layout" svg:width="0.28cm" svg:height="0.625cm" svg:x="2.242cm" svg:y="2.95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8" draw:layer="layout" svg:width="0.28cm" svg:height="0.625cm" svg:x="2.598cm" svg:y="2.95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8" draw:layer="layout" svg:width="0.213cm" svg:height="0.914cm" svg:x="2.954cm" svg:y="2.8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9" draw:id="id309">
          <svg:title>TexMaths</svg:title>
          <svg:desc>24§display§(1)§svg§600§FALSE§</svg:desc>
          <draw:polygon draw:style-name="gr2" draw:text-style-name="P7" draw:layer="layout" svg:width="0.91cm" svg:height="0.759cm" svg:x="1.908cm" svg:y="4.734cm" svg:viewBox="0 0 911 760" draw:points="455,760 0,760 0,0 911,0 911,760">
            <text:p/>
          </draw:polygon>
          <draw:path draw:style-name="gr3" draw:text-style-name="P8" draw:layer="layout" svg:width="0.197cm" svg:height="0.844cm" svg:x="1.948cm" svg:y="4.6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2.269cm" svg:y="4.7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2.665cm" svg:y="4.6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1" draw:id="id311">
          <svg:title>TexMaths</svg:title>
          <svg:desc>24§display§\text {where } [ x ] \text { denote greatest integer function}§svg§600§FALSE§</svg:desc>
          <draw:polygon draw:style-name="gr2" draw:text-style-name="P7" draw:layer="layout" svg:width="15.295cm" svg:height="0.759cm" svg:x="7.735cm" svg:y="4.736cm" svg:viewBox="0 0 15296 760" draw:points="7647,760 0,760 0,0 15296,0 15296,760">
            <text:p/>
          </draw:polygon>
          <draw:path draw:style-name="gr3" draw:text-style-name="P8" draw:layer="layout" svg:width="0.579cm" svg:height="0.373cm" svg:x="7.708cm" svg:y="4.963cm" svg:viewBox="0 0 580 374" svg:d="M509 81c15-43 42-54 71-54v-27c-19 2-44 2-62 2-25 0-63-2-78-2v27c30 0 48 15 48 40 0 6 0 6-4 17l-77 218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425cm" svg:height="0.587cm" svg:x="8.328cm" svg:y="4.74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8.795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69cm" svg:y="4.95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99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olygon draw:style-name="gr3" draw:text-style-name="P8" draw:layer="layout" svg:width="0.116cm" svg:height="0.844cm" svg:x="10.231cm" svg:y="4.694cm" svg:viewBox="0 0 117 845" draw:points="117,845 117,812 35,812 35,35 117,35 117,0 0,0 0,845">
            <text:p/>
          </draw:polygon>
          <draw:path draw:style-name="gr3" draw:text-style-name="P8" draw:layer="layout" svg:width="0.421cm" svg:height="0.383cm" svg:x="10.39cm" svg:y="4.95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olygon draw:style-name="gr3" draw:text-style-name="P8" draw:layer="layout" svg:width="0.116cm" svg:height="0.844cm" svg:x="10.866cm" svg:y="4.694cm" svg:viewBox="0 0 117 845" draw:points="117,0 0,0 0,35 83,35 83,812 0,812 0,845 117,845">
            <text:p/>
          </draw:polygon>
          <draw:path draw:style-name="gr3" draw:text-style-name="P8" draw:layer="layout" svg:width="0.418cm" svg:height="0.596cm" svg:x="11.392cm" svg:y="4.742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1.855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2.233cm" svg:y="4.95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389cm" svg:x="12.7cm" svg:y="4.94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64cm" svg:height="0.529cm" svg:x="13.113cm" svg:y="4.80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327cm" svg:height="0.389cm" svg:x="13.449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7cm" svg:height="0.558cm" svg:x="14.105cm" svg:y="4.9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85cm" svg:height="0.373cm" svg:x="14.528cm" svg:y="4.95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4.858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5.244cm" svg:y="4.94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66cm" svg:height="0.529cm" svg:x="15.647cm" svg:y="4.80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5.981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6.361cm" svg:y="4.94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16.682cm" svg:y="4.80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7.302cm" svg:y="4.76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7.536cm" svg:y="4.95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17.97cm" svg:y="4.80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327cm" svg:height="0.389cm" svg:x="18.306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7cm" svg:height="0.558cm" svg:x="18.68cm" svg:y="4.9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27cm" svg:height="0.389cm" svg:x="19.103cm" svg:y="4.94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9.477cm" svg:y="4.95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74cm" svg:height="0.596cm" svg:x="20.093cm" svg:y="4.732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425cm" svg:height="0.383cm" svg:x="20.351cm" svg:y="4.95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425cm" svg:height="0.373cm" svg:x="20.819cm" svg:y="4.95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2cm" svg:height="0.389cm" svg:x="21.289cm" svg:y="4.94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264cm" svg:height="0.529cm" svg:x="21.65cm" svg:y="4.80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21.99cm" svg:y="4.76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22.221cm" svg:y="4.94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73cm" svg:x="22.647cm" svg:y="4.95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draw:g xml:id="id313" draw:id="id313">
          <svg:title>TexMaths</svg:title>
          <svg:desc>22§display§\int_{-1}^{2}\left| 2x - 3 \right| \ dx§svg§600§FALSE§</svg:desc>
          <draw:polygon draw:style-name="gr2" draw:text-style-name="P7" draw:layer="layout" svg:width="5.097cm" svg:height="1.849cm" svg:x="3.211cm" svg:y="6.534cm" svg:viewBox="0 0 5098 1850" draw:points="2550,1850 0,1850 0,0 5098,0 5098,1850">
            <text:p/>
          </draw:polygon>
          <draw:path draw:style-name="gr3" draw:text-style-name="P8" draw:layer="layout" svg:width="0.687cm" svg:height="1.718cm" svg:x="3.216cm" svg:y="6.66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3.98cm" svg:y="6.4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7cm" svg:height="0.027cm" svg:x="3.66cm" svg:y="8.271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4.144cm" svg:y="8.0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032cm" svg:height="0.773cm" svg:x="4.652cm" svg:y="7.136cm" svg:viewBox="0 0 33 774" svg:d="M33 28c0-14 0-28-17-28-16 0-16 14-16 28v718c0 14 0 28 16 28 17 0 17-14 17-28z">
            <text:p/>
          </draw:path>
          <draw:path draw:style-name="gr3" draw:text-style-name="P8" draw:layer="layout" svg:width="0.309cm" svg:height="0.516cm" svg:x="4.814cm" svg:y="7.20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8" draw:layer="layout" svg:width="0.386cm" svg:height="0.351cm" svg:x="5.184cm" svg:y="7.3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032cm" svg:x="5.84cm" svg:y="7.507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6.581cm" svg:y="7.20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032cm" svg:height="0.773cm" svg:x="7.028cm" svg:y="7.136cm" svg:viewBox="0 0 33 774" svg:d="M33 28c0-14 0-28-17-28-16 0-16 14-16 28v718c0 14 0 28 16 28 17 0 17-14 17-28z">
            <text:p/>
          </draw:path>
          <draw:path draw:style-name="gr3" draw:text-style-name="P8" draw:layer="layout" svg:width="0.369cm" svg:height="0.546cm" svg:x="7.568cm" svg:y="7.1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7.961cm" svg:y="7.3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310" draw:id="id310">
          <svg:title>TexMaths</svg:title>
          <svg:desc>22§display§\int_{0}^{3} x \left[ x \right] dx§svg§600§FALSE§</svg:desc>
          <draw:polygon draw:style-name="gr2" draw:text-style-name="P7" draw:layer="layout" svg:width="3.554cm" svg:height="1.86cm" svg:x="3.212cm" svg:y="4.131cm" svg:viewBox="0 0 3555 1861" draw:points="1778,1861 0,1861 0,0 3555,0 3555,1861">
            <text:p/>
          </draw:polygon>
          <draw:path draw:style-name="gr3" draw:text-style-name="P8" draw:layer="layout" svg:width="0.687cm" svg:height="1.719cm" svg:x="3.217cm" svg:y="4.261cm" svg:viewBox="0 0 688 1720" svg:d="M37 1685c25 0 39-18 39-37 0-27-20-39-37-39-20 0-39 12-39 39 0 40 39 72 86 72 118 0 162-182 217-405 60-245 111-493 153-741 28-164 56-319 83-419 9-39 35-137 67-137 23 0 42 14 45 17-26 2-38 18-38 37 0 27 19 39 37 39 19 0 38-12 38-39 0-42-42-72-84-72-60 0-102 84-146 243-2 7-108 396-192 903-21 118-44 248-69 355-14 57-49 203-112 203-29 0-46-19-48-19z">
            <text:p/>
          </draw:path>
          <draw:path draw:style-name="gr3" draw:text-style-name="P8" draw:layer="layout" svg:width="0.249cm" svg:height="0.37cm" svg:x="3.976cm" svg:y="4.092cm" svg:viewBox="0 0 250 371" svg:d="M120 180c42 0 72 29 72 88 0 66-39 86-71 86-21 0-70-5-93-37 27-2 32-20 32-30 0-18-12-30-30-30-14 0-30 9-30 30 0 53 56 84 123 84 76 0 127-49 127-103 0-43-33-85-93-99 56-19 77-62 77-93 0-44-49-76-111-76-60 0-105 30-105 72 0 20 10 30 28 30 16 0 28-12 28-28s-12-26-28-28c19-25 56-30 75-30 25 0 60 12 60 60 0 23-8 47-23 63-17 21-31 23-59 25-14 0-14 0-18 1 0 0-5 0-5 8 0 7 5 7 14 7z">
            <text:p/>
          </draw:path>
          <draw:path draw:style-name="gr3" draw:text-style-name="P8" draw:layer="layout" svg:width="0.253cm" svg:height="0.37cm" svg:x="3.631cm" svg:y="5.659cm" svg:viewBox="0 0 254 371" svg:d="M254 188c0-60-8-104-34-140-16-27-49-48-93-48-127 0-127 148-127 188 0 39 0 183 127 183s127-144 127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4.444cm" svg:y="4.9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29 0-42-24-42-51 0-17 5-33 14-68z">
            <text:p/>
          </draw:path>
          <draw:polygon draw:style-name="gr3" draw:text-style-name="P8" draw:layer="layout" svg:width="0.106cm" svg:height="0.773cm" svg:x="5.085cm" svg:y="4.733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5.231cm" svg:y="4.9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29 0-42-24-42-51 0-17 5-33 14-68z">
            <text:p/>
          </draw:path>
          <draw:polygon draw:style-name="gr3" draw:text-style-name="P8" draw:layer="layout" svg:width="0.106cm" svg:height="0.773cm" svg:x="5.668cm" svg:y="4.733cm" svg:viewBox="0 0 107 774" draw:points="107,0 0,0 0,32 76,32 76,745 0,745 0,774 107,774">
            <text:p/>
          </draw:polygon>
          <draw:path draw:style-name="gr3" draw:text-style-name="P8" draw:layer="layout" svg:width="0.369cm" svg:height="0.546cm" svg:x="6.025cm" svg:y="4.77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2-20-22-35 0-20 1-25 5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6.42cm" svg:y="4.97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29 0-42-24-42-51 0-17 5-33 14-68z">
            <text:p/>
          </draw:path>
        </draw:g>
        <draw:g xml:id="id312" draw:id="id312">
          <svg:title>TexMaths</svg:title>
          <svg:desc>24§display§(2)§svg§600§FALSE§</svg:desc>
          <draw:polygon draw:style-name="gr2" draw:text-style-name="P7" draw:layer="layout" svg:width="0.91cm" svg:height="0.76cm" svg:x="1.91cm" svg:y="7.136cm" svg:viewBox="0 0 911 761" draw:points="455,761 0,761 0,0 911,0 911,761">
            <text:p/>
          </draw:polygon>
          <draw:path draw:style-name="gr3" draw:text-style-name="P8" draw:layer="layout" svg:width="0.197cm" svg:height="0.844cm" svg:x="1.95cm" svg:y="7.0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64cm" svg:x="2.239cm" svg:y="7.165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.667cm" svg:y="7.0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4" draw:id="id314">
          <svg:title>TexMaths</svg:title>
          <svg:desc>26§display§\text {Solutions : }§svg§600§FALSE§</svg:desc>
          <draw:polygon draw:style-name="gr2" draw:text-style-name="P7" draw:layer="layout" svg:width="4.049cm" svg:height="0.573cm" svg:x="1.905cm" svg:y="9.039cm" svg:viewBox="0 0 4050 574" draw:points="2026,574 0,574 0,0 4050,0 4050,574">
            <text:p/>
          </draw:polygon>
          <draw:path draw:style-name="gr3" draw:text-style-name="P8" draw:layer="layout" svg:width="0.407cm" svg:height="0.665cm" svg:x="1.911cm" svg:y="8.993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8" draw:layer="layout" svg:width="0.407cm" svg:height="0.421cm" svg:x="2.392cm" svg:y="9.22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8" draw:layer="layout" svg:width="0.205cm" svg:height="0.636cm" svg:x="2.854cm" svg:y="9.003cm" svg:viewBox="0 0 206 637" svg:d="M133 0l-133 10v30c64 0 73 6 73 49v477c0 42-11 42-73 42v29c31-2 79-2 102-2s69 0 104 2v-29c-62 0-73 0-73-42z">
            <text:p/>
          </draw:path>
          <draw:path draw:style-name="gr3" draw:text-style-name="P8" draw:layer="layout" svg:width="0.461cm" svg:height="0.415cm" svg:x="3.107cm" svg:y="9.23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8" draw:layer="layout" svg:width="0.288cm" svg:height="0.573cm" svg:x="3.602cm" svg:y="9.076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8" draw:layer="layout" svg:width="0.197cm" svg:height="0.613cm" svg:x="3.971cm" svg:y="9.02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07cm" svg:height="0.421cm" svg:x="4.22cm" svg:y="9.228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8" draw:layer="layout" svg:width="0.461cm" svg:height="0.405cm" svg:x="4.68cm" svg:y="9.234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301cm" svg:height="0.421cm" svg:x="5.19cm" svg:y="9.228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099cm" svg:height="0.394cm" svg:x="5.903cm" svg:y="9.243cm" svg:viewBox="0 0 100 395" svg:d="M100 48c0-25-23-48-50-48s-50 23-50 48c0 27 23 50 50 50s50-23 50-50zM100 348c0-27-23-48-50-48s-50 21-50 48 23 47 50 47 50-20 50-47z">
            <text:p/>
          </draw:path>
        </draw:g>
        <draw:g xml:id="id315" draw:id="id315">
          <svg:title>TexMaths</svg:title>
          <svg:desc>24§display§(1)§svg§600§FALSE§</svg:desc>
          <draw:polygon draw:style-name="gr2" draw:text-style-name="P7" draw:layer="layout" svg:width="0.91cm" svg:height="0.76cm" svg:x="2.218cm" svg:y="10.347cm" svg:viewBox="0 0 911 761" draw:points="455,761 0,761 0,0 911,0 911,761">
            <text:p/>
          </draw:polygon>
          <draw:path draw:style-name="gr3" draw:text-style-name="P8" draw:layer="layout" svg:width="0.197cm" svg:height="0.844cm" svg:x="2.258cm" svg:y="10.30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2.579cm" svg:y="10.376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2.975cm" svg:y="10.3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8" draw:id="id318">
          <svg:title>TexMaths</svg:title>
          <svg:desc>22§display§= \int_{0}^{3} x \left[ x \right] dx§svg§600§FALSE§</svg:desc>
          <draw:polygon draw:style-name="gr2" draw:text-style-name="P7" draw:layer="layout" svg:width="4.369cm" svg:height="1.86cm" svg:x="6.221cm" svg:y="9.742cm" svg:viewBox="0 0 4370 1861" draw:points="2186,1861 0,1861 0,0 4370,0 4370,1861">
            <text:p/>
          </draw:polygon>
          <draw:path draw:style-name="gr3" draw:text-style-name="P8" draw:layer="layout" svg:width="0.515cm" svg:height="0.182cm" svg:x="6.226cm" svg:y="10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41cm" svg:y="9.87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9cm" svg:height="0.37cm" svg:x="7.802cm" svg:y="9.703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252cm" svg:height="0.37cm" svg:x="7.457cm" svg:y="11.27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8.27cm" svg:y="10.5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0.106cm" svg:height="0.773cm" svg:x="8.91cm" svg:y="10.344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9.055cm" svg:y="10.5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106cm" svg:height="0.773cm" svg:x="9.491cm" svg:y="10.344cm" svg:viewBox="0 0 107 774" draw:points="107,0 0,0 0,32 76,32 76,745 0,745 0,774 107,774">
            <text:p/>
          </draw:polygon>
          <draw:path draw:style-name="gr3" draw:text-style-name="P8" draw:layer="layout" svg:width="0.369cm" svg:height="0.546cm" svg:x="9.85cm" svg:y="10.3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0.243cm" svg:y="10.5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16" draw:id="id316">
          <svg:title>TexMaths</svg:title>
          <svg:desc>24§display§\text {Let,}§svg§600§FALSE§</svg:desc>
          <draw:polygon draw:style-name="gr2" draw:text-style-name="P7" draw:layer="layout" svg:width="1.318cm" svg:height="0.655cm" svg:x="3.726cm" svg:y="10.438cm" svg:viewBox="0 0 1319 656" draw:points="659,656 0,656 0,0 1319,0 1319,656">
            <text:p/>
          </draw:polygon>
          <draw:path draw:style-name="gr3" draw:text-style-name="P8" draw:layer="layout" svg:width="0.464cm" svg:height="0.577cm" svg:x="3.711cm" svg:y="10.39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235cm" svg:y="10.59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602cm" svg:y="10.45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4.986cm" svg:y="10.88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7" draw:id="id317">
          <svg:title>TexMaths</svg:title>
          <svg:desc>24§display§\text {I} §svg§600§FALSE§</svg:desc>
          <draw:polygon draw:style-name="gr2" draw:text-style-name="P7" draw:layer="layout" svg:width="0.197cm" svg:height="0.493cm" svg:x="5.533cm" svg:y="10.439cm" svg:viewBox="0 0 198 494" draw:points="100,494 0,494 0,0 198,0 198,494">
            <text:p/>
          </draw:polygon>
          <draw:path draw:style-name="gr3" draw:text-style-name="P8" draw:layer="layout" svg:width="0.258cm" svg:height="0.577cm" svg:x="5.514cm" svg:y="10.3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9" draw:id="id319">
          <svg:title>TexMaths</svg:title>
          <svg:desc>22§display§= \int_{0}^{1} x \left[ x \right] dx + \int_{1}^{2} x \left[ x \right] dx + \int_{2}^{3} x \left[ x \right] dx§svg§600§FALSE§</svg:desc>
          <draw:polygon draw:style-name="gr2" draw:text-style-name="P7" draw:layer="layout" svg:width="13.587cm" svg:height="1.86cm" svg:x="6.222cm" svg:y="12.14cm" svg:viewBox="0 0 13588 1861" draw:points="6795,1861 0,1861 0,0 13588,0 13588,1861">
            <text:p/>
          </draw:polygon>
          <draw:path draw:style-name="gr3" draw:text-style-name="P8" draw:layer="layout" svg:width="0.515cm" svg:height="0.182cm" svg:x="6.227cm" svg:y="13.0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42cm" svg:y="12.2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7.832cm" svg:y="12.10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457cm" svg:y="13.668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8.271cm" svg:y="12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0.106cm" svg:height="0.773cm" svg:x="8.911cm" svg:y="12.742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9.055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106cm" svg:height="0.773cm" svg:x="9.492cm" svg:y="12.742cm" svg:viewBox="0 0 107 774" draw:points="107,0 0,0 0,32 76,32 76,745 0,745 0,774 107,774">
            <text:p/>
          </draw:polygon>
          <draw:path draw:style-name="gr3" draw:text-style-name="P8" draw:layer="layout" svg:width="0.369cm" svg:height="0.546cm" svg:x="9.851cm" svg:y="12.7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0.243cm" svg:y="12.9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0.879cm" svg:y="12.8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651cm" svg:y="12.2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cm" svg:height="0.36cm" svg:x="12.415cm" svg:y="12.1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2.097cm" svg:y="13.6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2.88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106cm" svg:height="0.773cm" svg:x="13.519cm" svg:y="12.742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13.665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8" draw:layer="layout" svg:width="0.106cm" svg:height="0.773cm" svg:x="14.101cm" svg:y="12.742cm" svg:viewBox="0 0 107 774" draw:points="107,0 0,0 0,32 76,32 76,745 0,745 0,774 107,774">
            <text:p/>
          </draw:polygon>
          <draw:path draw:style-name="gr3" draw:text-style-name="P8" draw:layer="layout" svg:width="0.369cm" svg:height="0.546cm" svg:x="14.46cm" svg:y="12.7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4.853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7cm" svg:x="15.488cm" svg:y="12.8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6.261cm" svg:y="12.2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9cm" svg:height="0.37cm" svg:x="17.021cm" svg:y="12.101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4cm" svg:height="0.36cm" svg:x="16.681cm" svg:y="13.6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7.489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8" draw:layer="layout" svg:width="0.106cm" svg:height="0.773cm" svg:x="18.13cm" svg:y="12.742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18.274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0.106cm" svg:height="0.773cm" svg:x="18.71cm" svg:y="12.742cm" svg:viewBox="0 0 107 774" draw:points="107,0 0,0 0,32 76,32 76,745 0,745 0,774 107,774">
            <text:p/>
          </draw:polygon>
          <draw:path draw:style-name="gr3" draw:text-style-name="P8" draw:layer="layout" svg:width="0.369cm" svg:height="0.546cm" svg:x="19.069cm" svg:y="12.786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9.462cm" svg:y="12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06" anim:sub-item="text" smil:attributeName="visibility" smil:to="visible"/>
                  <anim:animate smil:begin="0s" smil:dur="0.5s" smil:fill="hold" smil:decelerate="0.5" smil:targetElement="id306" anim:sub-item="text" smil:attributeName="rotate" smil:values="-90;0" smil:keyTimes="0;1"/>
                  <anim:animate smil:begin="0s" smil:dur="0.5s" smil:fill="hold" smil:decelerate="0.5" smil:targetElement="id306" anim:sub-item="text" smil:attributeName="width" smil:values="width;width*.05" smil:keyTimes="0;1"/>
                  <anim:animate smil:begin="0.5s" smil:dur="0.5s" smil:fill="hold" smil:accelerate="0.5" smil:targetElement="id306" anim:sub-item="text" smil:attributeName="width" smil:values="width*.05;width" smil:keyTimes="0;1"/>
                  <anim:animate smil:dur="1s" smil:fill="hold" smil:targetElement="id306" anim:sub-item="text" smil:attributeName="height" smil:values="height;height" smil:keyTimes="0;1"/>
                  <anim:animate smil:begin="0s" smil:dur="0.5s" smil:fill="hold" smil:decelerate="0.5" smil:targetElement="id306" anim:sub-item="text" smil:attributeName="x" smil:values="x+.4;x" smil:keyTimes="0;1"/>
                  <anim:animate smil:begin="0s" smil:dur="0.5s" smil:fill="hold" smil:decelerate="0.5" smil:targetElement="id306" anim:sub-item="text" smil:attributeName="y" smil:values="y-.2;y+.1" smil:keyTimes="0;1"/>
                  <anim:animate smil:begin="0.5s" smil:dur="0.5s" smil:fill="hold" smil:accelerate="0.5" smil:targetElement="id306" anim:sub-item="text" smil:attributeName="y" smil:values="y+.1;y" smil:keyTimes="0;1"/>
                  <anim:transitionFilter smil:begin="0s" smil:dur="1s" smil:decelerate="0.5" smil:targetElement="id3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7" smil:attributeName="visibility" smil:to="visible"/>
                  <anim:animate smil:dur="0.5s" smil:fill="hold" smil:targetElement="id307" smil:attributeName="width" smil:values="width*0.05;width" smil:keyTimes="0;1"/>
                  <anim:animate smil:dur="0.5s" smil:fill="hold" smil:targetElement="id307" smil:attributeName="height" smil:values="height;height" smil:keyTimes="0;1"/>
                  <anim:animate smil:dur="0.5s" smil:fill="hold" smil:targetElement="id307" smil:attributeName="x" smil:values="x-.2;x" smil:keyTimes="0;1"/>
                  <anim:animate smil:dur="0.5s" smil:fill="hold" smil:targetElement="id307" smil:attributeName="y" smil:values="y;y" smil:keyTimes="0;1"/>
                  <anim:transitionFilter smil:dur="0.5s" smil:targetElement="id3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2" smil:attributeName="visibility" smil:to="visible"/>
                  <anim:animate smil:dur="0.5s" smil:fill="hold" smil:targetElement="id312" smil:attributeName="width" smil:values="width*0.05;width" smil:keyTimes="0;1"/>
                  <anim:animate smil:dur="0.5s" smil:fill="hold" smil:targetElement="id312" smil:attributeName="height" smil:values="height;height" smil:keyTimes="0;1"/>
                  <anim:animate smil:dur="0.5s" smil:fill="hold" smil:targetElement="id312" smil:attributeName="x" smil:values="x-.2;x" smil:keyTimes="0;1"/>
                  <anim:animate smil:dur="0.5s" smil:fill="hold" smil:targetElement="id312" smil:attributeName="y" smil:values="y;y" smil:keyTimes="0;1"/>
                  <anim:transitionFilter smil:dur="0.5s" smil:targetElement="id312" smil:type="fade" smil:subtype="crossfade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5" smil:attributeName="visibility" smil:to="visible"/>
                  <anim:animate smil:dur="0.5s" smil:fill="hold" smil:targetElement="id315" smil:attributeName="width" smil:values="width*0.05;width" smil:keyTimes="0;1"/>
                  <anim:animate smil:dur="0.5s" smil:fill="hold" smil:targetElement="id315" smil:attributeName="height" smil:values="height;height" smil:keyTimes="0;1"/>
                  <anim:animate smil:dur="0.5s" smil:fill="hold" smil:targetElement="id315" smil:attributeName="x" smil:values="x-.2;x" smil:keyTimes="0;1"/>
                  <anim:animate smil:dur="0.5s" smil:fill="hold" smil:targetElement="id315" smil:attributeName="y" smil:values="y;y" smil:keyTimes="0;1"/>
                  <anim:transitionFilter smil:dur="0.5s" smil:targetElement="id3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6" smil:attributeName="visibility" smil:to="visible"/>
                  <anim:animate smil:dur="0.5s" smil:fill="hold" smil:targetElement="id316" smil:attributeName="width" smil:values="width*0.05;width" smil:keyTimes="0;1"/>
                  <anim:animate smil:dur="0.5s" smil:fill="hold" smil:targetElement="id316" smil:attributeName="height" smil:values="height;height" smil:keyTimes="0;1"/>
                  <anim:animate smil:dur="0.5s" smil:fill="hold" smil:targetElement="id316" smil:attributeName="x" smil:values="x-.2;x" smil:keyTimes="0;1"/>
                  <anim:animate smil:dur="0.5s" smil:fill="hold" smil:targetElement="id316" smil:attributeName="y" smil:values="y;y" smil:keyTimes="0;1"/>
                  <anim:transitionFilter smil:dur="0.5s" smil:targetElement="id31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7" smil:attributeName="visibility" smil:to="visible"/>
                  <anim:animate smil:dur="0.5s" smil:fill="hold" smil:targetElement="id317" smil:attributeName="width" smil:values="width*0.05;width" smil:keyTimes="0;1"/>
                  <anim:animate smil:dur="0.5s" smil:fill="hold" smil:targetElement="id317" smil:attributeName="height" smil:values="height;height" smil:keyTimes="0;1"/>
                  <anim:animate smil:dur="0.5s" smil:fill="hold" smil:targetElement="id317" smil:attributeName="x" smil:values="x-.2;x" smil:keyTimes="0;1"/>
                  <anim:animate smil:dur="0.5s" smil:fill="hold" smil:targetElement="id317" smil:attributeName="y" smil:values="y;y" smil:keyTimes="0;1"/>
                  <anim:transitionFilter smil:dur="0.5s" smil:targetElement="id31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0">
        <office:forms form:automatic-focus="false" form:apply-design-mode="false"/>
        <draw:frame presentation:style-name="pr16" draw:text-style-name="P10" draw:layer="layout" svg:width="26.2cm" svg:height="14.482cm" svg:x="1cm" svg:y="0.718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329" draw:id="id329">
          <svg:title>TexMaths</svg:title>
          <svg:desc>24§display§(2)§svg§600§FALSE§</svg:desc>
          <draw:polygon draw:style-name="gr2" draw:text-style-name="P7" draw:layer="layout" svg:width="0.91cm" svg:height="0.759cm" svg:x="2.219cm" svg:y="10.348cm" svg:viewBox="0 0 911 760" draw:points="455,760 0,760 0,0 911,0 911,760">
            <text:p/>
          </draw:polygon>
          <draw:path draw:style-name="gr3" draw:text-style-name="P8" draw:layer="layout" svg:width="0.197cm" svg:height="0.844cm" svg:x="2.259cm" svg:y="10.3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64cm" svg:x="2.548cm" svg:y="10.377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.976cm" svg:y="10.3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2" draw:id="id332">
          <svg:title>TexMaths</svg:title>
          <svg:desc>22§display§= \int_{-1}^{2}\left| 2x - 3 \right| \ dx§svg§600§FALSE§</svg:desc>
          <draw:polygon draw:style-name="gr2" draw:text-style-name="P7" draw:layer="layout" svg:width="5.913cm" svg:height="1.849cm" svg:x="6.22cm" svg:y="9.741cm" svg:viewBox="0 0 5914 1850" draw:points="2956,1850 0,1850 0,0 5914,0 5914,1850">
            <text:p/>
          </draw:polygon>
          <draw:path draw:style-name="gr3" draw:text-style-name="P8" draw:layer="layout" svg:width="0.515cm" svg:height="0.182cm" svg:x="6.225cm" svg:y="10.6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04cm" svg:y="9.871cm" svg:viewBox="0 0 688 1719" svg:d="M37 1684c25 0 39-17 39-37 0-26-20-39-37-39-20 0-39 13-39 39 0 41 39 72 86 72 118 0 162-181 217-404 59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7.804cm" svg:y="9.7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7cm" svg:height="0.027cm" svg:x="7.485cm" svg:y="11.47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7.969cm" svg:y="11.2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032cm" svg:height="0.773cm" svg:x="8.478cm" svg:y="10.343cm" svg:viewBox="0 0 33 774" svg:d="M33 28c0-14 0-28-17-28-16 0-16 14-16 28v718c0 14 0 28 16 28 17 0 17-14 17-28z">
            <text:p/>
          </draw:path>
          <draw:path draw:style-name="gr3" draw:text-style-name="P8" draw:layer="layout" svg:width="0.309cm" svg:height="0.516cm" svg:x="8.64cm" svg:y="10.408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5 69-8 7-59 7-74 7z">
            <text:p/>
          </draw:path>
          <draw:path draw:style-name="gr3" draw:text-style-name="P8" draw:layer="layout" svg:width="0.386cm" svg:height="0.351cm" svg:x="9.009cm" svg:y="10.58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  <draw:path draw:style-name="gr3" draw:text-style-name="P8" draw:layer="layout" svg:width="0.472cm" svg:height="0.032cm" svg:x="9.665cm" svg:y="10.71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0.406cm" svg:y="10.40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032cm" svg:height="0.773cm" svg:x="10.851cm" svg:y="10.343cm" svg:viewBox="0 0 33 774" svg:d="M33 28c0-14 0-28-17-28-16 0-16 14-16 28v718c0 14 0 28 16 28 17 0 17-14 17-28z">
            <text:p/>
          </draw:path>
          <draw:path draw:style-name="gr3" draw:text-style-name="P8" draw:layer="layout" svg:width="0.369cm" svg:height="0.546cm" svg:x="11.392cm" svg:y="10.38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1.786cm" svg:y="10.58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9 102-104 102-30 0-42-24-42-51 0-17 5-33 14-68z">
            <text:p/>
          </draw:path>
        </draw:g>
        <draw:g xml:id="id330" draw:id="id330">
          <svg:title>TexMaths</svg:title>
          <svg:desc>24§display§\text {Let,}§svg§600§FALSE§</svg:desc>
          <draw:polygon draw:style-name="gr2" draw:text-style-name="P7" draw:layer="layout" svg:width="1.318cm" svg:height="0.655cm" svg:x="3.726cm" svg:y="10.438cm" svg:viewBox="0 0 1319 656" draw:points="659,656 0,656 0,0 1319,0 1319,656">
            <text:p/>
          </draw:polygon>
          <draw:path draw:style-name="gr3" draw:text-style-name="P8" draw:layer="layout" svg:width="0.464cm" svg:height="0.577cm" svg:x="3.711cm" svg:y="10.39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235cm" svg:y="10.59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602cm" svg:y="10.45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4.986cm" svg:y="10.88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0" draw:id="id320">
          <svg:title>TexMaths</svg:title>
          <svg:desc>24§display§\text {I} §svg§600§FALSE§</svg:desc>
          <draw:polygon draw:style-name="gr2" draw:text-style-name="P7" draw:layer="layout" svg:width="0.197cm" svg:height="0.493cm" svg:x="5.533cm" svg:y="1.539cm" svg:viewBox="0 0 198 494" draw:points="100,494 0,494 0,0 198,0 198,494">
            <text:p/>
          </draw:polygon>
          <draw:path draw:style-name="gr3" draw:text-style-name="P8" draw:layer="layout" svg:width="0.258cm" svg:height="0.577cm" svg:x="5.514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2§display§= \int_{0}^{1} x \left( 0 \right) dx + \int_{1}^{2} x \left( 1 \right) dx + \int_{2}^{3} x \left( 2 \right) dx§svg§600§FALSE§</svg:desc>
          <draw:polygon draw:style-name="gr2" draw:text-style-name="P7" draw:layer="layout" svg:width="13.939cm" svg:height="1.86cm" svg:x="6.223cm" svg:y="0.74cm" svg:viewBox="0 0 13940 1861" draw:points="6970,1861 0,1861 0,0 13940,0 13940,1861">
            <text:p/>
          </draw:polygon>
          <draw:path draw:style-name="gr3" draw:text-style-name="P8" draw:layer="layout" svg:width="0.515cm" svg:height="0.182cm" svg:x="6.228cm" svg:y="1.6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043cm" svg:y="0.87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7.834cm" svg:y="0.70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459cm" svg:y="2.268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386cm" svg:height="0.351cm" svg:x="8.272cm" svg:y="1.5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3cm" svg:x="8.897cm" svg:y="1.3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9.152cm" svg:y="1.407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8" draw:layer="layout" svg:width="0.18cm" svg:height="0.773cm" svg:x="9.551cm" svg:y="1.34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9.969cm" svg:y="1.386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0.363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7cm" svg:x="10.996cm" svg:y="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771cm" svg:y="0.87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cm" svg:height="0.36cm" svg:x="12.535cm" svg:y="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12.216cm" svg:y="2.26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2.998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13.623cm" svg:y="1.3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7cm" svg:x="13.917cm" svg:y="1.40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3cm" svg:x="14.277cm" svg:y="1.34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4.695cm" svg:y="1.386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5.089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7cm" svg:x="15.722cm" svg:y="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6.497cm" svg:y="0.87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9cm" svg:height="0.37cm" svg:x="17.256cm" svg:y="0.701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24cm" svg:height="0.36cm" svg:x="16.918cm" svg:y="2.2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7.725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18.35cm" svg:y="1.3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7cm" svg:x="18.613cm" svg:y="1.4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3cm" svg:x="19.005cm" svg:y="1.34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9.42cm" svg:y="1.386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9.815cm" svg:y="1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322" draw:id="id322">
          <svg:title>TexMaths</svg:title>
          <svg:desc>22§display§= 0 + \int_{1}^{2} x \ dx + 2 \int_{2}^{3} x \ dx§svg§600§FALSE§</svg:desc>
          <draw:polygon draw:style-name="gr2" draw:text-style-name="P7" draw:layer="layout" svg:width="9.082cm" svg:height="1.849cm" svg:x="6.224cm" svg:y="3.041cm" svg:viewBox="0 0 9083 1850" draw:points="4542,1850 0,1850 0,0 9083,0 9083,1850">
            <text:p/>
          </draw:polygon>
          <draw:path draw:style-name="gr3" draw:text-style-name="P8" draw:layer="layout" svg:width="0.515cm" svg:height="0.182cm" svg:x="6.229cm" svg:y="3.9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032cm" svg:y="3.708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7.604cm" svg:y="3.7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687cm" svg:height="1.718cm" svg:x="8.376cm" svg:y="3.17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cm" svg:height="0.36cm" svg:x="9.14cm" svg:y="3.0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8.822cm" svg:y="4.5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9.605cm" svg:y="3.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369cm" svg:height="0.546cm" svg:x="10.312cm" svg:y="3.68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0.706cm" svg:y="3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11.34cm" svg:y="3.7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12.109cm" svg:y="3.70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8" draw:layer="layout" svg:width="0.687cm" svg:height="1.718cm" svg:x="12.63cm" svg:y="3.17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3.388cm" svg:y="3.002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8" draw:layer="layout" svg:width="0.24cm" svg:height="0.36cm" svg:x="13.05cm" svg:y="4.56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3.856cm" svg:y="3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369cm" svg:height="0.546cm" svg:x="14.566cm" svg:y="3.68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4.96cm" svg:y="3.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323" draw:id="id323">
          <svg:title>TexMaths</svg:title>
          <svg:desc>22§display§= \left[ \frac{x^2}{2} \right]_1^2 + 2 \left[ \frac{x^2}{2} \right]_2^3§svg§600§FALSE§</svg:desc>
          <draw:polygon draw:style-name="gr2" draw:text-style-name="P7" draw:layer="layout" svg:width="6.406cm" svg:height="2.019cm" svg:x="6.225cm" svg:y="5.443cm" svg:viewBox="0 0 6407 2020" draw:points="3204,2020 0,2020 0,0 6407,0 6407,2020">
            <text:p/>
          </draw:polygon>
          <draw:path draw:style-name="gr3" draw:text-style-name="P8" draw:layer="layout" svg:width="0.515cm" svg:height="0.182cm" svg:x="6.23cm" svg:y="6.4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7cm" svg:x="7.197cm" svg:y="5.603cm" svg:viewBox="0 0 206 1858" draw:points="0,1858 206,1858 206,1815 42,1815 42,42 206,42 206,0 0,0">
            <text:p/>
          </draw:polygon>
          <draw:path draw:style-name="gr3" draw:text-style-name="P8" draw:layer="layout" svg:width="0.386cm" svg:height="0.351cm" svg:x="7.526cm" svg:y="5.8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7.98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7.503cm" svg:y="6.517cm" svg:viewBox="0 0 790 33" draw:points="396,33 0,33 0,0 790,0 790,33">
            <text:p/>
          </draw:polygon>
          <draw:path draw:style-name="gr3" draw:text-style-name="P8" draw:layer="layout" svg:width="0.309cm" svg:height="0.517cm" svg:x="7.744cm" svg:y="6.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8" draw:layer="layout" svg:width="0.205cm" svg:height="1.857cm" svg:x="8.395cm" svg:y="5.603cm" svg:viewBox="0 0 206 1858" draw:points="162,1815 0,1815 0,1858 206,1858 206,0 0,0 0,42 162,42">
            <text:p/>
          </draw:polygon>
          <draw:path draw:style-name="gr3" draw:text-style-name="P8" draw:layer="layout" svg:width="0.24cm" svg:height="0.36cm" svg:x="8.827cm" svg:y="5.40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198cm" svg:height="0.36cm" svg:x="8.853cm" svg:y="7.14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515cm" svg:height="0.517cm" svg:x="9.355cm" svg:y="6.2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0.124cm" svg:y="6.2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8" draw:layer="layout" svg:width="0.205cm" svg:height="1.857cm" svg:x="10.795cm" svg:y="5.603cm" svg:viewBox="0 0 206 1858" draw:points="0,1858 206,1858 206,1815 42,1815 42,42 206,42 206,0 0,0">
            <text:p/>
          </draw:polygon>
          <draw:path draw:style-name="gr3" draw:text-style-name="P8" draw:layer="layout" svg:width="0.386cm" svg:height="0.351cm" svg:x="11.124cm" svg:y="5.8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8" draw:layer="layout" svg:width="0.24cm" svg:height="0.36cm" svg:x="11.578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1.103cm" svg:y="6.517cm" svg:viewBox="0 0 790 33" draw:points="396,33 0,33 0,0 790,0 790,33">
            <text:p/>
          </draw:polygon>
          <draw:path draw:style-name="gr3" draw:text-style-name="P8" draw:layer="layout" svg:width="0.309cm" svg:height="0.517cm" svg:x="11.342cm" svg:y="6.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8" draw:layer="layout" svg:width="0.205cm" svg:height="1.857cm" svg:x="11.995cm" svg:y="5.603cm" svg:viewBox="0 0 206 1858" draw:points="162,1815 0,1815 0,1858 206,1858 206,0 0,0 0,42 162,42">
            <text:p/>
          </draw:polygon>
          <draw:path draw:style-name="gr3" draw:text-style-name="P8" draw:layer="layout" svg:width="0.249cm" svg:height="0.371cm" svg:x="12.421cm" svg:y="5.404cm" svg:viewBox="0 0 250 372" svg:d="M120 180c42 0 72 30 72 88 0 67-39 86-71 86-21 0-70-5-93-37 27-2 32-19 32-30 0-18-12-30-30-30-14 0-30 9-30 30 0 53 56 85 123 85 76 0 127-50 127-104 0-43-33-85-93-99 56-19 77-62 77-93 0-44-49-76-111-76-60 0-105 30-105 72 0 20 10 30 28 30 16 0 26-12 26-28s-10-26-26-28c19-25 56-30 75-30 25 0 60 12 60 60 0 23-8 47-23 63-17 21-31 23-59 25-15 0-15 0-18 2 0 0-5 0-5 7s5 7 14 7z">
            <text:p/>
          </draw:path>
          <draw:path draw:style-name="gr3" draw:text-style-name="P8" draw:layer="layout" svg:width="0.24cm" svg:height="0.36cm" svg:x="12.426cm" svg:y="7.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324" draw:id="id324">
          <svg:title>TexMaths</svg:title>
          <svg:desc>22§display§= \frac{1}{2} \left[ 4 - 1 \right] +  \left[ 9 - 4 \right]§svg§600§FALSE§</svg:desc>
          <draw:polygon draw:style-name="gr2" draw:text-style-name="P7" draw:layer="layout" svg:width="6.589cm" svg:height="1.491cm" svg:x="13.126cm" svg:y="5.744cm" svg:viewBox="0 0 6590 1492" draw:points="3295,1492 0,1492 0,0 6590,0 6590,1492">
            <text:p/>
          </draw:polygon>
          <draw:path draw:style-name="gr3" draw:text-style-name="P8" draw:layer="layout" svg:width="0.515cm" svg:height="0.182cm" svg:x="13.131cm" svg:y="6.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4.066cm" svg:y="5.7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996cm" svg:y="6.534cm" svg:viewBox="0 0 389 33" draw:points="194,33 0,33 0,0 389,0 389,33">
            <text:p/>
          </draw:polygon>
          <draw:path draw:style-name="gr3" draw:text-style-name="P8" draw:layer="layout" svg:width="0.309cm" svg:height="0.516cm" svg:x="14.034cm" svg:y="6.7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olygon draw:style-name="gr3" draw:text-style-name="P8" draw:layer="layout" svg:width="0.106cm" svg:height="0.773cm" svg:x="14.696cm" svg:y="6.162cm" svg:viewBox="0 0 107 774" draw:points="107,774 107,744 32,744 32,32 107,32 107,0 0,0 0,774">
            <text:p/>
          </draw:polygon>
          <draw:path draw:style-name="gr3" draw:text-style-name="P8" draw:layer="layout" svg:width="0.344cm" svg:height="0.523cm" svg:x="14.84cm" svg:y="6.21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473cm" svg:height="0.032cm" svg:x="15.442cm" svg:y="6.534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16.22cm" svg:y="6.22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106cm" svg:height="0.773cm" svg:x="16.555cm" svg:y="6.162cm" svg:viewBox="0 0 107 774" draw:points="107,0 0,0 0,32 76,32 76,744 0,744 0,774 107,774">
            <text:p/>
          </draw:polygon>
          <draw:path draw:style-name="gr3" draw:text-style-name="P8" draw:layer="layout" svg:width="0.515cm" svg:height="0.516cm" svg:x="16.969cm" svg:y="6.293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8" draw:layer="layout" svg:width="0.106cm" svg:height="0.773cm" svg:x="17.789cm" svg:y="6.162cm" svg:viewBox="0 0 107 774" draw:points="107,774 107,744 32,744 32,32 107,32 107,0 0,0 0,774">
            <text:p/>
          </draw:polygon>
          <draw:path draw:style-name="gr3" draw:text-style-name="P8" draw:layer="layout" svg:width="0.321cm" svg:height="0.532cm" svg:x="17.945cm" svg:y="6.227cm" svg:viewBox="0 0 322 533" svg:d="M253 269v25c0 183-80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473cm" svg:height="0.032cm" svg:x="18.535cm" svg:y="6.534cm" svg:viewBox="0 0 474 33" svg:d="M447 33c12 0 27 0 27-17 0-16-15-16-27-16h-421c-12 0-26 0-26 16 0 17 14 17 26 17z">
            <text:p/>
          </draw:path>
          <draw:path draw:style-name="gr3" draw:text-style-name="P8" draw:layer="layout" svg:width="0.344cm" svg:height="0.523cm" svg:x="19.266cm" svg:y="6.219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8" draw:layer="layout" svg:width="0.106cm" svg:height="0.773cm" svg:x="19.648cm" svg:y="6.162cm" svg:viewBox="0 0 107 774" draw:points="107,0 0,0 0,32 76,32 76,744 0,744 0,774 107,774">
            <text:p/>
          </draw:polygon>
        </draw:g>
        <draw:g xml:id="id325" draw:id="id325">
          <svg:title>TexMaths</svg:title>
          <svg:desc>22§display§= \frac{3}{2} + 5§svg§600§FALSE§</svg:desc>
          <draw:polygon draw:style-name="gr2" draw:text-style-name="P7" draw:layer="layout" svg:width="2.604cm" svg:height="1.491cm" svg:x="20.327cm" svg:y="5.746cm" svg:viewBox="0 0 2605 1492" draw:points="1303,1492 0,1492 0,0 2605,0 2605,1492">
            <text:p/>
          </draw:polygon>
          <draw:path draw:style-name="gr3" draw:text-style-name="P8" draw:layer="layout" svg:width="0.515cm" svg:height="0.182cm" svg:x="20.332cm" svg:y="6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1.23cm" svg:y="5.70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388cm" svg:height="0.032cm" svg:x="21.197cm" svg:y="6.536cm" svg:viewBox="0 0 389 33" draw:points="194,33 0,33 0,0 389,0 389,33">
            <text:p/>
          </draw:polygon>
          <draw:path draw:style-name="gr3" draw:text-style-name="P8" draw:layer="layout" svg:width="0.309cm" svg:height="0.516cm" svg:x="21.235cm" svg:y="6.76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515cm" svg:height="0.516cm" svg:x="21.892cm" svg:y="6.2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32cm" svg:x="22.661cm" svg:y="6.229cm" svg:viewBox="0 0 310 533" svg:d="M310 361c0-92-64-171-148-171-37 0-70 12-99 40v-151c16 5 43 11 67 11 95 0 150-71 150-81 0-5-2-9-7-9-2 0-4 0-7 2-16 7-53 23-106 23-31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</draw:g>
        <draw:g xml:id="id327" draw:id="id327">
          <svg:title>TexMaths</svg:title>
          <svg:desc>24§display§\text {I} §svg§600§FALSE§</svg:desc>
          <draw:polygon draw:style-name="gr2" draw:text-style-name="P7" draw:layer="layout" svg:width="0.197cm" svg:height="0.493cm" svg:x="5.534cm" svg:y="8.539cm" svg:viewBox="0 0 198 494" draw:points="100,494 0,494 0,0 198,0 198,494">
            <text:p/>
          </draw:polygon>
          <draw:path draw:style-name="gr3" draw:text-style-name="P8" draw:layer="layout" svg:width="0.258cm" svg:height="0.577cm" svg:x="5.515cm" svg:y="8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8" draw:id="id328">
          <svg:title>TexMaths</svg:title>
          <svg:desc>22§display§= \frac{13}{2}§svg§600§FALSE§</svg:desc>
          <draw:polygon draw:style-name="gr2" draw:text-style-name="P7" draw:layer="layout" svg:width="1.605cm" svg:height="1.491cm" svg:x="6.225cm" svg:y="7.944cm" svg:viewBox="0 0 1606 1492" draw:points="802,1492 0,1492 0,0 1606,0 1606,1492">
            <text:p/>
          </draw:polygon>
          <draw:path draw:style-name="gr3" draw:text-style-name="P8" draw:layer="layout" svg:width="0.514cm" svg:height="0.182cm" svg:x="6.23cm" svg:y="8.66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8" draw:layer="layout" svg:width="0.256cm" svg:height="0.516cm" svg:x="7.164cm" svg:y="7.905cm" svg:viewBox="0 0 257 517" svg:d="M160 19c0-17 0-19-18-19-49 49-117 49-142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7.514cm" svg:y="7.905cm" svg:viewBox="0 0 322 533" svg:d="M194 243c63-20 107-74 107-136 0-63-67-107-143-107-79 0-137 46-137 106 0 24 18 40 39 40 24 0 40-18 40-40 0-39-37-39-47-39 23-37 74-48 102-48 31 0 75 18 75 87 0 10-1 54-22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773cm" svg:height="0.032cm" svg:x="7.094cm" svg:y="8.734cm" svg:viewBox="0 0 774 33" draw:points="387,33 0,33 0,0 774,0 774,33">
            <text:p/>
          </draw:polygon>
          <draw:path draw:style-name="gr3" draw:text-style-name="P8" draw:layer="layout" svg:width="0.309cm" svg:height="0.516cm" svg:x="7.326cm" svg:y="8.959cm" svg:viewBox="0 0 310 517" svg:d="M60 457l82-81c122-107 168-147 168-225 0-89-69-151-164-151-88 0-146 72-146 141 0 42 39 42 40 42 15 0 41-9 41-41 0-19-14-40-41-40-7 0-7 0-10 2 17-51 60-79 105-79 71 0 104 61 104 126 0 62-38 123-81 171l-149 165c-9 9-9 11-9 30h288l22-135h-20c-3 23-9 58-16 68-7 7-58 7-73 7z">
            <text:p/>
          </draw:path>
        </draw:g>
        <draw:g xml:id="id331" draw:id="id331">
          <svg:title>TexMaths</svg:title>
          <svg:desc>24§display§\text {I} §svg§600§FALSE§</svg:desc>
          <draw:polygon draw:style-name="gr2" draw:text-style-name="P7" draw:layer="layout" svg:width="0.197cm" svg:height="0.493cm" svg:x="5.535cm" svg:y="10.439cm" svg:viewBox="0 0 198 494" draw:points="100,494 0,494 0,0 198,0 198,494">
            <text:p/>
          </draw:polygon>
          <draw:path draw:style-name="gr3" draw:text-style-name="P8" draw:layer="layout" svg:width="0.258cm" svg:height="0.577cm" svg:x="5.516cm" svg:y="10.3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3" draw:id="id333">
          <svg:title>TexMaths</svg:title>
          <svg:desc>22§display§\text {We know that, } \  \left| 2x - 3 \right| = - ( 2x - 3 ) \text { if } 2x - 3 &lt; 0 \text { i.e. if }x &lt;  \frac{3}{2}§svg§600§FALSE§</svg:desc>
          <draw:polygon draw:style-name="gr2" draw:text-style-name="P7" draw:layer="layout" svg:width="21.329cm" svg:height="1.491cm" svg:x="3.849cm" svg:y="11.646cm" svg:viewBox="0 0 21330 1492" draw:points="10666,1492 0,1492 0,0 21330,0 21330,1492">
            <text:p/>
          </draw:polygon>
          <draw:path draw:style-name="gr3" draw:text-style-name="P8" draw:layer="layout" svg:width="0.766cm" svg:height="0.546cm" svg:x="3.824cm" svg:y="12.117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cm" svg:height="0.356cm" svg:x="4.561cm" svg:y="12.29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74cm" svg:height="0.537cm" svg:x="5.163cm" svg:y="12.108cm" svg:viewBox="0 0 375 538" svg:d="M60 479c0 35-7 35-60 35v24c26-1 62-1 84-1 23 0 55 0 87 1v-24c-53 0-62 0-62-35v-80l49-42c60 81 94 125 94 139s-13 18-28 18v24c21-1 68-1 84-1 23 0 44 0 67 1v-24c-28 0-46 0-76-41l-98-139c0-2-4-7-4-9 0-3 55-49 62-56 49-39 82-40 98-40v-25c-23 2-31 2-54 2-28 0-76-2-87-2v25c15 0 23 8 23 19 0 14-12 25-17 30l-109 95v-373l-113 9v24c55 0 60 6 60 43z">
            <text:p/>
          </draw:path>
          <draw:path draw:style-name="gr3" draw:text-style-name="P8" draw:layer="layout" svg:width="0.39cm" svg:height="0.342cm" svg:x="5.575cm" svg:y="12.30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4cm" svg:height="0.356cm" svg:x="6.001cm" svg:y="12.29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531cm" svg:height="0.342cm" svg:x="6.358cm" svg:y="12.31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242cm" svg:height="0.485cm" svg:x="7.175cm" svg:y="12.1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7.487cm" svg:y="12.108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9cm" svg:height="0.356cm" svg:x="7.923cm" svg:y="12.298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242cm" svg:height="0.485cm" svg:x="8.293cm" svg:y="12.1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8.645cm" svg:y="12.56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032cm" svg:height="0.773cm" svg:x="9.53cm" svg:y="12.064cm" svg:viewBox="0 0 33 774" svg:d="M33 28c0-14 0-28-17-28-16 0-16 14-16 28v718c0 14 0 28 16 28 17 0 17-14 17-28z">
            <text:p/>
          </draw:path>
          <draw:path draw:style-name="gr3" draw:text-style-name="P8" draw:layer="layout" svg:width="0.309cm" svg:height="0.516cm" svg:x="9.69cm" svg:y="12.12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10.062cm" svg:y="12.3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10.716cm" svg:y="12.436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1.459cm" svg:y="12.12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032cm" svg:height="0.773cm" svg:x="11.904cm" svg:y="12.064cm" svg:viewBox="0 0 33 774" svg:d="M33 28c0-14 0-28-17-28-16 0-16 14-16 28v718c0 14 0 28 16 28 17 0 17-14 17-28z">
            <text:p/>
          </draw:path>
          <draw:path draw:style-name="gr3" draw:text-style-name="P8" draw:layer="layout" svg:width="0.515cm" svg:height="0.182cm" svg:x="12.284cm" svg:y="12.3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3.122cm" svg:y="12.436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3.737cm" svg:y="12.06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3.999cm" svg:y="12.12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14.368cm" svg:y="12.3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2cm" svg:height="0.032cm" svg:x="15.025cm" svg:y="12.436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766cm" svg:y="12.12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18cm" svg:height="0.773cm" svg:x="16.164cm" svg:y="12.06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166cm" svg:height="0.518cm" svg:x="16.704cm" svg:y="12.12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16.919cm" svg:y="12.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09cm" svg:height="0.516cm" svg:x="17.426cm" svg:y="12.12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386cm" svg:height="0.351cm" svg:x="17.797cm" svg:y="12.3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8.452cm" svg:y="12.436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9.194cm" svg:y="12.12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449cm" svg:x="19.826cm" svg:y="12.228cm" svg:viewBox="0 0 473 450" svg:d="M459 33c9-5 14-8 14-17s-7-16-14-16c-3 0-5 0-14 5l-431 203c-9 3-14 8-14 17s5 12 14 18l431 202c9 5 11 5 14 5 7 0 14-7 14-15 0-9-5-13-14-18l-406-192z">
            <text:p/>
          </draw:path>
          <draw:path draw:style-name="gr3" draw:text-style-name="P8" draw:layer="layout" svg:width="0.326cm" svg:height="0.532cm" svg:x="20.609cm" svg:y="12.12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66cm" svg:height="0.518cm" svg:x="21.248cm" svg:y="12.12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21.504cm" svg:y="12.562cm" svg:viewBox="0 0 84 84" svg:d="M84 42c0-23-19-42-42-42s-42 19-42 42 19 42 42 42 42-19 42-42z">
            <text:p/>
          </draw:path>
          <draw:path draw:style-name="gr3" draw:text-style-name="P8" draw:layer="layout" svg:width="0.3cm" svg:height="0.356cm" svg:x="21.674cm" svg:y="12.29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2.063cm" svg:y="12.562cm" svg:viewBox="0 0 84 84" svg:d="M84 42c0-23-19-42-42-42s-42 19-42 42 19 42 42 42 42-19 42-42z">
            <text:p/>
          </draw:path>
          <draw:path draw:style-name="gr3" draw:text-style-name="P8" draw:layer="layout" svg:width="0.166cm" svg:height="0.518cm" svg:x="22.581cm" svg:y="12.12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22.795cm" svg:y="12.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86cm" svg:height="0.351cm" svg:x="23.286cm" svg:y="12.3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472cm" svg:height="0.449cm" svg:x="23.985cm" svg:y="12.228cm" svg:viewBox="0 0 473 450" svg:d="M459 33c9-5 14-8 14-17s-7-16-14-16c-3 0-5 0-14 5l-431 203c-9 3-14 8-14 17s5 12 14 18l431 202c9 5 11 5 14 5 7 0 14-7 14-15 0-9-5-13-14-18l-406-192z">
            <text:p/>
          </draw:path>
          <draw:path draw:style-name="gr3" draw:text-style-name="P8" draw:layer="layout" svg:width="0.321cm" svg:height="0.532cm" svg:x="24.862cm" svg:y="11.60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388cm" svg:height="0.032cm" svg:x="24.83cm" svg:y="12.436cm" svg:viewBox="0 0 389 33" draw:points="194,33 0,33 0,0 389,0 389,33">
            <text:p/>
          </draw:polygon>
          <draw:path draw:style-name="gr3" draw:text-style-name="P8" draw:layer="layout" svg:width="0.309cm" svg:height="0.516cm" svg:x="24.869cm" svg:y="12.66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</draw:g>
        <draw:g xml:id="id334" draw:id="id334">
          <svg:title>TexMaths</svg:title>
          <svg:desc>22§display§=  2x - 3 \ \ \ \   \text { if } 2x - 3 \ge 0 \text { i.e. if } x \ge  \frac{3}{2}§svg§600§FALSE§</svg:desc>
          <draw:polygon draw:style-name="gr2" draw:text-style-name="P7" draw:layer="layout" svg:width="12.724cm" svg:height="1.491cm" svg:x="12.425cm" svg:y="13.548cm" svg:viewBox="0 0 12725 1492" draw:points="6362,1492 0,1492 0,0 12725,0 12725,1492">
            <text:p/>
          </draw:polygon>
          <draw:path draw:style-name="gr3" draw:text-style-name="P8" draw:layer="layout" svg:width="0.515cm" svg:height="0.182cm" svg:x="12.43cm" svg:y="14.2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3.242cm" svg:y="14.03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86cm" svg:height="0.351cm" svg:x="13.611cm" svg:y="14.2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472cm" svg:height="0.032cm" svg:x="14.268cm" svg:y="14.33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008cm" svg:y="14.03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166cm" svg:height="0.518cm" svg:x="16.677cm" svg:y="14.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16.891cm" svg:y="14.002cm" svg:viewBox="0 0 252 547" svg:d="M111 213v-90c0-68 37-105 72-105 2 0 14 0 25 5-9 3-23 12-23 32 0 17 12 33 33 33 23 0 34-16 34-33 0-29-29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09cm" svg:height="0.516cm" svg:x="17.398cm" svg:y="14.03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86cm" svg:height="0.351cm" svg:x="17.768cm" svg:y="14.2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472cm" svg:height="0.032cm" svg:x="18.424cm" svg:y="14.33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9.165cm" svg:y="14.03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599cm" svg:x="19.799cm" svg:y="14.054cm" svg:viewBox="0 0 473 600" svg:d="M459 241c11-4 14-9 14-16 0-9-1-12-14-17l-427-203c-13-5-14-5-16-5-11 0-16 7-16 16s5 12 14 17l408 190-406 192c-16 7-16 14-16 18 0 9 7 16 16 16 2 0 3 0 14-6zM447 600c12 0 26 0 26-16s-15-16-26-16h-419c-12 0-28 0-28 16s14 16 26 16z">
            <text:p/>
          </draw:path>
          <draw:path draw:style-name="gr3" draw:text-style-name="P8" draw:layer="layout" svg:width="0.326cm" svg:height="0.532cm" svg:x="20.58cm" svg:y="14.03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66cm" svg:height="0.518cm" svg:x="21.221cm" svg:y="14.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21.476cm" svg:y="14.464cm" svg:viewBox="0 0 84 84" svg:d="M84 42c0-23-19-42-42-42s-42 19-42 42 19 42 42 42 42-19 42-42z">
            <text:p/>
          </draw:path>
          <draw:path draw:style-name="gr3" draw:text-style-name="P8" draw:layer="layout" svg:width="0.3cm" svg:height="0.356cm" svg:x="21.646cm" svg:y="14.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2.034cm" svg:y="14.464cm" svg:viewBox="0 0 84 84" svg:d="M84 42c0-23-19-42-42-42s-42 19-42 42 19 42 42 42 42-19 42-42z">
            <text:p/>
          </draw:path>
          <draw:path draw:style-name="gr3" draw:text-style-name="P8" draw:layer="layout" svg:width="0.166cm" svg:height="0.518cm" svg:x="22.551cm" svg:y="14.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1cm" svg:height="0.546cm" svg:x="22.766cm" svg:y="14.002cm" svg:viewBox="0 0 252 547" svg:d="M111 213v-90c0-68 37-105 72-105 2 0 14 0 25 5-9 3-23 12-23 32 0 17 12 33 33 33 23 0 34-16 34-33 0-29-29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386cm" svg:height="0.351cm" svg:x="23.257cm" svg:y="14.2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472cm" svg:height="0.599cm" svg:x="23.955cm" svg:y="14.054cm" svg:viewBox="0 0 473 600" svg:d="M459 241c11-4 14-9 14-16 0-9-1-12-14-17l-427-203c-13-5-14-5-16-5-11 0-16 7-16 16s5 12 14 17l408 190-406 192c-16 7-16 14-16 18 0 9 7 16 16 16 2 0 3 0 14-6zM447 600c12 0 26 0 26-16s-15-16-26-16h-419c-12 0-28 0-28 16s14 16 26 16z">
            <text:p/>
          </draw:path>
          <draw:path draw:style-name="gr3" draw:text-style-name="P8" draw:layer="layout" svg:width="0.321cm" svg:height="0.532cm" svg:x="24.834cm" svg:y="13.50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388cm" svg:height="0.032cm" svg:x="24.8cm" svg:y="14.338cm" svg:viewBox="0 0 389 33" draw:points="194,33 0,33 0,0 389,0 389,33">
            <text:p/>
          </draw:polygon>
          <draw:path draw:style-name="gr3" draw:text-style-name="P8" draw:layer="layout" svg:width="0.309cm" svg:height="0.516cm" svg:x="24.839cm" svg:y="14.5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</draw:g>
        <draw:g xml:id="id326" draw:id="id326">
          <svg:title>TexMaths</svg:title>
          <svg:desc>26§display§\therefore§svg§600§FALSE§</svg:desc>
          <draw:polygon draw:style-name="gr2" draw:text-style-name="P7" draw:layer="layout" svg:width="0.49cm" svg:height="0.402cm" svg:x="4.21cm" svg:y="8.623cm" svg:viewBox="0 0 491 403" draw:points="246,403 0,403 0,0 491,0 491,403">
            <text:p/>
          </draw:polygon>
          <draw:path draw:style-name="gr3" draw:text-style-name="P8" draw:layer="layout" svg:width="0.555cm" svg:height="0.493cm" svg:x="4.191cm" svg:y="8.5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0" smil:attributeName="visibility" smil:to="visible"/>
                  <anim:animate smil:dur="0.5s" smil:fill="hold" smil:targetElement="id330" smil:attributeName="width" smil:values="width*0.05;width" smil:keyTimes="0;1"/>
                  <anim:animate smil:dur="0.5s" smil:fill="hold" smil:targetElement="id330" smil:attributeName="height" smil:values="height;height" smil:keyTimes="0;1"/>
                  <anim:animate smil:dur="0.5s" smil:fill="hold" smil:targetElement="id330" smil:attributeName="x" smil:values="x-.2;x" smil:keyTimes="0;1"/>
                  <anim:animate smil:dur="0.5s" smil:fill="hold" smil:targetElement="id330" smil:attributeName="y" smil:values="y;y" smil:keyTimes="0;1"/>
                  <anim:transitionFilter smil:dur="0.5s" smil:targetElement="id33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1" smil:attributeName="visibility" smil:to="visible"/>
                  <anim:animate smil:dur="0.5s" smil:fill="hold" smil:targetElement="id331" smil:attributeName="width" smil:values="width*0.05;width" smil:keyTimes="0;1"/>
                  <anim:animate smil:dur="0.5s" smil:fill="hold" smil:targetElement="id331" smil:attributeName="height" smil:values="height;height" smil:keyTimes="0;1"/>
                  <anim:animate smil:dur="0.5s" smil:fill="hold" smil:targetElement="id331" smil:attributeName="x" smil:values="x-.2;x" smil:keyTimes="0;1"/>
                  <anim:animate smil:dur="0.5s" smil:fill="hold" smil:targetElement="id331" smil:attributeName="y" smil:values="y;y" smil:keyTimes="0;1"/>
                  <anim:transitionFilter smil:dur="0.5s" smil:targetElement="id3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3" smil:attributeName="visibility" smil:to="visible"/>
                  <anim:animate smil:dur="0.5s" smil:fill="hold" smil:targetElement="id333" smil:attributeName="width" smil:values="width*0.05;width" smil:keyTimes="0;1"/>
                  <anim:animate smil:dur="0.5s" smil:fill="hold" smil:targetElement="id333" smil:attributeName="height" smil:values="height;height" smil:keyTimes="0;1"/>
                  <anim:animate smil:dur="0.5s" smil:fill="hold" smil:targetElement="id333" smil:attributeName="x" smil:values="x-.2;x" smil:keyTimes="0;1"/>
                  <anim:animate smil:dur="0.5s" smil:fill="hold" smil:targetElement="id333" smil:attributeName="y" smil:values="y;y" smil:keyTimes="0;1"/>
                  <anim:transitionFilter smil:dur="0.5s" smil:targetElement="id3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0">
        <office:forms form:automatic-focus="false" form:apply-design-mode="false"/>
        <draw:frame presentation:style-name="pr16" draw:text-style-name="P10" draw:layer="layout" svg:width="26.2cm" svg:height="14.482cm" svg:x="1cm" svg:y="0.718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xml:id="id345" text:id="id345" text:style-name="P5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#####</text:span><text:span text:style-name="T12"><text:tab/></text:span><text:span text:style-name="T12"><text:tab/></text:span><text:span text:style-name="T12">DONE</text:span><text:span text:style-name="T12"><text:tab/></text:span><text:span text:style-name="T12"><text:tab/></text:span><text:span text:style-name="T12">#####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335" draw:id="id335">
          <svg:title>TexMaths</svg:title>
          <svg:desc>24§display§\text {I} §svg§600§FALSE§</svg:desc>
          <draw:polygon draw:style-name="gr2" draw:text-style-name="P7" draw:layer="layout" svg:width="0.197cm" svg:height="0.493cm" svg:x="3.433cm" svg:y="1.539cm" svg:viewBox="0 0 198 494" draw:points="100,494 0,494 0,0 198,0 198,494">
            <text:p/>
          </draw:polygon>
          <draw:path draw:style-name="gr3" draw:text-style-name="P8" draw:layer="layout" svg:width="0.258cm" svg:height="0.577cm" svg:x="3.414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\int_{-1}^{\frac{3}{2}} - ( 2x - 3 ) \ dx  +  \int_{\frac{3}{2}}^{2} ( 2x - 3 ) \ dx§svg§600§FALSE§</svg:desc>
          <draw:polygon draw:style-name="gr2" draw:text-style-name="P7" draw:layer="layout" svg:width="12.487cm" svg:height="2.142cm" svg:x="4.126cm" svg:y="0.642cm" svg:viewBox="0 0 12488 2143" draw:points="6244,2143 0,2143 0,0 12488,0 12488,2143">
            <text:p/>
          </draw:polygon>
          <draw:path draw:style-name="gr3" draw:text-style-name="P8" draw:layer="layout" svg:width="0.515cm" svg:height="0.182cm" svg:x="4.131cm" svg:y="1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4.946cm" svg:y="0.87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01cm" svg:height="0.267cm" svg:x="5.8cm" svg:y="0.603cm" svg:viewBox="0 0 202 268" svg:d="M97 130c37 0 60 23 60 62s-25 60-58 60c-6 0-51 0-71-20 16-3 20-15 20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5.77cm" svg:y="0.92cm" svg:viewBox="0 0 264 28" draw:points="132,28 0,28 0,0 264,0 264,28">
            <text:p/>
          </draw:polygon>
          <draw:path draw:style-name="gr3" draw:text-style-name="P8" draw:layer="layout" svg:width="0.193cm" svg:height="0.258cm" svg:x="5.805cm" svg:y="0.997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367cm" svg:height="0.027cm" svg:x="5.391cm" svg:y="2.48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5.875cm" svg:y="2.275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472cm" svg:height="0.032cm" svg:x="6.358cm" svg:y="1.721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6.97cm" svg:y="1.34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7.234cm" svg:y="1.4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6cm" svg:height="0.351cm" svg:x="7.604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8.26cm" svg:y="1.721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9.001cm" svg:y="1.41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9.399cm" svg:y="1.34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7cm" svg:x="9.944cm" svg:y="1.393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0.338cm" svg:y="1.5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0.972cm" svg:y="1.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746cm" svg:y="0.87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4cm" svg:height="0.36cm" svg:x="12.51cm" svg:y="0.7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1cm" svg:height="0.267cm" svg:x="12.255cm" svg:y="2.17cm" svg:viewBox="0 0 202 268" svg:d="M97 130c37 0 60 23 60 62s-25 60-58 60c-6 0-51 0-71-20 16-3 20-15 20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2.225cm" svg:y="2.487cm" svg:viewBox="0 0 264 28" draw:points="132,28 0,28 0,0 264,0 264,28">
            <text:p/>
          </draw:polygon>
          <draw:path draw:style-name="gr3" draw:text-style-name="P8" draw:layer="layout" svg:width="0.193cm" svg:height="0.258cm" svg:x="12.26cm" svg:y="2.564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18cm" svg:height="0.774cm" svg:x="12.899cm" svg:y="1.34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13.161cm" svg:y="1.4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8" draw:layer="layout" svg:width="0.386cm" svg:height="0.351cm" svg:x="13.533cm" svg:y="1.5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14.187cm" svg:y="1.721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4.93cm" svg:y="1.41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15.328cm" svg:y="1.34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7cm" svg:x="15.873cm" svg:y="1.393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6.266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42" draw:id="id342">
          <svg:title>TexMaths</svg:title>
          <svg:desc>24§display§\text {I} §svg§600§FALSE§</svg:desc>
          <draw:polygon draw:style-name="gr2" draw:text-style-name="P7" draw:layer="layout" svg:width="0.197cm" svg:height="0.493cm" svg:x="3.434cm" svg:y="11.639cm" svg:viewBox="0 0 198 494" draw:points="100,494 0,494 0,0 198,0 198,494">
            <text:p/>
          </draw:polygon>
          <draw:path draw:style-name="gr3" draw:text-style-name="P8" draw:layer="layout" svg:width="0.258cm" svg:height="0.577cm" svg:x="3.415cm" svg:y="11.5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7" draw:id="id337">
          <svg:title>TexMaths</svg:title>
          <svg:desc>22§display§= \int_{-1}^{\frac{3}{2}} ( 3 - 2x ) \ dx  +  \int_{\frac{3}{2}}^{2} ( 2x - 3 ) \ dx§svg§600§FALSE§</svg:desc>
          <draw:polygon draw:style-name="gr2" draw:text-style-name="P7" draw:layer="layout" svg:width="11.756cm" svg:height="2.142cm" svg:x="4.127cm" svg:y="3.143cm" svg:viewBox="0 0 11757 2143" draw:points="5880,2143 0,2143 0,0 11757,0 11757,2143">
            <text:p/>
          </draw:polygon>
          <draw:path draw:style-name="gr3" draw:text-style-name="P8" draw:layer="layout" svg:width="0.515cm" svg:height="0.182cm" svg:x="4.132cm" svg:y="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4.947cm" svg:y="3.37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01cm" svg:height="0.267cm" svg:x="5.801cm" svg:y="3.104cm" svg:viewBox="0 0 202 268" svg:d="M97 130c37 0 60 23 60 62s-25 60-58 60c-6 0-51 0-71-20 16-3 20-15 20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5.771cm" svg:y="3.421cm" svg:viewBox="0 0 264 28" draw:points="132,28 0,28 0,0 264,0 264,28">
            <text:p/>
          </draw:polygon>
          <draw:path draw:style-name="gr3" draw:text-style-name="P8" draw:layer="layout" svg:width="0.193cm" svg:height="0.258cm" svg:x="5.806cm" svg:y="3.498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367cm" svg:height="0.027cm" svg:x="5.392cm" svg:y="4.986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5.876cm" svg:y="4.77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18cm" svg:height="0.774cm" svg:x="6.241cm" svg:y="3.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1cm" svg:height="0.532cm" svg:x="6.497cm" svg:y="3.91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472cm" svg:height="0.032cm" svg:x="7.089cm" svg:y="4.222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7.835cm" svg:y="3.9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86cm" svg:height="0.351cm" svg:x="8.206cm" svg:y="4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4cm" svg:x="8.669cm" svg:y="3.8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7cm" svg:x="9.215cm" svg:y="3.894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9.609cm" svg:y="4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7cm" svg:x="10.242cm" svg:y="3.9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017cm" svg:y="3.37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4cm" svg:height="0.36cm" svg:x="11.78cm" svg:y="3.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1cm" svg:height="0.267cm" svg:x="11.527cm" svg:y="4.671cm" svg:viewBox="0 0 202 268" svg:d="M97 130c37 0 60 23 60 62s-25 60-58 60c-6 0-51 0-73-20 18-3 22-15 22-24 0-14-11-23-23-23-13 0-25 7-25 25 0 40 46 58 99 58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1.495cm" svg:y="4.988cm" svg:viewBox="0 0 264 28" draw:points="132,28 0,28 0,0 264,0 264,28">
            <text:p/>
          </draw:polygon>
          <draw:path draw:style-name="gr3" draw:text-style-name="P8" draw:layer="layout" svg:width="0.193cm" svg:height="0.258cm" svg:x="11.531cm" svg:y="5.065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18cm" svg:height="0.774cm" svg:x="12.169cm" svg:y="3.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12.432cm" svg:y="3.9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86cm" svg:height="0.351cm" svg:x="12.803cm" svg:y="4.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8" draw:layer="layout" svg:width="0.472cm" svg:height="0.032cm" svg:x="13.458cm" svg:y="4.222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4.2cm" svg:y="3.91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14.598cm" svg:y="3.8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369cm" svg:height="0.547cm" svg:x="15.143cm" svg:y="3.894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5.536cm" svg:y="4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</draw:g>
        <draw:g xml:id="id338" draw:id="id338">
          <svg:title>TexMaths</svg:title>
          <svg:desc>22§display§= \left[ 3x - 2 \left( \frac{x^2}{2} \right) \right]_{-1}^\frac{3}{2}  +  \left[ 2 \left( \frac{x^2}{2} \right) - 3x \right]_\frac{3}{2}^2§svg§600§FALSE§</svg:desc>
          <draw:polygon draw:style-name="gr2" draw:text-style-name="P7" draw:layer="layout" svg:width="13.307cm" svg:height="2.31cm" svg:x="4.129cm" svg:y="5.645cm" svg:viewBox="0 0 13308 2311" draw:points="6653,2311 0,2311 0,0 13308,0 13308,2311">
            <text:p/>
          </draw:polygon>
          <draw:path draw:style-name="gr3" draw:text-style-name="P8" draw:layer="layout" svg:width="0.515cm" svg:height="0.182cm" svg:x="4.134cm" svg:y="6.74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5.101cm" svg:y="5.912cm" svg:viewBox="0 0 206 1857" draw:points="0,1857 206,1857 206,1815 42,1815 42,42 206,42 206,0 0,0">
            <text:p/>
          </draw:polygon>
          <draw:path draw:style-name="gr3" draw:text-style-name="P8" draw:layer="layout" svg:width="0.321cm" svg:height="0.532cm" svg:x="5.347cm" svg:y="6.51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6cm" svg:height="0.351cm" svg:x="5.724cm" svg:y="6.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6.378cm" svg:y="6.824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7.126cm" svg:y="6.5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1cm" svg:height="1.856cm" svg:x="7.765cm" svg:y="5.912cm" svg:viewBox="0 0 382 1857" svg:d="M382 1850c0-3-2-5-4-7-28-30-81-81-132-165-125-199-181-451-181-749 0-209 28-477 155-707 62-111 125-174 160-208 2-2 2-3 2-7 0-7-5-7-16-7-10 0-12 0-25 12-260 236-341 590-341 916 0 304 70 611 268 843 15 17 44 49 77 77 9 9 11 9 21 9 11 0 16 0 16-7z">
            <text:p/>
          </draw:path>
          <draw:path draw:style-name="gr3" draw:text-style-name="P8" draw:layer="layout" svg:width="0.386cm" svg:height="0.351cm" svg:x="8.288cm" svg:y="6.1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8.742cm" svg:y="5.8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8.265cm" svg:y="6.824cm" svg:viewBox="0 0 790 33" draw:points="396,33 0,33 0,0 790,0 790,33">
            <text:p/>
          </draw:polygon>
          <draw:path draw:style-name="gr3" draw:text-style-name="P8" draw:layer="layout" svg:width="0.309cm" svg:height="0.517cm" svg:x="8.506cm" svg:y="7.0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1cm" svg:height="1.856cm" svg:x="9.175cm" svg:y="5.912cm" svg:viewBox="0 0 382 1857" svg:d="M382 929c0-304-70-610-268-843-15-17-44-49-75-77-11-9-13-9-23-9-9 0-16 0-16 7 0 4 4 7 5 9 27 28 79 79 131 164 124 198 181 450 181 748 0 209-27 477-155 707-62 111-127 175-158 208-2 2-4 4-4 7 0 7 7 7 16 7 10 0 12 0 24-12 261-236 342-590 342-916z">
            <text:p/>
          </draw:path>
          <draw:polygon draw:style-name="gr3" draw:text-style-name="P8" draw:layer="layout" svg:width="0.205cm" svg:height="1.856cm" svg:x="9.728cm" svg:y="5.912cm" svg:viewBox="0 0 206 1857" draw:points="162,1815 0,1815 0,1857 206,1857 206,0 0,0 0,42 162,42">
            <text:p/>
          </draw:polygon>
          <draw:path draw:style-name="gr3" draw:text-style-name="P8" draw:layer="layout" svg:width="0.201cm" svg:height="0.267cm" svg:x="10.249cm" svg:y="5.606cm" svg:viewBox="0 0 202 268" svg:d="M97 130c37 0 60 23 60 62s-25 60-58 60c-6 0-51 0-73-20 18-3 22-15 22-24 0-14-11-23-23-23-13 0-25 7-25 24 0 41 46 59 99 59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0.217cm" svg:y="5.923cm" svg:viewBox="0 0 264 28" draw:points="132,28 0,28 0,0 264,0 264,28">
            <text:p/>
          </draw:polygon>
          <draw:path draw:style-name="gr3" draw:text-style-name="P8" draw:layer="layout" svg:width="0.193cm" svg:height="0.258cm" svg:x="10.252cm" svg:y="6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367cm" svg:height="0.027cm" svg:x="10.184cm" svg:y="7.65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668cm" svg:y="7.447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515cm" svg:height="0.517cm" svg:x="11.169cm" svg:y="6.581cm" svg:viewBox="0 0 516 518" svg:d="M275 275h216c11 0 25 0 25-16s-14-16-25-16h-216v-217c0-12 0-26-16-26s-16 14-16 26v217h-217c-12 0-26 0-26 16s14 16 26 16h217v216c0 11 0 27 16 27s16-16 16-27z">
            <text:p/>
          </draw:path>
          <draw:polygon draw:style-name="gr3" draw:text-style-name="P8" draw:layer="layout" svg:width="0.205cm" svg:height="1.856cm" svg:x="12.093cm" svg:y="5.912cm" svg:viewBox="0 0 206 1857" draw:points="0,1857 206,1857 206,1815 42,1815 42,42 206,42 206,0 0,0">
            <text:p/>
          </draw:polygon>
          <draw:path draw:style-name="gr3" draw:text-style-name="P8" draw:layer="layout" svg:width="0.309cm" svg:height="0.517cm" svg:x="12.347cm" svg:y="6.5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1cm" svg:height="1.856cm" svg:x="12.984cm" svg:y="5.912cm" svg:viewBox="0 0 382 1857" svg:d="M382 1850c0-3-2-5-4-7-28-30-81-81-132-165-125-199-181-451-181-749 0-209 28-477 155-707 62-111 125-174 160-208 2-2 2-3 2-7 0-7-5-7-16-7-10 0-12 0-25 12-260 236-341 590-341 916 0 304 70 611 268 843 15 17 44 49 77 77 9 9 11 9 21 9 11 0 16 0 16-7z">
            <text:p/>
          </draw:path>
          <draw:path draw:style-name="gr3" draw:text-style-name="P8" draw:layer="layout" svg:width="0.386cm" svg:height="0.351cm" svg:x="13.509cm" svg:y="6.1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3.961cm" svg:y="5.8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3.486cm" svg:y="6.824cm" svg:viewBox="0 0 790 33" draw:points="396,33 0,33 0,0 790,0 790,33">
            <text:p/>
          </draw:polygon>
          <draw:path draw:style-name="gr3" draw:text-style-name="P8" draw:layer="layout" svg:width="0.309cm" svg:height="0.517cm" svg:x="13.725cm" svg:y="7.0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1cm" svg:height="1.856cm" svg:x="14.394cm" svg:y="5.912cm" svg:viewBox="0 0 382 1857" svg:d="M382 929c0-304-70-610-268-843-15-17-44-49-75-77-11-9-13-9-23-9-9 0-16 0-16 7 0 4 4 7 5 9 27 28 79 79 131 164 124 198 181 450 181 748 0 209-27 477-155 707-62 111-127 175-158 208-2 2-4 4-4 7 0 7 7 7 16 7 10 0 12 0 24-12 261-236 342-590 342-916z">
            <text:p/>
          </draw:path>
          <draw:path draw:style-name="gr3" draw:text-style-name="P8" draw:layer="layout" svg:width="0.472cm" svg:height="0.032cm" svg:x="15.172cm" svg:y="6.82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915cm" svg:y="6.51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6cm" svg:height="0.351cm" svg:x="16.291cm" svg:y="6.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205cm" svg:height="1.856cm" svg:x="16.721cm" svg:y="5.912cm" svg:viewBox="0 0 206 1857" draw:points="162,1815 0,1815 0,1857 206,1857 206,0 0,0 0,42 162,42">
            <text:p/>
          </draw:polygon>
          <draw:path draw:style-name="gr3" draw:text-style-name="P8" draw:layer="layout" svg:width="0.24cm" svg:height="0.36cm" svg:x="17.152cm" svg:y="5.7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01cm" svg:height="0.267cm" svg:x="17.242cm" svg:y="7.342cm" svg:viewBox="0 0 202 268" svg:d="M97 130c37 0 60 23 60 62s-25 60-58 60c-6 0-51 0-71-20 16-3 20-15 20-24 0-14-11-23-23-23-13 0-25 7-25 24 0 41 46 59 99 59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7.21cm" svg:y="7.659cm" svg:viewBox="0 0 264 28" draw:points="132,28 0,28 0,0 264,0 264,28">
            <text:p/>
          </draw:polygon>
          <draw:path draw:style-name="gr3" draw:text-style-name="P8" draw:layer="layout" svg:width="0.193cm" svg:height="0.258cm" svg:x="17.245cm" svg:y="7.734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</draw:g>
        <draw:g xml:id="id339" draw:id="id339">
          <svg:title>TexMaths</svg:title>
          <svg:desc>22§display§= \left[ 3x - x^2 \right]_{-1}^\frac{3}{2}  +  \left[ x^2 - 3x \right]_\frac{3}{2}^2§svg§600§FALSE§</svg:desc>
          <draw:polygon draw:style-name="gr2" draw:text-style-name="P7" draw:layer="layout" svg:width="9.284cm" svg:height="1.361cm" svg:x="17.83cm" svg:y="6.147cm" svg:viewBox="0 0 9285 1362" draw:points="4644,1362 0,1362 0,0 9285,0 9285,1362">
            <text:p/>
          </draw:polygon>
          <draw:path draw:style-name="gr3" draw:text-style-name="P8" draw:layer="layout" svg:width="0.515cm" svg:height="0.182cm" svg:x="17.835cm" svg:y="6.76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8cm" svg:x="18.763cm" svg:y="6.393cm" svg:viewBox="0 0 150 929" draw:points="0,929 150,929 150,897 32,897 32,32 150,32 150,0 0,0">
            <text:p/>
          </draw:polygon>
          <draw:path draw:style-name="gr3" draw:text-style-name="P8" draw:layer="layout" svg:width="0.321cm" svg:height="0.532cm" svg:x="18.962cm" svg:y="6.53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86cm" svg:height="0.351cm" svg:x="19.339cm" svg:y="6.7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73cm" svg:height="0.032cm" svg:x="19.995cm" svg:y="6.842cm" svg:viewBox="0 0 474 33" svg:d="M447 33c12 0 27 0 27-17 0-16-15-16-27-16h-421c-12 0-26 0-26 16 0 17 14 17 26 17z">
            <text:p/>
          </draw:path>
          <draw:path draw:style-name="gr3" draw:text-style-name="P8" draw:layer="layout" svg:width="0.386cm" svg:height="0.351cm" svg:x="20.726cm" svg:y="6.7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21.18cm" svg:y="6.37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149cm" svg:height="0.928cm" svg:x="21.509cm" svg:y="6.393cm" svg:viewBox="0 0 150 929" draw:points="150,929 150,0 0,0 0,32 120,32 120,897 0,897 0,929">
            <text:p/>
          </draw:polygon>
          <draw:path draw:style-name="gr3" draw:text-style-name="P8" draw:layer="layout" svg:width="0.201cm" svg:height="0.266cm" svg:x="21.938cm" svg:y="6.108cm" svg:viewBox="0 0 202 267" svg:d="M97 130c37 0 60 23 60 62 0 38-25 60-58 60-6 0-51 0-73-20 18-3 22-16 22-24 0-14-11-23-23-23-13 0-25 7-25 24 0 41 46 58 99 58 65 0 103-38 103-75 0-32-28-60-72-71 46-14 58-44 58-65 0-33-38-56-88-56-47 0-86 19-86 55 0 19 14 22 21 22 13 0 23-7 23-21 0-9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21.907cm" svg:y="6.425cm" svg:viewBox="0 0 264 28" draw:points="132,28 0,28 0,0 264,0 264,28">
            <text:p/>
          </draw:polygon>
          <draw:path draw:style-name="gr3" draw:text-style-name="P8" draw:layer="layout" svg:width="0.193cm" svg:height="0.258cm" svg:x="21.942cm" svg:y="6.502cm" svg:viewBox="0 0 194 259" svg:d="M194 185h-16c-2 7-5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367cm" svg:height="0.027cm" svg:x="21.873cm" svg:y="7.20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2.357cm" svg:y="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515cm" svg:height="0.516cm" svg:x="22.861cm" svg:y="6.599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8" draw:layer="layout" svg:width="0.149cm" svg:height="0.928cm" svg:x="23.746cm" svg:y="6.393cm" svg:viewBox="0 0 150 929" draw:points="0,929 150,929 150,897 32,897 32,32 150,32 150,0 0,0">
            <text:p/>
          </draw:polygon>
          <draw:path draw:style-name="gr3" draw:text-style-name="P8" draw:layer="layout" svg:width="0.386cm" svg:height="0.351cm" svg:x="23.935cm" svg:y="6.7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24.389cm" svg:y="6.37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3cm" svg:height="0.032cm" svg:x="24.938cm" svg:y="6.842cm" svg:viewBox="0 0 474 33" svg:d="M447 33c12 0 27 0 27-17 0-16-15-16-27-16h-421c-12 0-26 0-26 16 0 17 14 17 26 17z">
            <text:p/>
          </draw:path>
          <draw:path draw:style-name="gr3" draw:text-style-name="P8" draw:layer="layout" svg:width="0.321cm" svg:height="0.532cm" svg:x="25.679cm" svg:y="6.53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86cm" svg:height="0.351cm" svg:x="26.056cm" svg:y="6.7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0.149cm" svg:height="0.928cm" svg:x="26.492cm" svg:y="6.393cm" svg:viewBox="0 0 150 929" draw:points="150,929 150,0 0,0 0,32 120,32 120,897 0,897 0,929">
            <text:p/>
          </draw:polygon>
          <draw:path draw:style-name="gr3" draw:text-style-name="P8" draw:layer="layout" svg:width="0.24cm" svg:height="0.36cm" svg:x="26.832cm" svg:y="6.21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01cm" svg:height="0.266cm" svg:x="26.922cm" svg:y="6.894cm" svg:viewBox="0 0 202 267" svg:d="M97 130c37 0 60 23 60 62 0 38-25 60-58 60-6 0-51 0-71-20 16-3 20-16 20-24 0-14-11-23-23-23-13 0-25 7-25 24 0 41 46 58 99 58 65 0 103-38 103-75 0-32-28-60-72-71 46-14 58-44 58-65 0-33-38-56-88-56-47 0-86 19-86 55 0 19 14 22 21 22 13 0 23-7 23-21 0-9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26.89cm" svg:y="7.211cm" svg:viewBox="0 0 264 28" draw:points="132,28 0,28 0,0 264,0 264,28">
            <text:p/>
          </draw:polygon>
          <draw:path draw:style-name="gr3" draw:text-style-name="P8" draw:layer="layout" svg:width="0.193cm" svg:height="0.258cm" svg:x="26.925cm" svg:y="7.288cm" svg:viewBox="0 0 194 259" svg:d="M194 185h-16c-2 7-5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</draw:g>
        <draw:g xml:id="id340" draw:id="id340">
          <svg:title>TexMaths</svg:title>
          <svg:desc>22§display§= \left( \frac{9}{2} -  \frac{9}{4} \right) - ( 3(-1) - 1 )  +  ( 4 - 6 ) - \left( \frac{9}{4} -  \frac{9}{2} \right)§svg§600§FALSE§</svg:desc>
          <draw:polygon draw:style-name="gr2" draw:text-style-name="P7" draw:layer="layout" svg:width="16.095cm" svg:height="1.779cm" svg:x="4.133cm" svg:y="8.551cm" svg:viewBox="0 0 16096 1780" draw:points="8048,1780 0,1780 0,0 16096,0 16096,1780">
            <text:p/>
          </draw:polygon>
          <draw:path draw:style-name="gr3" draw:text-style-name="P8" draw:layer="layout" svg:width="0.515cm" svg:height="0.182cm" svg:x="4.138cm" svg:y="9.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81cm" svg:height="1.856cm" svg:x="5.071cm" svg:y="8.51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5.604cm" svg:y="8.5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5.573cm" svg:y="9.424cm" svg:viewBox="0 0 389 33" draw:points="194,33 0,33 0,0 389,0 389,33">
            <text:p/>
          </draw:polygon>
          <draw:path draw:style-name="gr3" draw:text-style-name="P8" draw:layer="layout" svg:width="0.309cm" svg:height="0.516cm" svg:x="5.611cm" svg:y="9.64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472cm" svg:height="0.032cm" svg:x="6.287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7.121cm" svg:y="8.5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7.09cm" svg:y="9.424cm" svg:viewBox="0 0 389 33" draw:points="194,33 0,33 0,0 389,0 389,33">
            <text:p/>
          </draw:polygon>
          <draw:path draw:style-name="gr3" draw:text-style-name="P8" draw:layer="layout" svg:width="0.344cm" svg:height="0.524cm" svg:x="7.111cm" svg:y="9.6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81cm" svg:height="1.856cm" svg:x="7.597cm" svg:y="8.51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472cm" svg:height="0.032cm" svg:x="8.374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9.159cm" svg:y="9.05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1cm" svg:height="0.532cm" svg:x="9.416cm" svg:y="9.1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9.847cm" svg:y="9.05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472cm" svg:height="0.032cm" svg:x="10.134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742cm" svg:y="9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1.102cm" svg:y="9.05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1.595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373cm" svg:y="9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2.736cm" svg:y="9.05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516cm" svg:x="13.207cm" svg:y="9.1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8cm" svg:height="0.773cm" svg:x="14.013cm" svg:y="9.05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44cm" svg:height="0.524cm" svg:x="14.26cm" svg:y="9.1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14.86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602cm" svg:y="9.11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8" draw:layer="layout" svg:width="0.18cm" svg:height="0.773cm" svg:x="16cm" svg:y="9.05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6.493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381cm" svg:height="1.856cm" svg:x="17.362cm" svg:y="8.51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17.896cm" svg:y="8.595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17.864cm" svg:y="9.424cm" svg:viewBox="0 0 389 33" draw:points="194,33 0,33 0,0 389,0 389,33">
            <text:p/>
          </draw:polygon>
          <draw:path draw:style-name="gr3" draw:text-style-name="P8" draw:layer="layout" svg:width="0.344cm" svg:height="0.524cm" svg:x="17.885cm" svg:y="9.6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18.578cm" svg:y="9.424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9.413cm" svg:y="8.595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19.381cm" svg:y="9.424cm" svg:viewBox="0 0 389 33" draw:points="194,33 0,33 0,0 389,0 389,33">
            <text:p/>
          </draw:polygon>
          <draw:path draw:style-name="gr3" draw:text-style-name="P8" draw:layer="layout" svg:width="0.309cm" svg:height="0.516cm" svg:x="19.42cm" svg:y="9.64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1cm" svg:height="1.856cm" svg:x="19.886cm" svg:y="8.512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</draw:g>
        <draw:g xml:id="id343" draw:id="id343">
          <svg:title>TexMaths</svg:title>
          <svg:desc>22§display§= \frac{9}{4} \right) +  4 - 2  +  \frac{9}{4}§svg§600§FALSE§</svg:desc>
          <draw:polygon draw:style-name="gr2" draw:text-style-name="P7" draw:layer="layout" svg:width="5.4cm" svg:height="1.493cm" svg:x="4.135cm" svg:y="11.053cm" svg:viewBox="0 0 5401 1494" draw:points="2700,1494 0,1494 0,0 5401,0 5401,1494">
            <text:p/>
          </draw:polygon>
          <draw:path draw:style-name="gr3" draw:text-style-name="P8" draw:layer="layout" svg:width="0.515cm" svg:height="0.182cm" svg:x="4.14cm" svg:y="11.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3cm" svg:x="5.038cm" svg:y="11.014cm" svg:viewBox="0 0 322 534" svg:d="M253 269v25c0 183-80 219-126 219-14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5.005cm" svg:y="11.844cm" svg:viewBox="0 0 389 33" draw:points="194,33 0,33 0,0 389,0 389,33">
            <text:p/>
          </draw:polygon>
          <draw:path draw:style-name="gr3" draw:text-style-name="P8" draw:layer="layout" svg:width="0.344cm" svg:height="0.524cm" svg:x="5.027cm" svg:y="12.0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515cm" svg:height="0.517cm" svg:x="5.7cm" svg:y="11.6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6.452cm" svg:y="11.52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3cm" svg:height="0.032cm" svg:x="7.054cm" svg:y="11.844cm" svg:viewBox="0 0 474 33" svg:d="M447 33c12 0 27 0 27-17 0-16-15-16-27-16h-421c-12 0-26 0-26 16 0 17 14 17 26 17z">
            <text:p/>
          </draw:path>
          <draw:path draw:style-name="gr3" draw:text-style-name="P8" draw:layer="layout" svg:width="0.309cm" svg:height="0.517cm" svg:x="7.8cm" svg:y="11.5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8" draw:layer="layout" svg:width="0.515cm" svg:height="0.517cm" svg:x="8.363cm" svg:y="11.6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3cm" svg:x="9.219cm" svg:y="11.014cm" svg:viewBox="0 0 322 534" svg:d="M253 269v25c0 183-80 219-126 219-14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8" draw:layer="layout" svg:width="0.388cm" svg:height="0.032cm" svg:x="9.187cm" svg:y="11.844cm" svg:viewBox="0 0 389 33" draw:points="194,33 0,33 0,0 389,0 389,33">
            <text:p/>
          </draw:polygon>
          <draw:path draw:style-name="gr3" draw:text-style-name="P8" draw:layer="layout" svg:width="0.344cm" svg:height="0.524cm" svg:x="9.208cm" svg:y="12.06cm" svg:viewBox="0 0 345 525" svg:d="M206 398v67c0 28 0 37-58 37h-16v23c32-2 72-2 104-2 33 0 74 0 105 2v-23h-15c-58 0-60-9-60-37v-67h79v-25h-79v-354c0-14 0-19-13-19-7 0-8 0-14 9l-239 364v25zM211 373h-190l190-288z">
            <text:p/>
          </draw:path>
        </draw:g>
        <draw:g xml:id="id344" draw:id="id344">
          <svg:title>TexMaths</svg:title>
          <svg:desc>22§display§= \frac{9}{2} \right) +  2 = \frac{13}{2}§svg§600§FALSE§</svg:desc>
          <draw:polygon draw:style-name="gr2" draw:text-style-name="P7" draw:layer="layout" svg:width="4.54cm" svg:height="1.491cm" svg:x="10.237cm" svg:y="11.055cm" svg:viewBox="0 0 4541 1492" draw:points="2271,1492 0,1492 0,0 4541,0 4541,1492">
            <text:p/>
          </draw:polygon>
          <draw:path draw:style-name="gr3" draw:text-style-name="P8" draw:layer="layout" svg:width="0.515cm" svg:height="0.182cm" svg:x="10.242cm" svg:y="11.7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1.14cm" svg:y="11.016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0.388cm" svg:height="0.032cm" svg:x="11.107cm" svg:y="11.845cm" svg:viewBox="0 0 389 33" draw:points="194,33 0,33 0,0 389,0 389,33">
            <text:p/>
          </draw:polygon>
          <draw:path draw:style-name="gr3" draw:text-style-name="P8" draw:layer="layout" svg:width="0.309cm" svg:height="0.516cm" svg:x="11.145cm" svg:y="12.0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515cm" svg:height="0.516cm" svg:x="11.802cm" svg:y="11.6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12.571cm" svg:y="11.5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515cm" svg:height="0.182cm" svg:x="13.177cm" svg:y="11.7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4.111cm" svg:y="11.0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4.461cm" svg:y="11.016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773cm" svg:height="0.032cm" svg:x="14.043cm" svg:y="11.845cm" svg:viewBox="0 0 774 33" draw:points="387,33 0,33 0,0 774,0 774,33">
            <text:p/>
          </draw:polygon>
          <draw:path draw:style-name="gr3" draw:text-style-name="P8" draw:layer="layout" svg:width="0.309cm" svg:height="0.516cm" svg:x="14.275cm" svg:y="12.0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</draw:g>
        <draw:g xml:id="id341" draw:id="id341">
          <svg:title>TexMaths</svg:title>
          <svg:desc>26§display§\therefore§svg§600§FALSE§</svg:desc>
          <draw:polygon draw:style-name="gr2" draw:text-style-name="P7" draw:layer="layout" svg:width="0.49cm" svg:height="0.402cm" svg:x="2.31cm" svg:y="11.723cm" svg:viewBox="0 0 491 403" draw:points="246,403 0,403 0,0 491,0 491,403">
            <text:p/>
          </draw:polygon>
          <draw:path draw:style-name="gr3" draw:text-style-name="P8" draw:layer="layout" svg:width="0.555cm" svg:height="0.493cm" svg:x="2.291cm" svg:y="11.6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45" anim:sub-item="text" smil:attributeName="visibility" smil:to="visible"/>
                  <anim:animate smil:dur="1s" smil:fill="hold" smil:targetElement="id345" anim:sub-item="text" smil:attributeName="width" smil:values="0;width" smil:keyTimes="0;1"/>
                  <anim:animate smil:dur="1s" smil:fill="hold" smil:targetElement="id345" anim:sub-item="text" smil:attributeName="height" smil:values="0;height" smil:keyTimes="0;1"/>
                  <anim:animate smil:dur="1s" smil:fill="hold" smil:targetElement="id345" anim:sub-item="text" smil:attributeName="x" smil:values="0;1" smil:keyTimes="0;1" anim:formula="x+(cos(-2*pi*(1-$))*-x-sin(-2*pi*(1-$))*(1-y))*(1-$)"/>
                  <anim:animate smil:dur="1s" smil:fill="hold" smil:targetElement="id34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9">
        <draw:frame presentation:style-name="pr17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46" text:id="id346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46" anim:sub-item="text" smil:attributeName="visibility" smil:to="visible"/>
                  <anim:transitionFilter smil:dur="2s" smil:targetElement="id346" anim:sub-item="text" smil:type="fade" smil:subtype="crossfade"/>
                  <anim:animate smil:dur="2s" smil:fill="hold" smil:targetElement="id346" anim:sub-item="text" smil:attributeName="rotate" smil:values="720;0" smil:keyTimes="0;1"/>
                  <anim:animate smil:dur="2s" smil:fill="hold" smil:targetElement="id346" anim:sub-item="text" smil:attributeName="height" smil:values="0;height" smil:keyTimes="0;1"/>
                  <anim:animate smil:dur="2s" smil:fill="hold" smil:targetElement="id34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9">
        <draw:frame presentation:style-name="pr18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347" text:id="id347"><text:span text:style-name="T13">This is a presentation in</text:span><text:span text:style-name="T13"><text:line-break/></text:span><text:span text:style-name="T14">LI</text:span><text:span text:style-name="T14"><text:tab/></text:span><text:span text:style-name="T14">BREOFFICE – IMPRESS</text:span><text:span text:style-name="T13"><text:line-break/></text:span><text:span text:style-name="T13">By</text:span><text:span text:style-name="T13"><text:line-break/></text:span><text:span text:style-name="T15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47" anim:sub-item="text" smil:attributeName="visibility" smil:to="visible"/>
                  <anim:transitionFilter smil:dur="0.8s" smil:decelerate="1" smil:targetElement="id347" anim:sub-item="text" smil:type="fade" smil:subtype="crossfade"/>
                  <anim:animate smil:dur="0.8s" smil:fill="hold" smil:decelerate="1" smil:targetElement="id347" anim:sub-item="text" smil:attributeName="rotate" smil:values="-90;0" smil:keyTimes="0;1"/>
                  <anim:animate smil:dur="0.8s" smil:fill="hold" smil:decelerate="1" smil:targetElement="id347" anim:sub-item="text" smil:attributeName="x" smil:values="x+0.4;x-0.05" smil:keyTimes="0;1"/>
                  <anim:animate smil:dur="0.8s" smil:fill="hold" smil:decelerate="1" smil:targetElement="id347" anim:sub-item="text" smil:attributeName="y" smil:values="y-0.4;y+0.1" smil:keyTimes="0;1"/>
                  <anim:animate smil:begin="0.8s" smil:dur="0.2s" smil:fill="hold" smil:accelerate="1" smil:targetElement="id347" anim:sub-item="text" smil:attributeName="x" smil:values="x-0.05;x" smil:keyTimes="0;1"/>
                  <anim:animate smil:begin="0.8s" smil:dur="0.2s" smil:fill="hold" smil:accelerate="1" smil:targetElement="id347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_5f_1" style:display-name="Default_1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1-04T10:32:42.445251278</dc:date>
    <meta:editing-duration>P1DT13H8M57S</meta:editing-duration>
    <meta:editing-cycles>579</meta:editing-cycles>
    <meta:generator>LibreOffice/6.0.7.3$Linux_X86_64 LibreOffice_project/00m0$Build-3</meta:generator>
    <meta:document-statistic meta:object-count="5459"/>
  </office:meta>
</office:document-meta>
</file>